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7</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Why should the United States end China's "developing countries" status</text:span>
</text:h>
      <text:p text:style-name="P4">
Author: https://www.facebook.com/bbcworldservice/</text:p>
      <text:p text:style-name="P4">
Publisher: BBC News 中文</text:p>
      <text:p text:style-name="P4">
Published Time: 2023-06-16T01:47:07.000Z</text:p>
      <text:p text:style-name="P4">
Modified Time: 2023-06-16T01:47:07.000Z</text:p>
      <text:p text:style-name="P4">
Description: The per capita VS is the core argument of China and the United States on this issue. A scholar in international relations in Hong Kong told BBC in Chinese that China "now (abandonment of developing countries) is not the time. When a developing country, it is political interests and economic benefits."</text:p>
      <text:p text:style-name="P4">
Images: ["<text:a xlink:type="simple" xlink:href="https://ichef.bbci.co.uk/news/640/cpsprodpb/142CA/production/_121243628_chinamarketepa.jpg" text:style-name="Internet_20_link" text:visited-style-name="Visited_20_Internet_20_Link">
_121243628_ch...</text:a>
"]</text:p>
      <text:p text:style-name="P4">
Videos: []</text:p>
      <text:p text:style-name="P4">
Tags: ['金融财经', '中美关系', '世界贸易组织', '中國', '政治', '贸易']</text:p>
      <text:p text:style-name="P4">
Type: Article</text:p>
      <!--METADATA-->
      <text:h text:style-name="P12" text:outline-level="3">
<text:span text:style-name="T4">
Why does the United States end China's "developing country" status</text:span>
</text:h>
      <text:p text:style-name="P4">
June 16, 2023<draw:frame draw:style-name="fr1" draw:name="Image2" text:anchor-type="as-char" svg:width="6.9236in" svg:height="3.894525in" draw:z-index="0">
<draw:image xlink:href="../Images/BBC Chinese/2023-06-16T01-47-07.000Z/_121243628_chinamarketepa.jpg" xlink:type="simple" xlink:show="embed" xlink:actuate="onLoad" draw:mime-type="image/jpeg"/>
</draw:frame>
Image source, EPA</text:p>
      <text:p text:style-name="P4">
<text:span text:style-name="T4">
 On June 8th, the US Senate Foreign Relations Committee voted through a bill called the Ending China's Developing National Act, which paved the way for all the US Senate's voting. </text:span>
</text:p>
      <text:p text:style-name="P4">
At the end of this year, the House of Representatives in the United States also passed a similar bill. According to the legislative process of the United States, the House of Representatives and the Senate passed them, and then signed by the US President, and the law will officially take effect. There is no news when the US Senate will vote on the bill.</text:p>
      <text:p text:style-name="P4">
This bill requires the US administrative department to take measures to promote international organizations to terminate China's "developing countries" and change China's status to "developed countries".</text:p>
      <text:p text:style-name="P4">
Wang Wenbin, a spokesman for the Chinese Ministry of Foreign Affairs, responded that "the United States wants to impose the hat of the" developed country 'to China, not because of appreciation of China's development achievements, but the intention of drunkhs is not wine. China's status is a card for curbing China's development. "</text:p>
      <text:p text:style-name="P4">
<text:a xlink:type="simple" xlink:href="https://www.bbc.com/zhongwen/simp/world-59400844" text:style-name="Internet_20_link" text:visited-style-name="Visited_20_Internet_20_Link">
China and Africa: The history, current status and future of the China -Africa Cooperation Forum</text:a>
<text:span text:style-name="T5">
 <text:a xlink:type="simple" xlink:href="https://www.bbc.com/zhongwen/simp/world-56194990" text:style-name="Internet_20_link" text:visited-style-name="Visited_20_Internet_20_Link">
Whether the tragedy of the "great country politics" in the United States will repeat itself within 10 years</text:a>
</text:span>
 <text:a xlink:type="simple" xlink:href="https://www.bbc.com/zhongwen/simp/business-65787318" text:style-name="Internet_20_link" text:visited-style-name="Visited_20_Internet_20_Link">
China's large aircraft C919: Can you copy the success of the high -speed rail? </text:a>
</text:p>
      <text:h text:style-name="P12" text:outline-level="3">
<text:span text:style-name="T4">
The benefit -Why don't China want to be a "developed country"?</text:span>
</text:h>
      <text:p text:style-name="P4">
In the long run, of course, China wants to be a "developed country", and this concept was proposed as early as the 1980s, the so -called "three steps" strategy, the third step was in the middle of 2049 During the 100th anniversary of the co -construction, the per capita GDP reaches the level of medium -developed countries. The people's lives are wealthy and basically realize modernization.</text:p>
      <text:p text:style-name="P4">
<text:a xlink:type="simple" xlink:href="https://www.bbc.com/zhongwen/simp/chinese-news-65915282" text:style-name="Internet_20_link" text:visited-style-name="Visited_20_Internet_20_Link">
Why do the United States end China's "developing country" status</text:a>
"Now (abandoning the status of developing countries) is not the time. When it is a developing country, it has both political interests and economic benefits." An international relationship in Hong Kong said to BBC.</text:p>
      <text:p text:style-name="P4">
For example, in the World Trade Organization (WTO) Agreement, more than 150 terms have clearly specified that developing countries enjoy "Special and DifferentialTreatment", and members of developing countries can be degraded in tariffs, extended negotiations, and non -tariff barriers. Enjoy more preferential treatment.</text:p>
      <text:p text:style-name="P4">
However, in bilateral trade, many developed countries will decide whether to give another country's developing countries according to the actual situation. For example, in February 2020, the Office of the US Trade Representative announced the cancellation of preferential treatment of the World Trade Organization (WTO) developing countries of 25 economies, including China, Hong Kong, Singapore, China, China, which is higher than China, and China, China, China, China, China, China, China, and China, China, China, China, China, China, and China, China, China, China, and China, China, China, and China, China, and China, China, and China, China, and China, which is higher than China. South Korea, even Albania, Argentina, India, Indonesia, Indonesia, Malaysia, Thailand, Ukraine and Vietnam, which are lower economic levels.</text:p>
      <text:p text:style-name="P4">
However, in other international treaties, developing countries can also enjoy the treatment, especially the field of environmental protection. The Manifesto of Human Environment in 1972, the "Montreal Protocol" in 1987, the "Framework of the United Nations Climate Change" in 1992, the "Kyoto Protocol" in 1997, and the Paris Agreement in 2015 to varying degrees to varying degrees It is recognized that developed countries should take care of developing countries, and allow the latter to suspend the implementation of emission reduction measures and more loose emission reduction obligations. It also requires developed countries to provide funds and technologies to developing countries.</text:p>
      <text:p text:style-name="P4">
The logic behind it is that developed countries have been the main emission country of greenhouse gases in the past few hundred years, so they should now bear more discharge obligations than developing countries.</text:p>
      <text:p text:style-name="P4">
Image source, getty images</text:p>
      <text:p text:style-name="P4">
Politically, China has long defined itself as a "biggest developing country". As early as the Mao Zedong era, the concept of "third world" was proposed. From the international strategy, it was selected from the United States and the Soviet Union to the United States and the Soviet Union. brother".</text:p>
      <text:p text:style-name="P4">
"Almost no exceptional political interests are developed countries in Europe and the United States. They are deeply embedded in Western political systems, discourse systems, and international governance systems. Developing its own status in developing countries, or in emerging nation -states, China is often said to be carried into the "United Nations, the concepts of the third world, Asia, Africa and La La, etc. are familiar in China. The five -country brick country and the Asia Bank are all efforts to build a multi -polarized world order through "developing countries".</text:p>
      <text:p text:style-name="P4">
It is worth mentioning that at a China -Africa cooperation forum, Chinese leaders called China "the biggest developing country" as usual, and a number of African leaders under the stage laughed and believed that China was too humble. China and Africa Africa were too humble. China and Africa Africa The country is obviously not a type of country. This scene was widely spread on Chinese social media.</text:p>
      <text:h text:style-name="P12" text:outline-level="3">
<text:span text:style-name="T4">
Standard -How can I be a developing country?</text:span>
</text:h>
      <text:p text:style-name="P4">
In response to the relevant bills of the United States Congress, a spokesman for the Chinese Ministry of Foreign Affairs said, "China, as the world's largest developing country, has sufficient factual basis and a solid foundation for international law. of."</text:p>
      <text:p text:style-name="P4">
So is there any exact standard, can China be judged whether China is a developing country?</text:p>
      <text:p text:style-name="P4">
Image source, getty images</text:p>
      <text:p text:style-name="P4">
Image adding text,</text:p>
      <text:p text:style-name="P4">
China -Africa Cooperation Forum Beijing Summit in 2018</text:p>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text:p>
      <text:p text:style-name="P4">
separation</text:p>
      <text:p text:style-name="P4">
End of podcast</text:p>
      <text:p text:style-name="P4">
The clearest standard comes from the United Nations Department of Statistics (UNSD). In a regional and national classification standards called M49, the agency clearly distinguishes from developed countries and developing countries -Japan, Canada, the United States, Australia, New Zealand And the entire European identification as a developed country; in the process of trade statistics, some islands and regions such as Israel, Cyprus, Bermud, Greenland, St. Pierre, and Miton are developed as developing countries; the rest are developing countries. China is naturally listed.</text:p>
      <text:p text:style-name="P4">
However, the United Nations website shows that the current version of M49 is formulated in 1999. It also specifically stated that there is no definition of developing countries and developed countries (or regions) in the United Nations system. However, in 1996, the distinction between "developed regions" and "developing regions" was introduced to statistical standard countries or regional code (ie M49). These groups were just for statistics at the time, and it did not represent the judgment of the development stage of any country or region.</text:p>
      <text:p text:style-name="P4">
The comprehensive and higher division standard comes from the United Nations Development Planning Department (UNDP), which comprehensively considers the health, education, economy and inequality dimension to evaluate a human development index (HDI) for countries with different levels of development worldwide, and it is extremely divided into extremely extremely divided into extremes. The high, high, medium, and low levels are only the first countries in developed countries, and the other three files are developing countries.</text:p>
      <text:p text:style-name="P4">
According to this standard, China ’s human development index was 0.768 in 2022, ranking 79th in the world, and belongs to the High HDI group, so it belongs to developing countries. However, there are 66 countries with high HDI, and China's ranking is relatively close.</text:p>
      <text:p text:style-name="P4">
WorldBank divides each economy into four categories: high -income, medium high income, low -income and low -income in accordance with total national income (GNI). Similarly, high -income economies are developed countries, and the remaining three categories are developing countries.</text:p>
      <text:p text:style-name="P4">
The World Bank will announce a standard in July each year. The current standard for entering the ranks of high -income countries is that the per capita GNI exceeds $ 13,205. According to the data released by China in February, the total national income (GNI) of China last year was $ 12,608, but it had reached 95%of the above standards.</text:p>
      <text:p text:style-name="P4">
The WTO (WTO) generally accepts the claim that any country claims to be a "developing country". Therefore, some countries and regions that are in line with "developed countries" will also choose to adhere to their "developing countries", so as to enjoy preferential treatment in the WTO.</text:p>
      <text:p text:style-name="P4">
In this system, few countries will take the initiative to abandon their "developing countries". One of them is South Korea -October 25, 2019, the South Korean government decided to automatically abandon the "development country treatment" in the WTO status. But at that time, the South Korean human development index ranked as high as 22, higher than France, Spain, and Italy. The total national revenue of South Korea announced by the World Bank at that time also reached 43,000 US dollars, which is the same as Japan, which is nearly three times that of China.</text:p>
      <text:p text:style-name="P4">
Image source, EPA</text:p>
      <text:h text:style-name="P12" text:outline-level="3">
<text:span text:style-name="T4">
Controversy -China and the United States each hold the word</text:span>
</text:h>
      <text:p text:style-name="P4">
The above -mentioned scholars said that in almost all international standards, China is still counted as a "developing country", but there are two facts that cannot be ignored:</text:p>
      <text:p text:style-name="P4">
I. Developing countries cover a wide range. Compared with Yemen, Rwanda and other countries, China is obviously closer to the level of developed countries. Even if the renminbi appreciates this year, China will enter the threshold of developed countries in the WTO.</text:p>
      <text:p text:style-name="P4">
Second, this is still discussing in the per capita category. If this multiplied by 1.4 billion, China's huge volume and international political and economic influence, only the United States and the entire European Union can match, so it is very different from the impression of "developing countries". big.</text:p>
      <text:p text:style-name="P4">
The per capita VS is the core argument of China and the United States on this issue.</text:p>
      <text:p text:style-name="P4">
In China, from the media to diplomats, the arguments on this issue are focused on -although China's economic development is fast, the domestic development is unbalanced, and the per capita has not reached the level of developed countries. The economy should consider society and medical care.</text:p>
      <text:p text:style-name="P4">
In the United States, regardless of the Senate or House of Representatives, they focus on China's huge volume -China has become the world's largest exporter and the second largest economy, and it is no longer in line with the standards of developing countries. Essence</text:p>
      <text:p text:style-name="P4">
"From the economic and military scale to the large -scale investment in countries around the world, it is clear that China is no longer a 'developing country'," "Chris Vanhollen, a member of Maryland, said in a written statement. "For a long time, China has been using this status to obtain unfair advantages in the multilateral agreement."</text:p>
      <text:p text:style-name="P4">
Image source, reuters</text:p>
      <text:p text:style-name="P4">
Mittromney, Republican of Utah, also issued a statement saying, "China has the world's second largest economy and is expected to surpass the United States economy ... China continues to be seen on the global stage. It is ridiculous for developing countries. "</text:p>
      <text:p text:style-name="P4">
Earlier in the House of Representatives voting a similar bill, Member Youngkim also said that China is the second largest economy in the world, accounting for 18.6%of the global economy. Their economy is second only to the United States. The United States is regarded as developed countries. China should be the same.</text:p>
      <text:p text:style-name="P4">
The speeches of these members also revealed the purpose of the United States to a certain extent.</text:p>
      <text:p text:style-name="P4">
In this regard, Zhang Zhixin, an associate researcher at the American Institute of the Chinese Institute of Modern International Relations, said that the United States is actually doing so to ensure its advantageous position in economics, trade, technology, finance and other fields, and re -build an international internationally conducive to safeguarding the US hegemony. New political and economic order.</text:p>
      <text:p text:style-name="P4">
"When the competition between China and the United States is increasingly intensified, the US Congress moves on the one hand to ensure that it can get more favorable chips in economic and trade negotiations, and on the other hand, it is fundamentally hoping to decompose chain with China 'to China, so as to thus Containment or delay China's rise. "Zhang Zhixin said.</text:p>
      <text:p text:style-name="P4">
Can the United States succeed? The answer given by the above scholars is that "it can be successful within a certain range, but the impact will not be too great."</text:p>
      <text:p text:style-name="P4">
She said that the World Bank, World Trade Organization, IMF and other international organizations. As the main contractor, the United States, the United States has a great influence. If there is a two -party full vote bill support, it will effectively affect these organizations. However, in the context of the confrontation between China and the United States, these international organizations are facing the dilemma of failure, and in real trade, the US tariffs on China continue to trade during the trade war, far higher than the tariffs set by developed countries under the WTO framework. Therefore, it will not change the current situation of both parties.</text:p>
      <text:p text:style-name="P4">
"It should be noted that China's negotiation capabilities are also strengthening, and the United States will not want to be under pressure, forcing China to withdraw from international organizations and start another stove. Different points of focusing, the United States hopes to reduce China's economic interests among international organizations; what China is more valued is international politics, that is, unite the third world country, to form another polarity different from the West. China China. China. China. You can adhere to the positioning of developing countries on the diplomatic field, and at the same time make some compromises in international organizations. "</text:p>
      <text:p text:style-name="P4">
News Source: <text:a xlink:type="simple" xlink:href="https://www.bbc.com/zhongwen/simp/chinese-news-65915282" text:style-name="Internet_20_link" text:visited-style-name="Visited_20_Internet_20_Link">
https://www.bbc.com/zhongwen/simp/chinese-news-65915282</text:a>
</text:p>
      <!--NEWS-->
      <text:h text:style-name="P10" text:outline-level="1">
<text:span text:style-name="T4">
Meizhi Security Company: Hacker attacks the global political and business institutions for Beijing</text:span>
</text:h>
      <text:p text:style-name="P4">
Author: None (Language: zh)</text:p>
      <text:p text:style-name="P4">
Publisher: None</text:p>
      <text:p text:style-name="P4">
Time: 2023-06-16T01:48:00Z</text:p>
      <text:p text:style-name="P4">
Description: A subsidiary of Google, USA reported on the 15th that the network systems of hundreds of governments, enterprises and academic units around the world are being invaded by the hacking organizations supported by China. What are the allegations? How does the hacker group drill vulnerabilities through an email device?</text:p>
      <text:p text:style-name="P4">
Videos: []</text:p>
      <text:p text:style-name="P4">
Images: []</text:p>
      <text:p text:style-name="P4">
Subject: 时政风云</text:p>
      <text:p text:style-name="P4">
Subjects: ['奥巴马', '岛屿主权争端', '专题报道：全景观看“习马会”', '中国', '基础设施', '黑客', '中共十九大', '美国', '德中关系']</text:p>
      <text:p text:style-name="P4">
Keywords: ['网络攻击', '黑客', '中国', '美国', '基础设施', '亚太安全', '台湾问题']</text:p>
      <text:p text:style-name="P4">
Id: 65934261</text:p>
      <!--METADATA-->
      <text:p text:style-name="P4">
<text:a xlink:type="simple" xlink:href="https://www.dw.com/zh/overlay/image/article/65934261/65728388" text:style-name="Internet_20_link" text:visited-style-name="Visited_20_Internet_20_Link">
 </text:a>
The report states that the hacker organization launched a fierce Internet attack in May this year, and the victims spread all over at least 16 countries.</text:p>
      <text:p text:style-name="P4">
(Voice of Germany) Mandiant, a subsidiary of Google, said on Thursday (June 15) that a hacker group suspected to be supported by the Chinese government found a widely popular email security device The loopholes broke into hundreds of public and private sectors around the world, and nearly one -third of them were government agencies, including diplomatic units.</text:p>
      <text:p text:style-name="P4">
McGrady pointed out in a blog post that behind the scenes of their "highly convinced", the Lord was a hacker tissue called "UNC4841" and engaged in "spy activities that support China".</text:p>
      <text:p text:style-name="P4">
The report states that the hacker will send an email containing malicious documents to access the equipment and data of the target unit, especially for projects that "have a high degree of policy importance to the Chinese government".</text:p>
      <text:p text:style-name="P4">
55%of the victims came from the Americas, 22%came from the Asia -Pacific region, and 24%came from Europe, the Middle East and Africa. These include the Ministry of Foreign Affairs of Southeast Asian National Foreign Ministry, Taiwan and Hong Kong's Foreign Trade Office and academic units.</text:p>
      <text:p text:style-name="P4">
McGrady pointed out that the device that was drilled was the Email SecurityGateway of the Barracuda Networks. In May of this year, the barracuda network detected spy activities and released to contain and remedy nails to fill the loopholes. However, the hacker group immediately modified its malicious program. "".</text:p>
      <text:p text:style-name="P4">
The barracuda network said in early June that some of its email security devices were attacked by hackers as early as October, so that the invaders obtained the backdoor of the Internet attack. The company announced at the time that the hacker's attack was "very serious", and customers were advised to replace these devices in an all -round way.</text:p>
      <text:h text:style-name="P12" text:outline-level="3">
<text:span text:style-name="T4">
Net offensive incident endlessly</text:span>
</text:h>
      <text:p text:style-name="P4">
Charles Carmakal, the technology chief of McGrady, also stated through an email on the 15th. This is since in early 2021, <text:a xlink:type="simple" xlink:href="https://www.dw.com/zh/zh/微软中国黑客运用漏洞入侵客户电邮信箱/a-56752620" text:style-name="Internet_20_link" text:visited-style-name="Visited_20_Internet_20_Link">
Microsoft Enterprise -level Email MicrosoftExchange has been invaded on a large scale</text:a>
, The largest online spy activity launched by Chinese organizations.</text:p>
      <text:p text:style-name="P4">
Microsoft Exchange was hacked at the time that at least 30,000 American companies and local governments were affected; <text:a xlink:type="simple" xlink:href="https://www.dw.com/zh/zh/安全专家中国黑客大举入侵美国逾3万组织/a-56792883" text:style-name="Internet_20_link" text:visited-style-name="Visited_20_Internet_20_Link">
the hacker group behind the case was charged with Beijing support</text:a>
 。</text:p>
      <text:p text:style-name="P4">
Microsoft's email system has also been invaded by hacker groups suspected of Beijing.</text:p>
      <text:p text:style-name="P4">
While Madian made a report, US federal agencies were reported to resist another cyber attack. CNN, CNN in the United States, reported on Thursday (15th) that Russian cyber criminals used software vulnerabilities to attack global network attacks. In addition to the hit by the US federal government agencies, hundreds of American companies and units were also suffered.</text:p>
      <text:p text:style-name="P4">
A few months ago, <text:a xlink:type="simple" xlink:href="https://www.dw.com/zh/zh/微軟中國駭客組織入侵美國關鍵網路設施/a-65727644" text:style-name="Internet_20_link" text:visited-style-name="Visited_20_Internet_20_Link">
Microsoft also proposed a report</text:a>
The hacker group supported by the Chinese government is aiming at the key infrastructure of the United States, and may try to destroy key communication between the United States and Asia in the potential conflict of the Taiwan Strait. At that time, Beijing refuted that this was the United States and its allies that distributed false information, and criticizing the United States was the "hacking mission".</text:p>
      <text:p text:style-name="P4">
Agence France -Presse reported on the 15th that China has always denied the allegations of hacker groups, and has accused the United States of conducting cyber spy activities on China and invading its universities and companies' computer systems.</text:p>
      <text:p text:style-name="P4">
(Reuters, Associated Press, CNN)</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美資安公司：駭客替北京網攻全球政商機構/a-65934261" text:style-name="Internet_20_link" text:visited-style-name="Visited_20_Internet_20_Link">
https://www.dw.com/zh/美資安公司：駭客替北京網攻全球政商機構/a-65934261?maca=chi-rss-chi-all-1127-rdf</text:a>
</text:p>
      <!--NEWS-->
      <text:h text:style-name="P10" text:outline-level="1">
<text:span text:style-name="T4">
Bamboo steamer, Cantonese cuisine, seafood dried goods: How to continue the traditional diet in Hong Kong</text:span>
</text:h>
      <text:p text:style-name="P4">
Author: https://www.facebook.com/bbcworldservice/</text:p>
      <text:p text:style-name="P4">
Publisher: BBC News 中文</text:p>
      <text:p text:style-name="P4">
Published Time: 2023-06-16T01:57:58.000Z</text:p>
      <text:p text:style-name="P4">
Modified Time: 2023-06-16T01:57:58.000Z</text:p>
      <text:p text:style-name="P4">
Description: In Hong Kong, different diet traditions represent the unique cultural identity of the city and are inherited in different ways. Although traditional business banks such as seafood vendors have gradually left only middle and elderly clients, young people are still committed to innovation and continuing Hong Kong's food culture.</text:p>
      <text:p text:style-name="P4">
Images: []</text:p>
      <text:p text:style-name="P4">
Videos: ["<text:a xlink:type="simple" xlink:href="https://www.bbc.com/ws/av-embeds/cps/zhongwen/simp/chinese-news-65915336/p0fv95cx/zh-hans" text:style-name="Internet_20_link" text:visited-style-name="Visited_20_Internet_20_Link">
zh-hans</text:a>
"]</text:p>
      <text:p text:style-name="P4">
Tags: ['历史', '文化', '食品', '香港']</text:p>
      <text:p text:style-name="P4">
Type: Article</text:p>
      <!--METADATA-->
      <text:h text:style-name="P12" text:outline-level="3">
<text:span text:style-name="T4">
Bamboo steamer, Cantonese cuisine, seafood dried goods: How to continue the dietary tradition of Hong Kong</text:span>
</text:h>
      <text:p text:style-name="P4">
<text:a xlink:type="simple" xlink:href="https://www.bbc.com/ws/av-embeds/cps/zhongwen/simp/chinese-news-65915336/p0fv95cx/zh-hans" text:style-name="Internet_20_link" text:visited-style-name="Visited_20_Internet_20_Link">
Video-1-Link:/WS/AV-EMBEDS/CPS/ZHONGWEN/SIMP/Chinese-News-65915336/P0FV95CX/ZH-HansS</text:a>
<text:span text:style-name="T4">
 Your equipment does not support the playback multimedia materials </text:span>
<text:span text:style-name="T4">
 bamboo steamer, Cantonese cuisine, seafood dried goods: How to continue the dietary diet in Hong Kong </text:span>
 2023 June 16, 2023</text:p>
      <text:p text:style-name="P4">
In Hong Kong, different diet traditions represent the unique cultural identity of the city and are inherited in different ways.</text:p>
      <text:p text:style-name="P4">
Although traditional business banks such as seafood vendors have gradually left only middle and elderly clients, young people are still committed to innovation and continuing Hong Kong's food culture.</text:p>
      <text:p text:style-name="P4">
News Source: <text:a xlink:type="simple" xlink:href="https://www.bbc.com/zhongwen/simp/chinese-news-65915336" text:style-name="Internet_20_link" text:visited-style-name="Visited_20_Internet_20_Link">
https://www.bbc.com/zhongwen/simp/chinese-news-65915336</text:a>
</text:p>
      <!--NEWS-->
      <text:h text:style-name="P10" text:outline-level="1">
<text:span text:style-name="T4">
Egyptian scholar Mcyaqi: The "Belt and Road" in the future of the Middle East (Free Version)</text:span>
</text:h>
      <text:p text:style-name="P4">
Authors: ['王英良']</text:p>
      <text:p text:style-name="P4">
Publisher: 英国《金融时报》</text:p>
      <text:p text:style-name="P4">
Time: 2023-06-16T03:30:21+00:00</text:p>
      <text:p text:style-name="P4">
Published Time: 2023-06-15T12:00:99+08:00</text:p>
      <text:p text:style-name="P4">
Modified Time: 2023-06-15T23:37:99+08:00</text:p>
      <text:p text:style-name="P4">
Description: Wang Yingliang: Egyptian scholar Mcyaqi interviewed pointed out that China's role and influence in the Middle East have increased significantly, and the decline in the influence of the United States in the Middle East has also become a favorable opportunity to promote China to play a more positive role.</text:p>
      <text:p text:style-name="P4">
Images: ["<text:a xlink:type="simple" xlink:href="https://thumbor.ftacademy.cn/unsafe/picture/6/000184626_piclink.jpg" text:style-name="Internet_20_link" text:visited-style-name="Visited_20_Internet_20_Link">
000184626_pic...</text:a>
"]</text:p>
      <text:p text:style-name="P4">
Themes: ['专栏', '一带一路', '关注']</text:p>
      <text:p text:style-name="P4">
Keywords: ['一带一路', '中东', '埃及', '资本与国家']</text:p>
      <text:p text:style-name="P4">
Type: Article</text:p>
      <!--METADATA-->
      <text:p text:style-name="P4">
<draw:frame draw:style-name="fr1" draw:name="Image11" text:anchor-type="as-char" svg:width="6.9236in" svg:height="4.503045in" draw:z-index="0">
<draw:image xlink:href="../Images/FT Chinese Free Version/2023-06-16T03-30-21-00-00/000184626_piclink.jpg" xlink:type="simple" xlink:show="embed" xlink:actuate="onLoad" draw:mime-type="image/jpeg"/>
</draw:frame>
Passant Mamdouhridwan is a new friend I know. She was born in Egypt. After completing her undergraduate studies at Cairo University, she obtained a master's and doctoral degree at Peking University. She is currently engaged in post -doctoral research at Fudan University. She has 12 years of life and work experience in China. Passant's research field is the relationship between China and the Middle East, focusing on the development of the "Belt and Road" in the Middle East. This interview is based on- "the relationship between China and the Middle East" as the main line, trying to show Passant's thinking about this field. The following is the author's interview with Passant:</text:p>
      <text:p text:style-name="P4">
<text:span text:style-name="T4">
 Question: </text:span>
 Please introduce your scientific research interests and the current research topics at hand.</text:p>
      <text:p text:style-name="P4">
News Source: <text:a xlink:type="simple" xlink:href="http://www.ftchinese.com/story/001099990" text:style-name="Internet_20_link" text:visited-style-name="Visited_20_Internet_20_Link">
http://www.ftchinese.com/story/001099990</text:a>
</text:p>
      <!--NEWS-->
      <text:h text:style-name="P10" text:outline-level="1">
<text:span text:style-name="T4">
Is British politics still the place of Johnson? (Free version)</text:span>
</text:h>
      <text:p text:style-name="P4">
Authors: ['何越']</text:p>
      <text:p text:style-name="P4">
Publisher: 英国《金融时报》</text:p>
      <text:p text:style-name="P4">
Time: 2023-06-16T04:39:43+00:00</text:p>
      <text:p text:style-name="P4">
Published Time: 2023-06-15T12:00:99+08:00</text:p>
      <text:p text:style-name="P4">
Modified Time: 2023-06-16T00:33:99+08:00</text:p>
      <text:p text:style-name="P4">
Description: He Yue: Recently, Johnson's words and deeds do have Trump's style. He has repeatedly used the words of confrontation with parliament to attract voters who support their own. This may cause division within British society.</text:p>
      <text:p text:style-name="P4">
Images: ["<text:a xlink:type="simple" xlink:href="https://thumbor.ftacademy.cn/unsafe/picture/8/000184628_piclink.jpg" text:style-name="Internet_20_link" text:visited-style-name="Visited_20_Internet_20_Link">
000184628_pic...</text:a>
"]</text:p>
      <text:p text:style-name="P4">
Themes: ['专栏', '约翰逊', '关注']</text:p>
      <text:p text:style-name="P4">
Keywords: ['约翰逊', '英国政治', '越陌度阡']</text:p>
      <text:p text:style-name="P4">
Type: Article</text:p>
      <!--METADATA-->
      <text:p text:style-name="P4">
<draw:frame draw:style-name="fr1" draw:name="Image12" text:anchor-type="as-char" svg:width="6.9236in" svg:height="4.617987in" draw:z-index="0">
<draw:image xlink:href="../Images/FT Chinese Free Version/2023-06-16T04-39-43-00-00/000184628_piclink.jpg" xlink:type="simple" xlink:show="embed" xlink:actuate="onLoad" draw:mime-type="image/jpeg"/>
</draw:frame>
Recently, the British internal affairs are very lively.</text:p>
      <text:p text:style-name="P4">
Nicolasturgeon (Chief Minister of Scotland), the leader of the Scottish Independence Movement, was suddenly arrested and released innocently seven hours later. Earlier she resigned suddenly, and the reason quickly broke out -she and her husband were in a financial scandal and had to resign. This incident made Scottish independence prospects on a shadow, but for other people who opposed Scotland independence, it was good news.</text:p>
      <text:p text:style-name="P4">
News Source: <text:a xlink:type="simple" xlink:href="http://www.ftchinese.com/story/001099991" text:style-name="Internet_20_link" text:visited-style-name="Visited_20_Internet_20_Link">
http://www.ftchinese.com/story/001099991</text:a>
</text:p>
      <!--NEWS-->
      <text:h text:style-name="P10" text:outline-level="1">
<text:span text:style-name="T4">
The mission and innovation of the South Falmine Foundation</text:span>
</text:h>
      <text:p text:style-name="P4">
Authors: ['Wang']</text:p>
      <text:p text:style-name="P4">
Publisher: 英国《金融时报》</text:p>
      <text:p text:style-name="P4">
Time: 2023-06-16T05:28:22+00:00</text:p>
      <text:p text:style-name="P4">
Published Time: 2023-06-15T12:00:99+08:00</text:p>
      <text:p text:style-name="P4">
Modified Time: 2023-06-15T18:58:99+08:00</text:p>
      <text:p text:style-name="P4">
Description: Luning Wang: At the Kaminik Foundation exhibition hall on the south, I listened to anecdotes about Caminic's father and son.</text:p>
      <text:p text:style-name="P4">
Images: ["<text:a xlink:type="simple" xlink:href="https://thumbor.ftacademy.cn/unsafe/picture/4/000184514_piclink.jpeg" text:style-name="Internet_20_link" text:visited-style-name="Visited_20_Internet_20_Link">
000184514_pic...</text:a>
", "<text:a xlink:type="simple" xlink:href="https://thumbor.ftacademy.cn/unsafe/picture/5/000184515_piclink.jpeg" text:style-name="Internet_20_link" text:visited-style-name="Visited_20_Internet_20_Link">
000184515_pic...</text:a>
"]</text:p>
      <text:p text:style-name="P4">
Themes: ['专栏', '收藏', '关注']</text:p>
      <text:p text:style-name="P4">
Keywords: ['收藏', '艺术']</text:p>
      <text:p text:style-name="P4">
Type: Article</text:p>
      <!--METADATA-->
      <text:p text:style-name="P4">
Everyone who heard the financial background of the financial background establishes a collection or opening of an art foundation, it is difficult to make people not link it to speculative, tax avoidance, etc., and the collection list -like collection lists also make many pure collectors snoring. Before having the opportunity to learn more about the French financial leader and the founder of the Kalmne Foundation Edouardcarmignac, many people kept his preconceived judgment, but the facts were not exactly the case.</text:p>
      <text:p text:style-name="P4">
As the founder of the famous French Investment Fund Carmignac Gestion, EdouardCarmignac is similar to many financial giants and a large number of blue -chip -level art works collected by the foundation. The romantic feelings of serving Maxernst's works and laughing for Bo Bei made me feel that the collection story of the colleagues who were named Artnews "TOP 200 Collectors" may be a bit different.</text:p>
      <text:p text:style-name="P4">
<draw:frame draw:style-name="fr1" draw:name="Image13" text:anchor-type="as-char" svg:width="6.9236in" svg:height="4.608521in" draw:z-index="0">
<draw:image xlink:href="../Images/FT Chinese Free Version/2023-06-16T05-28-22-00-00/000184514_piclink.jpeg" xlink:type="simple" xlink:show="embed" xlink:actuate="onLoad" draw:mime-type="image/jpeg"/>
</draw:frame>
© FoundationCarMignac - Photo Camille Moirenc<draw:frame draw:style-name="fr1" draw:name="Image14" text:anchor-type="as-char" svg:width="6.9236in" svg:height="4.617987in" draw:z-index="0">
<draw:image xlink:href="../Images/FT Chinese Free Version/2023-06-16T05-28-22-00-00/000184515_piclink.jpeg" xlink:type="simple" xlink:show="embed" xlink:actuate="onLoad" draw:mime-type="image/jpeg"/>
</draw:frame>
© FoundationCarMignac - Photo Camille Moirenc</text:p>
      <text:p text:style-name="P4">
News Source: <text:a xlink:type="simple" xlink:href="http://www.ftchinese.com/story/001099975" text:style-name="Internet_20_link" text:visited-style-name="Visited_20_Internet_20_Link">
http://www.ftchinese.com/story/001099975</text:a>
</text:p>
      <!--NEWS-->
      <text:h text:style-name="P10" text:outline-level="1">
<text:span text:style-name="T4">
Every week, current affairs analysis: Where is the way out of Korean diplomacy? (Free version)</text:span>
</text:h>
      <text:p text:style-name="P4">
Authors: ['曹辛']</text:p>
      <text:p text:style-name="P4">
Publisher: 英国《金融时报》</text:p>
      <text:p text:style-name="P4">
Time: 2023-06-16T06:54:01+00:00</text:p>
      <text:p text:style-name="P4">
Published Time: 2023-06-15T12:00:99+08:00</text:p>
      <text:p text:style-name="P4">
Modified Time: 2023-06-15T23:37:99+08:00</text:p>
      <text:p text:style-name="P4">
Description: Cao Xin: The core of the future of South Korea is the balance of diplomacy, that is, effective diplomatic balance is implemented between different ideological countries and between large powers. After doing this, we can stabilize, safe and develop.</text:p>
      <text:p text:style-name="P4">
Images: ["<text:a xlink:type="simple" xlink:href="https://thumbor.ftacademy.cn/unsafe/picture/5/000184625_piclink.jpg" text:style-name="Internet_20_link" text:visited-style-name="Visited_20_Internet_20_Link">
000184625_pic...</text:a>
"]</text:p>
      <text:p text:style-name="P4">
Themes: ['韩国', '关注']</text:p>
      <text:p text:style-name="P4">
Keywords: ['韩国', '中韩关系', '美韩关系', '朝鲜半岛']</text:p>
      <text:p text:style-name="P4">
Type: Article</text:p>
      <!--METADATA-->
      <text:p text:style-name="P4">
<draw:frame draw:style-name="fr1" draw:name="Image15" text:anchor-type="as-char" svg:width="6.9236in" svg:height="4.516567in" draw:z-index="0">
<draw:image xlink:href="../Images/FT Chinese Free Version/2023-06-16T06-54-01-00-00/000184625_piclink.jpg" xlink:type="simple" xlink:show="embed" xlink:actuate="onLoad" draw:mime-type="image/jpeg"/>
</draw:frame>
For almost a week in the past, China and South Korea relations have continued. Because the Chinese ambassador to South Korea Xing Haiming and the largest opposition party leader in South Korea explained the relevant diplomatic positions of China, leading the current Korean government from President Yin Xiyue, Foreign Minister and Senior Foreign Minister, to South Korean Guoan officials and the ruling party, Congress, Congress, Congress, Congress Members, almost strictly criticized China. In view of the huge dependence on the Chinese market and raw materials in South Korea, and the huge security issues caused by the Nuclear Nuclear to South Korea, all the reasons have caused a problem, that is, where is the way out of South Korean diplomacy?</text:p>
      <text:p text:style-name="P4">
From the perspective of the author, in terms of factors such as South Korea's geopolitical environment and its comprehensive strength, leaving the word balance, South Korean diplomacy will never go out.</text:p>
      <text:p text:style-name="P4">
News Source: <text:a xlink:type="simple" xlink:href="http://www.ftchinese.com/story/001099989" text:style-name="Internet_20_link" text:visited-style-name="Visited_20_Internet_20_Link">
http://www.ftchinese.com/story/001099989</text:a>
</text:p>
      <!--NEWS-->
      <text:h text:style-name="P10" text:outline-level="1">
<text:span text:style-name="T4">
Harry Belish version of "Little Mermaid": The reasonable display of Andersen's spirit (Free Version)</text:span>
</text:h>
      <text:p text:style-name="P4">
Authors: ['刘波']</text:p>
      <text:p text:style-name="P4">
Publisher: 英国《金融时报》</text:p>
      <text:p text:style-name="P4">
Time: 2023-06-16T07:22:23+00:00</text:p>
      <text:p text:style-name="P4">
Published Time: 2023-06-15T12:00:99+08:00</text:p>
      <text:p text:style-name="P4">
Modified Time: 2023-06-16T03:18:99+08:00</text:p>
      <text:p text:style-name="P4">
Description: Liu Bo: The new version of "Little Mermaid" is equivalent to the new soul distributed by the animation version. This new soul with Harry Bailey as a symbol shows the progress and enlightenment of human society. The original soul is also immortal.</text:p>
      <text:p text:style-name="P4">
Images: ["<text:a xlink:type="simple" xlink:href="https://thumbor.ftacademy.cn/unsafe/picture/2/000184012_piclink.jpg" text:style-name="Internet_20_link" text:visited-style-name="Visited_20_Internet_20_Link">
000184012_pic...</text:a>
"]</text:p>
      <text:p text:style-name="P4">
Themes: ['电影', '关注']</text:p>
      <text:p text:style-name="P4">
Keywords: ['电影', '文化', '种族主义']</text:p>
      <text:p text:style-name="P4">
Type: Article</text:p>
      <!--METADATA-->
      <text:p text:style-name="P4">
<draw:frame draw:style-name="fr1" draw:name="Image16" text:anchor-type="as-char" svg:width="6.9236in" svg:height="4.617987in" draw:z-index="0">
<draw:image xlink:href="../Images/FT Chinese Free Version/2023-06-16T07-22-23-00-00/000184012_piclink.jpg" xlink:type="simple" xlink:show="embed" xlink:actuate="onLoad" draw:mime-type="image/jpeg"/>
</draw:frame>
Recently, the movie "Little Mermaid" starring American singer and actor Halle Bailey has gained a good box office after its release. According to the data of Box Officemojo, the film's total global box office is currently US $ 425 million, ranking fifth in the movie that has been released in 2023, and is expected to maintain the top ten in the year. The production cost of this film is revealed that it is $ 250 million. The usual experience is that the box office of such scale movies must reach twice the production cost to achieve balance of revenue and expenditure. If the film finally reaches about 500 million US dollars in the global box office, it can be roughly estimated to achieve a balance of revenue and expenditure. The so -called box office failure or even collapse is too.</text:p>
      <text:p text:style-name="P4">
The film is bleak in China's box office (South Korea and Japan are not ideal), and it is far lower than that of the same type of Disney movies in China, which has also aroused controversy on racial discrimination on the Internet. Some netizens said that they were not the skin tone of discrimination, but they were not satisfied with their appearance, or they believed that their appearance did not meet the Chinese aesthetic standards. However, no matter how the two sides argue, the many irony and negative evaluations of the netizens are indeed aimed at the skin color and ethnic identity of the starring actors, such as "black fish", "marine pollution", "Qing Daofu" and so on. Although it is the freedom of watching movies, it is not wrong to have warning racial discrimination on racial discrimination. It is worth noting that Disney officials have not accused racial discrimination because the film is not good in China, mainly because the international media mentioned this and believed that there were racial discrimination factor behind it. This is not a accusation for Chinese audiences, but an objective report. The content of the report is the objective racial discrimination language and trend on the Chinese network. From the principle of news reports, this approach is not wrong.</text:p>
      <text:p text:style-name="P4">
News Source: <text:a xlink:type="simple" xlink:href="http://www.ftchinese.com/story/001099992" text:style-name="Internet_20_link" text:visited-style-name="Visited_20_Internet_20_Link">
http://www.ftchinese.com/story/001099992</text:a>
</text:p>
      <!--NEWS-->
      <text:h text:style-name="P10" text:outline-level="1">
<text:span text:style-name="T4">
Complete the acquisition of the British interbank, so bubble Mart to speed up the expansion (Free Version)</text:span>
</text:h>
      <text:p text:style-name="P4">
Authors: ['咏竹坊']</text:p>
      <text:p text:style-name="P4">
Publisher: 英国《金融时报》</text:p>
      <text:p text:style-name="P4">
Time: 2023-06-16T08:49:01+00:00</text:p>
      <text:p text:style-name="P4">
Published Time: 2023-06-15T12:00:99+08:00</text:p>
      <text:p text:style-name="P4">
Modified Time: 2023-06-16T04:49:99+08:00</text:p>
      <text:p text:style-name="P4">
Description: Yongzhufang: After the acquisition of MOGIC LTD., this collection toy seller may also use $ 700 million in cash reserves for more similar transactions.</text:p>
      <text:p text:style-name="P4">
Images: ["<text:a xlink:type="simple" xlink:href="https://thumbor.ftacademy.cn/unsafe/picture/6/000171226_piclink.jpg" text:style-name="Internet_20_link" text:visited-style-name="Visited_20_Internet_20_Link">
000171226_pic...</text:a>
"]</text:p>
      <text:p text:style-name="P4">
Themes: ['专栏', '咏竹坊', '关注']</text:p>
      <text:p text:style-name="P4">
Keywords: ['咏竹坊', '泡泡玛特', '零售', '海外市场', '消费', '财报']</text:p>
      <text:p text:style-name="P4">
Type: Article</text:p>
      <!--METADATA-->
      <text:p text:style-name="P4">
<draw:frame draw:style-name="fr1" draw:name="Image17" text:anchor-type="as-char" svg:width="6.9236in" svg:height="3.892134in" draw:z-index="0">
<draw:image xlink:href="../Images/FT Chinese Free Version/2023-06-16T08-49-01-00-00/000171226_piclink.jpg" xlink:type="simple" xlink:show="embed" xlink:actuate="onLoad" draw:mime-type="image/jpeg"/>
</draw:frame>
Bubble Mart International Group Co., Ltd.(9992.HK)More and more look at overseas, bet on consumers in the United States, Europe and Southeast Asia will pay a higher premium for their fashion collection toys than Chinese consumers.</text:p>
      <text:p text:style-name="P4">
A week ago, the company announced the acquisition of its British partners(This seems to be the first time it has disclosed the acquisition), This bet spans a new milestone. Judging from the latest annual report, the company must have enough funds to make such procurement. As of the end of last year, its cash and short -term investment were about 5 billion yuan.</text:p>
      <text:p text:style-name="P4">
News Source: <text:a xlink:type="simple" xlink:href="http://www.ftchinese.com/story/001099994" text:style-name="Internet_20_link" text:visited-style-name="Visited_20_Internet_20_Link">
http://www.ftchinese.com/story/001099994</text:a>
</text:p>
      <!--NEWS-->
      <text:h text:style-name="P10" text:outline-level="1">
<text:span text:style-name="T4">
Xi Jinping met with Gates "the foundation of Sino -US relations in the folk"</text:span>
</text:h>
      <text:p text:style-name="P4">
Author: None (Language: zh)</text:p>
      <text:p text:style-name="P4">
Publisher: None</text:p>
      <text:p text:style-name="P4">
Time: 2023-06-16T09:38:00Z</text:p>
      <text:p text:style-name="P4">
Description: Chinese President Xi Jinping met with Bill Gates, co -chairman of the United States Bill and Melinda Gates Foundation on Friday, said, "You are the first American friend I met in Beijing this year." Gates announced to a drug in China The R &amp; D center donated $ 50 million to strengthen drug research and development capabilities.</text:p>
      <text:p text:style-name="P4">
Videos: []</text:p>
      <text:p text:style-name="P4">
Images: []</text:p>
      <text:p text:style-name="P4">
Subject: 时政风云</text:p>
      <text:p text:style-name="P4">
Subjects: ['奥巴马', '薄熙来', '专题报道：习近平访美', '中国共产党', '岛屿主权争端', '专题报道：全景观看“习马会”', '中国反腐风暴', '20国集团', '中国', '中共十九大']</text:p>
      <text:p text:style-name="P4">
Keywords: ['比尔·盖茨', '习近平', '微软', '中国', '美国', '布林肯']</text:p>
      <text:p text:style-name="P4">
Id: 65937511</text:p>
      <!--METADATA-->
      <text:p text:style-name="P4">
<text:a xlink:type="simple" xlink:href="https://www.dw.com/zh/overlay/image/article/65937511/65937443" text:style-name="Internet_20_link" text:visited-style-name="Visited_20_Internet_20_Link">
 </text:a>
Xi Jinping told Gates: "You are the first American friend I met in Beijing this year. The world is getting out of the new crown epidemic. People should walk more, communicate more, and improve their understanding."</text:p>
      <text:p text:style-name="P4">
(Voice of Germany Chinese) issued a press release on Friday (June 16). Chinese President Xi Jinping met with the co -chair of the co -chairman of the United States Bill and Melinda Gates Foundation in Beijing <text:a xlink:type="simple" xlink:href="https://www.dw.com/zh/zh/中國央視證實-比爾蓋茨16日將會習近平/a-65917670" text:style-name="Internet_20_link" text:visited-style-name="Visited_20_Internet_20_Link">
Bill Gates</text:a>
Essence Xi Jinping said in the meeting: "The foundation of Sino -US relations is in the people, and we always hope that the American people will always be friendly."</text:p>
      <text:p text:style-name="P4">
Xi Jinping told Gates: "You are the first American friend I met in Beijing this year. The world is getting out of the new crown epidemic. People should walk more, communicate more, and improve their understanding."</text:p>
      <text:p text:style-name="P4">
The press release issued by the Ministry of Foreign Affairs of China wrote: "Gates introduced the progress of cooperation in China and future ideas, saying that China has made great achievements in poverty reduction and responding to the new crown epidemic, setting a good example for the world. In recent years, <text:a xlink:type="simple" xlink:href="https://www.dw.com/zh/zh/中国与盖茨基金会合作防治抗药性结核病/a-4144136" text:style-name="Internet_20_link" text:visited-style-name="Visited_20_Internet_20_Link">
Bill and Melinda Gates Foundation</text:a>
Good cooperation with China has made significant progress. China ’s acceleration of innovation and development is beneficial to China, benefits to developing countries, and favorable to the world. The Foundation is committed to cooperation with China to further strengthen innovation, global poverty reduction, public health, drug research and development, rural agriculture and other fields, and promote successful experience and technology to developing countries. "</text:p>
      <text:p text:style-name="P4">
Gates arrived in Beijing on Wednesday (14th). This was the first time he visited China since 2019. On Thursday, he met with Beijing Mayor Yin Yong, and delivered a speech at the GlobalHealth Drug DiscoveryInstitute (GHDDI) in the Global Pharmaceutical R &amp; D Center (GHDDI) in Beijing, which announced that he has donated $ 50 million in the next 5 years to strengthen drug research and development capabilities. He uses drug research and development capabilities. In the treatment of tuberculosis and malaria, such as infectious diseases that have seriously affected the most poor people in the world and improved global health.</text:p>
      <text:p text:style-name="P4">
Since the beginning of this year, the CEOs of many large international companies have visited Beijing, but many of them have only met Chinese ministerial figures -March of this year, Prime Minister Li Qiang of the State Council of China met with a group of foreign companies such as TimCook, Apple ; Reuters also reported recently that Tesla CEO <text:a xlink:type="simple" xlink:href="https://www.dw.com/zh/zh/秦刚会晤特斯拉首席执行官马斯克/a-65771877" text:style-name="Internet_20_link" text:visited-style-name="Visited_20_Internet_20_Link">
Musk</text:a>
(Elonmusk) met with Chinese Deputy Prime Minister Ding Xuexiang at the end of May.</text:p>
      <text:p text:style-name="P4">
Gates withdrew from the board of directors of Microsoft in 2020 to focus on charity related to global health, education and climate change.</text:p>
      <text:p text:style-name="P4">
Xi Jinping and Gates' last meeting was during the Boao Forum in 2015. In early 2020, Xi Jinping trusted Gates and thanked him and Bill and Melinda Gates Foundation for providing assistance to China, which also included providing $ 5 million for China to fight against the new crown epidemic.</text:p>
      <text:p text:style-name="P4">
This is the first time that Gates visited China after 4 years.</text:p>
      <text:h text:style-name="P12" text:outline-level="3">
<text:span text:style-name="T4">
Brinkean is about to visit China</text:span>
</text:h>
      <text:p text:style-name="P4">
Reuters pointed out that with the intensification of Sino -US tensions and China's emphasis on national security, foreign companies have become more cautious about the Chinese market.</text:p>
      <text:p text:style-name="P4">
Chinese Foreign Ministry spokesman Wang Wenbin announced on Wednesday that it is agreed by China and the United States, <text:a xlink:type="simple" xlink:href="https://www.dw.com/zh/zh/布林肯訪華在即-美不期望雙邊關係突破/a-65917669" text:style-name="Internet_20_link" text:visited-style-name="Visited_20_Internet_20_Link">
US Secretary of State Anthony Brinkeit will visit China from June 18th to 19th</text:a>
Essence</text:p>
      <text:p text:style-name="P4">
This will be the first US Secretary of State to visit China in 5 years, and the highest -level US government officials who have visited China since the Bayeng government.</text:p>
      <text:p text:style-name="P4">
During his visit to China, Brinken will meet with Chinese Foreign Minister Qin Gang. Sources said that <text:a xlink:type="simple" xlink:href="https://www.dw.com/zh/zh/布林肯傳數週內訪華-或見習近平/a-65845535" text:style-name="Internet_20_link" text:visited-style-name="Visited_20_Internet_20_Link">
Chinese President Xi Jinping may also meet Blinken</text:a>
Essence</text:p>
      <text:p text:style-name="P4">
The United States pointed out that Brinken's visit to China aims to stabilize the relationship between the two world's largest economies and strategic rivals in the United States.</text:p>
      <text:p text:style-name="P4">
The United States also hopes that Brinton's visit to China can pave the way for US Finance Minister Yellen and Commercial Minister Raymond. It is expected that during the visit to China, Blingken also negotiated the meeting for the US President Biden and Chinese President Xi Jinping at the September G20 Indian Summit and the APEC Summit of the Asia -Pacific Economic Organization (APEC) US Summit in November.</text:p>
      <text:p text:style-name="P4">
(Reuters, Agence France -Presse)</text:p>
      <text:p text:style-name="P4">
News Source: <text:a xlink:type="simple" xlink:href="https://www.dw.com/zh/习近平会见盖茨-中美关系的基础在民间/a-65937511" text:style-name="Internet_20_link" text:visited-style-name="Visited_20_Internet_20_Link">
https://www.dw.com/zh/习近平会见盖茨-中美关系的基础在民间/a-65937511?maca=chi-rss-chi-all-1127-rdf</text:a>
</text:p>
      <!--NEWS-->
      <text:h text:style-name="P10" text:outline-level="1">
<text:span text:style-name="T4">
Developed countries hit the debt iceberg (Free Version)</text:span>
</text:h>
      <text:p text:style-name="P4">
Authors: ['马丁•沃尔夫']</text:p>
      <text:p text:style-name="P4">
Publisher: 英国《金融时报》</text:p>
      <text:p text:style-name="P4">
Time: 2023-06-16T09:53:51+00:00</text:p>
      <text:p text:style-name="P4">
Published Time: 2023-06-15T12:00:99+08:00</text:p>
      <text:p text:style-name="P4">
Modified Time: 2023-06-16T05:51:99+08:00</text:p>
      <text:p text:style-name="P4">
Description: Wolf: The long -term accumulation of debt, especially the accumulation of debt in low -income countries, is interacting with the turbulence of the interest rate hike and the credit market, causing serious debt difficulties.</text:p>
      <text:p text:style-name="P4">
Images: ["<text:a xlink:type="simple" xlink:href="https://thumbor.ftacademy.cn/unsafe/picture/2/000175732_piclink.jpg" text:style-name="Internet_20_link" text:visited-style-name="Visited_20_Internet_20_Link">
000175732_pic...</text:a>
"]</text:p>
      <text:p text:style-name="P4">
Themes: ['观点', '新兴市场', '关注']</text:p>
      <text:p text:style-name="P4">
Keywords: ['新兴市场', '世界银行', '全球经济增长', '全球化', 'Twitter']</text:p>
      <text:p text:style-name="P4">
Type: Article</text:p>
      <!--METADATA-->
      <text:p text:style-name="P4">
<draw:frame draw:style-name="fr1" draw:name="Image20" text:anchor-type="as-char" svg:width="6.9236in" svg:height="3.901286in" draw:z-index="0">
<draw:image xlink:href="../Images/FT Chinese Free Version/2023-06-16T09-53-51-00-00/000175732_piclink.jpg" xlink:type="simple" xlink:show="embed" xlink:actuate="onLoad" draw:mime-type="image/jpeg"/>
</draw:frame>
Paying more attention to your own problem is human nature. But looking at a wider world is also crucial. A series of shocks -the new crown epidemic, supply bottlenecks, Russia's invasion of Ukraine, soaring inflation, and tightening currency and financial conditions -have adversely affected the economy in most regions of the world, but the most vulnerable countries and the most vulnerable among these countries The crowd is the first. All of this (and will continue) has terrible consequences on the economic development, poverty reduction and even political stability of poor countries. We must not ignore these banks in the world(Worldbank)The latest "Global Economic Outlook"(Global Economic Prospects)The challenge shows clearly in the report. Of course they will let the new president of the World Bank Peng Anjie(Ajaybanga)Facing a series of daunting tasks.</text:p>
      <text:p text:style-name="P4">
The summary of these impact consequences is frustrating -the long -term slowdown of world trade growth, protectionism, debt accumulation, and deterioration of climate crisis have exacerbated these consequences. The "multi -crisis" that has not been discounted has "caused a heavy blow to the development of emerging countries and developing countries, and its impact will continue in the foreseeable future. By the end of 2024, economic activities of these economies are expected The level predicted on the eve of the outbreak is about 5%lower. "In the worse, in more than one -third of the poorest countries, the per capita income of 2024 will be lower than the level of 2019. This will have a profound impact: people who are poor but not guaranteed will find it difficult to improve the human capital of themselves or children. Today's disaster will radiate to a distant future.</text:p>
      <text:p text:style-name="P4">
News Source: <text:a xlink:type="simple" xlink:href="http://www.ftchinese.com/story/001099996" text:style-name="Internet_20_link" text:visited-style-name="Visited_20_Internet_20_Link">
http://www.ftchinese.com/story/001099996</text:a>
</text:p>
      <!--NEWS-->
      <text:h text:style-name="P10" text:outline-level="1">
<text:span text:style-name="T4">
Cuban town is accused of setting up a Chinese spy base for Beijing to accuse the accusation of "farce"</text:span>
</text:h>
      <text:p text:style-name="P4">
Author: https://www.facebook.com/bbcworldservice/</text:p>
      <text:p text:style-name="P4">
Publisher: BBC News 中文</text:p>
      <text:p text:style-name="P4">
Published Time: 2023-06-16T10:09:37.000Z</text:p>
      <text:p text:style-name="P4">
Modified Time: 2023-06-16T10:09:37.000Z</text:p>
      <text:p text:style-name="P4">
Description: The US government has always suspected that this Cuban town with the Soviet nuclear warhead has long been an intelligence collection base. Last week's "Wall Street Journal" published a report on China's establishment of monitoring facilities in Cuba, Behubar attracted attention again.</text:p>
      <text:p text:style-name="P4">
Images: []</text:p>
      <text:p text:style-name="P4">
Videos: ["<text:a xlink:type="simple" xlink:href="https://www.bbc.com/ws/av-embeds/cps/zhongwen/simp/world-65928884/p0fvkjns/zh-hans" text:style-name="Internet_20_link" text:visited-style-name="Visited_20_Internet_20_Link">
zh-hans</text:a>
"]</text:p>
      <text:p text:style-name="P4">
Tags: ['间谍', '中國', '美国', '古巴']</text:p>
      <text:p text:style-name="P4">
Type: Article</text:p>
      <!--METADATA-->
      <text:h text:style-name="P12" text:outline-level="3">
<text:span text:style-name="T4">
Cuba Town is accused of setting up a Chinese spy base, Beijing to accuse the accusations of "farce"</text:span>
</text:h>
      <text:p text:style-name="P4">
[Video-1-Link:/WS/AV-EMBEDS/CPS/ZHONGWEN/SIMP/World-65928884/P0FVKJNS/ZH-HansS]](https://www.bbc.com/ws/av-embeds/cps/zhongwen/simp/world-65928884/p0fvkjns/zh-hans)<text:span text:style-name="T4">
 Your equipment does not support the playback multimedia materials </text:span>
<text:span text:style-name="T4">
* Cuba town is accused of setting up Chinese spy base Beijing to accuse the accusations of "farce" </text:span>
 June 16, 2023</text:p>
      <text:p text:style-name="P4">
Silent Cuba Town Behubar(Bejucal)Instead, a winding path extends to the depths of the jungle. At the end of the path is a rusty wire fence, and a notice with a "prohibited into the inside, the military zone".</text:p>
      <text:p text:style-name="P4">
The US government has always suspected that this Cuban town with the Soviet nuclear warhead has long been an intelligence collection base. After the Wall Street Journal published a report on the establishment of listening facilities in Cuba, this area has attracted attention again. But even the locals of Behubar knew little about the secret base in the jungle.</text:p>
      <text:p text:style-name="P4">
News Source: <text:a xlink:type="simple" xlink:href="https://www.bbc.com/zhongwen/simp/world-65928884" text:style-name="Internet_20_link" text:visited-style-name="Visited_20_Internet_20_Link">
https://www.bbc.com/zhongwen/simp/world-65928884</text:a>
</text:p>
      <!--NEWS-->
      <text:h text:style-name="P10" text:outline-level="1">
<text:span text:style-name="T4">
Column | Labor Communication: Changzhen Community Yushun Electronics Co., Ltd., Changzhen Community, Yutang Street, Guangming District, Shenzhen (1)</text:span>
</text:h>
      <text:p text:style-name="P4">
Author: None</text:p>
      <text:p text:style-name="P4">
Publisher: Radio Free Asia (Organization)</text:p>
      <text:p text:style-name="P4">
Published Time: 2023-06-16T10:43:00-04:00</text:p>
      <text:p text:style-name="P4">
Modified Time: 2023-06-17T10:14:11-04:00</text:p>
      <text:p text:style-name="P4">
Description: None</text:p>
      <text:p text:style-name="P4">
Videos: []</text:p>
      <text:p text:style-name="P4">
Audios: ["<text:a xlink:type="simple" xlink:href="https://www.rfa.org/mandarin/zhuanlan/laogongtongxun/hdf-061620230923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4.645512in" draw:z-index="0">
<draw:image xlink:href="../Images/rfamandarin/2023-06-16T10-43-00-04-00/000000.png" xlink:type="simple" xlink:show="embed" xlink:actuate="onLoad" draw:mime-type="image/png"/>
</draw:frame>
 <text:a xlink:type="simple" xlink:href="https://www.rfa.org/mandarin/zhuanlan/laogongtongxun/hdf-06162023092354.html/@@images/image" text:style-name="Internet_20_link" text:visited-style-name="Visited_20_Internet_20_Link">
</text:a>
Photo: RFA <text:a xlink:type="simple" xlink:href="https://www.rfa.org/mandarin/zhuanlan/laogongtongxun/hdf-06162023092354.html/@@stream" text:style-name="Internet_20_link" text:visited-style-name="Visited_20_Internet_20_Link">
Audio-1-Link: https: // Woohoo. Hair dye .org/mandarin/column/labor communication/good place -06162023092354.html/@@ stream</text:a>
This year's May 1st Labor Day just passed. Yushun Electronics Co., Ltd., located in Changzhen Community, Yutang Street, Guangming District, Shenzhen, a labor conflict broke out because the factory was relocated by the local community within a time limit. The workers were dissatisfied with the compensation plan given by the factory, and <text:a xlink:type="simple" xlink:href="https://maps.clb.org.hk/" text:style-name="Internet_20_link" text:visited-style-name="Visited_20_Internet_20_Link">
 Gathering the Changzhen Community Party Mass Service Center for help</text:a>
Essence</text:p>
      <text:p text:style-name="P4">
Some workers sent out from the scene <text:a xlink:type="simple" xlink:href="https://www.douyin.com/video/7232096082895981824" text:style-name="Internet_20_link" text:visited-style-name="Visited_20_Internet_20_Link">
video</text:a>
From the sign of the "Party and Mass Service Center" and "New Era Civilization Practice Station", the camera slowly moved to the five -star red flag on the top of the building. Intersection</text:p>
      <text:p text:style-name="P4">
<text:a xlink:type="simple" xlink:href="http://www.szsuccess.com.cn/yxwl/index_13.aspx" text:style-name="Internet_20_link" text:visited-style-name="Visited_20_Internet_20_Link">
Yushun Electronics Co., Ltd.</text:a>
Established in 2004 and listed in 2009.</text:p>
      <text:p text:style-name="P4">
As early as 4 years ago, <text:a xlink:type="simple" xlink:href="https://guba.eastmoney.com/o/news,qa,1202796272.html" text:style-name="Internet_20_link" text:visited-style-name="Visited_20_Internet_20_Link">
In 2019, Yushun Plant received a written notice from the Changzhen Community</text:a>
, Make a relocation within 3 years. Three years later, in February last year, the company received a written notice from the Changzhen community, requiring the lease relationship before May 31 last year, and August 10th. The lease of Yushun Factory's plant did not expire until July 2024.</text:p>
      <text:p text:style-name="P4">
So, for the first time in 2019, the company has received the community relocation notice for almost 4 years. Has the Yushun Factory Trade Union conducted negotiations on the compensation plan on behalf of the employee?</text:p>
      <text:p text:style-name="P4">
In addition, the factories were relocated to the Changzhen community, and the Changzhen Community Trade Union Service Center worked with the Community Party and Mass Service Center. So, is the Changzhen Community Trade Union on the relocation plan that may affect the rights and interests of the workers, and negotiate with the community service center to ensure that the interests of employees can be guaranteed during the relocation process?</text:p>
      <text:p text:style-name="P4">
In particular, the Changzhen community requires the Yushun plant to relocate before the lease expires, which will inevitably affect the factory's operation, thereby affecting the company's ability to make reasonable compensation for workers. Does the Changzhen Community Trade Union participate in the negotiation of the company's participation in the enterprise and the Changzhen community on behalf of Yushun Factory. It is suggested that the Changzhen Community suspend the lease early to make additional compensation to the enterprise to ensure that the company has the ability to make reasonable compensation for workers?</text:p>
      <text:p text:style-name="P4">
Furthermore, when the workers have gathered in the Changzhen Community Party and Mass Service Center (office with the Changzhen Community Trade Union) for help, do the community unions come forward to represent the workers and negotiate with the community and the factory?</text:p>
      <text:p text:style-name="P4">
Half a year ago, on December 13, 2022, Yushun Co., Ltd. issued the relocation <text:a xlink:type="simple" xlink:href="https://pdf.dfcfw.com/pdf/H2_AN202212121581022248_1.pdf" text:style-name="Internet_20_link" text:visited-style-name="Visited_20_Internet_20_Link">
Announcement</text:a>
It is mentioned that employees will follow the factory area to relocate and fail to follow the factory area relocation personnel. The company will legally terminate labor relations in accordance with the relevant provisions of the labor law.</text:p>
      <text:p text:style-name="P4">
So, in the next half of the year, the Changzhen Community Trade Unions, Yutang Street Trade Unions, Guangming District Trade Unions, and the Shenzhen Federation of Trade Unions, each to avoid the intensification of the situation?</text:p>
      <text:p text:style-name="P4">
According to the data, the Yutang Street Federation of Trade Unions announced a legal service that cost 170,000 yuan last year <text:a xlink:type="simple" xlink:href="http://www.szgm.gov.cn/xxgk/xqgwhxxgkml/gzgg/content/post_10136621.html" text:style-name="Internet_20_link" text:visited-style-name="Visited_20_Internet_20_Link">
work plan</text:a>
Essence This plan was announced in September, and in October, the goal was that by the end of 2022, the coverage rate of legal consultants in the first and secondary community trade unions in the street reached 100%. Level -level labor communication and negotiation mechanism.</text:p>
      <text:p text:style-name="P4">
So, did Yutang Street Federation of Trade Unions assist Yushun Electronics Co., Ltd. to negotiate the relocation compensation plan in accordance with the work plan that he formulated and announced?</text:p>
      <text:p text:style-name="P4">
There is another thing. In June last year, <text:a xlink:type="simple" xlink:href="https://guba.eastmoney.com/o/news,qa,1202796272.html" text:style-name="Internet_20_link" text:visited-style-name="Visited_20_Internet_20_Link">
more than 50 workers in Yushun plant have complained</text:a>
At the Shenzhen Housing Provident Fund Management Center, the factory said that the factory had not paid the housing provident fund for front -line production workers. Before that worker went to the Provident Fund Management Center to complain, did he come to the union for help and ask the union representative workers and the enterprise to complete the supplementary payment through negotiation?</text:p>
      <text:p text:style-name="P4">
The Yushun Factory was established for 19 years and was listed for 14 years. Do not pay the housing provident fund for front -line workers. Do corporate unions, Changzhen Community Trade Unions, Yutang Street Trade Unions, and Guangming Union know this about this?</text:p>
      <text:p text:style-name="P4">
Please listen to these questions and talk to the Changzhen community staff.</text:p>
      <text:p text:style-name="P4">
News Source: <text:a xlink:type="simple" xlink:href="https://www.rfa.org/mandarin/zhuanlan/laogongtongxun/hdf-06162023092354.html" text:style-name="Internet_20_link" text:visited-style-name="Visited_20_Internet_20_Link">
https://www.rfa.org/mandarin/zhuanlan/laogongtongxun/hdf-06162023092354.html</text:a>
</text:p>
      <!--NEWS-->
      <text:h text:style-name="P10" text:outline-level="1">
<text:span text:style-name="T4">
The "Paotai Relations Construction Law" once again proposes to read the House of Representatives to read and pass again</text:span>
</text:h>
      <text:p text:style-name="P4">
Author: None</text:p>
      <text:p text:style-name="P4">
Publisher: Radio Free Asia (Organization)</text:p>
      <text:p text:style-name="P4">
Published Time: 2023-06-16T11:57:00-04:00</text:p>
      <text:p text:style-name="P4">
Modified Time: 2023-06-16T19:06:28-04:00</text:p>
      <text:p text:style-name="P4">
Description: None</text:p>
      <text:p text:style-name="P4">
Videos: []</text:p>
      <text:p text:style-name="P4">
Audios: ["<text:a xlink:type="simple" xlink:href="https://www.rfa.org/mandarin/yataibaodao/junshiwaijiao/lf-061620231053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238458in" draw:z-index="0">
<draw:image xlink:href="../Images/rfamandarin/2023-06-16T11-57-00-04-00/000000.png" xlink:type="simple" xlink:show="embed" xlink:actuate="onLoad" draw:mime-type="image/png"/>
</draw:frame>
Canadian member Michaelcooper once again proposed the "Pausai Relations Structure Law" in Congress to provide a complete legal framework for the Canadian relations. <text:a xlink:type="simple" xlink:href="https://www.rfa.org/mandarin/yataibaodao/junshiwaijiao/lf-06162023105324.html/@@images/image" text:style-name="Internet_20_link" text:visited-style-name="Visited_20_Internet_20_Link">
</text:a>
(Screenshot of video conferences)<text:a xlink:type="simple" xlink:href="https://www.rfa.org/mandarin/yataibaodao/junshiwaijiao/lf-06162023105324.html/@@stream" text:style-name="Internet_20_link" text:visited-style-name="Visited_20_Internet_20_Link">
Audio-Link: https: // Woohoo. Hair dye. OOG/MANDARIN/Asia Pacific Report/Military Diplomacy/Waste-06162023105324.html/@@ STREAM</text:a>
Canadian member Michael Cooper once again proposed the "Canada-Taiwan Relations FrameworkAct" in Congress on Thursday. The bill was applauded by the House of Representatives.</text:p>
      <text:p text:style-name="P4">
<text:span text:style-name="T4">
<text:span text:style-name="T5">
 <text:a xlink:type="simple" xlink:href="https://www.rfa.org/mandarin/yataibaodao/gangtai/lf-08182021151653.html" text:style-name="Internet_20_link" text:visited-style-name="Visited_20_Internet_20_Link">
Kaitai Relations Forum held an expert that Taiwan is very important for the Canadian layout to Indo -Pacific</text:a>
</text:span>
* </text:span>
<text:span text:style-name="T5">
 <text:a xlink:type="simple" xlink:href="https://www.rfa.org/mandarin/yataibaodao/gangtai/lf-06182021121142.html" text:style-name="Internet_20_link" text:visited-style-name="Visited_20_Internet_20_Link">
Canada promotes the "Paegae Relations Construction Law" Congress to read through the Congress</text:a>
</text:span>
<text:span text:style-name="T5">
 </text:span>
<text:span text:style-name="T4">
 <text:a xlink:type="simple" xlink:href="https://www.rfa.org/mandarin/yataibaodao/gangtai/lf-08012022092016.html" text:style-name="Internet_20_link" text:visited-style-name="Visited_20_Internet_20_Link">
Taiwan legislators group visiting Canada and Japan strive to join CPTPP</text:a>
</text:span>
</text:p>
      <text:p text:style-name="P4">
The Canadian Conservative Party member Kobo once proposed the "Grand Corporation Construction Law" in June 2021, but that year, due to the re -election of the Canadian parliament, the bill was killed in the bill. Economic, legal and cultural relations.</text:p>
      <text:p text:style-name="P4">
Kobo said in the House of Representatives: "This bill is an important step to recognize Taiwan's real status. Taiwan is full of democratic vitality and economic leading world. It is an important ally in Canada."</text:p>
      <text:p text:style-name="P4">
The bill of opening the bill shows that in the Bulletin of the establishment of diplomatic relations between Canada and China, it was "notice"(took note of)China claims that "Taiwan is a part of China"; the "one -China policy" adopted by the Canadian government is different from the "one China principles" proposed by China.</text:p>
      <text:p text:style-name="P4">
Then the bill clearly emphasized that "promoting the intensive and meaningful security and defense cooperation; supporting Taiwan to join international trade agreements such as CPTPP; Its government should include Taiwan ".</text:p>
      <text:p text:style-name="P4">
The bill also mentioned "exemption from Taiwan's president and senior officials' non -public visa requirements for official visit", and "allowing Taiwan to be renamed the" Taiwan RepresentativeOffice ", the Canadian State in Taiwan was renamed" Canada resident residents. "Canadian RepressentAntive Office in TAIWAN".</text:p>
      <text:p text:style-name="P4">
Canada promoted the "Paotai Relations Architecture Law" and passed it in the House in 2021. (Video screenshot) <text:a xlink:type="simple" xlink:href="https://www.rfa.org/mandarin/yataibaodao/junshiwaijiao/lf-06162023105324.html/874f6591-45fc-41d0-a008-0f97ff9ca88d.jpeg" text:style-name="Internet_20_link" text:visited-style-name="Visited_20_Internet_20_Link">
</text:a>
Shen Rongqin, an associate professor at York University in Canada, said that compared with the "Taiwan Relations Law" in the United States, the bill not only supports Taiwan to participate in international organizations and international trade agreements, but also mentioned that officials in Taiwan, including presidents, can Visit in Canada.</text:p>
      <text:p text:style-name="P4">
He explained that although the presidents of Taiwan have arrived in the United States, they all carried out in a transit. If the Canadian bill is in accordance with the Canadian bill, it is really recognizing the Taiwan President's visit to Canada. In addition, the Taiwan government and the people's property and rights in Canada have been guaranteed 100 %, and there is no doubt of diplomatic status.</text:p>
      <text:p text:style-name="P4">
Shen Rongqin said: "It is an empty connotation of a Chinese policy under the situation where there are diplomatic relations between Canada and China. If it is feasible that Canada can follow, the country's country's policy is equal to it. Number. "</text:p>
      <text:p text:style-name="P4">
Representative Zeng Houren, a representative of the Economic and Cultural Office of the Taipei of Canada, said that the bill this time was upgraded by the version 2 years ago, showing a stronger strength of Taiwan, and more opportunities to break through the level. "Now the discussion about Taiwan is similar to the US Congress, which will be supported by the party factions almost in Canada. We have high hopes."</text:p>
      <text:p text:style-name="P4">
Reporter: Liu Fei Responsible Editor: 梒 网 网 Editor: He Fu</text:p>
      <text:p text:style-name="P4">
News Source: <text:a xlink:type="simple" xlink:href="https://www.rfa.org/mandarin/yataibaodao/junshiwaijiao/lf-06162023105324.html" text:style-name="Internet_20_link" text:visited-style-name="Visited_20_Internet_20_Link">
https://www.rfa.org/mandarin/yataibaodao/junshiwaijiao/lf-06162023105324.html</text:a>
</text:p>
      <!--NEWS-->
      <text:h text:style-name="P10" text:outline-level="1">
<text:span text:style-name="T4">
NATO and India: The resistance of the Tokyo office is heavy</text:span>
</text:h>
      <text:p text:style-name="P4">
Author: None (Language: zh)</text:p>
      <text:p text:style-name="P4">
Publisher: None</text:p>
      <text:p text:style-name="P4">
Time: 2023-06-16T13:37:00Z</text:p>
      <text:p text:style-name="P4">
Description: In order to compete for the expansion of China and Russia, NATO Secretary -General Stoltenberg hopes to strengthen the partnership between NATO and the Indo -Pacific countries as soon as possible. But in addition to the dissatisfaction between Moscow and Beijing, this plan has at least one European allies also whispered the plan.</text:p>
      <text:p text:style-name="P4">
Videos: []</text:p>
      <text:p text:style-name="P4">
Images: []</text:p>
      <text:p text:style-name="P4">
Subject: 新闻广角</text:p>
      <text:p text:style-name="P4">
Subjects: []</text:p>
      <text:p text:style-name="P4">
Keywords: ['德中关系', '岛屿主权争端', '专题报道：全景观看“习马会”', '中国', '日本', '中共十九大', '法国', '北大西洋公约组织', '法国沙尔利周刊枪击案']</text:p>
      <text:p text:style-name="P4">
Id: 65941895</text:p>
      <!--METADATA-->
      <text:p text:style-name="P4">
<text:a xlink:type="simple" xlink:href="https://www.dw.com/zh/overlay/image/article/65941895/65907484" text:style-name="Internet_20_link" text:visited-style-name="Visited_20_Internet_20_Link">
 </text:a>
(Voice of Germany in Chinese) "Air Guard 23" Air Force Exercise is currently being held in NATO. This is the largest air force joint exercise in NATO history so far. In addition to NATO member states, Sweden and Japan's two non -member states were also invited to participate in military exercises. Among them, the participation of Japan looks particularly extraordinary.</text:p>
      <text:p text:style-name="P4">
In fact, <text:a xlink:type="simple" xlink:href="https://www.dw.com/zh/zh/日媒北約擬藉東京辦事處-升級印太合作/a-65907575" text:style-name="Internet_20_link" text:visited-style-name="Visited_20_Internet_20_Link">
Japan's cooperation with NATO has been quite hot</text:a>
Essence NATO Secretary -General Jensstoltenberg called on NATO and Japan to strengthen close cooperative relations when he visited Tokyo this year. After Russia launched the Whaled War, the Japanese government announced extensive sanctions on Russia and provided humanitarian assistance to Ukraine, which suffered war.</text:p>
      <text:p text:style-name="P4">
The reason why Tokyo does this is not a consideration without its own interests. As Stoltenberg warned: "What happened in Europe today may be repeated in East Asia tomorrow." Japanese officials also explained to the people of the country with the same word to strengthen cooperation with NATO in Tokyo.</text:p>
      <text:p text:style-name="P4">
The largest air force exercise in NATO: Air Force 23</text:p>
      <text:p text:style-name="P4">
NATO's establishment of Tokyo Liaison Office plans to encounter obstacles</text:p>
      <text:p text:style-name="P4">
However, NATO and Japan's substantial steps have encountered problems: NATO plans to cooperate in the first contact place in Asia in Tokyo to coordinate the cooperation with Indian partners such as South Korea, Australia and New Zealand.</text:p>
      <text:p text:style-name="P4">
However, before the plan was officially announced, it was unexpectedly criticized by Beijing, but unexpectedly, French President Macron also objected to the plan.</text:p>
      <text:p text:style-name="P4">
According to the "Financial Times", Macron said in a public speech in Slovakia that <text:a xlink:type="simple" xlink:href="https://www.dw.com/zh/zh/英媒馬克宏反對北約在日本設辦事處/a-65834394" text:style-name="Internet_20_link" text:visited-style-name="Visited_20_Internet_20_Link">
NATO must stay in the category of the North Atlantic, "If we try to expand the geographical category of NATO, it will be a great mistake."</text:a>
Patrick Cronin, head of the Asia -Pacific Affairs Institute of Washington Think Tank Hudson Institute, told Germany that French President Macron's rejection of Japan "shocked the Japanese."</text:p>
      <text:p text:style-name="P4">
Cronin said that Macron will set up a small problem such as the Tokyo contact office, which is deemed to be a major foreign policy change. This approach is "very ridiculous". He added that Macron did this likely to protect the business interests of France and Beijing, and at the same time to create a European protector image that avoids Europe's involving Sino -US conflict.</text:p>
      <text:p text:style-name="P4">
Cronin said, in this way, Macron can sell himself from China: "You see, I am trying to keep Europe and the United States independent and avoid European affairs in Europe."</text:p>
      <text:h text:style-name="P12" text:outline-level="3">
<text:span text:style-name="T4">
as an intermediary of China -Europe relations</text:span>
</text:h>
      <text:p text:style-name="P4">
Janneleino, an expert in diplomatic and security affairs, has lived in China for many years. He partially agreed with Croonin's point of view, but he also said that Macron's behavior has another explanation. Renault said: "At that time, the affairs involved in European -China relations, China would find former German Prime Minister Merkel to coordinate. I think Macron wants to pick up Merkel's class and act as a middleman role."</text:p>
      <text:p text:style-name="P4">
Renault said: "France actually hopes that Europe can get involved in Indo -Pacific affairs, but does not want to appear there as a NATO partner. If the European Union participates in the Indo -Pacific Affairs, then France as the EU country, of course It's important. "</text:p>
      <text:h text:style-name="P12" text:outline-level="3">
<text:span text:style-name="T4">
China Warning: NATO should stay away from Asia</text:span>
</text:h>
      <text:p text:style-name="P4">
No matter what Macron's motivation is, he is welcomed by Beijing's position to open the Tokyo contact office. On June 6, a spokesman for the Chinese Ministry of Foreign Affairs, Wang Wenbin, responded to Macron's related statement: "Asia is not the geographical category of North Atlantic, nor does it need to establish the so -called" Asia -Pacific version of NATO ' What does it mean for transactions and provocative camp confrontation? "</text:p>
      <text:p text:style-name="P4">
Wang Wenbin said that the attitudes of most regions on the relevant issues are very clear: "Oppose to put together various military groups in the region. Re -acting in Asia. "</text:p>
      <text:p text:style-name="P4">
In the end, Wang Wenbin also issued a direct warning to Japan: "Japan should also make a correct judgment that meets regional stability and development benefits. Do not do things that destroy the mutual trust between countries and damage the regional peace and stability."</text:p>
      <text:p text:style-name="P4">
On January 31st, NATO Secretary -General Stoltenberg held a meeting with Japanese Prime Minister Kishita.</text:p>
      <text:p text:style-name="P4">
On Wednesday, at a press conference held before the NATO Minister of Defense, a reporter from a Chinese media group asked whether NATO had an intention to enter Asia in the east, and Stoltenberg refuted this speculation. He said: "No one has such a plan."</text:p>
      <text:p text:style-name="P4">
But Stoltenberg also expressed the need to strengthen cooperation with the Pacific region: "China has enhanced military reserve and threatened to neighboring countries."</text:p>
      <text:p text:style-name="P4">
For this purpose, the upcoming NATO summit will also issue invitations to Japan, South Korea, Australia and New Zealand. Last summer, the leader of the above country attended the NATO summit for the first time.</text:p>
      <text:p text:style-name="P4">
In addition, NATO is still being discussed alone with the above -mentioned four countries, hoping to upgrade the current "global partner" of the four countries to the "tailor -made partnership" (ITTP), so that NATO and these countries will carry out network security in network security in network security in network security , New Technology, Climate Protection, and bilateral cooperation in the national defense industry.</text:p>
      <text:h text:style-name="P12" text:outline-level="3">
<text:span text:style-name="T4">
动 Passive is active</text:span>
</text:h>
      <text:p text:style-name="P4">
Regarding China's position in the establishment of a liaison office in Tokyo, Renault made different suggestions. He said: "Since Macron believes that we should not set up a liaison office in Tokyo, because this will annoy China. So why do we talk about direct talks on this issue on this issue?"</text:p>
      <text:p text:style-name="P4">
Renault believes that whether it is NATO or Beijing, they have publicly expressed their willingness to conduct dialogue. "Both parties continue to reiterate the willingness to carry out dialogue in public, so why don't we try?"</text:p>
      <text:p text:style-name="P4">
Renault said that if Beijing rejected NATO's conversation suggestions, then China is not so straightforward to oppose India -Pacific countries with NATO.</text:p>
      <text:p text:style-name="P4">
News Source: <text:a xlink:type="simple" xlink:href="https://www.dw.com/zh/北约与印太：-开设东京办事处阻力重重/a-65941895" text:style-name="Internet_20_link" text:visited-style-name="Visited_20_Internet_20_Link">
https://www.dw.com/zh/北约与印太：-开设东京办事处阻力重重/a-65941895?maca=chi-rss-chi-all-1127-rdf</text:a>
</text:p>
      <!--NEWS-->
      <text:h text:style-name="P10" text:outline-level="1">
<text:span text:style-name="T4">
"Hello Hello?": Sydney Art Exhibition Reconstruction of Hong Kong people's historical memory</text:span>
</text:h>
      <text:p text:style-name="P4">
Author: None</text:p>
      <text:p text:style-name="P4">
Publisher: Radio Free Asia (Organization)</text:p>
      <text:p text:style-name="P4">
Published Time: 2023-06-16T13:38:00-04:00</text:p>
      <text:p text:style-name="P4">
Modified Time: 2023-06-17T09:33:45-04:00</text:p>
      <text:p text:style-name="P4">
Description: None</text:p>
      <text:p text:style-name="P4">
Videos: []</text:p>
      <text:p text:style-name="P4">
Audios: ["<text:a xlink:type="simple" xlink:href="https://www.rfa.org/mandarin/yataibaodao/kejiaowen/cl-061620231045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88615in" draw:z-index="0">
<draw:image xlink:href="../Images/rfamandarin/2023-06-16T13-38-00-04-00/000000.png" xlink:type="simple" xlink:show="embed" xlink:actuate="onLoad" draw:mime-type="image/png"/>
</draw:frame>
The curator Pamelaleung said that the historical memory and cultural identity of the Hong Kong people is "Hello hello?" 家 The common attention of the 12 artists. <text:a xlink:type="simple" xlink:href="https://www.rfa.org/mandarin/yataibaodao/kejiaowen/cl-06162023104545.html/@@images/image" text:style-name="Internet_20_link" text:visited-style-name="Visited_20_Internet_20_Link">
</text:a>
Reporter Qiu Dezhen <text:a xlink:type="simple" xlink:href="https://www.rfa.org/mandarin/yataibaodao/kejiaowen/cl-06162023104545.html/@@stream" text:style-name="Internet_20_link" text:visited-style-name="Visited_20_Internet_20_Link">
Audio-Link: https: //www.rfa.org/mandarin/yataibao/kejiaowen/cl-06162023104545.html/@stream</text:a>
A contemporary art exhibition with the theme of Hong Kong people's fighting memory and identity as the theme has been held in Sydney, Australia on the 16th. The curator, exhibitor and organizer of the exhibition pointed out that in the face of the rapid changes in the political and social situation in Hong Kong in recent years, they tried to continue Hong Kong culture through artistic works.</text:p>
      <text:p text:style-name="P4">
<text:span text:style-name="T4">
<text:span text:style-name="T5">
 <text:a xlink:type="simple" xlink:href="https://www.rfa.org/mandarin/yataibaodao/renquanfazhi/cl-06052023101606.html" text:style-name="Internet_20_link" text:visited-style-name="Visited_20_Internet_20_Link">
Sydney has held the June 4th Mourning event for two consecutive days to defend history by action</text:a>
</text:span>
* </text:span>
<text:span text:style-name="T5">
 <text:a xlink:type="simple" xlink:href="https://www.rfa.org/mandarin/yataibaodao/renquanfazhi/cl-05292023105826.html" text:style-name="Internet_20_link" text:visited-style-name="Visited_20_Internet_20_Link">
Do not fear the intimidation and disturb the Chinese Chinese people stand up and mourn "June 4th"</text:a>
</text:span>
<text:span text:style-name="T5">
 </text:span>
<text:span text:style-name="T4">
 <text:a xlink:type="simple" xlink:href="https://www.rfa.org/mandarin/yataibaodao/gangtai/cl-04172023114847.html" text:style-name="Internet_20_link" text:visited-style-name="Visited_20_Internet_20_Link">
Responsible for the Global Solidarity of the 47th Case of Hong Kong, the defendant defendant in the Sydney people's city center silent station</text:a>
</text:span>
</text:p>
      <text:p text:style-name="P4">
In the exhibition field, dozens of anti -disputes wearing goggles and anti -virus masks are scattered; at the same time, more the same puppets are hidden in multiple cartons - The installation "Pedestrian Pedestrian Road". This Cantonese translated into Mandarin means "returning to the sidewalk". It is a instruction that the Hong Kong police often shouted when the protests on the road were driving away the road. Therefore, it has also become a familiar sentence in recent years in Hong Kong people.</text:p>
      <text:p text:style-name="P4">
Zheng Yong'er is one of the curators of this exhibition, and also an exhibitors. She told this station that the state of these puppets presented is symbolizing the situation of Hong Kong people -some people are separated from all over the place, while some people have no people. free. she says:</text:p>
      <text:p text:style-name="P4">
"Most of the faces of the puppet are in the direction that the visitors are invisible; because many people still cannot open their faces even after leaving Hong Kong."</text:p>
      <text:p text:style-name="P4">
Jane Poon, chairman of the exhibition organizer, revealed to this station that a batch of puppets used by the installation "Fanfan Pedestrian Road" were donated by an anonymous elderly to help Hong Kong people from all over the country. Organize fundraising services. she says:</text:p>
      <text:p text:style-name="P4">
"Visitors can also donate, and then take a puppet home."</text:p>
      <text:p text:style-name="P4">
Zheng Yong'er's other work shows a sentence with neon tube "Hello hello? 也 ── This sentence is also the theme of this exhibition. She explained that this work focused on the recognition of Hong Kong people; she said:</text:p>
      <text:p text:style-name="P4">
"It is to greet Hong Kong people who have experienced changes in recent years and discrete."</text:p>
      <text:p text:style-name="P4">
The neon lamp signboard was originally characterized by the streets of Hong Kong, but most of them have been demolished by the government now. Therefore, the neon lamp tube also symbolizes the official memory of the official. In this regard, Zheng Yong'er specially customized a group of neon lamps that say "Hello Hello?", And then returned to Sydney to show it to continue the memory of Hong Kong people. she says:</text:p>
      <text:p text:style-name="P4">
"Neon lamps carry a identity identity Lenovo; when they see the neon pipe, many people will immediately think of Hong Kong."</text:p>
      <text:p text:style-name="P4">
The installation of the image artist TSE Ming Chong "has light in the darkness". On a common printed disk in a photography dark room, a photo of black is turned into black after exposure. He told this station that the work was a metaphor for the shock that the Hong Kong "Rebellion China" campaign in 2019 was brought to him. He said:</text:p>
      <text:p text:style-name="P4">
"This is a general black and white photo paper, which will appear black images after exposure; it means it records too many images in 2019, so it is all black; There was once appearing light. "</text:p>
      <text:p text:style-name="P4">
The installation of the image artist TSE Mingchong (there is light in the darkness ", which is metaphorically the darkness and light of the Hong Kong" anti -delivery "campaign in 2019. (Reporter Qiu Dezhen) <text:a xlink:type="simple" xlink:href="https://www.rfa.org/mandarin/yataibaodao/kejiaowen/cl-06162023104545.html/02.png" text:style-name="Internet_20_link" text:visited-style-name="Visited_20_Internet_20_Link">
</text:a>
In addition to the memory of the memory of the people, the hundreds of photos of Xie Mingzhuang's other two works "Dance photos" and "Horse Run" also witnessed the daily life scene under the historical change.</text:p>
      <text:p text:style-name="P4">
Zheng Yong'er pointed out that most of the 12 participating authors are Hong Kong artists currently living in Australia; and the historical memory and cultural identity of Hong Kong people are the common attention of these artists.</text:p>
      <text:p text:style-name="P4">
Zheng Yong'er mentioned that although there are many art exhibition spaces in Sydney who accept Chinese capital or worry about the Chinese market, there are also many other galleries who are willing to show attention to Hong Kong issues. Regarding "Hello hello?" Details, see ArticulatingProjectSpace.org or www.facebook.com/auhklink/.</text:p>
      <text:p text:style-name="P4">
Reporter: Qiu Dezhen Responsible: 梒 梒 网 Editor: He Fu</text:p>
      <text:p text:style-name="P4">
News Source: <text:a xlink:type="simple" xlink:href="https://www.rfa.org/mandarin/yataibaodao/kejiaowen/cl-06162023104545.html" text:style-name="Internet_20_link" text:visited-style-name="Visited_20_Internet_20_Link">
https://www.rfa.org/mandarin/yataibaodao/kejiaowen/cl-06162023104545.html</text:a>
</text:p>
      <!--NEWS-->
      <text:h text:style-name="P10" text:outline-level="1">
<text:span text:style-name="T4">
German media: The White House hopes to enter the dialogue track with Beijing</text:span>
</text:h>
      <text:p text:style-name="P4">
Author: None (Language: zh)</text:p>
      <text:p text:style-name="P4">
Publisher: None</text:p>
      <text:p text:style-name="P4">
Time: 2023-06-16T14:23:00Z</text:p>
      <text:p text:style-name="P4">
Description: The "South Germany" commented on Bronken's visit to China this weekend that the visiting space of the US Secretary of State opened the dialogue of Sino -US relations; the German "Times Weekly" also focused on this topic, saying that this will be a difficult diplomacy trip. China may be more willing to talk to other US ministers.</text:p>
      <text:p text:style-name="P4">
Videos: []</text:p>
      <text:p text:style-name="P4">
Images: []</text:p>
      <text:p text:style-name="P4">
Subject: 评论分析</text:p>
      <text:p text:style-name="P4">
Subjects: ['德中关系', '薄熙来', '专题报道：习近平访美', '中国共产党', '专题报道：全景观看“习马会”', '中国反腐风暴', '空气污染', '20国集团', '北京', '毛泽东']</text:p>
      <text:p text:style-name="P4">
Keywords: ['布林肯', '访华', '北京', '习近平', '白宫', '外交', '对话']</text:p>
      <text:p text:style-name="P4">
Id: 65943479</text:p>
      <!--METADATA-->
      <text:p text:style-name="P4">
<text:a xlink:type="simple" xlink:href="https://www.dw.com/zh/overlay/image/article/65943479/61944623" text:style-name="Internet_20_link" text:visited-style-name="Visited_20_Internet_20_Link">
 </text:a>
Blingken visited China: Go to Beijing to talk about it</text:p>
      <text:p text:style-name="P4">
(Voice of Germany Chinese website) This weekend, US Secretary of State Brills will go to Beijing to start his since taking office <text:a xlink:type="simple" xlink:href="https://www.dw.com/zh/zh/布林肯预计18日访华-着眼管控风险/a-65878688" text:style-name="Internet_20_link" text:visited-style-name="Visited_20_Internet_20_Link">
First China Journey</text:a>
Essence The commentator of the "South German will" believes that the US Secretary of State Brills has a simple goal when visiting Huai Huai: <text:a xlink:type="simple" xlink:href="https://www.sueddeutsche.de/politik/usa-china-tony-blinken-supermaechte-diplomatie-spionageballon-1.5937299" text:style-name="Internet_20_link" text:visited-style-name="Visited_20_Internet_20_Link">
He is just "Er Will Ja Nur Reden"</text:a>
However, this move will break the current deadlock of Sino -US relations, start a series of bilateral ministerial meetings, and lay the foundation for the direct meeting of leaders of the two countries in November this year.</text:p>
      <text:p text:style-name="P4">
The author pointed out that the White House hopes to re -lead Sino -US relations to the diplomatic track and think of it as the focus of its foreign policy:</text:p>
      <text:p text:style-name="P4">
"In the complex process of approaching each other, at least the United States has a relatively simple view that if you don't want to make your mind a simple eagle, and cause war, even if it is completely accidental, then Beijing and Washington must use a foreign language tone as soon as possible as soon as possible Talking. Political management of bilateral relations and returning to the Internet of Diplomacy are the central content of the White House policy. In this regard, Beijing knows that if the world is divided into two major camps that are not compatible with water and fire, it will have to suffer huge economic losses. "</text:p>
      <text:p text:style-name="P4">
"The idea of being out of the United States and the influence between two camps has been proven to be disconnected from reality. On the contrary, Western investors hurriedly left China in a batch of political ice. Ryan's concept of "lowering risk 'instead of" decoustile' is not only guiding the European strategy, but also to point the direction for the US strategy.</text:p>
      <text:p text:style-name="P4">
Looking at this way, the mission of visiting China is actually so simple: the United States hopes to enter the dialogue level with China. Careful dialogue on military reserve control can be tentative as the first step. In order to achieve this goal, even if the Bayeng government ushered in <text:a xlink:type="simple" xlink:href="https://www.dw.com/zh/zh/中美外长通话-秦刚暗指双边关系困难责任在美方/a-65910231" text:style-name="Internet_20_link" text:visited-style-name="Visited_20_Internet_20_Link">
the opponent's oral stew to drink</text:a>
Will not resign. "</text:p>
      <text:p text:style-name="P4">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 -the -worl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Whether the visits of Brinkeitan are successful, depending on whether Xi Jinping meets </text:span>
Author Steffen Richter pointed out that China and the United States are currently facing a series of deep conflicts, <text:a xlink:type="simple" xlink:href="https://www.dw.com/zh/zh/布林肯訪華在即-美不期望雙邊關係突破/a-65917669" text:style-name="Internet_20_link" text:visited-style-name="Visited_20_Internet_20_Link">
these cannot be solved by Broncane's visit</text:a>
Essence "Xi Jinping, a Chinese political strong man, has expressed his dissatisfaction with the US (to China) policy. He said in March that the West, led by the United States, is‘ comprehensive curbing, being blocked and suppressed by China. Chinese leaders are so clear It is unusual to express an attitude and prove how bad the relationship between the two parties is. "</text:p>
      <text:p text:style-name="P4">
The article subsequently stated that the voices of the general decoupling of the Chinese economy in the United States have been replaced by the reducing risks proposed by the European Commission Chairman Feng Delin. "Translated, this means that instead of being economically far away from China, it is better not to buy important raw materials such as rare earth from China." This economic threat is particularly prompted to end the silence and start dialogue, because after the end of the new championship control measures, The Chinese economy has not really taken off.</text:p>
      <text:p text:style-name="P4">
"And Brinken represents the United States curb policy. The US media Politico reported that ... China is more willing to talk to US trade representatives Daiqi and Commercial Minister Raymond. In Beijing, Brinken will talk about some hot spots in Western eyes Topic. The question is how much progress can he achieve. In the end, whether his visit is successful or not, <text:a xlink:type="simple" xlink:href="https://www.dw.com/zh/zh/布林肯傳數週內訪華-或見習近平/a-65845535" text:style-name="Internet_20_link" text:visited-style-name="Visited_20_Internet_20_Link">
will also depend on whether he is accepted by Chinese leader Xi Jinping. "</text:a>
</text:p>
      <text:h text:style-name="P12" text:outline-level="3">
<text:span text:style-name="T4">
Interview: The United States is time to indicate the willingness to dialogue</text:span>
</text:h>
      <text:p text:style-name="P4">
<text:span text:style-name="T5">
Inding the content of other media, does not represent the position or view of the Voice of Germany. _ </text:span>
 _ 吧 _</text:p>
      <text:p text:style-name="P4">
News Source: <text:a xlink:type="simple" xlink:href="https://www.dw.com/zh/德语媒体：白宫希望同北京进入对话轨道/a-65943479" text:style-name="Internet_20_link" text:visited-style-name="Visited_20_Internet_20_Link">
https://www.dw.com/zh/德语媒体：白宫希望同北京进入对话轨道/a-65943479?maca=chi-rss-chi-all-1127-rdf</text:a>
</text:p>
      <!--NEWS-->
      <text:h text:style-name="P10" text:outline-level="1">
<text:span text:style-name="T4">
Youth unemployment new high Chinese society is like a stress cooker? What &amp; quot; extreme situation &amp; quot;? (Dai Zhongren/Chen Pokong/Chen Songxing) | Asia wants to talk about it</text:span>
</text:h>
      <text:p text:style-name="P4">
Author: None</text:p>
      <text:p text:style-name="P4">
Publisher: Radio Free Asia (Organization)</text:p>
      <text:p text:style-name="P4">
Published Time: 2023-06-16T16:00:00-04:00</text:p>
      <text:p text:style-name="P4">
Modified Time: 2023-06-16T19:04: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88615in" draw:z-index="0">
<draw:image xlink:href="../Images/rfamandarin/2023-06-16T16-00-00-04-00/000000.png" xlink:type="simple" xlink:show="embed" xlink:actuate="onLoad" draw:mime-type="image/png"/>
</draw:frame>
 <text:a xlink:type="simple" xlink:href="https://www.rfa.org/mandarin/duomeiti/yazhou-henxiangliao/yz-06162023135901.html/@@images/image" text:style-name="Internet_20_link" text:visited-style-name="Visited_20_Internet_20_Link">
</text:a>
Radio of Liberty Asia</text:p>
      <text:p text:style-name="P4">
"#Extreme" is becoming a new slogan in China. The General Secretary of the Communist Party of China#Xi Jinping recently proposed "#Extreme Thinking", "#Extreme Conditions" and "#中 中 中#", which caused speculation. According to media analysis, these words suggest that the tension may be upgraded, and it means that Xi Jinping is stepping up to plan a conflict for China. Current political critic #时 时 时, director of the New Economic Policy Research Center of Taiwan Donghua University, #时 时 时 said that Xi Jinping pushed the international environment to lead to "extreme conditions", which may include war, economy, food, and social turmoil. It is really a rolling of the wrong decision. China's economy is serious, and the unemployment rate of youth has reached 20.8%. Young people#lying flat on the scene beyond imagination. The Chinese economy is not a "small cold". It has entered the intensive care unit and has been accumulated for decades. Foreign capital withdrawal is difficult to turn back, and social problems may erupt in three to five years.</text:p>
      <text:p text:style-name="P4">
News Source: <text:a xlink:type="simple" xlink:href="https://www.rfa.org/mandarin/duomeiti/yazhou-henxiangliao/yz-06162023135901.html" text:style-name="Internet_20_link" text:visited-style-name="Visited_20_Internet_20_Link">
https://www.rfa.org/mandarin/duomeiti/yazhou-henxiangliao/yz-06162023135901.html</text:a>
</text:p>
      <!--NEWS-->
      <text:h text:style-name="P10" text:outline-level="1">
<text:span text:style-name="T4">
Column | Interpretation of Xinjiang: Uyghur Hat Makers and Women's Prison; U.S. proposals give Uighurs to prioritize refugees</text:span>
</text:h>
      <text:p text:style-name="P4">
Author: None</text:p>
      <text:p text:style-name="P4">
Publisher: Radio Free Asia (Organization)</text:p>
      <text:p text:style-name="P4">
Published Time: 2023-06-16T16:48:00-04:00</text:p>
      <text:p text:style-name="P4">
Modified Time: 2023-06-16T20:17:21-04:00</text:p>
      <text:p text:style-name="P4">
Description: None</text:p>
      <text:p text:style-name="P4">
Videos: []</text:p>
      <text:p text:style-name="P4">
Audios: ["<text:a xlink:type="simple" xlink:href="https://www.rfa.org/mandarin/zhuanlan/jieduxinjiang/xinjiang-061620230929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19379in" draw:z-index="0">
<draw:image xlink:href="../Images/rfamandarin/2023-06-16T16-48-00-04-00/000000.png" xlink:type="simple" xlink:show="embed" xlink:actuate="onLoad" draw:mime-type="image/png"/>
</draw:frame>
Member of the Senate Foreign Committee, Republican Senator Marcorubio(Right)And Jeff Merkley, on May 31st, proposed the "Uyghur GenocideAcoundAbility and Sanctions Act) France-Presse France-Presse/RFA synthesis <text:a xlink:type="simple" xlink:href="https://www.rfa.org/mandarin/zhuanlan/jieduxinjiang/xinjiang-06162023092951.html/@@stream" text:style-name="Internet_20_link" text:visited-style-name="Visited_20_Internet_20_Link">
Audio-https: // www . RFA.ORG/MANDARIN/ZHuanlan/Jieduxinjiang/xinjiang-06162023092951.html/@@ STREAM</text:a>
A Uyghur hat -making couple was arrested in 2017 because the Chinese authorities were arrested in Xinjiang's large -scale arrest of Muslim ethnic minorities in Xinjiang. People who knew the situation of the couple had now confirmed that they died in prison during his sentence. In addition, according to the US prohibition of imports related to slavery, the French Senate recently approved a bill of seeking the EU version. The US Congress proposed a two -party bill, giving priority to the Uyghur refugee status. A supporter said that "the United States cannot refuse those who escape from this persecution." In this episode, we will learn about the relevant situation together. The conversation of relevant people was recorded by Anke.</text:p>
      <text:p text:style-name="P4">
According to sources, Hagi Ahong and his wife bought Hepipiham as a resident in Bachu County, Kashgar. The authorities arrested them on the grounds of "illegal" religious activities in 2017. They were sentenced to 10 years in 2019 in Tumutuk Prison.</text:p>
      <text:p text:style-name="P4">
The prison is imprisoned for other people who have been arrested at the famous Uighurs and ordinary Uighurs in 2017. The authorities have detained them in the "re -education" camp and prison. Discover in religious activities abroad.</text:p>
      <text:p text:style-name="P4">
The Chinese government has been severely criticized by the international community for seriously infringement of Muslims' rights (including forced labor).</text:p>
      <text:p text:style-name="P4">
Several Western Parliament, including the German Federal House, has announced that these infringements have constituted racial extinction or harm to human beings.</text:p>
      <text:p text:style-name="P4">
According to an exile from Tumutuk in Radio Asia's earlier report, the Tumutuk prison authorities released several detained Uyghur bodies. A week secretly died in prison.</text:p>
      <text:p text:style-name="P4">
Based on this information, Radio Free Asia confirmed that the body of the Uyghur motorcycle repairman bought the Memettursun Metniyaz belongs to one of the remains returned to his relatives. The resident of Bachu County went to the Micathards in Saudi Arabia many years ago. In early 2017, he was imprisoned for completing the Micia's pilgrimage journey.</text:p>
      <text:p text:style-name="P4">
The Bachu County Police, which was contacted by Radio Free Asia, also confirmed that one week before the Eid holiday, the body of the death prisoner had returned to their family, but they said they did not know the exact number or cause of death.</text:p>
      <text:p text:style-name="P4">
A staff member of the Bachu County Police Department demanded anonymous because he was not authorized to speak to the media. He told Radio Liberty Radio in Tumukuk's prisoner who had died in prison. One of the family.</text:p>
      <text:p text:style-name="P4">
The staff member also said that there have been rumors that the prisoners who died before the holiday had eaten contaminated food in prison, but Radio Free Asia could not determine the authenticity of the news.</text:p>
      <text:p text:style-name="P4">
Another employee of the Bachu County Police Department confirmed that Harji Ahong, who was in his 70s, and his 60 -year -old wife have been serving in prison since 2019. she says,</text:p>
      <text:p text:style-name="P4">
"They are old couples. Both died."</text:p>
      <text:p text:style-name="P4">
In addition, a recently submitted to the US Senate will force enterprises to disclose the connection between the US Securities and Exchange Commission and the forced Uighurs to work, and provide funds for those who escape from Xinjiang to counterattack the Chinese government's propaganda.</text:p>
      <text:p text:style-name="P4">
Earlier, the French Senate passed a bill, which urged the European Union to follow the ban on the United States prohibiting the import of goods related to Uighur labor. French legislators said that the ban has entered the European single market for many such commodities.</text:p>
      <text:p text:style-name="P4">
According to a press release, in addition to the request to submit documents to the US Securities and Exchange Commission, the new bill of the US Senate will also expand existing travel restrictions on Chinese officials related to ethnic extinction, and will "counterattack the broadcast plan for China to propagate". Provide further funds.</text:p>
      <text:p text:style-name="P4">
The Uyghur racial extinction accountability and sanctions bill proposed by the Florida Republican Senator Mark Rubio and the Oregon Democratic Senator Jeff Merckley will also provide funds for the ongoing Uyghur culture and language protection projects.</text:p>
      <text:p text:style-name="P4">
Rubio said in the press release: "On the basis of the current legislation, the two -hospital bill aims to strengthen the second -level sanctions that provide assistance to Uighurs for the Communist Party of China to the Communist Party of China."</text:p>
      <text:p text:style-name="P4">
Rubio and Merckley said that if the draft of the bill is passed, it will help fill the loopholes in the 2021 "Uighurs Forced Labor Prevention Law" and further punish those who profit from Uyghur slave labor.</text:p>
      <text:p text:style-name="P4">
However, to be a law, it must first be approved by the Senate's committee, then vote in the Senate, and then obtained the House of Representatives.(ChrisSmith)support.</text:p>
      <text:p text:style-name="P4">
On the other side of the Atlantic Ocean, French Senator approved a resolution on May 31, calling on the European version of the "Uighur Forced Labor Prevention Law" to prohibit imports related to slavery.</text:p>
      <text:p text:style-name="P4">
Mélanie Vogel, the European Ecological -Green Party, representatives living abroad, told Liberty Radio that her party proposed to put legislation to pressure EU officials.</text:p>
      <text:p text:style-name="P4">
In the single market in Europe, 27 EU member states have no right to unilaterally change trade policies, and the EU unified import and export laws. Vogel said,</text:p>
      <text:p text:style-name="P4">
"This resolution is basically required to introduce a very effective mechanism in the EU. It is forbidden to use the level of forced labor manufacturing. Basically, it requires the French government to promote this position in the European Union.</text:p>
      <text:p text:style-name="P4">
Vogle said that the EU's existing proposal on this issue only proves that the goods are related to slavery in a wide range of legal procedures, and then seek to prohibit imported goods. However, she said that the French Senate tended to implement the ban on the "mechanism introduced by the United States". The ban assumes that the commodities made in Xinjiang involve slave labor. Vogel said,</text:p>
      <text:p text:style-name="P4">
"Therefore, the responsibility for proof is on the company who wants to export goods to the EU market, rather than human rights activists to prove that there is indeed a violation of human rights. They must prove that they have not used forced labor.""Products made by Uyghur forced labor that cannot enter the United States are entering the European market. This is why it is extremely important to pass such legislation in Europe. Pressure is very important. In order to have a real impact, all 27 EU members need to pass a unified legislation. "</text:p>
      <text:p text:style-name="P4">
It is also reported that the US Congress has recently proposed a two -party bill in Congress, which will give priority to the Uighurs who have escaped the persecution of China.</text:p>
      <text:p text:style-name="P4">
The bill will designate Uighurs and other ethnic groups persecuted by the Chinese government as a second priority or P-2, and speed up their ability to apply for shelter in the United States.</text:p>
      <text:p text:style-name="P4">
One of the sponsor of the Uyghur Human Rights Protection Act, from the Virginia Democratic Representative, Jenniferwkson, said, "The Uyghur and other ethnic minorities faced in the hands of the Chinese government. The persecution ignores it. "</text:p>
      <text:p text:style-name="P4">
In addition to Wickston, the Florida Republicans Maria Elvila Saracha, New York Democratic Democratic Personal Reagoli Micks, Virginia Democratic Democratic Democratic Democrat Representatives proposed the bill on June 7.</text:p>
      <text:p text:style-name="P4">
The title of P-2 is a Uyghur who has been oppressed by China for expressing political views and religious beliefs or participating in political, religious and cultural activities. Those who are designated will receive special humanitarian help and will be re -resettled and the US asylum procedures.</text:p>
      <text:p text:style-name="P4">
The bill also sought to protect Uyghur refugees from countries outside the United States, and preferentially considers the diplomatic efforts of the United States in countries that usually face huge pressure from the Chinese government to extradite Uighurs back to China.</text:p>
      <text:p text:style-name="P4">
On the occasion of this move, the Uyghur Human Rights Organization called on the international community to take specific actions to oppose the right to seriously violate the Muslim group of the Xinjiang Uyghur Autonomous Region.</text:p>
      <text:p text:style-name="P4">
China's suppression of Xinjiang Uyghur and other Turkic minorities can be investigated. The Uighurs are detained, torture, sexual assault, forced labor, and the separation of Uyghur children from the parents from the prison in the "re -education" camp. It is reported by hand report.</text:p>
      <text:p text:style-name="P4">
In the statement, Micks said: "The United States cannot simply condemn Beijing's ethnic extinction and pat their backs." "We are responsible for morality and international responsibilities to provide those who try to escape from the Chinese government's atrocities in Xinjiang assistance.</text:p>
      <text:p text:style-name="P4">
"It is the right way to provide expanded refugee protection to Uighurs and other ethnic minorities, and it is also a clear way to prove that the United States is consistent with human rights and deeds on human rights issues."</text:p>
      <text:p text:style-name="P4">
Ruxian Abbas, director of the Uyghur Movement Executive of Human Rights Organization, said that the introduction of the bill is a key step in solving the dilemma of the Uyghur.</text:p>
      <text:p text:style-name="P4">
"As early as 2020, when the US Secretary of State Mike Pompeo acknowledged that China was extinct for the Uighurs and committed harm to human beings, it should have happened. At least, the most important thing is to formulate a bill to help speed up to speed up it. Uyghur asylum cases that have lived in the United States for many years and have been waiting for case resolution for a long time. "</text:p>
      <text:p text:style-name="P4">
The President of the World Uyghur Congress Dorin Aisha said that the passage of the bill will be the "important milestone" of the Canadian government after accepting 10,000 Uighur refugees, and provides encouragement for Uighurs who escape from China to other countries.</text:p>
      <text:p text:style-name="P4">
In February of this year, the Canadian Parliament unanimously adopted a motion for the reorganization of Uighur refugees in Canada to respond to the Chinese government forcibly repatriated the Muslim group members to repatriate China because they may be persecuted in China.</text:p>
      <text:p text:style-name="P4">
The Canadian government re -resettlement with Uyghur from other countries, not directly from China, and the plan is expected to begin in 2024.</text:p>
      <text:p text:style-name="P4">
Writing, hosting, production: Chen Aizheng</text:p>
      <text:p text:style-name="P4">
News Source: <text:a xlink:type="simple" xlink:href="https://www.rfa.org/mandarin/zhuanlan/jieduxinjiang/xinjiang-06162023092951.html" text:style-name="Internet_20_link" text:visited-style-name="Visited_20_Internet_20_Link">
https://www.rfa.org/mandarin/zhuanlan/jieduxinjiang/xinjiang-06162023092951.html</text:a>
</text:p>
      <!--NEWS-->
      <text:h text:style-name="P10" text:outline-level="1">
<text:span text:style-name="T4">
The Canadian Supreme Court ruled that the immigration agreement between the United States and Canada</text:span>
</text:h>
      <text:p text:style-name="P4">
Publisher: 法新社</text:p>
      <text:p text:style-name="P4">
Published Time: 2023-06-17T-1:02:08+00:00</text:p>
      <text:p text:style-name="P4">
Modified Time: 2023-06-17T11:50:01+00:00</text:p>
      <text:p text:style-name="P4">
Description: (Agence France -Presse Montreal, 16th) The Supreme Court of Canada today ruled to maintain the "Security Third Kingdom Agreement" between the US -Canada immigration agreement, allowing the Canadian authorities to prohibit the seeking asylum from entering Canada from the United Stat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6-17T-1-02-08-00-00/000000.png" xlink:type="simple" xlink:show="embed" xlink:actuate="onLoad" draw:mime-type="image/png"/>
</draw:frame>
Agence France -Presse reported that in 2004, the "Safe Third Countryagreement" (STCA) stipulated that once the shelter was found to leave the original country, they must submit an application for shelter in the first safe country where they arrived.</text:p>
      <text:p text:style-name="P4">
The judge of the Supreme Court of Canada consensus today that the agreement "has not infringed the right to refugees who request shelter to obtain freedom and safety."</text:p>
      <text:p text:style-name="P4">
In July 2020, a Federal Court judge in Canada ruled that the agreement was invalid because the seal of the shelter would face a harsh detention environment and violate the "Canadian Rights and Freedom Charter" (CanadianCharter of Rights and Freedoms To.</text:p>
      <text:p text:style-name="P4">
Representatives of the proposal group requested the shelter to make legal challenges to the constitutional nature of the agreement. One of the cases of representatives was that a woman in Ethiopia was returned to the United States and was imprisoned alone in a local detention center for one week.</text:p>
      <text:p text:style-name="P4">
The Canadian Supreme Court Judge Nicholaskasirrr said in a ruling that even if he seeks asylum "facing the truth of being repatriated by the United States rather than speculating risks, Canada's legal mechanism provides security valves to prevent such risks."</text:p>
      <text:p text:style-name="P4">
However, the Supreme Court of Canada also instructed that the Canadian federal court should re -review the relevant policies for "concerns about being persecuted based on their own gender".</text:p>
      <text:p text:style-name="P4">
After hearing the news, the Canadian Civil LibertiesAssociation (CCLA) said: "For many refugees, especially self -identity as women or LGBTQIA+(homosexual, bisexual, cross -sex, Cooler, bisexual, and non -sexually sexually sexually, they Ethnic groups, the United States is not a safe country. "</text:p>
      <text:p text:style-name="P4">
The Canadian Citizenship Association pointed out that the risks faced by such people are "arbitrarily detained or imprisoned alone in the United States, and then repatriated to a country that faces persecution, abuse or death."</text:p>
      <text:p text:style-name="P4">
The International Canada of the International Terminal Correspondence called on the Canadian government to withdraw from the agreement as soon as possible. Secretary -General Kettynivyabandi said at the media briefing: "The" Security Third Country Agreement "does push refugees to the serious risk of repatriation, especially those who escape from gender persecution."</text:p>
      <text:p text:style-name="P4">
Beginning in March of this year, immigrants can be sent back by Canada at any place in the United States and Canada. Prior to this, non -official ports such as Roxhamroom Road, southern Monte, entered Canada for asylum.</text:p>
      <text:p text:style-name="P4">
Last year, 40,000 immigrants entered Canada from the United States via Rolackson Road.</text:p>
      <text:p text:style-name="P4">
News Source: <text:a xlink:type="simple" xlink:href="https://www.rfi.fr/cn/%E5%9B%BD%E9%99%85%E6%8A%A5%E9%81%93/20230617-%E5%8A%A0%E6%8B%BF%E5%A4%A7%E6%9C%80%E9%AB%98%E6%B3%95%E9%99%A2%E8%A3%81%E5%AE%9A-%E7%BB%B4%E6%8C%81%E7%BE%8E%E5%8A%A0%E4%B9%8B%E9%97%B4%E7%A7%BB%E6%B0%91%E5%8D%8F%E8%AE%AE" text:style-name="Internet_20_link" text:visited-style-name="Visited_20_Internet_20_Link">
https://www.rfi.fr/cn/%E5%9B%BD%E9%99%85%E6%8A%A5%E9%81%93/20230617-%E5%8A%A0%E6%8B%BF%E5%A4%A7%E6%9C%80%E9%AB%98%E6%B3%95%E9%99%A2%E8%A3%81%E5%AE%9A-%E7%BB%B4%E6%8C%81%E7%BE%8E%E5%8A%A0%E4%B9%8B%E9%97%B4%E7%A7%BB%E6%B0%91%E5%8D%8F%E8%AE%AE</text:a>
</text:p>
      <!--NEWS-->
      <text:h text:style-name="P10" text:outline-level="1">
<text:span text:style-name="T4">
Previous Prime Minister Johnson &amp; Johnson encountered new troubles to write a column for daily posts</text:span>
</text:h>
      <text:p text:style-name="P4">
Publisher: 法新社</text:p>
      <text:p text:style-name="P4">
Published Time: 2023-06-17T-12:32:08+00:00</text:p>
      <text:p text:style-name="P4">
Modified Time: 2023-06-17T06:50:01+00:00</text:p>
      <text:p text:style-name="P4">
Description: (Agence France -Presse, London, 16th) Former British Prime Minister Boris Johnson became the "Daily Mail" new star columnist, but was immediately accused by government regulators. He had caused a series of turmoil in the past 48 hou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6-17T-12-32-08-00-00/000000.png" xlink:type="simple" xlink:show="embed" xlink:actuate="onLoad" draw:mime-type="image/png"/>
</draw:frame>
The British Congress announced yesterday's ruling report that Qiangsheng's violation of COVID-19 (2019 Coronary Virus Diseases) of the official residence party during his tenure of the Prime Minister's office was deliberately misleaded. The "Daily Mail" of the right tilt today immediately announced that Johnson &amp; Johnson will write a column for newspapers every Saturday.</text:p>
      <text:p text:style-name="P4">
In the film released by the "Daily Mail", Johnson &amp; Johnson, who was a journalist, said that he was "very happy" to contribute to the "outstanding appearance", and he said that he would provide "unreserved content".</text:p>
      <text:p text:style-name="P4">
For a long time, the "Daily Mail" of anti -immigrants, anti -awakening, and Brexit has been one of the most loyal support for Johnson &amp; Johnson and the Conservative Party.</text:p>
      <text:p text:style-name="P4">
Johnson &amp; Johnson said that he only wrote political issues when he was "absolutely necessary." In the first column of preview on the Internet, Johnson &amp; Johnson described his endless weight loss fighting.</text:p>
      <text:p text:style-name="P4">
Johnson &amp; Johnson was trying to try a appetite inhibitor to avoid the temptation of "raid the refrigerator at 11:30 pm, and use half a bottle of wine to rush into the belly with the Spanish sausage into the stomach."</text:p>
      <text:p text:style-name="P4">
But if Johnson &amp; Johnson chose to return to a heavier political topic, he had a high -profile platform to retaliate against the current Prime Minister Rishi Sunak.</text:p>
      <text:p text:style-name="P4">
However, the controversial Johnson &amp; Johnson was condemned because he did not comply with the relevant regulations of the officer to accept external appointments.</text:p>
      <text:p text:style-name="P4">
The Business Appointment Consultation Committee (ACOBA) is responsible for reviewing all similar appointments within two years of departure from officials. A spokesman said that Johnson &amp; Johnson will notify the committee half an hour before the "Daily Mail" published a new column news before the news of the news of the new column. Essence</text:p>
      <text:p text:style-name="P4">
The spokesman said that this was a "obvious violation". "We have written to ask Johnson &amp; Johnson to explain and will publish the content of the letter in a timely manner according to our transparent policy." However, the business appointment consultation committee cannot force politicians to refuse an external work invitation, and Johnson &amp; Johnson often ignores the rules. It has been displayed in the report of the Privilege Committee of the House of Commons.</text:p>
      <text:p text:style-name="P4">
News Source: <text:a xlink:type="simple" xlink:href="https://www.rfi.fr/cn/%E5%9B%BD%E9%99%85%E6%8A%A5%E9%81%93/20230617-%E8%8B%B1%E5%89%8D%E9%A6%96%E7%9B%B8%E5%BC%BA%E7%94%9F%E4%B8%BA%E6%AF%8F%E6%97%A5%E9%82%AE%E6%8A%A5%E5%86%99%E4%B8%93%E6%A0%8F-%E9%81%87%E5%88%B0%E6%96%B0%E9%BA%BB%E7%83%A6" text:style-name="Internet_20_link" text:visited-style-name="Visited_20_Internet_20_Link">
https://www.rfi.fr/cn/%E5%9B%BD%E9%99%85%E6%8A%A5%E9%81%93/20230617-%E8%8B%B1%E5%89%8D%E9%A6%96%E7%9B%B8%E5%BC%BA%E7%94%9F%E4%B8%BA%E6%AF%8F%E6%97%A5%E9%82%AE%E6%8A%A5%E5%86%99%E4%B8%93%E6%A0%8F-%E9%81%87%E5%88%B0%E6%96%B0%E9%BA%BB%E7%83%A6</text:a>
</text:p>
      <!--NEWS-->
      <text:h text:style-name="P10" text:outline-level="1">
<text:span text:style-name="T4">
2018 Pittsburgh Jewish Sage Case American Media: American men are convicted</text:span>
</text:h>
      <text:p text:style-name="P4">
Publisher: 法新社</text:p>
      <text:p text:style-name="P4">
Published Time: 2023-06-17T-14:32:08+00:00</text:p>
      <text:p text:style-name="P4">
Modified Time: 2023-06-17T09:20:02+00:00</text:p>
      <text:p text:style-name="P4">
Description: (Agence France -Presse, New York, 16th) U.S. media reported that in 2018, Robert Bowers, an American man (Robert Bowers), a Jewish man who killed 11 Jewish believers in the Pittsburg shooting. All 63 federal crimes including crimes were establish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6-17T-14-32-08-00-00/000000.png" xlink:type="simple" xlink:show="embed" xlink:actuate="onLoad" draw:mime-type="image/png"/>
</draw:frame>
On October 27, 2018, Bowers held a gun in the Jewish Hall of the Tree of Life in Pitsburgh, which was convicted.</text:p>
      <text:p text:style-name="P4">
According to reports from the United States CNN, Broadcasting Corporation (ABC), and other media, 63 federal crimes, including Bowers, who were charged with hate crimes, were guilty of guilty.</text:p>
      <text:p text:style-name="P4">
Now a jury will decide whether Bowers should be sentenced to death for this large -scale shooting.</text:p>
      <text:p text:style-name="P4">
In the trial, the prosecutor said that Powers followed the victims to go to the Jewish Hall and fired a few people at close range.</text:p>
      <text:p text:style-name="P4">
The prosecutor also said that Bowers, who was a truck driver, shouted, "All Jews damn it." At that time, the atrocities of the atrocities made people even more concerned about the retransimer of right -wing extremists and new Nazi.</text:p>
      <text:p text:style-name="P4">
At the time of the incident, the Sabbath of the Life Tree Hall was held. Bowers held a handle of AR-15 semi-automatic assault rifles and three Glock pistols in the big opening killing ring, causing 11 people to die, 6 injured. He was on the spot. Arrested.</text:p>
      <text:p text:style-name="P4">
News Source: <text:a xlink:type="simple" xlink:href="https://www.rfi.fr/cn/%E5%9B%BD%E9%99%85%E6%8A%A5%E9%81%93/20230617-2018%E5%B9%B4%E5%8C%B9%E5%85%B9%E5%A0%A1%E7%8A%B9%E5%A4%AA%E6%9E%AA%E5%87%BB%E6%A1%88-%E7%BE%8E%E5%AA%92-%E7%BE%8E%E5%9B%BD%E7%94%B7%E5%AD%90%E9%81%AD%E5%AE%9A%E7%BD%AA" text:style-name="Internet_20_link" text:visited-style-name="Visited_20_Internet_20_Link">
https://www.rfi.fr/cn/%E5%9B%BD%E9%99%85%E6%8A%A5%E9%81%93/20230617-2018%E5%B9%B4%E5%8C%B9%E5%85%B9%E5%A0%A1%E7%8A%B9%E5%A4%AA%E6%9E%AA%E5%87%BB%E6%A1%88-%E7%BE%8E%E5%AA%92-%E7%BE%8E%E5%9B%BD%E7%94%B7%E5%AD%90%E9%81%AD%E5%AE%9A%E7%BD%AA</text:a>
</text:p>
      <!--NEWS-->
      <text:h text:style-name="P10" text:outline-level="1">
<text:span text:style-name="T4">
Studies: As long as night owls reduce smoking and drinking, sleeping late may not die early</text:span>
</text:h>
      <text:p text:style-name="P4">
Publisher: 法新社</text:p>
      <text:p text:style-name="P4">
Published Time: 2023-06-17T-20:32:07+00:00</text:p>
      <text:p text:style-name="P4">
Modified Time: 2023-06-16T13:35:02+00:00</text:p>
      <text:p text:style-name="P4">
Description: (Agence France -Presse, Paris, 16th) A 37 -year study pointed out today that people who are accustomed to staying up late will not be short -lived than those who are accustomed to getting up early and getting up early -as long as they do not drink and smoke in the long nigh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6-17T-20-32-07-00-00/000000.png" xlink:type="simple" xlink:show="embed" xlink:actuate="onLoad" draw:mime-type="image/png"/>
</draw:frame>
In the past, research showed that people who stay up late and it is difficult to get up early is more likely to suffer from a series of health problems.</text:p>
      <text:p text:style-name="P4">
In 2018, a large -scale study in the UK found that in 6 and a half years, night people have a 10%risk of death than morning people.</text:p>
      <text:p text:style-name="P4">
Although this may be a worrying news for the night owls in the world, this research does not take into account the factors that may cause these deaths, such as alcohol intake.</text:p>
      <text:p text:style-name="P4">
Therefore, Finland researchers published a research on the journal "International Time Biology" reviewed by colleagues, which further discussed this issue.</text:p>
      <text:p text:style-name="P4">
This study tracks the 24,000 homosexual twins in Finland, and in 1981, they asked them to answer themselves as morning people or night people.</text:p>
      <text:p text:style-name="P4">
One -third of them said that they were night -type people, 10%said they were definitely night -type people, and the rest were morning people.</text:p>
      <text:p text:style-name="P4">
Night -type people are often younger, and they also have more tendency to drink and smoke.</text:p>
      <text:p text:style-name="P4">
When the researchers conducted a follow -up study in 2018, more than 8700 of these twins had died.</text:p>
      <text:p text:style-name="P4">
During these 37 years, researchers found that the risk of death was 9%higher than that of various factors due to various factors. This number was similar to the results of the 2018 research.</text:p>
      <text:p text:style-name="P4">
However, the research published today states that the difference is "mainly derived from smoking and alcohol." For example, night owls with less drinking and smoking will not die earlier than morning people.</text:p>
      <text:p text:style-name="P4">
The first author of the Finnish Institute of Occupational Health, studying the first author of the Finnish Vocational Health Research Institute, told Agence France -Presse that the research results showed that night owls could take action to reduce their risk of premature death.</text:p>
      <text:p text:style-name="P4">
Heblin said: "Obviously, night -type people should think more carefully about their intake of alcohol and tobacco."</text:p>
      <text:p text:style-name="P4">
Heblin mentioned that without considering other factors, people's sleep time preferences, also known as "current types", have "rarely or almost no" their mortality.</text:p>
      <text:p text:style-name="P4">
Jeevan Fernando, a current scientist from Cambridge and has not participated in research, told AFP that although the research results were reasonable, there were also limitations.</text:p>
      <text:p text:style-name="P4">
Feinan Du said that the experimental participants were identified as morning or night -type people. This approach "not satisfactory because it does not include any objective information", which is different from modern research methods.</text:p>
      <text:p text:style-name="P4">
News Source: <text:a xlink:type="simple" xlink:href="https://www.rfi.fr/cn/%E7%A7%91%E5%AD%A6%E6%96%B0%E7%9F%A5/20230617-%E7%A0%94%E7%A9%B6-%E5%A4%9C%E7%8C%AB%E5%AD%90%E5%8F%AA%E8%A6%81%E5%87%8F%E5%B0%91%E5%90%B8%E8%8F%B8%E9%A5%AE%E9%85%92-%E6%99%9A%E7%9D%A1%E4%B8%8D%E4%B8%80%E5%AE%9A%E6%97%A9%E6%AD%BB" text:style-name="Internet_20_link" text:visited-style-name="Visited_20_Internet_20_Link">
https://www.rfi.fr/cn/%E7%A7%91%E5%AD%A6%E6%96%B0%E7%9F%A5/20230617-%E7%A0%94%E7%A9%B6-%E5%A4%9C%E7%8C%AB%E5%AD%90%E5%8F%AA%E8%A6%81%E5%87%8F%E5%B0%91%E5%90%B8%E8%8F%B8%E9%A5%AE%E9%85%92-%E6%99%9A%E7%9D%A1%E4%B8%8D%E4%B8%80%E5%AE%9A%E6%97%A9%E6%AD%BB</text:a>
</text:p>
      <!--NEWS-->
      <text:h text:style-name="P10" text:outline-level="1">
<text:span text:style-name="T4">
African leaders visit Zeroski called Russia and Ukraine to negotiate to terminate the war</text:span>
</text:h>
      <text:p text:style-name="P4">
Publisher: 法新社</text:p>
      <text:p text:style-name="P4">
Published Time: 2023-06-17T-26:02:08+00:00</text:p>
      <text:p text:style-name="P4">
Modified Time: 2023-06-17T05:50:02+00:00</text:p>
      <text:p text:style-name="P4">
Description: (Agence France -Presse, Kiev, 16th) African leadership delegation today visited Kiev to visit the Ukrainian President Volodymyr ZELENSKYY, and expressed the idea of hoping that Ukraine could negotiate with Russia and ended the w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6-17T-26-02-08-00-00/000000.png" xlink:type="simple" xlink:show="embed" xlink:actuate="onLoad" draw:mime-type="image/png"/>
</draw:frame>
As Africa was influenced by the Russian and U -wars and caused the rising grain prices, the African delegation expressed their concerns to Ukraine and said that this trip was a "historical task".</text:p>
      <text:p text:style-name="P4">
Shortly after they arrived, Ukraine detected Russian missiles, and the air strike alert rang throughout the country.</text:p>
      <text:p text:style-name="P4">
After talks with Zerosky, South African President Cyril Ramaphosa said the bombing of the missile showed that both sides need to stop war.</text:p>
      <text:p text:style-name="P4">
He said at a press conference: "This war must be resolved, and should be returned to peace through negotiations."</text:p>
      <text:p text:style-name="P4">
He added: "The missiles launched today have not been successfully stopped, nor can we prevent us from continuing to call for the situation."</text:p>
      <text:p text:style-name="P4">
"Because of what we see today, let us call for the situation to cool down." When he explained the need for peace, he repeatedly cited the words of South Africa's first black president Nelson Mandela.</text:p>
      <text:p text:style-name="P4">
This time, the African delegation, including 4 African presidents, were Rama Famasa, Macky Sall, President of Senegal, Hakaindehichilema, and the AFrican Union. Chairman's Comoros President Azali Assoumani.</text:p>
      <text:p text:style-name="P4">
News Source: <text:a xlink:type="simple" xlink:href="https://www.rfi.fr/cn/%E5%9B%BD%E9%99%85%E6%8A%A5%E9%81%93/20230617-%E9%9D%9E%E6%B4%B2%E9%A2%86%E8%A2%96%E5%9B%A2%E8%AE%BF%E6%B3%BD%E4%BC%A6%E6%96%AF%E5%9F%BA-%E5%90%81%E4%BF%84%E4%B9%8C%E8%B0%88%E5%88%A4%E7%BB%88%E6%AD%A2%E6%88%98%E4%BA%89" text:style-name="Internet_20_link" text:visited-style-name="Visited_20_Internet_20_Link">
https://www.rfi.fr/cn/%E5%9B%BD%E9%99%85%E6%8A%A5%E9%81%93/20230617-%E9%9D%9E%E6%B4%B2%E9%A2%86%E8%A2%96%E5%9B%A2%E8%AE%BF%E6%B3%BD%E4%BC%A6%E6%96%AF%E5%9F%BA-%E5%90%81%E4%BF%84%E4%B9%8C%E8%B0%88%E5%88%A4%E7%BB%88%E6%AD%A2%E6%88%98%E4%BA%89</text:a>
</text:p>
      <!--NEWS-->
      <text:h text:style-name="P10" text:outline-level="1">
<text:span text:style-name="T4">
The Biden team continued to pay attention to Tiktok, and the US Department of Commerce released a new network security regulations (Free Version)</text:span>
</text:h>
      <text:p text:style-name="P4">
Author: John D. McKinnon</text:p>
      <text:p text:style-name="P4">
Publisher: 华尔街日报中文网</text:p>
      <text:p text:style-name="P4">
Published Time: 2023-06-17T-7:00:00.000Z</text:p>
      <text:p text:style-name="P4">
Modified Time: 2023-06-17T01:00:00.000Z</text:p>
      <text:p text:style-name="P4">
Created Time: 2023-06-16T23:48:00.000Z</text:p>
      <text:p text:style-name="P4">
Description: The Ministry of Commerce of the Biden government announced a network security rule on Friday aiming to strengthen its legal control capabilities to foreign applications that may threaten the United States, including Tiktok.</text:p>
      <text:p text:style-name="P4">
Images: []</text:p>
      <text:p text:style-name="P4">
Categories: ['科技']</text:p>
      <text:p text:style-name="P4">
Keywords: SYND</text:p>
      <text:p text:style-name="P4">
Type: Article</text:p>
      <!--METADATA-->
      <text:p text:style-name="P4">
The Ministry of Commerce of the Biden government announced a network security rule on Friday aiming to strengthen its legal control capabilities to foreign applications that may threaten the United States, including Tiktok.</text:p>
      <text:p text:style-name="P4">
News Source: <text:a xlink:type="simple" xlink:href="https://cn.wsj.com/articles/%E6%8B%9C%E7%99%BB%E5%9B%A2%E9%98%9F%E7%BB%A7%E7%BB%AD%E5%85%B3%E6%B3%A8tiktok-%E7%BE%8E%E5%9B%BD%E5%95%86%E5%8A%A1%E9%83%A8%E5%8F%91%E5%B8%83%E7%BD%91%E7%BB%9C%E5%AE%89%E5%85%A8%E6%96%B0%E8%A7%84-a016eba" text:style-name="Internet_20_link" text:visited-style-name="Visited_20_Internet_20_Link">
https://cn.wsj.com/articles/%E6%8B%9C%E7%99%BB%E5%9B%A2%E9%98%9F%E7%BB%A7%E7%BB%AD%E5%85%B3%E6%B3%A8tiktok-%E7%BE%8E%E5%9B%BD%E5%95%86%E5%8A%A1%E9%83%A8%E5%8F%91%E5%B8%83%E7%BD%91%E7%BB%9C%E5%AE%89%E5%85%A8%E6%96%B0%E8%A7%84-a016eba</text:a>
</text:p>
      <!--NEWS-->
      <text:h text:style-name="P10" text:outline-level="1">
<text:span text:style-name="T4">
The heat wave swept Mexico 8 people died</text:span>
</text:h>
      <text:p text:style-name="P4">
Publisher: 法新社</text:p>
      <text:p text:style-name="P4">
Published Time: 2023-06-17T-8:02:08+00:00</text:p>
      <text:p text:style-name="P4">
Modified Time: 2023-06-17T09:50:01+00:00</text:p>
      <text:p text:style-name="P4">
Description: (Agence France -Presse Mexico City, 16th) The Ministry of Health of Mexico said today that since mid -April, the 3rd wave heat waves in Mexico have killed 8 peop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6-17T-8-02-08-00-00/000000.png" xlink:type="simple" xlink:show="embed" xlink:actuate="onLoad" draw:mime-type="image/png"/>
</draw:frame>
The temperature of Mexico's capital, Mexico City, came to 35 degrees Celsius this week, a record high.</text:p>
      <text:p text:style-name="P4">
The Ministry of Health of Mexico stated in a statement that from April 14th to June 12th, 7 people died of heat stroke, and 1 person died of dehydration.</text:p>
      <text:p text:style-name="P4">
In Monterrey in the northeast city, the temperature exceeded 40 degrees Celsius. At the same time, the water supply demand, including air conditioners, increased power outages.</text:p>
      <text:p text:style-name="P4">
Wendy Tijerna, the resident of Monterey, said that as the city is located in the industrial zone, the weather is hotter.</text:p>
      <text:p text:style-name="P4">
Dihrina told AFP: "Now that you are short of water, you can't help your child take a bath or even use a fan because they cut off the power."</text:p>
      <text:p text:style-name="P4">
She said that she and her family tried to drink more water to avoid heat stroke.</text:p>
      <text:p text:style-name="P4">
The Nuevo Leon government where Montere is located has restricted the time of children to school daily to 2 hours to avoid sunlight.</text:p>
      <text:p text:style-name="P4">
Last year, some parts of Mexico announced their entry into an emergency in drought because the heat waves and rain lacking caused the reservoir to dry up.</text:p>
      <text:p text:style-name="P4">
In some cities including Montere, the director only allows the family to use tap water for several hours a day.</text:p>
      <text:p text:style-name="P4">
News Source: <text:a xlink:type="simple" xlink:href="https://www.rfi.fr/cn/%E7%A7%91%E5%AD%A6%E6%96%B0%E7%9F%A5/20230617-%E7%83%AD%E6%B5%AA%E5%B8%AD%E5%8D%B7%E5%A2%A8%E8%A5%BF%E5%93%A5-8%E4%BA%BA%E4%B8%A7%E5%91%BD" text:style-name="Internet_20_link" text:visited-style-name="Visited_20_Internet_20_Link">
https://www.rfi.fr/cn/%E7%A7%91%E5%AD%A6%E6%96%B0%E7%9F%A5/20230617-%E7%83%AD%E6%B5%AA%E5%B8%AD%E5%8D%B7%E5%A2%A8%E8%A5%BF%E5%93%A5-8%E4%BA%BA%E4%B8%A7%E5%91%BD</text:a>
</text:p>
      <!--NEWS-->
      <text:h text:style-name="P10" text:outline-level="1">
<text:span text:style-name="T4">
Report: AI companies such as Google and Openai and publishers conduct talks on news content copyright issues (Free Version)</text:span>
</text:h>
      <text:p text:style-name="P4">
Author: Emily Bary</text:p>
      <text:p text:style-name="P4">
Publisher: 华尔街日报中文网</text:p>
      <text:p text:style-name="P4">
Published Time: 2023-06-17T00:08:00.000Z</text:p>
      <text:p text:style-name="P4">
Modified Time: 2023-06-17T00:08:00.000Z</text:p>
      <text:p text:style-name="P4">
Created Time: 2023-06-17T00:08:00.000Z</text:p>
      <text:p text:style-name="P4">
Description: According to the British "Financial Times" report on the night before, large artificial intelligence companies recently met with the news industry executives to discuss the copyright issues involved in using news reports to train AI.</text:p>
      <text:p text:style-name="P4">
Images: []</text:p>
      <text:p text:style-name="P4">
Categories: ['科技']</text:p>
      <text:p text:style-name="P4">
Keywords: SYND</text:p>
      <text:p text:style-name="P4">
Type: Article</text:p>
      <!--METADATA-->
      <text:p text:style-name="P4">
According to the British "Financial Times"(Financial Times)Reported last night, large artificial intelligence(AI)The company recently met with the executives of the news industry to discuss the copyright issues involved in using news reports to train AI.</text:p>
      <text:p text:style-name="P4">
News Source: <text:a xlink:type="simple" xlink:href="https://cn.wsj.com/articles/%E6%8A%A5%E9%81%93-%E8%B0%B7%E6%AD%8C-openai%E7%AD%89ai%E5%85%AC%E5%8F%B8%E4%B8%8E%E5%87%BA%E7%89%88%E5%95%86%E5%B0%B1%E6%96%B0%E9%97%BB%E5%86%85%E5%AE%B9%E7%89%88%E6%9D%83%E9%97%AE%E9%A2%98%E8%BF%9B%E8%A1%8C%E4%BC%9A%E8%B0%88-266745fe" text:style-name="Internet_20_link" text:visited-style-name="Visited_20_Internet_20_Link">
https://cn.wsj.com/articles/%E6%8A%A5%E9%81%93-%E8%B0%B7%E6%AD%8C-openai%E7%AD%89ai%E5%85%AC%E5%8F%B8%E4%B8%8E%E5%87%BA%E7%89%88%E5%95%86%E5%B0%B1%E6%96%B0%E9%97%BB%E5%86%85%E5%AE%B9%E7%89%88%E6%9D%83%E9%97%AE%E9%A2%98%E8%BF%9B%E8%A1%8C%E4%BC%9A%E8%B0%88-266745fe</text:a>
</text:p>
      <!--NEWS-->
      <text:h text:style-name="P10" text:outline-level="1">
<text:span text:style-name="T4">
Putin touts the Russian economy and threatens the use of Free Version again</text:span>
</text:h>
      <text:p text:style-name="P4">
Author: Ann M. Simmons</text:p>
      <text:p text:style-name="P4">
Publisher: 华尔街日报中文网</text:p>
      <text:p text:style-name="P4">
Published Time: 2023-06-17T00:15:00.000Z</text:p>
      <text:p text:style-name="P4">
Modified Time: 2023-06-17T00:15:00.000Z</text:p>
      <text:p text:style-name="P4">
Created Time: 2023-06-16T23:57:00.000Z</text:p>
      <text:p text:style-name="P4">
Description: Russian President Putin used a widely concerned economic forum to propagate Moscow's success in resisting Western sanctions. At the same time, Ukraine almost relying on Western military support when trying to recapture Russia's territory.</text:p>
      <text:p text:style-name="P4">
Images: []</text:p>
      <text:p text:style-name="P4">
Categories: ['国际']</text:p>
      <text:p text:style-name="P4">
Keywords: SYND</text:p>
      <text:p text:style-name="P4">
Type: Article</text:p>
      <!--METADATA-->
      <text:p text:style-name="P4">
Russian President Putin(Vladimir Putin)Using a widely concerned economic forum to propagate Moscow's success in resisting Western sanctions, and said that Ukraine almost rely entirely on Western military support when trying to recapture Russia's territory.</text:p>
      <text:p text:style-name="P4">
News Source: <text:a xlink:type="simple" xlink:href="https://cn.wsj.com/articles/%E6%99%AE%E4%BA%AC%E5%90%B9%E6%8D%A7%E4%BF%84%E7%BD%97%E6%96%AF%E7%BB%8F%E6%B5%8E-%E5%86%8D%E6%AC%A1%E5%A8%81%E8%83%81%E5%8A%A8%E7%94%A8%E6%A0%B8%E6%AD%A6%E5%99%A8-6aaee140" text:style-name="Internet_20_link" text:visited-style-name="Visited_20_Internet_20_Link">
https://cn.wsj.com/articles/%E6%99%AE%E4%BA%AC%E5%90%B9%E6%8D%A7%E4%BF%84%E7%BD%97%E6%96%AF%E7%BB%8F%E6%B5%8E-%E5%86%8D%E6%AC%A1%E5%A8%81%E8%83%81%E5%8A%A8%E7%94%A8%E6%A0%B8%E6%AD%A6%E5%99%A8-6aaee140</text:a>
</text:p>
      <!--NEWS-->
      <text:h text:style-name="P10" text:outline-level="1">
<text:span text:style-name="T4">
Agricultural giant Xianzhengda's listing plan on Shanghai motherboard is approved (Free Version)</text:span>
</text:h>
      <text:p text:style-name="P4">
Author: Dave Sebastian</text:p>
      <text:p text:style-name="P4">
Publisher: 华尔街日报中文网</text:p>
      <text:p text:style-name="P4">
Published Time: 2023-06-17T00:50:00.000Z</text:p>
      <text:p text:style-name="P4">
Modified Time: 2023-06-17T00:50:00.000Z</text:p>
      <text:p text:style-name="P4">
Created Time: 2023-06-16T23:41:00.000Z</text:p>
      <text:p text:style-name="P4">
Description: The IPO of China's controlled agricultural giant Xianzhengda Group has been passed by the Shanghai Stock Exchange, and the company's efforts to return to the open market for several years have made progress.</text:p>
      <text:p text:style-name="P4">
Images: []</text:p>
      <text:p text:style-name="P4">
Categories: ['金融市场']</text:p>
      <text:p text:style-name="P4">
Keywords: SYND</text:p>
      <text:p text:style-name="P4">
Type: Article</text:p>
      <!--METADATA-->
      <text:p text:style-name="P4">
China -controlled agricultural giant Xianzhengda Group(Groups)The IPO has been passed by the Shanghai Stock Exchange, and the company's efforts to return to the open market for several years have made progress.</text:p>
      <text:p text:style-name="P4">
News Source: <text:a xlink:type="simple" xlink:href="https://cn.wsj.com/articles/%E5%86%9C%E4%B8%9A%E5%B7%A8%E5%A4%B4%E5%85%88%E6%AD%A3%E8%BE%BE%E5%9C%A8%E4%B8%8A%E6%B5%B7%E4%B8%BB%E6%9D%BF%E7%9A%84%E4%B8%8A%E5%B8%82%E8%AE%A1%E5%88%92%E8%8E%B7%E5%BE%97%E6%89%B9%E5%87%86-3897ec8e" text:style-name="Internet_20_link" text:visited-style-name="Visited_20_Internet_20_Link">
https://cn.wsj.com/articles/%E5%86%9C%E4%B8%9A%E5%B7%A8%E5%A4%B4%E5%85%88%E6%AD%A3%E8%BE%BE%E5%9C%A8%E4%B8%8A%E6%B5%B7%E4%B8%BB%E6%9D%BF%E7%9A%84%E4%B8%8A%E5%B8%82%E8%AE%A1%E5%88%92%E8%8E%B7%E5%BE%97%E6%89%B9%E5%87%86-3897ec8e</text:a>
</text:p>
      <!--NEWS-->
      <text:h text:style-name="P10" text:outline-level="1">
<text:span text:style-name="T4">
Behind China to the introduction of stimulus measures is the fear of continued deterioration of the economic situation (Free Version)</text:span>
</text:h>
      <text:p text:style-name="P4">
Author: Stella Yifan Xie / Keith Zhai</text:p>
      <text:p text:style-name="P4">
Publisher: 华尔街日报中文网</text:p>
      <text:p text:style-name="P4">
Published Time: 2023-06-17T01:00:00.000Z</text:p>
      <text:p text:style-name="P4">
Modified Time: 2023-06-17T01:00:00.000Z</text:p>
      <text:p text:style-name="P4">
Created Time: 2023-06-16T23:33:00.000Z</text:p>
      <text:p text:style-name="P4">
Description: A few months ago, China showed signs of strong rebound after three years of strict control, which was pleased at the time. But in April and May, the disturbing data came one after another. People familiar with the matter said that economic concerns have prompted the Chinese government to reflect in the past few weeks.</text:p>
      <text:p text:style-name="P4">
Images: []</text:p>
      <text:p text:style-name="P4">
Categories: ['经济', '中国经济']</text:p>
      <text:p text:style-name="P4">
Keywords: SYND</text:p>
      <text:p text:style-name="P4">
Type: Article</text:p>
      <!--METADATA-->
      <text:p text:style-name="P4">
A few months ago, China ’s second largest economy in the world showed signs of strong rebound after ending the three years of strict epidemic prevention and control, which made Chinese leaders please.</text:p>
      <text:p text:style-name="P4">
News Source: <text:a xlink:type="simple" xlink:href="https://cn.wsj.com/articles/%E4%B8%AD%E5%9B%BD%E8%BD%AC%E5%90%91%E5%87%BA%E5%8F%B0%E5%88%BA%E6%BF%80%E4%B8%BE%E6%8E%AA%E7%9A%84%E8%83%8C%E5%90%8E%E6%98%AF%E5%AF%B9%E7%BB%8F%E6%B5%8E%E5%BD%A2%E5%8A%BF%E7%BB%A7%E7%BB%AD%E6%81%B6%E5%8C%96%E7%9A%84%E6%81%90%E6%83%A7-9b5d19a2" text:style-name="Internet_20_link" text:visited-style-name="Visited_20_Internet_20_Link">
https://cn.wsj.com/articles/%E4%B8%AD%E5%9B%BD%E8%BD%AC%E5%90%91%E5%87%BA%E5%8F%B0%E5%88%BA%E6%BF%80%E4%B8%BE%E6%8E%AA%E7%9A%84%E8%83%8C%E5%90%8E%E6%98%AF%E5%AF%B9%E7%BB%8F%E6%B5%8E%E5%BD%A2%E5%8A%BF%E7%BB%A7%E7%BB%AD%E6%81%B6%E5%8C%96%E7%9A%84%E6%81%90%E6%83%A7-9b5d19a2</text:a>
</text:p>
      <!--NEWS-->
      <text:h text:style-name="P10" text:outline-level="1">
<text:span text:style-name="T4">
China Stock Briefing: It is reported that TEMU GMV was approaching $ 3 billion in the first half of the year, and the two overseas warehouses will be landed.</text:span>
</text:h>
      <text:p text:style-name="P4">
Author: None</text:p>
      <text:p text:style-name="P4">
Publisher: 华尔街日报中文网</text:p>
      <text:p text:style-name="P4">
Published Time: 2023-06-17T01:20:00.000Z</text:p>
      <text:p text:style-name="P4">
Modified Time: 2023-06-17T01:20:00.000Z</text:p>
      <text:p text:style-name="P4">
Created Time: 2023-06-17T00:11:00.000Z</text:p>
      <text:p text:style-name="P4">
Description: Daily Fresh is re -executed by 2.15 million yuan; Tussen will complete the first unmanned test of China's first public road in the future; Wu Yan, deputy minister of the Ministry of Education to investigate Baidu Company: Give full play to the big language model to help the digitalization of education.</text:p>
      <text:p text:style-name="P4">
Images: []</text:p>
      <text:p text:style-name="P4">
Categories: ['金融市场', '股市']</text:p>
      <text:p text:style-name="P4">
Keywords: SYND</text:p>
      <text:p text:style-name="P4">
Type: Article</text:p>
      <!--METADATA-->
      <text:p text:style-name="P4">
** Pinduoduo's TEMU GMV was close to $ 3 billion in the first half of the year, and the two overseas warehouses will land.</text:p>
      <text:p text:style-name="P4">
News Source: <text:a xlink:type="simple" xlink:href="https://cn.wsj.com/articles/%E4%B8%AD%E6%A6%82%E8%82%A1%E7%AE%80%E6%8A%A5-%E6%8A%A5%E9%81%93%E7%A7%B0temu%E4%B8%8A%E5%8D%8A%E5%B9%B4gmv%E9%80%BC%E8%BF%9130%E4%BA%BF%E7%BE%8E%E5%85%83-%E4%B8%A4%E5%A4%A7%E6%B5%B7%E5%A4%96%E4%BB%93%E5%B0%86%E8%90%BD%E5%9C%B0-fe43027a" text:style-name="Internet_20_link" text:visited-style-name="Visited_20_Internet_20_Link">
https://cn.wsj.com/articles/%E4%B8%AD%E6%A6%82%E8%82%A1%E7%AE%80%E6%8A%A5-%E6%8A%A5%E9%81%93%E7%A7%B0temu%E4%B8%8A%E5%8D%8A%E5%B9%B4gmv%E9%80%BC%E8%BF%9130%E4%BA%BF%E7%BE%8E%E5%85%83-%E4%B8%A4%E5%A4%A7%E6%B5%B7%E5%A4%96%E4%BB%93%E5%B0%86%E8%90%BD%E5%9C%B0-fe43027a</text:a>
</text:p>
      <!--NEWS-->
      <text:h text:style-name="P10" text:outline-level="1">
<text:span text:style-name="T4">
Musk claims that Twitter is winning the advertising customer (Free Version)</text:span>
</text:h>
      <text:p text:style-name="P4">
Author: Sam Schechner</text:p>
      <text:p text:style-name="P4">
Publisher: 华尔街日报中文网</text:p>
      <text:p text:style-name="P4">
Published Time: 2023-06-17T01:25:00.000Z</text:p>
      <text:p text:style-name="P4">
Modified Time: 2023-06-17T01:25:00.000Z</text:p>
      <text:p text:style-name="P4">
Created Time: 2023-06-17T00:16:00.000Z</text:p>
      <text:p text:style-name="P4">
Description: Musk said that Twitter has almost won all the advertising customers he left since he took over the social media company last fall. He said that his goal to the platform is to make it a positive force of civilization.</text:p>
      <text:p text:style-name="P4">
Images: []</text:p>
      <text:p text:style-name="P4">
Categories: ['科技']</text:p>
      <text:p text:style-name="P4">
Keywords: SYND</text:p>
      <text:p text:style-name="P4">
Type: Article</text:p>
      <!--METADATA-->
      <text:p text:style-name="P4">
Musk(Elon Musk)Said that Twitter has almost won back last fall <text:a xlink:type="simple" xlink:href="https://cn.wsj.com/articles/CN-BIZ-20221115112303" text:style-name="Internet_20_link" text:visited-style-name="Visited_20_Internet_20_Link">
he takes over this social media company</text:a>
All advertising customers who have left, he said that his goal of the platform is to make it a positive force of civilization.</text:p>
      <text:p text:style-name="P4">
News Source: <text:a xlink:type="simple" xlink:href="https://cn.wsj.com/articles/%E9%A9%AC%E6%96%AF%E5%85%8B%E7%A7%B0twitter%E6%AD%A3%E5%9C%A8%E8%B5%A2%E5%9B%9E%E5%B9%BF%E5%91%8A%E5%AE%A2%E6%88%B7-420dc8ec" text:style-name="Internet_20_link" text:visited-style-name="Visited_20_Internet_20_Link">
https://cn.wsj.com/articles/%E9%A9%AC%E6%96%AF%E5%85%8B%E7%A7%B0twitter%E6%AD%A3%E5%9C%A8%E8%B5%A2%E5%9B%9E%E5%B9%BF%E5%91%8A%E5%AE%A2%E6%88%B7-420dc8ec</text:a>
</text:p>
      <!--NEWS-->
      <text:h text:style-name="P10" text:outline-level="1">
<text:span text:style-name="T4">
Michael Jordan agrees to sell most of the Sharot Hornet team (Free Version)</text:span>
</text:h>
      <text:p text:style-name="P4">
Author: Robert O'Connell</text:p>
      <text:p text:style-name="P4">
Publisher: 华尔街日报中文网</text:p>
      <text:p text:style-name="P4">
Published Time: 2023-06-17T01:40:00.000Z</text:p>
      <text:p text:style-name="P4">
Modified Time: 2023-06-17T01:40:00.000Z</text:p>
      <text:p text:style-name="P4">
Created Time: 2023-06-17T00:28:00.000Z</text:p>
      <text:p text:style-name="P4">
Description: The Charlotte Hornet announced on Friday that Michael Jordan has reached an agreement to sell most of the equity it holds, and has stipulated the holding of the team's holding of the team over the past 13 years.</text:p>
      <text:p text:style-name="P4">
Images: []</text:p>
      <text:p text:style-name="P4">
Categories: ['商业']</text:p>
      <text:p text:style-name="P4">
Keywords: SYND</text:p>
      <text:p text:style-name="P4">
Type: Article</text:p>
      <!--METADATA-->
      <text:p text:style-name="P4">
Charlotte Hornet(Charlotte Hornets)It was announced on Friday that Michael Jordan(Michael Jordan)Most of the equity that has been reached by the agreement has been reached to the NBA's greatest and most well -known players for 13 years of the holding of the team's holding of this team.</text:p>
      <text:p text:style-name="P4">
News Source: <text:a xlink:type="simple" xlink:href="https://cn.wsj.com/articles/%E8%BF%88%E5%85%8B%E5%B0%94-%E4%B9%94%E4%B8%B9%E5%90%8C%E6%84%8F%E5%87%BA%E5%94%AE%E5%A4%8F%E6%B4%9B%E7%89%B9%E9%BB%84%E8%9C%82%E9%98%9F%E5%A4%9A%E6%95%B0%E8%82%A1%E6%9D%83-54af927f" text:style-name="Internet_20_link" text:visited-style-name="Visited_20_Internet_20_Link">
https://cn.wsj.com/articles/%E8%BF%88%E5%85%8B%E5%B0%94-%E4%B9%94%E4%B8%B9%E5%90%8C%E6%84%8F%E5%87%BA%E5%94%AE%E5%A4%8F%E6%B4%9B%E7%89%B9%E9%BB%84%E8%9C%82%E9%98%9F%E5%A4%9A%E6%95%B0%E8%82%A1%E6%9D%83-54af927f</text:a>
</text:p>
      <!--NEWS-->
      <text:h text:style-name="P10" text:outline-level="1">
<text:span text:style-name="T4">
U.S. stocks closed down, but the S &amp; P 500 index closed for the fifth consecutive week (Free Version)</text:span>
</text:h>
      <text:p text:style-name="P4">
Author: Ryan Dezember</text:p>
      <text:p text:style-name="P4">
Publisher: 华尔街日报中文网</text:p>
      <text:p text:style-name="P4">
Published Time: 2023-06-17T02:00:00.000Z</text:p>
      <text:p text:style-name="P4">
Modified Time: 2023-06-17T02:00:00.000Z</text:p>
      <text:p text:style-name="P4">
Created Time: 2023-06-16T23:04:00.000Z</text:p>
      <text:p text:style-name="P4">
Description: The major U.S. stock index fell from the 2023 high in the 2023 on Thursday, but the closing high this week benefited from the Fed's decision to suspend interest rate hikes, and data showed that both American consumer confidence and expenditure increased. The Dow Jones Index fell about 109 points on Friday, a decrease of 0.3%.</text:p>
      <text:p text:style-name="P4">
Images: []</text:p>
      <text:p text:style-name="P4">
Categories: ['金融市场', '股市']</text:p>
      <text:p text:style-name="P4">
Keywords: SYND</text:p>
      <text:p text:style-name="P4">
Type: Article</text:p>
      <!--METADATA-->
      <text:p text:style-name="P4">
The major U.S. stock index fell from the 2023 high in the 2023 on Thursday, but the closing high this week benefited from the Fed's decision to suspend interest rate hikes, and data showed that both American consumer confidence and expenditure increased.</text:p>
      <text:p text:style-name="P4">
News Source: <text:a xlink:type="simple" xlink:href="https://cn.wsj.com/articles/%E7%BE%8E%E8%82%A1%E6%94%B6%E7%9B%98%E4%B8%8B%E8%B7%8C-%E4%BD%86%E6%A0%87%E6%99%AE500%E6%8C%87%E6%95%B0%E8%BF%9E%E7%BB%AD%E7%AC%AC%E4%BA%94%E5%91%A8%E6%94%B6%E9%AB%98-b877bcab" text:style-name="Internet_20_link" text:visited-style-name="Visited_20_Internet_20_Link">
https://cn.wsj.com/articles/%E7%BE%8E%E8%82%A1%E6%94%B6%E7%9B%98%E4%B8%8B%E8%B7%8C-%E4%BD%86%E6%A0%87%E6%99%AE500%E6%8C%87%E6%95%B0%E8%BF%9E%E7%BB%AD%E7%AC%AC%E4%BA%94%E5%91%A8%E6%94%B6%E9%AB%98-b877bcab</text:a>
</text:p>
      <!--NEWS-->
      <text:h text:style-name="P10" text:outline-level="1">
<text:span text:style-name="T4">
The trip to Version, which is faced with the trip to Beijing</text:span>
</text:h>
      <text:p text:style-name="P4">
Author: James T. Areddy</text:p>
      <text:p text:style-name="P4">
Publisher: 华尔街日报中文网</text:p>
      <text:p text:style-name="P4">
Published Time: 2023-06-17T02:05:00.000Z</text:p>
      <text:p text:style-name="P4">
Modified Time: 2023-06-17T02:05:00.000Z</text:p>
      <text:p text:style-name="P4">
Created Time: 2023-06-16T23:10:00.000Z</text:p>
      <text:p text:style-name="P4">
Description: When US Secretary of State Anthony Bollingken visited Beijing this weekend, it is expected that the host China will bring him a large disk to shirk responsibility.</text:p>
      <text:p text:style-name="P4">
Images: []</text:p>
      <text:p text:style-name="P4">
Categories: ['国际']</text:p>
      <text:p text:style-name="P4">
Keywords: SYND</text:p>
      <text:p text:style-name="P4">
Type: Article</text:p>
      <!--METADATA-->
      <text:p text:style-name="P4">
When the US Secretary of State Anthony Blinken(Antony flashing)When visiting Beijing this weekend, it is expected that the host of the host will bring him a large disk to shirk responsibility.</text:p>
      <text:p text:style-name="P4">
News Source: <text:a xlink:type="simple" xlink:href="https://cn.wsj.com/articles/%E5%B8%83%E6%9E%97%E8%82%AF%E5%8C%97%E4%BA%AC%E4%B9%8B%E8%A1%8C%E9%9D%A2%E5%AF%B9%E7%9A%84%E6%88%96%E6%98%AF%E4%B8%AD%E5%9B%BD-%E7%94%A9%E9%94%85-bbc4c7de" text:style-name="Internet_20_link" text:visited-style-name="Visited_20_Internet_20_Link">
https://cn.wsj.com/articles/%E5%B8%83%E6%9E%97%E8%82%AF%E5%8C%97%E4%BA%AC%E4%B9%8B%E8%A1%8C%E9%9D%A2%E5%AF%B9%E7%9A%84%E6%88%96%E6%98%AF%E4%B8%AD%E5%9B%BD-%E7%94%A9%E9%94%85-bbc4c7de</text:a>
</text:p>
      <!--NEWS-->
      <text:h text:style-name="P10" text:outline-level="1">
<text:span text:style-name="T4">
Micron Technology will invest 600 million US dollars to expand in China. Previously, China was included in the blacklist (Free Version)</text:span>
</text:h>
      <text:p text:style-name="P4">
Author: Dan Strumpf / Rachel Liang</text:p>
      <text:p text:style-name="P4">
Publisher: 华尔街日报中文网</text:p>
      <text:p text:style-name="P4">
Published Time: 2023-06-17T02:15:00.000Z</text:p>
      <text:p text:style-name="P4">
Modified Time: 2023-06-17T02:15:00.000Z</text:p>
      <text:p text:style-name="P4">
Created Time: 2023-06-16T07:41:00.000Z</text:p>
      <text:p text:style-name="P4">
Description: Micron Technology Corporation said it will expand its investment in about $ 600 million in Xi'an. About a month ago, the memory chip company was just a blacklist by the Chinese government.</text:p>
      <text:p text:style-name="P4">
Images: []</text:p>
      <text:p text:style-name="P4">
Categories: ['科技']</text:p>
      <text:p text:style-name="P4">
Keywords: SYND</text:p>
      <text:p text:style-name="P4">
Type: Article</text:p>
      <!--METADATA-->
      <text:p text:style-name="P4">
Micron Technology Company(Micron Technology,MU)It is said that it will expand the production of about $ 600 million in Xi'an, China. About a month ago, this memory chip company was just by the Chinese government <text:a xlink:type="simple" xlink:href="https://cn.wsj.com/articles/CN-TEC-20230522103914" text:style-name="Internet_20_link" text:visited-style-name="Visited_20_Internet_20_Link">
included in the blacklist</text:a>
 。</text:p>
      <text:p text:style-name="P4">
News Source: <text:a xlink:type="simple" xlink:href="https://cn.wsj.com/articles/%E7%BE%8E%E5%85%89%E7%A7%91%E6%8A%80%E5%B0%86%E6%8A%95%E8%B5%846%E4%BA%BF%E7%BE%8E%E5%85%83%E5%9C%A8%E5%8D%8E%E6%89%A9%E5%BC%A0-%E6%AD%A4%E5%89%8D%E8%A2%AB%E4%B8%AD%E5%9B%BD%E5%88%97%E5%85%A5%E9%BB%91%E5%90%8D%E5%8D%95-1ff50160" text:style-name="Internet_20_link" text:visited-style-name="Visited_20_Internet_20_Link">
https://cn.wsj.com/articles/%E7%BE%8E%E5%85%89%E7%A7%91%E6%8A%80%E5%B0%86%E6%8A%95%E8%B5%846%E4%BA%BF%E7%BE%8E%E5%85%83%E5%9C%A8%E5%8D%8E%E6%89%A9%E5%BC%A0-%E6%AD%A4%E5%89%8D%E8%A2%AB%E4%B8%AD%E5%9B%BD%E5%88%97%E5%85%A5%E9%BB%91%E5%90%8D%E5%8D%95-1ff50160</text:a>
</text:p>
      <!--NEWS-->
      <text:h text:style-name="P10" text:outline-level="1">
<text:span text:style-name="T4">
Zelei requires African leaders to promote Russia to release prisoners</text:span>
</text:h>
      <text:p text:style-name="P4">
Author: 半岛电视台＋通讯社</text:p>
      <text:p text:style-name="P4">
Publisher: Al Jazeera</text:p>
      <text:p text:style-name="P4">
Published Time: 2023-06-17T02:24:26</text:p>
      <text:p text:style-name="P4">
Modified Time: 2023-06-17T02:24:26</text:p>
      <text:p text:style-name="P4">
Description: Ukrainian President Zelegski urged African leaders to demand Russian President Vladimir Putin to release political prisoners in Crimea and other regions, saying that this would be the "important step" that they took during the visit of Russia on Saturday.</text:p>
      <text:p text:style-name="P4">
Images: ["<text:a xlink:type="simple" xlink:href="https://chinese.aljazeera.net/wp-content/uploads/2023/06/1-1686968372.png" text:style-name="Internet_20_link" text:visited-style-name="Visited_20_Internet_20_Link">
1-1686968372.png</text:a>
", "<text:a xlink:type="simple" xlink:href="https://chinese.aljazeera.net/wp-content/uploads/2023/06/1-1686968471.png" text:style-name="Internet_20_link" text:visited-style-name="Visited_20_Internet_20_Link">
1-1686968471.png</text:a>
", "<text:a xlink:type="simple" xlink:href="https://chinese.aljazeera.net/wp-content/uploads/2023/06/1-1686968510.jpg" text:style-name="Internet_20_link" text:visited-style-name="Visited_20_Internet_20_Link">
1-1686968510.jpg</text:a>
"]</text:p>
      <text:p text:style-name="P4">
Topics: ['乌克兰战争', '军事', '政治', '新闻']</text:p>
      <text:p text:style-name="P4">
Keywords: ['乌克兰战争', '军事', '政治', '新闻', '乌克兰', '欧洲', '非洲']</text:p>
      <text:p text:style-name="P4">
Type: Article</text:p>
      <!--METADATA-->
      <text:p text:style-name="P4">
<draw:frame draw:style-name="fr1" draw:name="Image52" text:anchor-type="as-char" svg:width="6.9236in" svg:height="4.612736in" draw:z-index="0">
<draw:image xlink:href="../Images/Aljazeera Chinese/2023-06-17T02-24-26/1-1686968372.png" xlink:type="simple" xlink:show="embed" xlink:actuate="onLoad" draw:mime-type="image/png"/>
</draw:frame>
On June 16, 2023, Egyptian Prime Minister Mustafa Madebuli, Senegal President McKee Salle, Kororlo President Azari Azumani, Ukrainian President Zelegiski, South African President Sili Er Rama and Zambia President Hariene Chicorma walked to participate</text:p>
      <text:p text:style-name="P4">
Ukrainian President Zelegski urged African leaders to demand Russian President Vladimir Putin to release political prisoners in Crimea and other regions, saying that this would be the "important step" that they took during the visit of Russia on Saturday.</text:p>
      <text:p text:style-name="P4">
Seven African leaders -the presidents of Korimoro, Senegal, South Africa, and Zambia, as well as the Egyptian Prime Minister and the Senior Special Embisors from the Republic of the Congo and Uganda on Friday. Ukraine and Russia tried to help end the Russia -U -U -U -U -U -U -U -U -U -U -U -U -U -U -U -U -U -wars war.</text:p>
      <text:p text:style-name="P4">
On Saturday, African leaders will visit Putin, St. Petersburg, Russia.</text:p>
      <text:p text:style-name="P4">
This visit is the first visit of African leaders. Before, China and other countries proposed other peace initiatives.</text:p>
      <text:p text:style-name="P4">
<draw:frame draw:style-name="fr1" draw:name="Image53" text:anchor-type="as-char" svg:width="6.9236in" svg:height="4.612736in" draw:z-index="0">
<draw:image xlink:href="../Images/Aljazeera Chinese/2023-06-17T02-24-26/1-1686968471.png" xlink:type="simple" xlink:show="embed" xlink:actuate="onLoad" draw:mime-type="image/png"/>
</draw:frame>
South Africa President Sili Lamaga and Ukrainian Chief Prosecutor Andre Costin attacked Bucha Town other than Bocha Town other than Kiev in Russia (Reuters)</text:p>
      <text:p text:style-name="P4">
On Friday afternoon, South African President Silil Rama Tosa and Zelei and four other African heads of state or government head held a press conference held after a closed -door talks. Negative impact."</text:p>
      <text:p text:style-name="P4">
This trip is considered to be crucial because many African countries rely on Russia and Ukraine to transport food and fertilizer transport to varying degrees. The war of these two countries has endangered and hindered the exit of one of the most important granaries in the world.</text:p>
      <text:p text:style-name="P4">
Lamaga added, "I do believe that Ukraine people think they must fight instead of giving up, and the road to peace is very difficult."</text:p>
      <text:p text:style-name="P4">
"Today, we even told President Zellezki that we not only recognized their (Ukraine) views, but we also respect their views on the ongoing war, but we also said that it is necessary to end the conflict as soon as possible. "</text:p>
      <text:p text:style-name="P4">
After meeting with the African leader delegation, Zelei told reporters, "I have made it clear at our conference that since the occupant is on our land, allowing any negotiations with Russia is frozen war, frozen pain and pain and pain and pain and pain and pain suffering."</text:p>
      <text:p text:style-name="P4">
Zelei also said that only after the occupied Ukrainian territory was withdrawn from Moscow, it was possible to conduct peaceful negotiations with Russia.</text:p>
      <text:p text:style-name="P4">
"We need real peace, so the Russian army will truly withdraw from our entire independent land."</text:p>
      <text:h text:style-name="P13" text:outline-level="4">
<text:span text:style-name="T4">
"Release Prisoners"</text:span>
</text:h>
      <text:p text:style-name="P4">
When President Cormoro's idea of "roadmap" of peaceful "roadmap", the atmosphere of the press conference became tense, which triggered a question from Zelei. President Ukraine sought clarification and firmly. He said he did not want "any accident" with Putin's visit.</text:p>
      <text:p text:style-name="P4">
Zelei Sky then urged them to help Crimea, which illegally annexed from Russia in 2014, to release political prisoners.</text:p>
      <text:p text:style-name="P4">
Ukrainian President Zelei said, "Will Russia release political prisoners?" He also added, "Maybe this will be your mission, your" roadmap "important result."</text:p>
      <text:p text:style-name="P4">
<draw:frame draw:style-name="fr1" draw:name="Image54" text:anchor-type="as-char" svg:width="6.9236in" svg:height="3.894525in" draw:z-index="0">
<draw:image xlink:href="../Images/Aljazeera Chinese/2023-06-17T02-24-26/1-1686968510.jpg" xlink:type="simple" xlink:show="embed" xlink:actuate="onLoad" draw:mime-type="image/jpeg"/>
</draw:frame>
"Do you know where she is?" Hermone's mother sought her daughter</text:p>
      <text:p text:style-name="P4">
Earlier, as the visit began, the air strike alert sounded in the Ukraine capital, and the explosion shook Kiev.</text:p>
      <text:p text:style-name="P4">
Ukrainian Foreign Minister Dmitro Kulbauba subsequently wrote on Twitter: "Putin has launched the largest -scale missile attack on Kiev to establish confidence in a few weeks, just coincides with African leaders to visit our capital, "He also added," Russian missiles convey a message to Africa: Russia wants more wars, not peace. "</text:p>
      <text:p text:style-name="P4">
Prior to meeting with Zessky, African leaders visited Buzha in the suburbs of Kiev. After the Russian army abandoned the capital and withdrew from the area last year, the civilian body was scattered on the street.</text:p>
      <text:h text:style-name="P13" text:outline-level="4">
<text:span text:style-name="T4">
forward -looking peace plan</text:span>
</text:h>
      <text:p text:style-name="P4">
According to a draft framework document learned by Reuters, the Heping Special Tour can propose a series of "establishment trust measures" during the preliminary mediation period.</text:p>
      <text:p text:style-name="P4">
The document pointed out that the goal of the Peace Special delegation is to "promote the importance of peace and encourage all parties to agree to the process of negotiations led by diplomacy."</text:p>
      <text:p text:style-name="P4">
Its measures may include Russia's retreat, removal of tactical nuclear weapons from Belarus, and suspension of the arrest warrant for the International Criminal Court of Putin.</text:p>
      <text:p text:style-name="P4">
The document said that the ceasefire may follow, and it needs to be accompanied by negotiation between Russia and the West.</text:p>
      <text:p text:style-name="P4">
Kiev said that its own plan, that is, the idea of withdrawal from the Russian army from Ukrainian territory must become the basis for any war solution.</text:p>
      <text:h text:style-name="P13" text:outline-level="4">
<text:span text:style-name="T4">
diplomatic deadlock</text:span>
</text:h>
      <text:p text:style-name="P4">
At the same time, the diplomatic confrontation between South African officials and the Polish authorities in Warsaw continues.</text:p>
      <text:p text:style-name="P4">
News 24 reports in South Africa said that on Thursday afternoon, charter machines carrying president security personnel and journalists from Johannesburg landed in the capital of Poland, and the quarrel began.</text:p>
      <text:p text:style-name="P4">
Lamaga -landed by another special plane -he had to take a train to Kiev with an unknown safety personnel, although it is reported that the aircraft was still trapped in Warsaw.</text:p>
      <text:p text:style-name="P4">
According to news 24 reports, "The second charter should obviously bring the security team to the southern Poland to meet the president before the president went to Kiev, but when the South Africans arrived at Warsaw Chopin Airport, they never arrived at the pick -up."</text:p>
      <text:p text:style-name="P4">
"It is not clear who provides the second charter service provider."</text:p>
      <text:p text:style-name="P4">
According to South African reporters present, the Polish authorities refused to let South African security personnel leave the plane and threatened to confiscate the weapons and equipment of 13 containers on the machine.</text:p>
      <text:p text:style-name="P4">
In response, General Valo Rhodes, the head of the security team of Rama Tosa, held a press conference on the aircraft steps.</text:p>
      <text:p text:style-name="P4">
According to the media EWN, he accused the Polish authorities of "deliberately destroying" and "racism", saying "they are delaying us" and added that "they put our president's life in danger because we can have been this afternoon It's already at Kiev. "</text:p>
      <text:p text:style-name="P4">
News Source: <text:a xlink:type="simple" xlink:href="https://chinese.aljazeera.net/news/war-in-ukraine/2023/6/17/%e6%b3%bd%e8%bf%9e%e6%96%af%e5%9f%ba%e8%a6%81%e6%b1%82%e9%9d%9e%e6%b4%b2%e9%a2%86%e5%af%bc%e4%ba%ba%e6%8e%a8%e5%8a%a8%e4%bf%84%e7%bd%97%e6%96%af%e9%87%8a%e6%94%be%e5%9b%9a%e7%8a%af" text:style-name="Internet_20_link" text:visited-style-name="Visited_20_Internet_20_Link">
https://chinese.aljazeera.net/news/war-in-ukraine/2023/6/17/%e6%b3%bd%e8%bf%9e%e6%96%af%e5%9f%ba%e8%a6%81%e6%b1%82%e9%9d%9e%e6%b4%b2%e9%a2%86%e5%af%bc%e4%ba%ba%e6%8e%a8%e5%8a%a8%e4%bf%84%e7%bd%97%e6%96%af%e9%87%8a%e6%94%be%e5%9b%9a%e7%8a%af</text:a>
</text:p>
      <!--NEWS-->
      <text:h text:style-name="P10" text:outline-level="1">
<text:span text:style-name="T4">
Former US military analyst, Az Berg, died and enjoyed 92 years old</text:span>
</text:h>
      <text:p text:style-name="P4">
Publisher: 法新社</text:p>
      <text:p text:style-name="P4">
Published Time: 2023-06-17T02:32:07+00:00</text:p>
      <text:p text:style-name="P4">
Modified Time: 2023-06-17T02:05:02+00:00</text:p>
      <text:p text:style-name="P4">
Description: (Agence France -Presse, New York, 16th) The family of former US military analysts Az Berg announced that he died today and enjoyed 92 years old. Izbig leaked to the American media named "Pentagon Documents" to change the public's perception of Vietnam War, so it was famou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17T02-32-07-00-00/000000.png" xlink:type="simple" xlink:show="embed" xlink:actuate="onLoad" draw:mime-type="image/png"/>
</draw:frame>
Daniel Ellsberg published thousands of pages of documents to the US media in 1971, exposing the previous US government to lie to the public on the issue of the Vietnam War.</text:p>
      <text:p text:style-name="P4">
As many as 7000 pages of "Pentagon Papers" pointed out that this conflict cannot win, which is different from the public statement of US government officials. This leak was later adapted to the 2017 Hollywood movie "Post: The Post", which described the story behind the scenes in detail in the process of disclosure of the document.</text:p>
      <text:p text:style-name="P4">
Izbig announced in March this year that the doctor told him on February 17 that he had end -stage pancreatic cancer and survived only about 6 months.</text:p>
      <text:p text:style-name="P4">
His wife and children said in the statement: "He has no pain, under his dear family surround (death)."</text:p>
      <text:p text:style-name="P4">
Izbig was accused of violating the "Spy Law", but after the government's illegal collection of evidence was exposed, the case ended in 1973 with invalid trials.</text:p>
      <text:p text:style-name="P4">
News Source: <text:a xlink:type="simple" xlink:href="https://www.rfi.fr/cn/%E5%9B%BD%E9%99%85%E6%8A%A5%E9%81%93/20230617-%E7%BE%8E%E5%9B%BD%E5%89%8D%E5%86%9B%E4%BA%8B%E5%88%86%E6%9E%90%E5%AE%B6%E8%89%BE%E5%85%B9%E6%9F%8F%E6%A0%BC%E9%80%9D-%E4%BA%AB%E8%80%86%E5%AF%BF92%E5%B2%81" text:style-name="Internet_20_link" text:visited-style-name="Visited_20_Internet_20_Link">
https://www.rfi.fr/cn/%E5%9B%BD%E9%99%85%E6%8A%A5%E9%81%93/20230617-%E7%BE%8E%E5%9B%BD%E5%89%8D%E5%86%9B%E4%BA%8B%E5%88%86%E6%9E%90%E5%AE%B6%E8%89%BE%E5%85%B9%E6%9F%8F%E6%A0%BC%E9%80%9D-%E4%BA%AB%E8%80%86%E5%AF%BF92%E5%B2%81</text:a>
</text:p>
      <!--NEWS-->
      <text:h text:style-name="P10" text:outline-level="1">
<text:span text:style-name="T4">
Hong Kong banned songs, interviews with Wu Zhaozheng, chip war, and the status of developing countries this week.</text:span>
</text:h>
      <text:p text:style-name="P4">
Author: https://www.facebook.com/bbcworldservice/</text:p>
      <text:p text:style-name="P4">
Publisher: BBC News 中文</text:p>
      <text:p text:style-name="P4">
Published Time: 2023-06-17T03:29:04.000Z</text:p>
      <text:p text:style-name="P4">
Modified Time: 2023-06-17T03:29:04.000Z</text:p>
      <text:p text:style-name="P4">
Description: Sino -US relations still have new highlights this week. On the one hand, the confrontation between China and the United States in the chip field has entered the deep water zone; on the other hand, the US Congress seek to terminate China's developing countries.</text:p>
      <text:p text:style-name="P4">
Images: ["<text:a xlink:type="simple" xlink:href="https://ichef.bbci.co.uk/news/640/cpsprodpb/1226D/production/_105894347_grey_line-nc.png" text:style-name="Internet_20_link" text:visited-style-name="Visited_20_Internet_20_Link">
_105894347_gr...</text:a>
", "<text:a xlink:type="simple" xlink:href="https://ichef.bbci.co.uk/news/640/cpsprodpb/1BAC/production/_108748070_tv056405392.jpg" text:style-name="Internet_20_link" text:visited-style-name="Visited_20_Internet_20_Link">
_108748070_tv...</text:a>
"]</text:p>
      <text:p text:style-name="P4">
Videos: ["<text:a xlink:type="simple" xlink:href="https://www.bbc.com/ws/av-embeds/cps/zhongwen/simp/press-review-65927640/p0fttybd/zh-hans" text:style-name="Internet_20_link" text:visited-style-name="Visited_20_Internet_20_Link">
zh-hans</text:a>
", "<text:a xlink:type="simple" xlink:href="https://www.bbc.com/ws/av-embeds/cps/zhongwen/simp/press-review-65927640/p0fv2hlx/zh-hans" text:style-name="Internet_20_link" text:visited-style-name="Visited_20_Internet_20_Link">
zh-hans</text:a>
"]</text:p>
      <text:p text:style-name="P4">
Tags: ['金融财经', '技术新知', '中美关系', '香港版国安法', '逃犯条例', '中國', '政治', '台湾', '美国', '香港', '法律']</text:p>
      <text:p text:style-name="P4">
Type: Article</text:p>
      <!--METADATA-->
      <text:h text:style-name="P12" text:outline-level="3">
<text:span text:style-name="T4">
Hong Kong Forbidden Songs, Wu Zhaozheng Interviews, Chip Wars, Guizhou Village Super, Development Countries, etc. More stories this week are waiting for you to follow</text:span>
</text:h>
      <text:p text:style-name="P4">
3:29 am on June 17, 2023</text:p>
      <text:p text:style-name="P4">
<text:span text:style-name="T4">
 This week, BBC Chinese have reported wonderful reports in China, Hong Kong and Taiwan. </text:span>
</text:p>
      <text:p text:style-name="P4">
In Hong Kong, the Director of the Hong Kong Department of Justice applied to the High Court for the ban on "Wish Glory to Hong Kong", and this protest song became an unofficial "national anthem" in the 2019 "anti -repair" movement. The court announced on Monday (June 12) that the relevant application will be processed until July 21.</text:p>
      <text:p text:style-name="P4">
In Taiwan, Foreign Minister Wu Zhaozheng was interviewed by the BBC to explore the positions of Sino -US relations and Taiwan's position in it.</text:p>
      <text:p text:style-name="P4">
In mainland China, the "Village Super" football competition in Rongjiang County, Guizhou has become popular. Players are composed of fishmongers, excavators drivers, teachers and other industry personnel. The scene is wonderful.</text:p>
      <text:p text:style-name="P4">
Sino -US relations still have new highlights this week. On the one hand, the confrontation between China and the United States in the chip field has entered the deep water zone; on the other hand, the US Congress seek to terminate China's developing countries.</text:p>
      <text:p text:style-name="P4">
Just in the past week, the content of the BBC Chinese and above has attracted the attention of readers. If you missed them, we will take you to review one by one.</text:p>
      <text:p text:style-name="P4">
<draw:frame draw:style-name="fr1" draw:name="Image56"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1. Hong Kong Anti -Repair Example Demonstration Song "Wish Rongguang Back to Hong Kong"</text:span>
</text:h>
      <text:p text:style-name="P4">
<draw:frame draw:style-name="fr1" draw:name="Image57" text:anchor-type="as-char" svg:width="6.9236in" svg:height="3.894525in" draw:z-index="0">
<draw:image xlink:href="../Images/BBC Chinese/2023-06-17T03-29-04.000Z/_108748070_tv056405392.jpg" xlink:type="simple" xlink:show="embed" xlink:actuate="onLoad" draw:mime-type="image/jpeg"/>
</draw:frame>
Image source, getty images</text:p>
      <text:p text:style-name="P4">
Image adding text,</text:p>
      <text:p text:style-name="P4">
The Hong Kong demonstrations in the past few months have produced various slogans and songs.</text:p>
      <text:p text:style-name="P4">
<text:a xlink:type="simple" xlink:href="https://www.bbc.com/zhongwen/simp/chinese-news-65870520" text:style-name="Internet_20_link" text:visited-style-name="Visited_20_Internet_20_Link">
Hong Kong Anti -Repair Example Demonstration Song "Wish Rongguang Back to Hong Kong" Banning Court Trial on July 21</text:a>
Since the promulgation and implementation of the National Security Law in Hong Kong in Hong Kong in 2020, the political life, citizen movement, and public opinion expression of the place have been impacted. During the 2019 democratic protests, they became the unofficial "national anthem" of the parade. Hong Kong seems difficult to escape.</text:p>
      <text:p text:style-name="P4">
The Director of the Secretary of Justice of Hong Kong applied to the High Court for the ban on the High Court on the High Court on Monday (June 12) that the court announced on Monday (June 12) that the relevant application will be processed until July 21.</text:p>
      <text:p text:style-name="P4">
According to the requirements of the authorities, the prohibition order, including the release or copying the song in any way, may also be banned from performing in public and spreading online.</text:p>
      <text:p text:style-name="P4">
<draw:frame draw:style-name="fr1" draw:name="Image58"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2. Taiwan Foreign Minister Wu Zhaozheng accepts an exclusive interview with BBC</text:span>
</text:h>
      <text:p text:style-name="P4">
[Video-1-Link:/WS/AV-EMBEDS/CPS/ZHONGWEN/SIMP/Press-Review-65927640/P0FTTYBD/ZH-HansS]](https://www.bbc.com/ws/av-embeds/cps/zhongwen/simp/press-review-65927640/p0fttybd/zh-hans)<text:span text:style-name="T4">
 Your equipment does not support playing multimedia materials </text:span>
 video plus injection text,</text:p>
      <text:p text:style-name="P4">
Wu Zhaozheng accepted an exclusive interview with the BBC to talk about the tension situation of the Taiwan Strait, Western assistance and the "cognitive war" in China</text:p>
      <text:p text:style-name="P4">
Taiwan Foreign Minister Wu Zhaozheng said in an exclusive interview with BBC reporter Laurakuensberg TV show that the tensions on both sides of the strait "may affect other parts of the world, and trade is one of the important reasons.</text:p>
      <text:p text:style-name="P4">
When asked if Taiwan was invaded and whether the United States would provide military assistance, Wu Zhaozheng said that Taiwan needed US assistance and said that the United States "has been helping Taiwan during this time."</text:p>
      <text:p text:style-name="P4">
Wu Zhaozheng also talked about how China uses "fake news" to influence the people of Taiwan.</text:p>
      <text:p text:style-name="P4">
<draw:frame draw:style-name="fr1" draw:name="Image60"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3. The US -China Semiconductor War Endering</text:span>
</text:h>
      <text:p text:style-name="P4">
Image source, getty images</text:p>
      <text:p text:style-name="P4">
Image adding text,</text:p>
      <text:p text:style-name="P4">
Huang Renxun, President and CEO of Huida, delivered a keynote speech at the Grace Hopper super chip at the Computex exhibition on May 29.</text:p>
      <text:p text:style-name="P4">
<text:a xlink:type="simple" xlink:href="https://www.bbc.com/zhongwen/simp/science-65854500" text:style-name="Internet_20_link" text:visited-style-name="Visited_20_Internet_20_Link">
Why does the US -China Semiconductor War entering the artificial intelligence AI chip in Deepwater District become the key</text:a>
This summer, artificial intelligence (AI) chips (chips, CHIP) applications have grown index. According to analysis, this is due to various AI products such as ChatGPT and Midjouney, and the performance of AI chip has soared this year.</text:p>
      <text:p text:style-name="P4">
It was once considered that during the epidemic, due to excessive production of chips, it was expected to face the semiconductor industry that slows production this year, but because of the increase in the demand of AI chips, it became the focus of the world again.</text:p>
      <text:p text:style-name="P4">
This also allowed the leader of the development of AI chips, NVIDIA, Nvidia, Nvidia). ), Jensenhuang, founder of Huida, has also become a new focus of the international fintech industry.</text:p>
      <text:p text:style-name="P4">
<draw:frame draw:style-name="fr1" draw:name="Image62"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4. The "Village Super" football game in Guizhou, ChinaThe "Village Super" football game of Guizhou, the popularity of the red Internet</text:span>
</text:h>
      <text:p text:style-name="P4">
Recently, the "Village Super" football game in Rongjiang County, Guizhou, China has become popular. The full name of "Village Super" is called the "Hemei Village Football Super League" in Rongjiang, Guizhou, and is spontaneously organized by local villagers.</text:p>
      <text:p text:style-name="P4">
The 20 participating teams are based on the village. The players are composed of different industry personnel such as fishmongers, excavators, and teachers. They range from 15 to 40 years old.</text:p>
      <text:p text:style-name="P4">
In addition to wonderful ball skills, there are also ethnic singing and dancing performances in the game. The fiery atmosphere attracted many fans from afar.</text:p>
      <text:p text:style-name="P4">
<draw:frame draw:style-name="fr1" draw:name="Image63"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5. Why do the United States end China's "developing country" status</text:span>
</text:h>
      <text:p text:style-name="P4">
Image source, EPA</text:p>
      <text:p text:style-name="P4">
<text:a xlink:type="simple" xlink:href="https://www.bbc.com/zhongwen/simp/chinese-news-65915282" text:style-name="Internet_20_link" text:visited-style-name="Visited_20_Internet_20_Link">
Why do the United States end China's "developing country" status</text:a>
On June 8th, the US Senate Foreign Relations Committee voted for a bill called the Ending China's Developing National Act, which paved the way for all the US Senate's voting.</text:p>
      <text:p text:style-name="P4">
At the end of this year, the House of Representatives in the United States also passed a similar bill. According to the legislative process of the United States, the House of Representatives and the Senate passed them, and then signed by the US President, and the law will officially take effect. There is no news when the US Senate will vote on the bill.</text:p>
      <text:p text:style-name="P4">
This bill requires the US administrative department to take measures to promote international organizations to terminate China's "developing countries" and change China's status to "developed countries".</text:p>
      <text:p text:style-name="P4">
Wang Wenbin, a spokesman for the Chinese Ministry of Foreign Affairs, responded that "the United States wants to impose the hat of the" developed country 'to China, not because of appreciation of China's development achievements, but the intention of drunkhs is not wine. China's status is a card for curbing China's development. "</text:p>
      <text:p text:style-name="P4">
News Source: <text:a xlink:type="simple" xlink:href="https://www.bbc.com/zhongwen/simp/press-review-65927640" text:style-name="Internet_20_link" text:visited-style-name="Visited_20_Internet_20_Link">
https://www.bbc.com/zhongwen/simp/press-review-65927640</text:a>
</text:p>
      <!--NEWS-->
      <text:h text:style-name="P10" text:outline-level="1">
<text:span text:style-name="T4">
North Korea held an important party meeting to discuss national defense and diplomatic matters</text:span>
</text:h>
      <text:p text:style-name="P4">
Author: 半岛电视台＋通讯社</text:p>
      <text:p text:style-name="P4">
Publisher: Al Jazeera</text:p>
      <text:p text:style-name="P4">
Published Time: 2023-06-17T03:36:37</text:p>
      <text:p text:style-name="P4">
Modified Time: 2023-06-17T03:36:37</text:p>
      <text:p text:style-name="P4">
Description: According to official media reports, North Korean leader Kim Jong -un attended an important opening ceremony of the party meeting to determine North Korea's diplomacy and national defense strategy with the "changes in the international situation".</text:p>
      <text:p text:style-name="P4">
Images: ["<text:a xlink:type="simple" xlink:href="https://chinese.aljazeera.net/wp-content/uploads/2023/06/1-1686972565.png" text:style-name="Internet_20_link" text:visited-style-name="Visited_20_Internet_20_Link">
1-1686972565.png</text:a>
", "<text:a xlink:type="simple" xlink:href="https://chinese.aljazeera.net/wp-content/uploads/2023/06/1-1686972641.jpg" text:style-name="Internet_20_link" text:visited-style-name="Visited_20_Internet_20_Link">
1-1686972641.jpg</text:a>
", "<text:a xlink:type="simple" xlink:href="https://chinese.aljazeera.net/wp-content/uploads/2023/06/1-1686972715.jpg" text:style-name="Internet_20_link" text:visited-style-name="Visited_20_Internet_20_Link">
1-1686972715.jpg</text:a>
"]</text:p>
      <text:p text:style-name="P4">
Topics: ['政治', '新闻']</text:p>
      <text:p text:style-name="P4">
Keywords: ['政治', '新闻', '朝鲜']</text:p>
      <text:p text:style-name="P4">
Type: Article</text:p>
      <!--METADATA-->
      <text:p text:style-name="P4">
<draw:frame draw:style-name="fr1" draw:name="Image65" text:anchor-type="as-char" svg:width="6.9236in" svg:height="4.612736in" draw:z-index="0">
<draw:image xlink:href="../Images/Aljazeera Chinese/2023-06-17T03-36-37/1-1686972565.png" xlink:type="simple" xlink:show="embed" xlink:actuate="onLoad" draw:mime-type="image/png"/>
</draw:frame>
North Korea held an important party meeting to discuss national defense and diplomatic matters</text:p>
      <text:p text:style-name="P4">
According to official media reports, North Korean leader Kim Jong -un attended an important opening ceremony of the party meeting to determine North Korea's diplomacy and national defense strategy with the "changes in the international situation".</text:p>
      <text:p text:style-name="P4">
North Korea Central News Agency(Chaozhong Society)It was reported on Saturday that Kim Jong -un participated in the eighth expanded plenary meeting of the Central Committee of the North Korean Workers' Party, which opened on Friday.</text:p>
      <text:p text:style-name="P4">
According to the South Korean United News Agency, the North Korean Society reported that the meeting may last for several days to discuss "the national diplomacy and national defense strategies that should cope with the changing international situation" and review the economic activities in the first half of this year.</text:p>
      <text:p text:style-name="P4">
According to the Yonhap News Agency, the meeting was held because North Korea seemed to strengthen the relationship with Russia and China during the "exacerbation of Sino -US competition and Russia's war in Ukraine".</text:p>
      <text:p text:style-name="P4">
<draw:frame draw:style-name="fr1" draw:name="Image66" text:anchor-type="as-char" svg:width="6.9236in" svg:height="3.894525in" draw:z-index="0">
<draw:image xlink:href="../Images/Aljazeera Chinese/2023-06-17T03-36-37/1-1686972641.jpg" xlink:type="simple" xlink:show="embed" xlink:actuate="onLoad" draw:mime-type="image/jpeg"/>
</draw:frame>
North Korea launched a ballistic missile; Japan proposed a strong protest</text:p>
      <text:p text:style-name="P4">
The Yonhap News Agency reported that "Pyongyang is also facing increasingly strengthening security cooperation between South Korea, the United States and Japan. The National Defense Minister of these three countries agrees to run a system that shares the North Korean missile early warning data during the year."</text:p>
      <text:p text:style-name="P4">
North Korea launched two short -range missiles on its east coast on Thursday. In less than an hour before, it warned that it would respond to the "inevitable" response to the South Korean and the U.S. military. It has always been insisted that such exercises have threatened their safety and prepared for one day to invade their territory.</text:p>
      <text:p text:style-name="P4">
Yonhap News Agency also reported on Friday that a US nuclear -powered missile submarine(Ssg)Arrive at a naval base located on the southeast coast of the country.</text:p>
      <text:p text:style-name="P4">
The arrival of 18,000 tons of the US Michigan SSGN marks the first time in the past six years of American submarines to stop in South Korea. At the same time, North Korea has expressed more and more words in response to the growing US military cooperation with Washington, DC, and trials. Firem missile.</text:p>
      <text:p text:style-name="P4">
<draw:frame draw:style-name="fr1" draw:name="Image67" text:anchor-type="as-char" svg:width="6.9236in" svg:height="3.894525in" draw:z-index="0">
<draw:image xlink:href="../Images/Aljazeera Chinese/2023-06-17T03-36-37/1-1686972715.jpg" xlink:type="simple" xlink:show="embed" xlink:actuate="onLoad" draw:mime-type="image/jpeg"/>
</draw:frame>
The largest on -site fire exercise in the history of the United States and South Korea</text:p>
      <text:p text:style-name="P4">
The weapons tested by North Korea so far this year include new solid fuel -containment missiles and various short -range weapons.</text:p>
      <text:p text:style-name="P4">
Experts said that Kim Jong -un's radical weapon has pushed further pressure on North Korea's troublesome economy. The economy has been damaged due to poor management of decades, weakening the sanctions on its nuclear weapons planned by the United States, as well as the new crown with the new crown The closure of large -related borders has reduced trade with China, and China is its main ally and economic lifeblood.</text:p>
      <text:p text:style-name="P4">
The missile launch on Thursday was the first rocket event for North Korea since May 31. At that time, a long -range rocket with the first spy satellite in the country crashed on the west coast of the Korean Peninsula.</text:p>
      <text:p text:style-name="P4">
The South Korean Ministry of Defense said on Friday that the military search personnel have been salvaged. It is believed to be part of the crash North Korean rocket. The fragments will be analyzed by the US and South Korean military. It is the fuel box of the Rockets.</text:p>
      <text:p text:style-name="P4">
News Source: <text:a xlink:type="simple" xlink:href="https://chinese.aljazeera.net/news/political/2023/6/17/%e6%9c%9d%e9%b2%9c%e5%8f%ac%e5%bc%80%e9%87%8d%e8%a6%81%e5%85%9a%e5%86%85%e4%bc%9a%e8%ae%ae%e8%ae%a8%e8%ae%ba%e5%9b%bd%e9%98%b2%e5%92%8c%e5%a4%96%e4%ba%a4%e4%ba%8b%e5%ae%9c" text:style-name="Internet_20_link" text:visited-style-name="Visited_20_Internet_20_Link">
https://chinese.aljazeera.net/news/political/2023/6/17/%e6%9c%9d%e9%b2%9c%e5%8f%ac%e5%bc%80%e9%87%8d%e8%a6%81%e5%85%9a%e5%86%85%e4%bc%9a%e8%ae%ae%e8%ae%a8%e8%ae%ba%e5%9b%bd%e9%98%b2%e5%92%8c%e5%a4%96%e4%ba%a4%e4%ba%8b%e5%ae%9c</text:a>
</text:p>
      <!--NEWS-->
      <text:h text:style-name="P10" text:outline-level="1">
<text:span text:style-name="T4">
U.S. Secretary of State Brillings will finally visit what the political harvest of the United States and China calculated by the United States and China</text:span>
</text:h>
      <text:p text:style-name="P4">
Author: https://www.facebook.com/bbcworldservice/</text:p>
      <text:p text:style-name="P4">
Publisher: BBC News 中文</text:p>
      <text:p text:style-name="P4">
Published Time: 2023-06-17T03:56:24.000Z</text:p>
      <text:p text:style-name="P4">
Modified Time: 2023-06-17T03:56:24.000Z</text:p>
      <text:p text:style-name="P4">
Description: Analysts believe that the White House hopes to re -stable relations with Beijing by this trip, but the mutual trust foundation between the two parties is weak. Can the wish of the White House realize this time? Zhongnanhai finally agreed to let Brinken come to Beijing at the moment. What do you want to get?</text:p>
      <text:p text:style-name="P4">
Images: ["<text:a xlink:type="simple" xlink:href="https://ichef.bbci.co.uk/news/640/cpsprodpb/9268/production/_130108473_gettyimages-1241786751.jpg" text:style-name="Internet_20_link" text:visited-style-name="Visited_20_Internet_20_Link">
_130108473_ge...</text:a>
", "<text:a xlink:type="simple" xlink:href="https://ichef.bbci.co.uk/news/640/cpsprodpb/E025/production/_130118375_blinken.jpg" text:style-name="Internet_20_link" text:visited-style-name="Visited_20_Internet_20_Link">
_130118375_bl...</text:a>
"]</text:p>
      <text:p text:style-name="P4">
Videos: ["<text:a xlink:type="simple" xlink:href="https://www.bbc.com/ws/av-embeds/cps/zhongwen/simp/chinese-news-65926522/p0fvkjns/zh-hans" text:style-name="Internet_20_link" text:visited-style-name="Visited_20_Internet_20_Link">
zh-hans</text:a>
", "<text:a xlink:type="simple" xlink:href="https://www.bbc.com/ws/av-embeds/cps/zhongwen/simp/chinese-news-65926522/p0fq24j3/zh-hans" text:style-name="Internet_20_link" text:visited-style-name="Visited_20_Internet_20_Link">
zh-hans</text:a>
"]</text:p>
      <text:p text:style-name="P4">
Tags: ['乔·拜登', '中美关系', '习近平', '中國', '政治', '美国', '军事', '贸易']</text:p>
      <text:p text:style-name="P4">
Type: Article</text:p>
      <!--METADATA-->
      <text:h text:style-name="P12" text:outline-level="3">
<text:span text:style-name="T4">
U.S. Secretary of State Brills will finally visit the political gains that the United States and China have compiled by the United States and China.</text:span>
</text:h>
      <ul>
        <li>
Lu Jiahong * BBC Chinese</li>
      </ul>
      <text:p text:style-name="P4">
3:56 am on June 17, 2023![] <text:a xlink:type="simple" xlink:href="Images/BBC Chinese/2023-06-17T03-56-24.000Z/_130108473_gettyimages-1241786751.jpg" text:style-name="Internet_20_link" text:visited-style-name="Visited_20_Internet_20_Link">
</text:a>
Image source, AFP</text:p>
      <text:p text:style-name="P4">
Image adding text,</text:p>
      <text:p text:style-name="P4">
U.S. Secretary of State Brillings will visit China from 18th to 19th of this month. He will be the first highest US official to visit China in five years.</text:p>
      <text:p text:style-name="P4">
<text:span text:style-name="T4">
 In January of this year, the US media revealed that Anthonyblinken, Secretary of State, will visit China in early February. It is his first trip to visit China for his position, but was immediately claimed to be "Chinese spy in the United States in February in February "The accident of flying into the United States was interrupted. At that time, Joebiden ordered the balloon to hit the balloon, and the relationship between the United States and China fell to the freezing point. </text:span>
</text:p>
      <text:p text:style-name="P4">
After a few months, Brinken was ready to try again, and will fly to Beijing on June 18 to start a two -day visit. Many analysts believe that the White House hopes to re -stable relations with Beijing through this trip. However, the mutual trust foundation between the two sides is weak and the differences in many issues are great.</text:p>
      <text:p text:style-name="P4">
Can the wish of the White House realize this time? Will Brinken meet Xi Jinping? Beijing Zhongnanhai finally agreed to let Brinken come to Beijing at this moment. What do you want to get?</text:p>
      <text:p text:style-name="P4">
Song Wendi, a lecturer at the Asia -Pacific College of the National University of Australia, told BBC in Chinese that Brinken's trip was to reassure Beijing, "more importantly, to rest assured that other American allies." He believes that the United States has not held high expectations for this trip because during the days of Beijing, it has adopted a tough confrontation attitude towards the United States and has no intention of softening the diplomatic relations between the two parties.</text:p>
      <text:p text:style-name="P4">
For example, he said that not long ago, Beijing did not agree to let the National Defense Minister held talks at the Shangri -La dialogue held in Singapore. Therefore, he believes that for Washington, "if it is necessary to revise the US -China relations, China will inevitably need a large compromise in the United States. The political cost of this move is too high, and the White House has no wishes and will not happen."</text:p>
      <text:p text:style-name="P4">
Professor Elizabeth Freundlarus, Professor of Pacific FORUM, also holds similar views. She told the BBC Chinese that there are too many things in the United States and China in many things such as the Taiwan issue, the US -China trade and the Ukrainian war. This time, it is difficult for the two parties to talk about any big agreement, or the relationship is very large. Breakthrough.</text:p>
      <text:p text:style-name="P4">
However, she emphasized that based on the tension of the Taiwan Strait, in order to avoid military misjudgment in military affairs, the two countries resumed regular face -to -face meetings to maintain smooth dialogue channels.</text:p>
      <text:p text:style-name="P4">
U.S. Secretary of State Brillings will visit China from 18th to 19th of this month. He will be the first US Secretary of State to visit China in five years.</text:p>
      <text:p text:style-name="P4">
<draw:frame draw:style-name="fr1" draw:name="Image68" text:anchor-type="as-char" svg:width="6.9236in" svg:height="4.576067in" draw:z-index="0">
<draw:image xlink:href="../Images/BBC Chinese/2023-06-17T03-56-24.000Z/_130118375_blinken.jpg" xlink:type="simple" xlink:show="embed" xlink:actuate="onLoad" draw:mime-type="image/jpeg"/>
</draw:frame>
Image source, EPA</text:p>
      <text:p text:style-name="P4">
<text:a xlink:type="simple" xlink:href="https://www.bbc.com/zhongwen/simp/world-65807046" text:style-name="Internet_20_link" text:visited-style-name="Visited_20_Internet_20_Link">
China Defense Director Li Shangfu Shangri -La Dialogue to release a comprehensive tough signal</text:a>
<text:span text:style-name="T5">
 <text:a xlink:type="simple" xlink:href="https://www.bbc.com/zhongwen/simp/world-65529713" text:style-name="Internet_20_link" text:visited-style-name="Visited_20_Internet_20_Link">
The first island chain: Bynden re -connected the breakout of Asian allies and China</text:a>
</text:span>
 <text:a xlink:type="simple" xlink:href="https://www.bbc.com/zhongwen/simp/chinese-news-65915282" text:style-name="Internet_20_link" text:visited-style-name="Visited_20_Internet_20_Link">
Why do the United States end China's "developing country" status</text:a>
* <text:a xlink:type="simple" xlink:href="https://www.bbc.com/zhongwen/simp/world-64509157" text:style-name="Internet_20_link" text:visited-style-name="Visited_20_Internet_20_Link">
China acknowledges that flight objects "enter" the United States leading Huafu scolding sovereignty to postpone Bollingin to visit China</text:a>
</text:p>
      <text:h text:style-name="P12" text:outline-level="3">
<text:span text:style-name="T4">
</text:span>
</text:h>
      <text:p text:style-name="P4">
As Brinken took office, US -China relations have fallen to the freezing point. After he took office, the United States continued his former President Donaldtrump (Trump) to compete with China. The difference is that Biden's allies alliances alliances are trying to regulate the global expansion of China in all aspects. Therefore, after taking office, the first visit to China has attracted worldwide attention.</text:p>
      <text:p text:style-name="P4">
After the first visit to China after the State of the State, Brinken can be said to be a wave of twists and turns. It was finalized in the second half of Bayeng's term of office. Some analysts also said that this also reflects how uncomfortable US -China relations are.</text:p>
      <text:p text:style-name="P4">
<text:a xlink:type="simple" xlink:href="https://www.bbc.com/ws/av-embeds/cps/zhongwen/simp/chinese-news-65926522/p0fvkjns/zh-hans" text:style-name="Internet_20_link" text:visited-style-name="Visited_20_Internet_20_Link">
Video-1-Link:/WS/AV-EMBEDS/CPS/ZHONGWEN/SIMP/Chinese-News-65926522/P0FVKJNS/ZH-HansS</text:a>
<text:span text:style-name="T4">
 Your equipment does not support playing multimedia materials </text:span>
 video plus injection text,</text:p>
      <text:p text:style-name="P4">
Is there a Chinese spy station in Cuba's secret base?</text:p>
      <text:p text:style-name="P4">
In fact, since the outbreak of the "Spy Balloon Incident" in February, Broske's trip to China has been canceled unexpectedly. The two countries have continued to be tattooed in many diplomatic incidents, including in Singapore. meeting. At the end of May, the U.S. Indian Command issued a statement that criticized the Chinese PLA-16 fighter aircraft intentionally approaching the US military reconnaissance aircraft to create danger, and Beijing responded strongly to criticize.</text:p>
      <text:p text:style-name="P4">
Last week's "Wall Street Journal" also reported that Beijing and the United States adjacent to the island country Cuba almost reached an agreement, establishing "eavesdropping facilities" to collect US East EQ, and then attracted attention and mutual criticism. At the same time, the US Senate Foreign Relations Committee voted for a bill called the "Ending the Law of the Development Country in China".</text:p>
      <text:p text:style-name="P4">
But the White House has not stopped China. The US Department of Commerce listed 43 entities as the blacklist of entry and exit on May 12th, because they were suspected of recruiting Western pilots to train Chinese military personnel or developing hypersonic weapons. 31 are Chinese entities. Based on this, Wang Wenbin, a Chinese Ministry of Foreign Affairs, criticized the United States to suppress China to "hysteria and use no means."</text:p>
      <text:p text:style-name="P4">
On Friday (May 16), a Chinese Ministry of Foreign Affairs spokesman Wang Wenbin commented that Brinkelvan said that the United States "should not be fantasized to set off with China from its strength. Stable development track. "</text:p>
      <text:p text:style-name="P4">
With the moves of your diplomacy and military compete for both sides, the US State Department also did not expect the desire to break through the trip to Beijing, which seemed to reduce the "expectations" of the outside world.Image source, How Hwee Young/EPA-EFE/Rex/Shutterstock</text:p>
      <text:p text:style-name="P4">
Image adding text,</text:p>
      <text:p text:style-name="P4">
Li Shangfu, the Chinese Defense Director, who was sanctioned by the United States in 2018, refused to invite a meeting with US Defense Minister Austin in Singapore this year.</text:p>
      <text:h text:style-name="P12" text:outline-level="3">
<text:span text:style-name="T4">
U.S. calculation</text:span>
</text:h>
      <text:p text:style-name="P4">
On the eve of Brinken to Asia, Jakesullivan, USA, who was visiting Tokyo, said on Friday (May 16) that the United States did not expect State Brilling to visit China. Any breakthrough.</text:p>
      <text:p text:style-name="P4">
According to Reuters, Su Liva also said that for the United States, a more important diplomatic activity is India Prime Minister Narendra Modi's visit to the United States next week.</text:p>
      <text:p text:style-name="P4">
In fact, after the United States and China successively confirmed that Brinkens' visits to China have been confirmed, Daniel Josephkritenbrink, the assistant to the Beijing visit, once said at a press conference that Brinken's trip is not a way to get along in the United States and China. Seeking a breakthrough or change, "but with a realistic, self -confidence attitude and sincere hope to manage the competition between the United States and China in the most responsible way."</text:p>
      <text:p text:style-name="P4">
Kangda, who is responsible for the Asia -Pacific Affairs in the US State Department, also said that the United States will not expect that this visit can surrender many diplomatic results, but at least it can reduce the risk of misjudgment and avoid the conflict between the United States and China. The White House Shen maintaining the peaceful and stable position of the Taiwan Strait also discusses the Ukrainian situation with Beijing.</text:p>
      <text:p text:style-name="P4">
[Video-Link:/WS/AV-EMBEDS/CPS/ZHONGWEN/SIMP/Chinese-News-65926522/P0FQ24J3/ZH-HansS]](https://www.bbc.com/ws/av-embeds/cps/zhongwen/simp/chinese-news-65926522/p0fq24j3/zh-hans)<text:span text:style-name="T4">
 Your equipment does not support playing multimedia materials </text:span>
 video plus injection text,</text:p>
      <text:p text:style-name="P4">
Xie Feng, the new ambassador to the United States, said that Sino -US relations are facing serious challenges and looking forward to properly handling Taiwan issues</text:p>
      <text:p text:style-name="P4">
Kurt Micha Roadbell, a press conference with Kangda, held a press conference with Kangda National Security Conference. Come a series of "two -way visit". He emphasized that the United States expects that Brinken's visit will strongly advocate the necessity of maintaining military dialogue in the United States and China.</text:p>
      <text:p text:style-name="P4">
So, what do I want to get in the United States? When analyzing the American strategy, Song Wenyi said to BBC in Chinese that the visit of Broskens' visits this time, the goal of the United States hopes to achieve is to "avoid conflicts", "control competition" and "exploration cooperation".</text:p>
      <text:p text:style-name="P4">
He said that the United States first hopes to establish "communication channels for opening up and gain full authorization to discuss important challenges, solve misunderstandings, and prevent misjudgment." It also hopes to discuss with Beijing's concerns about "a series of regions and global security issues"; in addition, the United States, the United States It is hoped that in the fields of climate and global macroeconomic stability, in the case of US interests, it will explore potential cooperation in response to transnational challenges.</text:p>
      <text:p text:style-name="P4">
Image source, reuters</text:p>
      <text:p text:style-name="P4">
Image adding text,</text:p>
      <text:p text:style-name="P4">
The Taiwan issue has continued to become a contradiction in Sino -US relations.</text:p>
      <text:p text:style-name="P4">
Song Wendili said that when it is expected to visit China, Brincken is expected to guarantee that the United States will unintentionally challenge China to think of its core interests, such as sovereignty, security and development benefits.</text:p>
      <text:p text:style-name="P4">
However, Song Wendi emphasized that more importantly, "this helps enhance the cohesion between American allies, partners and friends. Brincken's trip is to tell allies that the cost of forming an alliance with the United States is appropriate. It is not conflict, but competition, but a selective risk, not a de-countling. "</text:p>
      <text:h text:style-name="P12" text:outline-level="3">
<text:span text:style-name="T4">
What do you want to get?</text:span>
</text:h>
      <text:p text:style-name="P4">
Although Beijing's strategy of tough response or offensive for US diplomacy has not changed, Beijing's meeting with Brosky this time is not only to show the attitude of diplomatic diplomacy. External analysis said that business issues or the most willing areas of Beijing to negotiate in the trip to Blink.</text:p>
      <text:p text:style-name="P4">
This table is now. On Tuesday (June 13) US Treasury Minister Janet Yellen Ye Lun, after attending the U.S. Congress hearing, it will be a "huge mistake" with China. Obtained Beijing confirmation.</text:p>
      <text:p text:style-name="P4">
At that time, Yellen said that the American people benefited from the US -China trade, and the Chinese people also benefited, and the trade with China had a positive impact on the US economy.</text:p>
      <text:p text:style-name="P4">
In addition, the day before Yellen's conversation, the Wall Street Journal published an article reported that the US Department of Commerce plans to allow top semiconductor manufacturers such as Samsung and TSMC in Taiwan to maintain and expand these companies in the case of not being retaliated with the United States. China's existing chip foundry business.</text:p>
      <text:p text:style-name="P4">
Last October, the US Department of Commerce restricted the Chinese semiconductor industry, but also provided a one -year exemption period for several Taiwanese and Korean companies. This time it was reported that Biden may agree to extend the exemption period, and the analysis stated that it can slow down US export control over Chinese technology.</text:p>
      <text:p text:style-name="P4">
Although the U.S. Department of Commerce refused to comment on this, the analysis believed that the United States was softer on the issue of Chinese trade, opened the door to Beijing's visit to Beijing, and was also an important focus of the two parties.</text:p>
      <text:p text:style-name="P4">
Ivankanapathy, the former director of the National Security Association of the United States, China, and Mongolia, told the US media that "Beijing 'to tolerate' Brinkee visits to promote the meeting with the Minister of Finance because Beijing believes that Yellen is more in line with their interests. "" ".</text:p>
      <text:p text:style-name="P4">
Image source, EPA</text:p>
      <text:p text:style-name="P4">
Image adding text,</text:p>
      <text:p text:style-name="P4">
Biden announced the first national security strategy in his tenure in October last year. Named that China and Russia are the primary challenges, saying that China is "the largest competitor in the United States."</text:p>
      <text:p text:style-name="P4">
Lan Ruisi also told the BBC Chinese that Beijing hopes that the United States has some concessions in trade and Taiwan issues. This is a field that Beijing is willing to negotiate with the United States in Sino -US relations.</text:p>
      <text:p text:style-name="P4">
However, Shi Yinhong, a professor at the School of International Relations of Renmin University of China, told AFP that neither the United States and China have not showed any major and long -lasting concessions. Its strategic or technical security.Shen Xuhui approved the comments. Therefore, Bollingin's visit to Beijing is a "punch card" line. It is the United States and China. "The dramas required for each needed to take are basically nothing to do. Everything can be changed. It can be seen that the current U.S. government has no long -term strategy to China at all.</text:p>
      <text:p text:style-name="P4">
News Source: <text:a xlink:type="simple" xlink:href="https://www.bbc.com/zhongwen/simp/chinese-news-65926522" text:style-name="Internet_20_link" text:visited-style-name="Visited_20_Internet_20_Link">
https://www.bbc.com/zhongwen/simp/chinese-news-65926522</text:a>
</text:p>
      <!--NEWS-->
      <text:h text:style-name="P10" text:outline-level="1">
<text:span text:style-name="T4">
Morant's second -degree bright gun was banned by 25 games.</text:span>
</text:h>
      <text:p text:style-name="P4">
Publisher: 法新社</text:p>
      <text:p text:style-name="P4">
Published Time: 2023-06-17T06:02:08+00:00</text:p>
      <text:p text:style-name="P4">
Modified Time: 2023-06-17T05:50:03+00:00</text:p>
      <text:p text:style-name="P4">
Description: (Agence France -Presse, Los Angeles, 16th) Because of the twice on the community media this year, the NBA star Mortt, which was banned by the league today, may lose his qualifications for all personal awards in the next seas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6-17T06-02-08-00-00/000000.png" xlink:type="simple" xlink:show="embed" xlink:actuate="onLoad" draw:mime-type="image/png"/>
</draw:frame>
Ja Morant is one of the brightest new stars in the American professional basketball NBA. In March, he had been banned 8 games for another movie in a nightclub.</text:p>
      <text:p text:style-name="P4">
Agence France -Presse reported that Moran was banned 25 games, which means that he will be unlikely to compete for any personal awards in the new season, because according to the current NBA labor agreement, players must play at least 65 in the 82 examples. The field is qualified to compete for personal awards such as the most valuable player (MVP).</text:p>
      <text:p text:style-name="P4">
NBA President Adam Silver said in a statement that Monte's suspension will convey a message that the alliance will strongly crack down on the "reckless behavior" to use guns.</text:p>
      <text:p text:style-name="P4">
Xi Fo said: "Morant's decision to wave his gun again on social media is shocking and uneasy, because he has been banned 8 games for similar behaviors in March."</text:p>
      <text:p text:style-name="P4">
"The possibility of other young people imitating his behavior is particularly worrying. Under such circumstances, we think that 25 games for the restricted race are suitable, and at the same time, we must clearly express that they will not tolerate any reckless and irresponsible gun holdings. "</text:p>
      <text:p text:style-name="P4">
During the suspension of the game, Morant, who had sought treatment to control pressure in the statement, stated in a statement that he plans to spend time to improve his mental health during the break.</text:p>
      <text:p text:style-name="P4">
Monte said, "I will have time to reflect and realize how much damage I cause." After Morant's recently brightening film flowed out, Manfis Grizzlies paused last month to let him participate in all team activities last month Essence</text:p>
      <text:p text:style-name="P4">
"I want to apologize to the NBA, Grizzlies, and my teammates with Manfis City. During my break and forbidden, I will continue to improve my mental health and decision -making ability."</text:p>
      <text:p text:style-name="P4">
"I hope you can give me a chance and let me prove to you that over time, I will become a better person than the past."</text:p>
      <text:p text:style-name="P4">
In another statement, the Grizzlies accepted the NBA's ban on Moran.</text:p>
      <text:p text:style-name="P4">
The Grizzlies said: "We respect the decision of Moran's ban after the latest incident. Our standards are very clear, and we hope that everyone on the team can obey."</text:p>
      <text:p text:style-name="P4">
News Source: <text:a xlink:type="simple" xlink:href="https://www.rfi.fr/cn/%E8%BF%90%E5%8A%A8%E5%A4%A9%E5%9C%B0/20230617-%E8%8E%AB%E5%85%B0%E7%89%B9%E4%BA%8C%E5%BA%A6%E4%BA%AE%E6%9E%AA%E9%81%AD%E7%A6%81%E8%B5%9B25%E5%9C%BA-%E6%81%90%E6%97%A0%E7%BC%98%E4%BA%89%E5%A4%BA%E4%B8%AA%E4%BA%BA%E5%A5%96" text:style-name="Internet_20_link" text:visited-style-name="Visited_20_Internet_20_Link">
https://www.rfi.fr/cn/%E8%BF%90%E5%8A%A8%E5%A4%A9%E5%9C%B0/20230617-%E8%8E%AB%E5%85%B0%E7%89%B9%E4%BA%8C%E5%BA%A6%E4%BA%AE%E6%9E%AA%E9%81%AD%E7%A6%81%E8%B5%9B25%E5%9C%BA-%E6%81%90%E6%97%A0%E7%BC%98%E4%BA%89%E5%A4%BA%E4%B8%AA%E4%BA%BA%E5%A5%96</text:a>
</text:p>
      <!--NEWS-->
      <text:h text:style-name="P10" text:outline-level="1">
<text:span text:style-name="T4">
NBA's first African -American boss Jordan Biography sells most of the Hornets to hold the shareholding</text:span>
</text:h>
      <text:p text:style-name="P4">
Publisher: 法新社</text:p>
      <text:p text:style-name="P4">
Published Time: 2023-06-17T06:32:07+00:00</text:p>
      <text:p text:style-name="P4">
Modified Time: 2023-06-17T06:05:02+00:00</text:p>
      <text:p text:style-name="P4">
Description: (Agence France -Presse, New York, 16th) Michael Jordan, the first African -American boss in the United States, is rumored to sell most of his holdings on his hand to unload the status of Charlotte Hornet bos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6-17T06-32-07-00-00/000000.png" xlink:type="simple" xlink:show="embed" xlink:actuate="onLoad" draw:mime-type="image/png"/>
</draw:frame>
Jordan's holdings will be bought by the organization led by the Organization of Gabe Plotkin and the Atlanta Eagle Sharp, Rick Schnall.</text:p>
      <text:p text:style-name="P4">
According to a press release issued by Hornets Sports &amp; Entertainment, the members of the organization also include the rapper singer J.Cole and the rural singer Eric Church, but it did not disclose the relevant finances. detail.</text:p>
      <text:p text:style-name="P4">
The Hornet said Jordan will still have a small part of the team. The transaction needs to be approved by the NBA.</text:p>
      <text:p text:style-name="P4">
Jordan became a major shareholder of the Hornets for $ 275 million in 2010, which made the team the only team in the league to master a majority equity by African -American.</text:p>
      <text:p text:style-name="P4">
The New York Times pointed out that according to the terms of transaction, the total value of the Hornets reached US $ 3 billion. Other media are estimated to be close to 1.7 billion US dollars. It is unclear how many shares of Jordan will keep.</text:p>
      <text:p text:style-name="P4">
Jordan is considered to be the greatest basketball player in history. He has 6 championship rings on his hands. He won 5 times as the most valuable player (MVP) in the year. He also won two Olympic gold medals. The last time appeared in the NBA arena in 2003, it was Essence</text:p>
      <text:p text:style-name="P4">
Even so, Jordan is the first African boss of NBA, and the performance of the team is not as good as a player.</text:p>
      <text:p text:style-name="P4">
News Source: <text:a xlink:type="simple" xlink:href="https://www.rfi.fr/cn/%E8%BF%90%E5%8A%A8%E5%A4%A9%E5%9C%B0/20230617-nba%E9%A6%96%E5%90%8D%E9%9D%9E%E8%A3%94%E5%A4%A7%E8%80%81%E6%9D%BF%E4%B9%94%E4%B8%B9-%E4%BC%A0%E5%8D%96%E6%8E%89%E9%BB%84%E8%9C%82%E5%A4%A7%E9%83%A8%E5%88%86%E6%8C%81%E8%82%A1" text:style-name="Internet_20_link" text:visited-style-name="Visited_20_Internet_20_Link">
https://www.rfi.fr/cn/%E8%BF%90%E5%8A%A8%E5%A4%A9%E5%9C%B0/20230617-nba%E9%A6%96%E5%90%8D%E9%9D%9E%E8%A3%94%E5%A4%A7%E8%80%81%E6%9D%BF%E4%B9%94%E4%B8%B9-%E4%BC%A0%E5%8D%96%E6%8E%89%E9%BB%84%E8%9C%82%E5%A4%A7%E9%83%A8%E5%88%86%E6%8C%81%E8%82%A1</text:a>
</text:p>
      <!--NEWS-->
      <text:h text:style-name="P10" text:outline-level="1">
<text:span text:style-name="T4">
Brinken: This visit to China is designed to reduce the risk of conflict between the United States and China</text:span>
</text:h>
      <text:p text:style-name="P4">
Author: 联合早报 (Person)</text:p>
      <text:p text:style-name="P4">
Publisher: 联合早报 (Organization)</text:p>
      <text:p text:style-name="P4">
Published Time: 2023-06-17T06:43</text:p>
      <text:p text:style-name="P4">
Modified Time: 2023-06-17T06:50</text:p>
      <text:p text:style-name="P4">
Description: U.S. Secretary of State Brills said on the eve of visiting China that the visit to China aims to ensure that the competition between the United States and China will not evolve into an open conflict. Comprehensive Bloomberg and AFP report, Blingken on Friday (June 16) at a joint press conference between Dr. Vivian, Dr. Vivian, Dr. Victoria, Washington ...</text:p>
      <text:p text:style-name="P4">
Videos: []</text:p>
      <text:p text:style-name="P4">
Audios: []</text:p>
      <text:p text:style-name="P4">
Images: []</text:p>
      <text:p text:style-name="P4">
Type: NewsArticle</text:p>
      <text:p text:style-name="P4">
Breadcrumbs: ['即时', '国际']</text:p>
      <text:p text:style-name="P4">
Keywords: ['美中关系', '美国国务卿', '布林肯', '中国', '中美关系', '美国', '维文', '习近平']</text:p>
      <!--METADATA-->
      <text:p text:style-name="P4">
U.S. Secretary of State Brills said on the eve of visiting China that <text:a xlink:type="simple" xlink:href="https://www.zaobao.com/realtime/china/story20230614-1404380" text:style-name="Internet_20_link" text:visited-style-name="Visited_20_Internet_20_Link">
this visit to China</text:a>
It aims to ensure that the competition between the United States and China will not evolve into an open conflict.</text:p>
      <text:p text:style-name="P4">
Comprehensive Bloomberg and Agence France -Presse reported that Brinken said on Friday (June 16) at a joint press conference in Washington and Singapore Foreign Minister, Dr. Vivian, Singapore. Become a confrontation or conflict. "</text:p>
      <text:p text:style-name="P4">
Brinken said he would meet with the senior management of China in Beijing to fulfill the promise commitment reached by the US -China -China Head Head of state in Bali Island last November.</text:p>
      <text:p text:style-name="P4">
Brinken also said he hopes to establish a "open and controllable" communication channel to avoid misjudgment. He will communicate with China frankly on a series of "very concerned" issues in the United States and discuss the potential cooperation areas of both sides, including global issues such as economic stability and climate change.</text:p>
      <text:p text:style-name="P4">
According to Reuters quoted sources, Brinken will hold meetings in Beijing on Sunday (18th) and Monday (19th), and may meet with Chinese President Xi Jinping.</text:p>
      <text:p text:style-name="P4">
Blinden is the highest -level U.S. government officials who visited China since January 2021, and the first Secretary of State to visit China in five years.</text:p>
      <text:p text:style-name="P4">
Blinger flew to Beijing later on Friday.</text:p>
      <text:p text:style-name="P4">
News Source: <text:a xlink:type="simple" xlink:href="https://www.zaobao.com.sg/realtime/world/story20230617-1405177" text:style-name="Internet_20_link" text:visited-style-name="Visited_20_Internet_20_Link">
https://www.zaobao.com.sg/realtime/world/story20230617-1405177</text:a>
</text:p>
      <!--NEWS-->
      <text:h text:style-name="P10" text:outline-level="1">
<text:span text:style-name="T4">
Voice of America refuses to renew the contract before the renewal of Russian official media reporters</text:span>
</text:h>
      <text:p text:style-name="P4">
Author: chinese@voanews.com (连姆·斯科特)</text:p>
      <text:p text:style-name="P4">
Publisher: 美国之音中文网 (Type: NewsMediaOrganization)</text:p>
      <text:p text:style-name="P4">
Published Time: 2023-06-17T06:45:27+08:00</text:p>
      <text:p text:style-name="P4">
Modified Time: 2023-06-16 22:45:27Z</text:p>
      <text:p text:style-name="P4">
Description: The Voice of America (VOA) chose a contract from a former Russian official media reporter this week. The reporter was ordered by the Russian group of the United States in February. complaint.</text:p>
      <text:p text:style-name="P4">
Videos: []</text:p>
      <text:p text:style-name="P4">
Images: []</text:p>
      <text:p text:style-name="P4">
Categories: ['美国', '欧洲', '乌克兰局势']</text:p>
      <text:p text:style-name="P4">
Type: None</text:p>
      <!--METADATA-->
      <text:p text:style-name="P4">
Nonenone</text:p>
      <text:p text:style-name="P4">
News Source: <text:a xlink:type="simple" xlink:href="https://www.voachinese.com/a/voa-declines-to-renew-contract-of-former-russian-state-journalist-following-outcry-20230616/7140947.html" text:style-name="Internet_20_link" text:visited-style-name="Visited_20_Internet_20_Link">
https://www.voachinese.com/a/voa-declines-to-renew-contract-of-former-russian-state-journalist-following-outcry-20230616/7140947.html</text:a>
</text:p>
      <!--NEWS-->
      <text:h text:style-name="P10" text:outline-level="1">
<text:span text:style-name="T4">
A magnitude 5.8 earthquake in the western France injured thousands of households' power outages</text:span>
</text:h>
      <text:p text:style-name="P4">
Author: 联合早报 (Person)</text:p>
      <text:p text:style-name="P4">
Publisher: 联合早报 (Organization)</text:p>
      <text:p text:style-name="P4">
Published Time: 2023-06-17T06:55</text:p>
      <text:p text:style-name="P4">
Modified Time: 2023-06-17T07:10</text:p>
      <text:p text:style-name="P4">
Description: A magnitude 5.8 earthquake occurred in the evening of Friday (June 16) in the western France, causing injuries and thousands of households. Xinhua News Agency reported that according to the information released by the Central Earthquake Administration in France, the earthquake occurred at 6:38 on Friday (Singapore Saturday time at 00:38) ...</text:p>
      <text:p text:style-name="P4">
Videos: []</text:p>
      <text:p text:style-name="P4">
Audios: []</text:p>
      <text:p text:style-name="P4">
Images: []</text:p>
      <text:p text:style-name="P4">
Type: NewsArticle</text:p>
      <text:p text:style-name="P4">
Breadcrumbs: ['即时', '国际']</text:p>
      <text:p text:style-name="P4">
Keywords: ['法国', '地震']</text:p>
      <!--METADATA-->
      <text:p text:style-name="P4">
A magnitude 5.8 earthquake occurred in the evening of Friday (June 16) in the western France, causing injuries and thousands of households.</text:p>
      <text:p text:style-name="P4">
Xinhua News Agency reported that according to information released by the Central Earthquake Administration in France, the earthquake occurred at 6:38 pm on Friday (Singapore Saturday time at 00:38). ) 26 kilometers southwest.</text:p>
      <text:p text:style-name="P4">
According to Agence France -Presse, Rennes, a tourist city in northern France, and Bordeaux in the southwest.</text:p>
      <text:p text:style-name="P4">
French ecological transformation and minister of land coordination, Bell, said that this is one of the strongest earthquakes in France's local records, causing minor injuries, and multiple houses were found in the west.</text:p>
      <text:p text:style-name="P4">
The southwest Binhai Sherry province issued a communiqué that the earthquake caused 1,100 local households to power off, a high -voltage line was damaged, and some buildings had cracks.</text:p>
      <text:p text:style-name="P4">
According to French media reports, this is the strongest earthquake in France since 2002. Although small earthquakes occur in France, a magnitude 5 or above earthquake occurred in France.</text:p>
      <text:p text:style-name="P4">
News Source: <text:a xlink:type="simple" xlink:href="https://www.zaobao.com.sg/realtime/world/story20230617-1405178" text:style-name="Internet_20_link" text:visited-style-name="Visited_20_Internet_20_Link">
https://www.zaobao.com.sg/realtime/world/story20230617-1405178</text:a>
</text:p>
      <!--NEWS-->
      <text:h text:style-name="P10" text:outline-level="1">
<text:span text:style-name="T4">
In the visit of the Republican leader of the US House of Representatives during the visit of Bollingen: reducing the tension of the Taiwan Strait should be the primary focus</text:span>
</text:h>
      <text:p text:style-name="P4">
Author: chinese@voanews.com (李逸华)</text:p>
      <text:p text:style-name="P4">
Publisher: 美国之音中文网 (Type: NewsMediaOrganization)</text:p>
      <text:p text:style-name="P4">
Published Time: 2023-06-17T06:56:38+08:00</text:p>
      <text:p text:style-name="P4">
Modified Time: 2023-06-17 01:50:00Z</text:p>
      <text:p text:style-name="P4">
Description: US Secretary of State scheduled to visit Beijing this weekend. The Bayeng government emphasized that the main purpose of Blinden's visit was to maintain communication channels with the Chinese government, and at the same time discussed global, regional affairs, and a series of challenges across the border. A number of parliamentarians of Congress did not have high expectations whether Brincken could achieve substantial results. Republican diplomats of the House of Representatives called on Blingken to ask Beijing to stop the aggressive military operations in the Taiwan Strait.</text:p>
      <text:p text:style-name="P4">
Videos: []</text:p>
      <text:p text:style-name="P4">
Images: []</text:p>
      <text:p text:style-name="P4">
Categories: ['国会报道', '美国', '美中关系']</text:p>
      <text:p text:style-name="P4">
Type: None</text:p>
      <!--METADATA-->
      <text:p text:style-name="P4">
Nonenone</text:p>
      <text:p text:style-name="P4">
News Source: <text:a xlink:type="simple" xlink:href="https://www.voachinese.com/a/us-lawmakers-blinken-china-visit-20230616/7140962.html" text:style-name="Internet_20_link" text:visited-style-name="Visited_20_Internet_20_Link">
https://www.voachinese.com/a/us-lawmakers-blinken-china-visit-20230616/7140962.html</text:a>
</text:p>
      <!--NEWS-->
      <text:h text:style-name="P10" text:outline-level="1">
<text:span text:style-name="T4">
After China's economic epidemic, recovery is weak</text:span>
</text:h>
      <text:p text:style-name="P4">
Author: None (Language: zh)</text:p>
      <text:p text:style-name="P4">
Publisher: None</text:p>
      <text:p text:style-name="P4">
Time: 2023-06-17T07:31:00Z</text:p>
      <text:p text:style-name="P4">
Description: The Chinese economy increased by 4.5%year -on -year in the first quarter of this year, a significant increase from 2.9%in the previous quarter, but analysts believe that the peak of recovery may have passed. The uneasiness of economic prospects and unemployment has reduced the willingness to consumption. This is a big challenge for making a manufacturer that is trying to make up for weak domestic demand.</text:p>
      <text:p text:style-name="P4">
Videos: []</text:p>
      <text:p text:style-name="P4">
Images: []</text:p>
      <text:p text:style-name="P4">
Subject: 经济纵横</text:p>
      <text:p text:style-name="P4">
Subjects: ['专题报道：中国经济何处去？']</text:p>
      <text:p text:style-name="P4">
Keywords: ['中国经济', '经济复苏', '制造业', '新冠疫情', '失业率']</text:p>
      <text:p text:style-name="P4">
Id: 65889478</text:p>
      <!--METADATA-->
      <text:p text:style-name="P4">
<text:a xlink:type="simple" xlink:href="https://www.dw.com/zh/overlay/image/article/65889478/64828207" text:style-name="Internet_20_link" text:visited-style-name="Visited_20_Internet_20_Link">
 </text:a>
After the strict epidemic control, the unemployment rate of the young people in China is still rising (data picture)</text:p>
      <text:p text:style-name="P4">
(Voice of Germany) The Chinese economy rebounded in early 2023, but after the good performance of the first quarter, the output and consumption expenditure of factory was weakening. <text:a xlink:type="simple" xlink:href="https://www.dw.com/zh/zh/出人意料中国经济指数四月出现滑坡/a-65475440" text:style-name="Internet_20_link" text:visited-style-name="Visited_20_Internet_20_Link">
April</text:a>
A official investigation found that [young labor unemployment rate creates green] in the city(https://www.dw.com/zh/zh/青年失业率创记录-中国后新冠复苏难/a-65637338)Every five people are unemployed.</text:p>
      <text:p text:style-name="P4">
China ended at the end of last year <text:a xlink:type="simple" xlink:href="https://www.dw.com/zh/zh/一刀切和层层加码下的中国防疫/a-63678043" text:style-name="Internet_20_link" text:visited-style-name="Visited_20_Internet_20_Link">
After a strict epidemic prevention policy</text:a>
The sales of garbage trucks in Hubei Yi special car manufacturing Co., Ltd. have rebounded. Although management is trying to regain the business that is lost during the epidemic, the business growth rate is still relatively slow.</text:p>
      <text:p text:style-name="P4">
According to Yu Xiongli, the deputy general manager of a special car, its sales have only increased by single digits compared to last year. The company with 300 employees is located in Hubei Province. The first new crown virus case at the end of 2019 was discovered in the province. Yu Xiongli said: "It is still in the process of recovery. The growth is quite slow."</text:p>
      <text:p text:style-name="P4">
In the first quarter of 2023, China's economy increased by 4.5%year -on -year, higher than the 2.9%of the previous quarter, but analysts predict that the peak of recovery may have passed. In order to achieve the "about 5%" GDP target set by the Communist Party of China in 2023, economic growth needs to be further accelerated.</text:p>
      <text:p text:style-name="P4">
After the epidemic, the Chinese people did not restore consumer enthusiasm (information picture)</text:p>
      <text:h text:style-name="P12" text:outline-level="3">
<text:span text:style-name="T4">
UBS: The situation is "not so optimistic"</text:span>
</text:h>
      <text:p text:style-name="P4">
Zhang Ning, a UBS Chinese economist, said: "At present, the continuous momentum seems not so optimistic." He believes that the economy needs the "domestic demand rebound" by the government to boost corporate and consumer confidence.</text:p>
      <text:p text:style-name="P4">
With the end of the new crown epidemic prevention policy, urban measures and most international travel restrictions, people have hope for consumption prosperity. <text:a xlink:type="simple" xlink:href="https://www.dw.com/zh/zh/消费疲软-中国经济面临通缩风险/a-65868466" text:style-name="Internet_20_link" text:visited-style-name="Visited_20_Internet_20_Link">
But the retail industry sales are still weak</text:a>
Essence The anxiety of economic prospects and unemployment reduces the willingness to consume consumers with large amounts of consumption.</text:p>
      <text:p text:style-name="P4">
The retail sales in April increased by 18.4%year -on -year, but this was only half of the 35%increased by the private sector. Compared with March, factory output decreased by 0.5%, and investment growth slowed down.</text:p>
      <text:p text:style-name="P4">
Xue Liang (Yin), who is engaged in information technology in Beijing, said: "I have doubts about spending money. New crowns and changes in the international situation make us very worried."</text:p>
      <text:h text:style-name="P12" text:outline-level="3">
<text:span text:style-name="T4">
Internal and external influence</text:span>
</text:h>
      <text:p text:style-name="P4">
According to the China National Bureau of Statistics and Industry Organization, the manufacturing shrinkage accelerated in May, and the new orders and export orders declined. Affected by the Federal Reserve and the central banks of Europe and Asia to suppress inflation, global consumer demand declined, leading to 7.5%year -on -year exports in China. Exports to the United States plummeted 18.2%.</text:p>
      <text:p text:style-name="P4">
This is a big challenge for automakers and other manufacturers who have tried to make up for weak domestic demand to make up for the weak domestic demand. Tenglong Automobile Co., Ltd. is an electric bus manufacturer located in Xiangyang, Hubei. After the travel restrictions are lifted, they immediately sent sales staff to Russia, South Korea and Southeast Asia, with a view to the three -year interval.</text:p>
      <text:p text:style-name="P4">
After the tourist restrictions, the electric bus manufacturer Xiangyang Tatong Automobile immediately dispatched sales staff to Russia, South Korea and Southeast Asia to try to restore orders after the three -year empty window period.</text:p>
      <text:p text:style-name="P4">
Zhou Shengming, deputy general manager of Tenglong Automobile, said: "Last year our foreign customers have not appeared. But this year we already have several batches. There are three batches in May."</text:p>
      <text:p text:style-name="P4">
A special car located in Shiyan City, Hubei also sells sanitation vehicles, cargo vehicles and dump trucks to the municipal government, and stated that the company exports vehicles worth about $ 20 million in Russia and Southeast Asia each year.</text:p>
      <text:p text:style-name="P4">
Li Yichun, who operates a bodyguard business in Beijing, said that customers are not willing to consume. "From my business point of view, the economy is not very good. Many boss -level customers do not intend to spend money as before."</text:p>
      <text:p text:style-name="P4">
*#####</text:p>
      <text:h text:style-name="P12" text:outline-level="3">
<text:span text:style-name="T4">
to "negative clear zero"</text:span>
</text:h>
      <text:p text:style-name="P4">
After relaxing the epidemic prevention policy in early December, the number of infections showed an explosive growth. According to the "Minutes of the National Health and Health Committee Meeting on December 21", in just 20 days, China has accumulated a total of 248 million infections. On December 20, about 37 million infection cases were added nationwide. Bloomberg and the Financial Times confirmed the authenticity of the Minutes of the meeting from the participants. Many Chinese people's intuitive feelings are: the people around them are Yang. The canned yellow peach is also tight.</text:p>
      <text:p text:style-name="P4">
*#####</text:p>
      <text:h text:style-name="P12" text:outline-level="3">
<text:span text:style-name="T4">
</text:span>
</text:h>
      <text:p text:style-name="P4">
Along with this wave of infection, people across China crazy look for drugs, snapped drugs and blood oxygen instruments. In many places in China, there is a case of cold, antipyretic drugs, and shortages, and some cities have implemented drug restrictions. This has also caused some doubts: Why did the government prepare accordingly in advance? At the same time, Paxlovid, the new crown oral special effects drugs developed by Pfizer, is difficult to find. The Indian version of the generic drugs are also hot. The familiar bridge in God staged again. "</text:p>
      <text:p text:style-name="P4">
*#####</text:p>
      <text:h text:style-name="P12" text:outline-level="3">
<text:span text:style-name="T4">
Medical system is full of official data completely distorted</text:span>
</text:h>
      <text:p text:style-name="P4">
The infected tsunami also puts tremendous pressure on the Chinese health medical system. Hospitals, patients with dying in life, exhausted medical staff, funeral home and the crematorium are arranged by long teams -such pictures are everywhere. The new crown infection and death data released by China has been completely disconnected from the real situation. According to the official figures, only a dozen people have died in the new crowns since December in early December.</text:p>
      <text:p text:style-name="P4">
*</text:p>
      <text:h text:style-name="P12" text:outline-level="3">
<text:span text:style-name="T4">
The most injured by the elderly</text:span>
</text:h>
      <text:p text:style-name="P4">
Many media and public articles pointed out that Chinese hospitals and clinics are full of elderly people (the picture shows Shanghai Tongren Hospital on January 3). As early as mid -December, foreign media reported that funeral parlor and crematorium in Beijing and other cities were abnormally crowded. Since mid -to -late December, many people have posted news about the death of elders at home in the social media, and even the Chinese media have reported the news that "6 days, the Republic lost 16 academicians". However, Chinese reports did not know the cause of the death of these elderly academicians. Some Netease Public Article Articles said on December 24: "9 days of 9 academicians died in 3 days. They could not hold on to medical care, let alone ordinary elderly people."</text:p>
      <text:p text:style-name="P4">
*#####</text:p>
      <text:h text:style-name="P12" text:outline-level="3">
<text:span text:style-name="T4">
The spread of infection from the city to the countryside</text:span>
</text:h>
      <text:p text:style-name="P4">
Zeng Guang, the chief scientist of the former Chinese disease control epidemiology, said at the Phoenix Finance Association at the end of December that he estimated that Beijing's infection rate may have exceeded 80%or even higher. Zhang Wenhong, director of the China National Infectious Disease Medical Center, also said at the end of December that the infection rate of this wave of epidemic in China has been very high, many large cities have exceeded 50%, and the Lunar New Year will reach 80%. The research of Shanghai Jiaotong University and Shanghai Public Health Clinical Center recently made a preliminary judgment on research. This wave of new crown infection has crossed the peak before and after the New Year's Day in Beijing, Shanghai, Chongqing, and Guangzhou in 2023. Rural areas will usher in a peak in January. Compared with urban areas, medical resources in rural areas in China are more scarce (the picture shows a sick elderly in Ziyang, Sichuan).</text:p>
      <text:p text:style-name="P4">
*#####</text:p>
      <text:h text:style-name="P12" text:outline-level="3">
<text:span text:style-name="T4">
Data analysis: Infected death will reach the peak on January 23</text:span>
</text:h>
      <text:p text:style-name="P4">
According to British Health Information Analysis Company Airfinity in late December estimates that thousands of people in China currently die every day, and millions of people may die in the new crown (the picture shows a crematorium on December 18). The company also predicts that the death of Chinese infection will reach its peak on January 23, 2023, and the single -day death case will rise to about 25,000. And January 23 is the second day of the Chinese New Year of the Chinese Lunar New Year.</text:p>
      <text:p text:style-name="P4">
*#####</text:p>
      <text:h text:style-name="P12" text:outline-level="3">
<text:span text:style-name="T4">
China announced that "0+0" countries have begun to quarantine China</text:span>
</text:h>
      <text:p text:style-name="P4">
Chinese officials announced on December 26 that from January 8, 2023, the detection and centralized isolation of nucleic acid testing and centralized infected infected people in China will no longer be isolated. At the same time, after the entry restrictions are relaxed, it will further optimize foreign people to come to China to arrange in China, and "orderly restore" Chinese citizens' outbound travel in the future. This has caused some countries to worry about the input of viruses from China and possible virus mutation. Japan, the United States, France (pictured) and other countries have first announced that they have implemented entry restrictions such as isolation or nucleic acid detection from entryrs from China.</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ssociated Press)</text:p>
      <text:p text:style-name="P4">
News Source: <text:a xlink:type="simple" xlink:href="https://www.dw.com/zh/中国经济疫后复苏乏力/a-65889478" text:style-name="Internet_20_link" text:visited-style-name="Visited_20_Internet_20_Link">
https://www.dw.com/zh/中国经济疫后复苏乏力/a-65889478?maca=chi-rss-chi-all-1127-rdf</text:a>
</text:p>
      <!--NEWS-->
      <text:h text:style-name="P10" text:outline-level="1">
<text:span text:style-name="T4">
Putin confirmed that Russia has deployed tactical nuclear weapons in Belarus</text:span>
</text:h>
      <text:p text:style-name="P4">
Author: chinese@voanews.com (美国之音)</text:p>
      <text:p text:style-name="P4">
Publisher: 美国之音中文网 (Type: NewsMediaOrganization)</text:p>
      <text:p text:style-name="P4">
Published Time: 2023-06-17T07:42:05+08:00</text:p>
      <text:p text:style-name="P4">
Modified Time: 2023-06-17 01:28:42Z</text:p>
      <text:p text:style-name="P4">
Description: Russian President Putin confirmed that Russia had deployed tactical nuclear weapons in Belarus, and he reminded the West to not strategically defeat Russia.</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putin-deploys-nuclear-weapons-to-belarus20230616/7141003.html" text:style-name="Internet_20_link" text:visited-style-name="Visited_20_Internet_20_Link">
https://www.voachinese.com/a/putin-deploys-nuclear-weapons-to-belarus20230616/7141003.html</text:a>
</text:p>
      <!--NEWS-->
      <text:h text:style-name="P10" text:outline-level="1">
<text:span text:style-name="T4">
Putin confirmed that the first nuclear weapons were shipped to White Ross</text:span>
</text:h>
      <text:p text:style-name="P4">
Author: 联合早报 (Person)</text:p>
      <text:p text:style-name="P4">
Publisher: 联合早报 (Organization)</text:p>
      <text:p text:style-name="P4">
Published Time: 2023-06-17T07:46</text:p>
      <text:p text:style-name="P4">
Modified Time: 2023-06-17T07:51</text:p>
      <text:p text:style-name="P4">
Description: Russian President Putin said he had deployed the first batch of tactical nuclear weapons in Beloos. This is the first time Putin confirmed this. Bloomberg reported that Putin said on Friday (June 16) in St. Petersburg International Economic Forum: "The first nuclear bomb has been transported to Beloos. But this is only the first batch ...</text:p>
      <text:p text:style-name="P4">
Videos: []</text:p>
      <text:p text:style-name="P4">
Audios: []</text:p>
      <text:p text:style-name="P4">
Images: []</text:p>
      <text:p text:style-name="P4">
Type: NewsArticle</text:p>
      <text:p text:style-name="P4">
Breadcrumbs: ['即时', '国际']</text:p>
      <text:p text:style-name="P4">
Keywords: ['俄罗斯', '普京', '白罗斯', '核武器', '布林肯', '不扩散核武器条约']</text:p>
      <!--METADATA-->
      <text:p text:style-name="P4">
Russian President Putin said he had deployed the first batch of tactical nuclear weapons in Beloos. This is the first time Putin confirmed this.</text:p>
      <text:p text:style-name="P4">
Bloomberg reported that Putin said at the St. Petersburg International Economic Forum on Friday (June 16): "The first batch of nuclear bombs has been transported to Bairos. But this is only the first batch. In the end of this year, by the end of this year, we will complete this deployment. Work."</text:p>
      <text:p text:style-name="P4">
Putin said that if Russia's territory is complete or threatened, Russia "theoretically" can use nuclear weapons, but he believes that Russia now "does not need" nuclear weapons.</text:p>
      <text:p text:style-name="P4">
Putin also said that Moscow fulfilled nuclear non -proliferation obligations by controlling nuclear weapons, although the Russia provided the Berlog Army with <text:a xlink:type="simple" xlink:href="https://www.zaobao.com/news/world/story20230424-1386613" text:style-name="Internet_20_link" text:visited-style-name="Visited_20_Internet_20_Link">
training and use of tactical special ammunition storage and use</text:a>
Essence</text:p>
      <text:p text:style-name="P4">
The White House condemned Putin's remarks on the use of nuclear weapons on Friday. However, when asked about the incident, US Secretary of State Brillings said that Russia was ready to use nuclear weapons, "we don't think it is necessary to adjust our nuclear situation."</text:p>
      <text:p text:style-name="P4">
<text:a xlink:type="simple" xlink:href="https://www.zaobao.com/realtime/world/story20230326-1376404" text:style-name="Internet_20_link" text:visited-style-name="Visited_20_Internet_20_Link">
Putin announced on March 25</text:a>
It will deploy a tactical nuclear weapon in Beroos. This is the first time that Russia has deployed nuclear weapons in other countries since 1990.</text:p>
      <text:p text:style-name="P4">
News Source: <text:a xlink:type="simple" xlink:href="https://www.zaobao.com.sg/realtime/world/story20230617-1405180" text:style-name="Internet_20_link" text:visited-style-name="Visited_20_Internet_20_Link">
https://www.zaobao.com.sg/realtime/world/story20230617-1405180</text:a>
</text:p>
      <!--NEWS-->
      <text:h text:style-name="P10" text:outline-level="1">
<text:span text:style-name="T4">
The new crown control forced these foreigners to leave China. Are they still wanting to go back now?</text:span>
</text:h>
      <text:p text:style-name="P4">
Author: chinese@voanews.com (文灏)</text:p>
      <text:p text:style-name="P4">
Publisher: 美国之音中文网 (Type: NewsMediaOrganization)</text:p>
      <text:p text:style-name="P4">
Published Time: 2023-06-17T07:57:22+08:00</text:p>
      <text:p text:style-name="P4">
Modified Time: 2023-06-16 23:57:22Z</text:p>
      <text:p text:style-name="P4">
Description: In March of this year, Beijing re -allowed foreigners with Chinese visas to enter the country and opened visa applications for foreigners. VOA has discovered by many foreigners who have worked in China through interviews. Although some respondents said that they were full of excitement about the end of the control and being able to return to China, many people also said After the "clear zero" policy and the unpredictable measures, they did not plan to continue their lives and work in China.</text:p>
      <text:p text:style-name="P4">
Videos: []</text:p>
      <text:p text:style-name="P4">
Images: []</text:p>
      <text:p text:style-name="P4">
Categories: ['中国', '新冠疫情']</text:p>
      <text:p text:style-name="P4">
Type: None</text:p>
      <!--METADATA-->
      <text:p text:style-name="P4">
Nonenone</text:p>
      <text:p text:style-name="P4">
News Source: <text:a xlink:type="simple" xlink:href="https://www.voachinese.com/a/china-foreigners-covid-20230616/7140917.html" text:style-name="Internet_20_link" text:visited-style-name="Visited_20_Internet_20_Link">
https://www.voachinese.com/a/china-foreigners-covid-20230616/7140917.html</text:a>
</text:p>
      <!--NEWS-->
      <text:h text:style-name="P10" text:outline-level="1">
<text:span text:style-name="T4">
World Refugee Day Topic: Go to the country to leave the country and find the hope of the hope of the hope of hope</text:span>
</text:h>
      <text:p text:style-name="P4">
Author: chinese@voanews.com (莫雨)</text:p>
      <text:p text:style-name="P4">
Publisher: 美国之音中文网 (Type: NewsMediaOrganization)</text:p>
      <text:p text:style-name="P4">
Published Time: 2023-06-17T08:00:34+08:00</text:p>
      <text:p text:style-name="P4">
Modified Time: 2023-06-17 00:45:19Z</text:p>
      <text:p text:style-name="P4">
Description: June 20 is World Refugee Day. This year's theme is "Hope Away from Home". Over the past few months, the number of Chinese citizens who have entered the United States from the United States and Mexico has increased. Most of them crossed the hemisphere and crossed several countries in Central and South America north. After many danger, they finally crossed the United States from the US -Mexico border. Why do they embark on such an unconventional "Run" beauty? What are the hope they look for?</text:p>
      <text:p text:style-name="P4">
Videos: []</text:p>
      <text:p text:style-name="P4">
Images: []</text:p>
      <text:p text:style-name="P4">
Categories: '美国移民/难民议题'</text:p>
      <text:p text:style-name="P4">
Type: None</text:p>
      <!--METADATA-->
      <text:p text:style-name="P4">
Nonenone</text:p>
      <text:p text:style-name="P4">
News Source: <text:a xlink:type="simple" xlink:href="https://www.voachinese.com/a/refugee-day-chinese-migrants-20220616/7139370.html" text:style-name="Internet_20_link" text:visited-style-name="Visited_20_Internet_20_Link">
https://www.voachinese.com/a/refugee-day-chinese-migrants-20220616/7139370.html</text:a>
</text:p>
      <!--NEWS-->
      <text:h text:style-name="P10" text:outline-level="1">
<text:span text:style-name="T4">
Can Brinken's visit to Beijing can cool down the tension of the Taiwan Strait? Expert: Unlikely</text:span>
</text:h>
      <text:p text:style-name="P4">
Author: chinese@voanews.com (锺辰芳)</text:p>
      <text:p text:style-name="P4">
Publisher: 美国之音中文网 (Type: NewsMediaOrganization)</text:p>
      <text:p text:style-name="P4">
Published Time: 2023-06-17T08:15:24+08:00</text:p>
      <text:p text:style-name="P4">
Modified Time: 2023-06-17 00:15:24Z</text:p>
      <text:p text:style-name="P4">
Description: U.S. Secretary of State Brinkeaka went to China on Friday (June 16) to visit China. Prior to the departure of Bronken, officials stated that the United States would communicate frankly with China on a sensitive and most challenging Taiwan issue, but Brinken and China in Beijing and China Can the talks cool down for the current tension of the Taiwan Strait? Observed people are not optimistic about this. Some experts say that China's recent provocations in the Taiwan Strait are not to prevent the United States, but to affect Taiwan's upcoming presidential elections.</text:p>
      <text:p text:style-name="P4">
Videos: []</text:p>
      <text:p text:style-name="P4">
Images: []</text:p>
      <text:p text:style-name="P4">
Categories: ['台湾', '美中关系', '台海两岸关系']</text:p>
      <text:p text:style-name="P4">
Type: None</text:p>
      <!--METADATA-->
      <text:p text:style-name="P4">
Nonenone</text:p>
      <text:p text:style-name="P4">
News Source: <text:a xlink:type="simple" xlink:href="https://www.voachinese.com/a/experts-said-blinkens-china-visit-unlikely-to-de-escalate-tenstions-in-taiwan-strait-20230616/7141000.html" text:style-name="Internet_20_link" text:visited-style-name="Visited_20_Internet_20_Link">
https://www.voachinese.com/a/experts-said-blinkens-china-visit-unlikely-to-de-escalate-tenstions-in-taiwan-strait-20230616/7141000.html</text:a>
</text:p>
      <!--NEWS-->
      <text:h text:style-name="P10" text:outline-level="1">
<text:span text:style-name="T4">
Chile found the new remains of the duckbill dragon</text:span>
</text:h>
      <text:p text:style-name="P4">
Publisher: 法新社</text:p>
      <text:p text:style-name="P4">
Published Time: 2023-06-17T08:32:07+00:00</text:p>
      <text:p text:style-name="P4">
Modified Time: 2023-06-17T08:05:02+00:00</text:p>
      <text:p text:style-name="P4">
Description: (Agence France -Presse, the capital of Chile, Santya, 16th) Scientists said today that they found the remains of a herbivorous dinosaur species in Chile. In the past, they have never seen in the southern hemisphere. view.</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6-17T08-32-07-00-00/000000.png" xlink:type="simple" xlink:show="embed" xlink:actuate="onLoad" draw:mime-type="image/png"/>
</draw:frame>
This species is named Gonkokennanoi, with a length of up to 4 meters and a weight of 1 ton. It lives at the southern end of the southern hemisphere 72 million years ago, the current Patagonia.</text:p>
      <text:p text:style-name="P4">
The study was published in the journal of Science Advance and published in Santiago, Chile.</text:p>
      <text:p text:style-name="P4">
Alexandervargas, the director of the University of Chile, is one of the research authors. He said: "These dinosaurs look light and can easily obtain high or 4 feet on the ground. Come and eat plants on the ground or ground. "</text:p>
      <text:p text:style-name="P4">
The new discovery shows that Bata Gonia was a habitat for very ancient duckbillon species. Duckbill dragon was common in North America, Asia and Europe during the Baiji period from 145 million to 66 million years ago.</text:p>
      <text:p text:style-name="P4">
Walgas said that scientists are very surprised that this dinosaur actually exists in southern remote Chile. They must "understand how these dinosaurs go there."</text:p>
      <text:p text:style-name="P4">
Gonkoken Nanoi was the fifth dinosaur species found in Chile. Scientists discovered it in 2013 and then launched a 10 -year survey.</text:p>
      <text:p text:style-name="P4">
The name Gonkoken comes from the language used by the TEHUELCHE, which means "similar to wild ducks or swans." The Pellability was the indigenous nation who lived in the first place.</text:p>
      <text:p text:style-name="P4">
News Source: <text:a xlink:type="simple" xlink:href="https://www.rfi.fr/cn/%E7%A7%91%E5%AD%A6%E6%96%B0%E7%9F%A5/20230617-%E6%99%BA%E5%88%A9%E5%8F%91%E7%8E%B0%E9%B8%AD%E5%98%B4%E9%BE%99%E6%96%B0%E7%89%A9%E7%A7%8D%E9%81%97%E9%AA%B8" text:style-name="Internet_20_link" text:visited-style-name="Visited_20_Internet_20_Link">
https://www.rfi.fr/cn/%E7%A7%91%E5%AD%A6%E6%96%B0%E7%9F%A5/20230617-%E6%99%BA%E5%88%A9%E5%8F%91%E7%8E%B0%E9%B8%AD%E5%98%B4%E9%BE%99%E6%96%B0%E7%89%A9%E7%A7%8D%E9%81%97%E9%AA%B8</text:a>
</text:p>
      <!--NEWS-->
      <text:h text:style-name="P10" text:outline-level="1">
<text:span text:style-name="T4">
The Italian government takes measures to limit China's impact on tire manufacturer's endurance</text:span>
</text:h>
      <text:p text:style-name="P4">
Author: chinese@voanews.com (美国之音)</text:p>
      <text:p text:style-name="P4">
Publisher: 美国之音中文网 (Type: NewsMediaOrganization)</text:p>
      <text:p text:style-name="P4">
Published Time: 2023-06-17T08:57:23+08:00</text:p>
      <text:p text:style-name="P4">
Modified Time: 2023-06-17 00:57:23Z</text:p>
      <text:p text:style-name="P4">
Description: The Italian government said on Friday (June 16) that it has taken measures to limit the influence of Chinese investor Sinochem on the Italian tire manufacturer Pirelli, including the strategic decision of the company's board of directors. Directors' consent.</text:p>
      <text:p text:style-name="P4">
Videos: []</text:p>
      <text:p text:style-name="P4">
Images: []</text:p>
      <text:p text:style-name="P4">
Categories: ['中国', '经济·金融·贸易', '欧洲']</text:p>
      <text:p text:style-name="P4">
Type: None</text:p>
      <!--METADATA-->
      <text:p text:style-name="P4">
Nonenone</text:p>
      <text:p text:style-name="P4">
News Source: <text:a xlink:type="simple" xlink:href="https://www.voachinese.com/a/italy-s-government-acts-to-curb-chinese-influence-on-tiremaker-pirelli-20230616/7141266.html" text:style-name="Internet_20_link" text:visited-style-name="Visited_20_Internet_20_Link">
https://www.voachinese.com/a/italy-s-government-acts-to-curb-chinese-influence-on-tiremaker-pirelli-20230616/7141266.html</text:a>
</text:p>
      <!--NEWS-->
      <text:h text:style-name="P10" text:outline-level="1">
<text:span text:style-name="T4">
The list of observations of the United States will continue to stay in Taiwan</text:span>
</text:h>
      <text:p text:style-name="P4">
Publisher: 法新社</text:p>
      <text:p text:style-name="P4">
Published Time: 2023-06-17T09:02:08+00:00</text:p>
      <text:p text:style-name="P4">
Modified Time: 2023-06-17T08:35:02+00:00</text:p>
      <text:p text:style-name="P4">
Description: (Agence France -Presse Washington, 16th) The US Ministry of Finance said today that no major trading partner country is listed as a exchange rate manipulation country, but Switzerland is included in the "observation list".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6-17T09-02-08-00-00/000000.png" xlink:type="simple" xlink:show="embed" xlink:actuate="onLoad" draw:mime-type="image/png"/>
</draw:frame>
In a semi -annual exchange rate policy report submitted to Congress, the US Treasury Department said that China is also worthy of close attention because China failed to publish information about foreign exchange intervention, and "the key features of its exchange rate mechanism generally lack transparency."</text:p>
      <text:p text:style-name="P4">
This report focuses on countries with a huge trade surplus, which actively intervene in the foreign exchange market to gain trade advantages.</text:p>
      <text:p text:style-name="P4">
U.S. Treasury Secretary Janet Yellen said in the statement: "Most of the foreign exchange interventions of the US trading partner last year were carried out in the form of selling the US dollar. These actions helped to strengthen their currency."</text:p>
      <text:p text:style-name="P4">
She also said that although the global economy is stronger than many people expect, the Russian and Ukraine War put pressure on the prospects and exacerbates the unsafe situation of energy and food. In the latest report, there are 7 economies in the list of major trading partners of the US Ministry of Finance, namely China, South Korea, Germany, Malaysia, Singapore, Switzerland, and Taiwan, which will pay close attention to their currency practices and policies. Switzerland was listed as a exchange rate manipulation in December 2020 and became the object of "strengthening" discussions, but it was deleted from the observation list last year. An official of the Ministry of Finance said that the trade imbalance between China and the United States is another factor in China staying on the list. But Japan was eliminated in the latest report.</text:p>
      <text:p text:style-name="P4">
The standards measured by the US Department of Finance are the huge trade surplus in the United States, a large number of frequent account surplus, and evidence of "continuous and unilateral intervention" of the foreign exchange market.</text:p>
      <text:p text:style-name="P4">
News Source: <text:a xlink:type="simple" xlink:href="https://www.rfi.fr/cn/%E8%B4%A2%E7%BB%8F%E5%BF%AB%E8%AE%AF/20230617-%E7%BE%8E%E5%B0%86%E5%8F%B0%E6%B9%BE%E7%BB%AD%E7%95%99%E6%B1%87%E7%8E%87%E6%93%8D%E7%BA%B5%E8%A7%82%E5%AF%9F%E5%90%8D%E5%8D%95" text:style-name="Internet_20_link" text:visited-style-name="Visited_20_Internet_20_Link">
https://www.rfi.fr/cn/%E8%B4%A2%E7%BB%8F%E5%BF%AB%E8%AE%AF/20230617-%E7%BE%8E%E5%B0%86%E5%8F%B0%E6%B9%BE%E7%BB%AD%E7%95%99%E6%B1%87%E7%8E%87%E6%93%8D%E7%BA%B5%E8%A7%82%E5%AF%9F%E5%90%8D%E5%8D%95</text:a>
</text:p>
      <!--NEWS-->
      <text:h text:style-name="P10" text:outline-level="1">
<text:span text:style-name="T4">
Zelei Sky shows to the African delegation that there will be no peace talks if the Russian army will not be withdrawn</text:span>
</text:h>
      <text:p text:style-name="P4">
Author: 联合早报 (Person)</text:p>
      <text:p text:style-name="P4">
Publisher: 联合早报 (Organization)</text:p>
      <text:p text:style-name="P4">
Published Time: 2023-06-17T09:03</text:p>
      <text:p text:style-name="P4">
Modified Time: 2023-06-17T09:09</text:p>
      <text:p text:style-name="P4">
Description: Ukrainian President Zeleki announced in an African Peace delegation that he would hold a Ukraine -African summit and hoped to strengthen the relationship between Ukraine and Africa. Reuters reports that Zelei Skyki held a meeting with African leaders on Friday (June 16) in Kiev, ...</text:p>
      <text:p text:style-name="P4">
Videos: []</text:p>
      <text:p text:style-name="P4">
Audios: []</text:p>
      <text:p text:style-name="P4">
Images: []</text:p>
      <text:p text:style-name="P4">
Type: NewsArticle</text:p>
      <text:p text:style-name="P4">
Breadcrumbs: ['即时', '国际']</text:p>
      <text:p text:style-name="P4">
Keywords: ['乌克兰', '泽连斯基', '非洲', '俄罗斯', '俄乌战争', '塞内加尔', '南非']</text:p>
      <!--METADATA-->
      <text:p text:style-name="P4">
Ukrainian President Zelegsky in <text:a xlink:type="simple" xlink:href="https://www.zaobao.com/realtime/world/story20230616-1405043" text:style-name="Internet_20_link" text:visited-style-name="Visited_20_Internet_20_Link">
African Peace delegation visited</text:a>
It was announced that he would hold a Ukraine -African summit and hoped to strengthen the relationship between Ukraine and Africa.</text:p>
      <text:p text:style-name="P4">
Reuters reports that Zelei Setiki held a joint press conference together after Kiev and African leaders held a meeting on Friday (June 16).</text:p>
      <text:p text:style-name="P4">
Zelei said that he reiterated from African leaders that only after Moscow withdrew from the Ukrainian territory, Ukraine could conduct peaceful negotiations with Russia.</text:p>
      <text:p text:style-name="P4">
"I have clearly emphasized in the meeting that I have repeatedly stressed in the meeting that the occupants still occupy our territory and now negotiate with Russia, but it is just frozen war, frozen pain and suffering."</text:p>
      <text:p text:style-name="P4">
"We need real peace, so we need to be truly peaceful from our entire independent territory."</text:p>
      <text:p text:style-name="P4">
The African delegation was composed of leaders and senior officials such as South Africa President Lamaga and Senegal President Salle. When they arrived at Kiev, Kiev occurred at least twice. After the visit to Kiev, they also planned to meet with Russian President Putin in St. Petersburg.</text:p>
      <text:p text:style-name="P4">
Zelei said why he didn't understand why African leaders visited Russia and questioned what they would get with Putin.</text:p>
      <text:p text:style-name="P4">
Zelei said: "... Is this the decision, is it logical? I can't think of it."</text:p>
      <text:p text:style-name="P4">
After Lamaguza and Zeleki, he said that he would hold bilateral talks with Putin and discuss the BRICS summit.</text:p>
      <text:p text:style-name="P4">
Ukraine has been trying to attract Global South to challenge Russia's influence in the region. Russia plans to hold the second Russian -African summit this summer.</text:p>
      <text:p text:style-name="P4">
This year's BRICS Leaders' Summit will be held from August 22 to 24 <text:a xlink:type="simple" xlink:href="https://www.zaobao.com/realtime/world/story20230601-1400408" text:style-name="Internet_20_link" text:visited-style-name="Visited_20_Internet_20_Link">
State in Johannesburg, South Africa</text:a>
Essence BRICS countries are now composed of five major emerging market countries, namely Brazil, Russia, India, China, and South Africa.</text:p>
      <text:p text:style-name="P4">
News Source: <text:a xlink:type="simple" xlink:href="https://www.zaobao.com.sg/realtime/world/story20230617-1405186" text:style-name="Internet_20_link" text:visited-style-name="Visited_20_Internet_20_Link">
https://www.zaobao.com.sg/realtime/world/story20230617-1405186</text:a>
</text:p>
      <!--NEWS-->
      <text:h text:style-name="P10" text:outline-level="1">
<text:span text:style-name="T4">
Brinkeee appealed to improve communication with China before going to Beijing</text:span>
</text:h>
      <text:p text:style-name="P4">
Author: chinese@voanews.com (张蓉湘)</text:p>
      <text:p text:style-name="P4">
Publisher: 美国之音中文网 (Type: NewsMediaOrganization)</text:p>
      <text:p text:style-name="P4">
Published Time: 2023-06-17T09:19:35+08:00</text:p>
      <text:p text:style-name="P4">
Modified Time: 2023-06-17 01:25:47Z</text:p>
      <text:p text:style-name="P4">
Description: U.S. Secretary of State Brills said on Friday (June 16) that he sought to establish a "unblocked and powerful" communication during his weekend visit to China. This visit was originally planned to be carried out in February this year. After the suspected Chinese spy balloon flew over the United States, the visit was re -arranged.</text:p>
      <text:p text:style-name="P4">
Videos: []</text:p>
      <text:p text:style-name="P4">
Images: []</text:p>
      <text:p text:style-name="P4">
Categories: ['美中关系', '亚太', '美国', '中国', '编辑推荐']</text:p>
      <text:p text:style-name="P4">
Type: None</text:p>
      <!--METADATA-->
      <text:p text:style-name="P4">
Nonenone</text:p>
      <text:p text:style-name="P4">
News Source: <text:a xlink:type="simple" xlink:href="https://www.voachinese.com/a/blinken-calls-for-better-communication-with-china-before-beijing-trip-20230616/7141272.html" text:style-name="Internet_20_link" text:visited-style-name="Visited_20_Internet_20_Link">
https://www.voachinese.com/a/blinken-calls-for-better-communication-with-china-before-beijing-trip-20230616/7141272.html</text:a>
</text:p>
      <!--NEWS-->
      <text:h text:style-name="P10" text:outline-level="1">
<text:span text:style-name="T4">
US Golden aid Ukrainian US $ 200 million for humanitarian assistance</text:span>
</text:h>
      <text:p text:style-name="P4">
Publisher: 法新社</text:p>
      <text:p text:style-name="P4">
Published Time: 2023-06-17T09:32:07+00:00</text:p>
      <text:p text:style-name="P4">
Modified Time: 2023-06-17T09:20:04+00:00</text:p>
      <text:p text:style-name="P4">
Description: (Agence France -Presse, Washington, 16th) On the occasion of Ukraine's invasion of the Russian army, the United States today announced that it would provide another $ 205 million in humanitarian assistance to Ukraine to assist the country to solve the problem of food, drinking water and other need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617581in" draw:z-index="0">
<draw:image xlink:href="../Images/rficn/2023-06-17T09-32-07-00-00/000000.png" xlink:type="simple" xlink:show="embed" xlink:actuate="onLoad" draw:mime-type="image/png"/>
</draw:frame>
US Secretary of State AntonyBlinken issued a statement stating that humanitarian assistance will assist in distribution through the NGO partners in the region. The purpose of humanitarian assistance is to help victims of war to keep in touch with the lost family members.</text:p>
      <text:p text:style-name="P4">
"We continue to call for the immediately ending the war of aggression against Russia, and call on Russia to give Russia's Ukrainian human videos aid providers and those who try to go to more secure areas to make a smooth passage."</text:p>
      <text:p text:style-name="P4">
The statement pointed out that since the start of the Russian and U -U -U -U -U -U -U -U -Uta war, the United States has provided more than 2 billion US dollars humanitarian assistance to Ukraine; the United States has provided Ukraine with nearly $ 40 billion in military assistance, strengthening the Ukraine's defense in the Russian invasion army in eastern Ukraine and southern parts of Ukraine. ability.</text:p>
      <text:p text:style-name="P4">
News Source: <text:a xlink:type="simple" xlink:href="https://www.rfi.fr/cn/%E5%9B%BD%E9%99%85%E6%8A%A5%E9%81%93/20230617-%E7%BE%8E%E5%9B%BD%E9%87%91%E6%8F%B4%E4%B9%8C%E5%85%8B%E5%85%B02%E4%BA%BF%E7%BE%8E%E5%85%83-%E8%BF%9B%E8%A1%8C%E4%BA%BA%E9%81%93%E4%B8%BB%E4%B9%89%E6%8F%B4%E5%8A%A9" text:style-name="Internet_20_link" text:visited-style-name="Visited_20_Internet_20_Link">
https://www.rfi.fr/cn/%E5%9B%BD%E9%99%85%E6%8A%A5%E9%81%93/20230617-%E7%BE%8E%E5%9B%BD%E9%87%91%E6%8F%B4%E4%B9%8C%E5%85%8B%E5%85%B02%E4%BA%BF%E7%BE%8E%E5%85%83-%E8%BF%9B%E8%A1%8C%E4%BA%BA%E9%81%93%E4%B8%BB%E4%B9%89%E6%8F%B4%E5%8A%A9</text:a>
</text:p>
      <!--NEWS-->
      <text:h text:style-name="P10" text:outline-level="1">
<text:span text:style-name="T4">
Biden's speech suddenly shouted "Queen of God", the audience was confused</text:span>
</text:h>
      <text:p text:style-name="P4">
Publisher: 法新社</text:p>
      <text:p text:style-name="P4">
Published Time: 2023-06-17T09:32:08+00:00</text:p>
      <text:p text:style-name="P4">
Modified Time: 2023-06-17T09:20:03+00:00</text:p>
      <text:p text:style-name="P4">
Description: (France -France -France -France -France -France -Chan Dieker Sihardor, 16th) U.S. President Biden attended the "National Security Community Summit" to talk about the issue of gun violence.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17581in" draw:z-index="0">
<draw:image xlink:href="../Images/rficn/2023-06-17T09-32-08-00-00/000000.png" xlink:type="simple" xlink:show="embed" xlink:actuate="onLoad" draw:mime-type="image/png"/>
</draw:frame>
Agence France -Presse reports, what is the meaning of Joe Biden? Which queen refers to? And why does he say this sentence sounds like a traditional British patriotic slogan? No one can say why. The British Queen Elizabeth II, who had met, died in September last year and was king of her eldest son Charles.</text:p>
      <text:p text:style-name="P4">
Biden published a generous and exciting conversation at the National SAFER Commissionummit "National SAFER Commissionummit" earlier in the United States, saying that he would let Congress strengthen the relevant laws of gun ownership. The phrase "God, Queen, Director!" Not only the audience was full of question marks, but even the accompanying journalist group with Biden's running trip all day was unknown. Some of you asked me why he said that, I have no clue. "</text:p>
      <text:p text:style-name="P4">
Soon after, Olivia Dalton, the chief vice secretary of the White House, revealed the mystery slightly, and she told reporters that Biden has been "expressing opinions on someone in the crowd."</text:p>
      <text:p text:style-name="P4">
However, who is the "Queen" of this Connecticic is still a mystery.</text:p>
      <text:p text:style-name="P4">
News Source: <text:a xlink:type="simple" xlink:href="https://www.rfi.fr/cn/%E5%9B%BD%E9%99%85%E6%8A%A5%E9%81%93/20230617-%E6%8B%9C%E7%99%BB%E6%BC%94%E8%AF%B4%E7%AA%81%E5%96%8A-%E5%A4%A9%E4%BD%91%E5%A5%B3%E7%8E%8B-%E5%8F%B0%E4%B8%8B%E5%90%AC%E4%BC%97%E4%B8%80%E5%A4%B4%E9%9B%BE%E6%B0%B4" text:style-name="Internet_20_link" text:visited-style-name="Visited_20_Internet_20_Link">
https://www.rfi.fr/cn/%E5%9B%BD%E9%99%85%E6%8A%A5%E9%81%93/20230617-%E6%8B%9C%E7%99%BB%E6%BC%94%E8%AF%B4%E7%AA%81%E5%96%8A-%E5%A4%A9%E4%BD%91%E5%A5%B3%E7%8E%8B-%E5%8F%B0%E4%B8%8B%E5%90%AC%E4%BC%97%E4%B8%80%E5%A4%B4%E9%9B%BE%E6%B0%B4</text:a>
</text:p>
      <!--NEWS-->
      <text:h text:style-name="P10" text:outline-level="1">
<text:span text:style-name="T4">
Brinken: Support the development of "healthy and mature" in South Korea and China</text:span>
</text:h>
      <text:p text:style-name="P4">
Author: None (Language: zh)</text:p>
      <text:p text:style-name="P4">
Publisher: None</text:p>
      <text:p text:style-name="P4">
Time: 2023-06-17T09:40:00Z</text:p>
      <text:p text:style-name="P4">
Description: U.S. Secretary of State Brills, on the eve of the visit to China, called the South Korean foreign minister Park Zhentong to negotiate with the US, South Korea, China, the United States, and the Korean Peninsula issue. The Seoul revealed that Park Zhen may mention the recent diplomatic friction caused by the recent Chinese ambassador to South Korea Xing Haiming's remarks.</text:p>
      <text:p text:style-name="P4">
Videos: []</text:p>
      <text:p text:style-name="P4">
Images: []</text:p>
      <text:p text:style-name="P4">
Subject: 时政风云</text:p>
      <text:p text:style-name="P4">
Subjects: ['德中关系', '韩国', '奥巴马', '岛屿主权争端', '专题报道：全景观看“习马会”', '中国', '中共十九大', '美国', '朝鲜']</text:p>
      <text:p text:style-name="P4">
Keywords: ['美国', '韩国', '中国', '布林肯', '邢海明', '朝鲜半岛', '美韩同盟']</text:p>
      <text:p text:style-name="P4">
Id: 65948139</text:p>
      <!--METADATA-->
      <text:p text:style-name="P4">
<text:a xlink:type="simple" xlink:href="https://www.dw.com/zh/overlay/image/article/65948139/65895973" text:style-name="Internet_20_link" text:visited-style-name="Visited_20_Internet_20_Link">
 </text:a>
Brinken is about to start the first visit to China since the State Secretary of State</text:p>
      <text:p text:style-name="P4">
(Voice of Germany Chinese), as it is about to set off to visit China, US Secretary of State Brosakin and South Korean Foreign Minister Park Zhentong on Saturday (June 17) and South Korean Foreign Minister Park Zhentong. According to the Ministry of Foreign Affairs of South Korea, Brinken said that it supports South Korea based on mutual respect and strive to promote the "healthy and mature development" of South Korea -China relations.</text:p>
      <text:p text:style-name="P4">
The Seoul revealed that the US and South Korea Foreign Ministers negotiated about South Korea -US relations, South Korea, China, and the United States relations, North Korea issues, major regions and global affairs during the call.</text:p>
      <text:p text:style-name="P4">
Blint is expected to arrive in Beijing on Sunday, and he will also be the highest -level officials who have visited China since the Bayeng government took office.</text:p>
      <text:h text:style-name="P12" text:outline-level="3">
<text:span text:style-name="T4">
Seoul: I have explained to Brinken's position in Korean -China relations</text:span>
</text:h>
      <text:p text:style-name="P4">
According to the Yonhap News Agency, Park Zhen said in a call that supporting the United States to work hard to control US -China relations in difficult environments and explain to Brinken's position in South Korea -China relations. Park Zhen may also mention the recent statement of the Chinese ambassador to South Korea, Xing Haiming, which has caused controversy, and the Korean side demands that the Chinese side takes appropriate measures.</text:p>
      <text:p text:style-name="P4">
The cause of a new round of friction caused by China -Korea relations was that the Chinese ambassador to South Korea Xing Haiming had previously accused Seoul of the United States when meeting with the largest co -Democratic Party leader in the South Korea, and did not respect the core concerns of Beijing, including Taiwan,.</text:p>
      <text:p text:style-name="P4">
Chinese Ambassador to Korea Xing Haiming</text:p>
      <text:p text:style-name="P4">
According to the website of the Chinese Embassy in South Korea, Xing Haiming emphasized when meeting with Li Zaiming that the current China -South Korean relations have encountered a lot of difficulties, "the responsibility is not in China", Xing Haiming also said that the United States is trying to suppress China. "Some people bet It is obviously misjudgment in the United States to win and lose China. I have not seen the general trend of history ... Now those who bet on China will definitely regret it in the future. "</text:p>
      <text:p text:style-name="P4">
The remarks of Chinese diplomats aroused strong dissatisfaction in the Asian government. On June 9th, <text:a xlink:type="simple" xlink:href="https://www.dw.com/zh/zh/韩国召见中国驻韩大使抗议其挑衅行为/a-65871711" text:style-name="Internet_20_link" text:visited-style-name="Visited_20_Internet_20_Link">
South Korea ’s first official (deputy minister) Zhang Huzhen summoned the Chinese ambassador to South Korea Xing Haiming</text:a>
It has a strong regret for its "violating diplomatic etiquette and ridiculous provocations", and emphasized that these remarks may be regarded as "interference in domestic politics of South Korea."</text:p>
      <text:p text:style-name="P4">
But then <text:a xlink:type="simple" xlink:href="https://www.dw.com/zh/zh/中韩交恶继续加剧北京召见韩国大使/a-65884991" text:style-name="Internet_20_link" text:visited-style-name="Visited_20_Internet_20_Link">
Beijing also took corresponding actions</text:a>
Essence China Foreign Minister Assistant Nong Rong summoned the South Korean ambassador Zheng Zaihao on June 10. He negotiated the improper response of the Chinese Ambassador to the Chinese Ambassador to South Korea and the South Korean Ambassador to South Korea in recent days, showing serious concerns and dissatisfaction.</text:p>
      <text:h text:style-name="P12" text:outline-level="3">
<text:span text:style-name="T4">
U.S. and South Korea condemned North Korea for provocative behavior</text:span>
</text:h>
      <text:p text:style-name="P4">
According to Reuters, Brinken and Park Zhen also strongly condemned North Korea's provocation in the call of Saturday. The two sides agreed that North Korea's nuclearization is in line with China's common interests of the international community. South Korea has been elected as a member of the United Nations Security Council a few days ago.</text:p>
      <text:p text:style-name="P4">
U.S. officials said that Washington did not expect Blingken to visit China to bring breakthrough progress to bilateral relations. The Secretary of State also said on Friday that his main purpose was to establish the "open and authorized communication channels" between the United States and China.</text:p>
      <text:p text:style-name="P4">
The Yonhap News Agency also revealed that Brinton told Park Zhen that it will share the results of visiting China with South Korea in a timely manner.</text:p>
      <text:p text:style-name="P4">
Recent relations between China and South Korea have continued to be tense. <text:a xlink:type="simple" xlink:href="https://www.dw.com/zh/zh/美日韩国家安全顾问共商中国及朝鲜议题/a-65922349" text:style-name="Internet_20_link" text:visited-style-name="Visited_20_Internet_20_Link">
South Korea and Japan are close allies in the United States in East Asia</text:a>
Essence South Korean President Yin Xiyue once talked about the situation in the Taiwan Strait that South Korea and the international community stood together to oppose the current situation of the Taiwan Strait with force. He also said: "The issue of Taiwan is not only a problem between China and Taiwan, but also the same as the North Korean issue. It is a global issue."</text:p>
      <text:p text:style-name="P4">
*#</text:p>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text:p text:style-name="P4">
At a press conference with the Philippine Defense Secretary Carlito Galvezjr. Right) at the present conference where Manila attended together, US Defense Secretary Austin said that the efforts of strengthening the alliance "continued to advance its illegal claims in the Western Philippines Sea in China Particularly important". In response, Chinese Ministry of Foreign Affairs spokesman Mao Ning accused the United States of pursuing the "selfish agenda" through new military arrangements, saying that this was "exacerbating the tension in the region and endangering regional peace and stability."</text:p>
      <text:p text:style-name="P4">
*#</text:p>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ul>
        <li>
#</li>
      </ul>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he United States has no formal diplomatic relations with Taiwan, but it is the main military supporter of Taiwan. For decades, Washington has sold "defensive" weapons to Taiwan based on the "Relations with Taiwan". After August last August, after the Speaker of the House of Representatives in the United States House, Plogsi visited Taiwan, the Chinese PLA launched the largest real -scale military exercise in the surrounding waters around Taiwan for decades. Then in September, the Bayeng government announced the 6th degree of Taiwan military sales case worth 1.16 billion US dollars. The US Ginseng Institute also passed the "National Defense Authorization Act" at the end of last year. The law plans to send US government officials to Taiwan to strengthen the bilateral cooperation of the United States and Taiwa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 Yonhap News Agency, etc.)</text:p>
      <text:p text:style-name="P4">
News Source: <text:a xlink:type="simple" xlink:href="https://www.dw.com/zh/布林肯-支持韩中发展-健康成熟-的关系/a-65948139" text:style-name="Internet_20_link" text:visited-style-name="Visited_20_Internet_20_Link">
https://www.dw.com/zh/布林肯-支持韩中发展-健康成熟-的关系/a-65948139?maca=chi-rss-chi-all-1127-rdf</text:a>
</text:p>
      <!--NEWS-->
      <text:h text:style-name="P10" text:outline-level="1">
<text:span text:style-name="T4">
Reuters: The Minister of Security in the UK breaks the diplomatic practice meeting to meet with Tang Feng</text:span>
</text:h>
      <text:p text:style-name="P4">
Author: None (Language: zh)</text:p>
      <text:p text:style-name="P4">
Publisher: None</text:p>
      <text:p text:style-name="P4">
Time: 2023-06-17T09:41:00Z</text:p>
      <text:p text:style-name="P4">
Description: According to Reuters, British Foreign Minister Togenhart met Tang Feng, the Minister of Development of Taiwan this week to break the traditional practice of British foreign policy, which may be angry with Beijing.</text:p>
      <text:p text:style-name="P4">
Videos: []</text:p>
      <text:p text:style-name="P4">
Images: []</text:p>
      <text:p text:style-name="P4">
Subject: 时政风云</text:p>
      <text:p text:style-name="P4">
Subjects: ['唐凤', '英国外交政策', '英国安全事务大臣', '图根哈特']</text:p>
      <text:p text:style-name="P4">
Keywords: ['意见反馈']</text:p>
      <text:p text:style-name="P4">
Id: 65948099</text:p>
      <!--METADATA-->
      <text:p text:style-name="P4">
<text:a xlink:type="simple" xlink:href="https://www.dw.com/zh/overlay/image/article/65948099/62920091" text:style-name="Internet_20_link" text:visited-style-name="Visited_20_Internet_20_Link">
 </text:a>
Taiwan Digital Development Minister Tang Feng</text:p>
      <text:p text:style-name="P4">
(Voice of Germany Chinese) Reuters reports that British Foreign Minister Tomtugndhat met with Tang Feng, the Minister of Development of Taiwan in London on Wednesday (June 14), and broke the traditional conventions of high -level officials who did not contact each other. Essence A source told Reuters that Torgan's meeting with Tang Feng was for "common security interests."</text:p>
      <text:p text:style-name="P4">
China, which is actually democratic, is a part of its territory and strongly opposes foreign interference in Taiwan affairs. Britain has only established formal diplomatic relations with China, but still has offices with the functions of actual motion halls in Taipei. Although the British Primary Minister will hold talks with officials at the same level in Taiwan, the British Minister does not meet with Taiwanese officials in accordance with the convention.</text:p>
      <text:p text:style-name="P4">
Togenhart was not the official minister of the British Cabinet, but attended the cabinet meeting as a security minister and was responsible for cracking down on terrorism, domestic national threats and economic crimes. Two years ago, Togenhart was sanctioned by Chinese sanctions for publicly issuing remarks on human rights in Xinjiang.</text:p>
      <text:p text:style-name="P4">
Reuters reported that British Foreign Minister Tonanhart met with Tang Feng, the Minister of Development of Taiwan on June 14</text:p>
      <text:p text:style-name="P4">
Luke Depulford, Chief Executive CEO of the China Policy Council of China, said that according to him, this is the first time that the British Cabinet Conference members met with Taiwan Ministers. "This is worthy of welcome and sent the right information."</text:p>
      <text:p text:style-name="P4">
Pei Londe pointed out: "Security affairs ministers against the pressure of other departments have established a precedent that all ministers can follow, which is worthy of appreciation."</text:p>
      <text:p text:style-name="P4">
Reuters reports that bilateral officials are unwilling to talk about this, which shows the sensitivity of the meeting.</text:p>
      <text:p text:style-name="P4">
A spokesman for the British Ministry of Political Affairs said: "We do not often comment on the ministers' private conferences."</text:p>
      <text:p text:style-name="P4">
Tang Feng's office also refused to comment.</text:p>
      <text:p text:style-name="P4">
Tang Feng released a photo she was reading on Twitter on Thursday, the title of "New Technology: How Our Dreams Become a Social Nightmare and what we can do." Became Societal Nightmares -And what we can doabout it). This is a book that is about to publish, and its author Bill Raduchel said that the book originated from Togenhardt in 2019.</text:p>
      <text:p text:style-name="P4">
Tang Feng wrote in the tweet: "Learning from Tonenhart can bring a return. I look forward to reading the minister's digital insight. I also look forward to deepening the relationship between Taiwan and the United Kingdom and more cooperation in the field of science and technology. Let us</text:p>
      <text:h text:style-name="P11" text:outline-level="2">
<text:span text:style-name="T4">
together FreeTheFuture!"</text:span>
</text:h>
      <text:p text:style-name="P4">
Tang Feng was conducting a rare high -level minister in the UK. Her office only revealed that she would visit government departments and a company that specializes in developing low -oriented satellites on the earth.</text:p>
      <text:p text:style-name="P4">
According to Reuters, Taiwan's ministerial officials who visited the UK last time were Deng Zhenzhong, a chief trade negotiation representative. He visited London last June.</text:p>
      <text:p text:style-name="P4">
In November last year, Greg Hands, then deputy minister of the British Ministry of International Trade, went to Taiwan and met Taiwan President Tsai Ing -wen, causing dissatisfaction in China.</text:p>
      <text:p text:style-name="P4">
(Reuters)</text:p>
      <text:p text:style-name="P4">
News Source: <text:a xlink:type="simple" xlink:href="https://www.dw.com/zh/路透：英国安全事务大臣打破外交惯例会晤唐凤/a-65948099" text:style-name="Internet_20_link" text:visited-style-name="Visited_20_Internet_20_Link">
https://www.dw.com/zh/路透：英国安全事务大臣打破外交惯例会晤唐凤/a-65948099?maca=chi-rss-chi-all-1127-rdf</text:a>
</text:p>
      <!--NEWS-->
      <text:h text:style-name="P10" text:outline-level="1">
<text:span text:style-name="T4">
Kim Jong -un attended the ruling party conference, the US submarine arrived in Busan, South Korea</text:span>
</text:h>
      <text:p text:style-name="P4">
Author: None (Language: zh)</text:p>
      <text:p text:style-name="P4">
Publisher: None</text:p>
      <text:p text:style-name="P4">
Time: 2023-06-17T09:59:00Z</text:p>
      <text:p text:style-name="P4">
Description: The North Korean ruling party held an important meeting this week to discuss how to improve its economy and review its national defense strategy. At the same time, the army of the United States and South Korea is conducting training in response to the threat of North Korea.</text:p>
      <text:p text:style-name="P4">
Videos: []</text:p>
      <text:p text:style-name="P4">
Images: []</text:p>
      <text:p text:style-name="P4">
Subject: 时政风云</text:p>
      <text:p text:style-name="P4">
Subjects: ['韩国', '奥巴马', '美国', '朝鲜', '金正恩']</text:p>
      <text:p text:style-name="P4">
Keywords: ['朝鲜', '朝鲜劳动党', '朝鲜半岛', '韩国', '美国', '美韩联合军演', '千里马', '釜山', '密歇根号', '华盛顿宣言']</text:p>
      <text:p text:style-name="P4">
Id: 65948295</text:p>
      <!--METADATA-->
      <text:p text:style-name="P4">
<text:a xlink:type="simple" xlink:href="https://www.dw.com/zh/overlay/image/article/65948295/65948321" text:style-name="Internet_20_link" text:visited-style-name="Visited_20_Internet_20_Link">
 </text:a>
The North Korean Labor Party discussed the issues of political parties, economy, national defense and other issues at the eighth plenary session of the Eighth Central Committee of the Central Committee.</text:p>
      <text:p text:style-name="P4">
(Voice of Germany Chinese) According to the Korean official media, North Korean leader Kim Jong -un attended the Eighth National Committee of the Eighth Central Committee of the Labor Party on Friday (June 16). The report mentioned that the meeting summarized the work of the economic department in the first half of 2023 and took relevant measures to discuss and decide major policy policies such as the development of the working party, the construction of the North Korean state, and the diplomatic and national defense strategies in response to the international situation. However, the report did not specify the content of the discussion, nor did he mention any comments from Kim Jong -un.</text:p>
      <text:p text:style-name="P4">
On the occasion of the Labor Party's expansion meeting, the United States sent Michigen nuclear -powered submarines to the Sea of the Korean Peninsula. This is the latest military display of North Korea's allies to North Korea. 》 Enter the implementation stage](https://www.dw.com/zh/zh/中國不滿美韓聯合聲明-向韓國提出交涉/a-65435099)Essence</text:p>
      <text:h text:style-name="P12" text:outline-level="3">
<text:span text:style-name="T4">
launched missile protests to the US and Korean military exercises</text:span>
</text:h>
      <text:p text:style-name="P4">
In recent months, North Korea has increased the testing of nuclear capacity missiles. On Friday, the day before the US Navy Michigan's submarine arrived in Busan, South Korea, North Korea launched two short -range ballistic missiles to its eastern waters to respond to the US -South Korea -South -South Korea -and -South Real shot firing exercise held near the North Korean border this week.</text:p>
      <text:p text:style-name="P4">
Michigen nuclear power submarine is moored in Busan Port</text:p>
      <text:p text:style-name="P4">
The US military's deployment of Michigan echoed the exercise conducted by the United States and South Korea's navy in the plan, focusing on strengthening their special actions and joint combat capabilities. This is also the latest joint training to cope with the growing threat of North Korea.</text:p>
      <text:p text:style-name="P4">
The Pyongyang government condemned this joint exercise as an "invasion exercise", and on the other hand, North Korea also used the expanded US -South Korea exercises as an excuse to strengthen its own weapon display, including testing about 100 missiles since 2022. <text:a xlink:type="simple" xlink:href="https://www.dw.com/zh/zh/朝鮮證實試射新型導彈-專家未來或繼續試射/a-65298758" text:style-name="Internet_20_link" text:visited-style-name="Visited_20_Internet_20_Link">
North Korea's testing weapons this year includes a new type of solid fuel containment missile in the United States</text:a>
And various short -range weapons for South Korea and Japan.</text:p>
      <text:p text:style-name="P4">
North Korean leader Kim Jong -un actively promoted the research and development of nuclear weapons</text:p>
      <text:h text:style-name="P12" text:outline-level="3">
<text:span text:style-name="T4">
Economy is worrying</text:span>
</text:h>
      <text:p text:style-name="P4">
Experts believe that Kim Jong -un has actively promoted the research and development of nuclear weapons to the North Korean economy. For decades, the poor management, the sanctions led by the United States on it, and the border closure brought by the new crown epidemic, and the reduction of trade with China have worsened North Korea's economy.</text:p>
      <text:p text:style-name="P4">
In addition, the Yonhap News Agency reported on June 16 that <text:a xlink:type="simple" xlink:href="https://www.dw.com/zh/zh/衛星發射失敗墜海-朝鮮燃料不穩定/a-65761319" text:style-name="Internet_20_link" text:visited-style-name="Visited_20_Internet_20_Link">
Qianli Horse 1, which was launched on May 31 on May 31, was salvaged ashore after 15 days of crash. It is said that the rocket contains military reconnaissance satellite "Wanli Mirror 1"</text:a>
Essence The South Korean Ministry of Defense said on Friday that military search staff had been salvaged as part of the crash rocket, and these wreckage will be analyzed by the US and South Korean military. However, the North Korean side claimed that the military reconnaissance satellites and first and third -level arrows on the "Thousands of Miles 1" have not been discovered.</text:p>
      <text:p text:style-name="P4">
*#</text:p>
      <text:h text:style-name="P13" text:outline-level="4">
<text:span text:style-name="T4">
The missiles launched by North Korea in recent years</text:span>
</text:h>
      <text:h text:style-name="P12" text:outline-level="3">
<text:span text:style-name="T4">
Mars 12 Mid -range ballistic missile</text:span>
</text:h>
      <text:p text:style-name="P4">
The photos released by the Korean official media on January 31st showed that they fired the Mars 12 medium -range ballistic missile (IRBMS) on Sunday (January 30). The power of this missile is enough to hit the US territory Guam. This is also the seventh weapon test that North Korea has been conducted so far this month. Both South Korea and Japan have expressed condemnation for the launch of North Korea.</text:p>
      <text:p text:style-name="P4">
*#</text:p>
      <text:h text:style-name="P13" text:outline-level="4">
<text:span text:style-name="T4">
The missiles launched by North Korea in recent years</text:span>
</text:h>
      <text:h text:style-name="P12" text:outline-level="3">
<text:span text:style-name="T4">
KN-24 Type short-range ballistic missile</text:span>
</text:h>
      <text:p text:style-name="P4">
On January 17, North Korea launched two short-range ballistic missiles (SRBM) suspected to be KN-24 from a airport in Pyongyang, the capital. According to Korean official media reports, the two missiles "accurately hit an island target on the east coast of the country." Analysts said that the last test of these missiles was in March 2020, and it seems to have entered the deployment of large -scale production and military units. The KN-24 missile is similar to the American MGM-140 Army Tactical Missile System (ATACMS), and can avoid the missile defense system with a more flat ballistic flight than a traditional ballistic missile.</text:p>
      <text:p text:style-name="P4">
*#</text:p>
      <text:h text:style-name="P13" text:outline-level="4">
<text:span text:style-name="T4">
The missiles launched by North Korea in recent years</text:span>
</text:h>
      <text:h text:style-name="P12" text:outline-level="3">
<text:span text:style-name="T4">
The second time this month conducted a hypersonic missile test</text:span>
</text:h>
      <text:p text:style-name="P4">
The Korean official media posted photos of the Chinese Society that the North Korean Institute of Defense Research conducted a new type of hypersonic missile at an unveiled place on January 11, 2022. It is rumored that North Korea's top leader Kim Jong -un also attended the test shooting. The height of the hypersonic weapon is usually lower than that of ballistic missiles. Experts said that the main features of hypersonic weapons are not speed, but their mobility, which can help them avoid the missile defense system. This is the second time North Korea tested this missile this month.</text:p>
      <text:p text:style-name="P4">
*#</text:p>
      <text:h text:style-name="P13" text:outline-level="4">
<text:span text:style-name="T4">
The missiles launched by North Korea in recent years</text:span>
</text:h>
      <text:h text:style-name="P12" text:outline-level="3">
<text:span text:style-name="T4">
2022 The first test hypersonic missile</text:span>
</text:h>
      <text:p text:style-name="P4">
On January 5, 2022, the South Korean military said that North Korea launched an object that was suspected of being ballistic missiles from Cijiang Road in the north to the East China Sea. North Korean official media subsequently released a report that North Korea conducted a newly developed hypersonic missile test. North Korea first tested this missile in September 2021. The DPRK Society pointed out that the launch again confirmed the flight control and stability of the missile during the active flight stage. Experts have warned that if North Korea fully develops this technology, it will pose a serious threat to neighboring countries.</text:p>
      <text:p text:style-name="P4">
*#</text:p>
      <text:h text:style-name="P13" text:outline-level="4">
<text:span text:style-name="T4">
The missiles launched by North Korea in recent years</text:span>
</text:h>
      <text:h text:style-name="P12" text:outline-level="3">
<text:span text:style-name="T4">
Stealing ballistic missile</text:span>
</text:h>
      <ul>
        <li>
#</li>
      </ul>
      <text:h text:style-name="P13" text:outline-level="4">
<text:span text:style-name="T4">
The missiles launched by North Korea in recent years</text:span>
</text:h>
      <text:h text:style-name="P12" text:outline-level="3">
<text:span text:style-name="T4">
Launching missiles from the train</text:span>
</text:h>
      <text:p text:style-name="P4">
This picture provided by the North Korean Society shows that the North Korean railway motorized missile army launched a missile in the exercise. Experts said that this was KN-23 ballistic missile.</text:p>
      <text:p text:style-name="P4">
*#</text:p>
      <text:h text:style-name="P13" text:outline-level="4">
<text:span text:style-name="T4">
The missiles launched by North Korea in recent years</text:span>
</text:h>
      <text:h text:style-name="P12" text:outline-level="3">
<text:span text:style-name="T4">
New remote cruise missile</text:span>
</text:h>
      <text:p text:style-name="P4">
According to the group's composition released by the North Korean official media on September 13, 2021, a long -range cruise missile was launched in the air. Pyongyang fired a new long -range cruise missile on September 11 and 12. According to the North Korean Society, these missiles were "flying on an oval and 8 -shaped flight orbit along the oval and 8 -shaped orbit on the North Korean territory" and "hit the target of 1500 kilometers away."</text:p>
      <text:p text:style-name="P4">
*#</text:p>
      <text:h text:style-name="P13" text:outline-level="4">
<text:span text:style-name="T4">
The missiles launched by North Korea in recent years</text:span>
</text:h>
      <text:h text:style-name="P12" text:outline-level="3">
<text:span text:style-name="T4">
new tactical guidance cannonball</text:span>
</text:h>
      <text:p text:style-name="P4">
This photo released by Pyongyang shows the newly developed new tactical guidance shells. The "Central China Society" claims that the shells were launched on March 25, 2021.</text:p>
      <text:p text:style-name="P4">
*#</text:p>
      <text:h text:style-name="P13" text:outline-level="4">
<text:span text:style-name="T4">
The missiles launched by North Korea in recent years</text:span>
</text:h>
      <text:h text:style-name="P12" text:outline-level="3">
<text:span text:style-name="T4">
Arctic Star 2 medium -range ballistic missile</text:span>
</text:h>
      <text:p text:style-name="P4">
North Korean TV provided a video screenshot on May 22, 2017. It is said that the weapon is the medium -range ballistic missile North Star 2. This medium -range missile is considered to be equipped with a nuclear warhead.</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ssociated Press, Yonhap News Agency, North Korean Society)</text:p>
      <text:p text:style-name="P4">
News Source: <text:a xlink:type="simple" xlink:href="https://www.dw.com/zh/金正恩出席执政党大会-美潜艇抵韩釜山港/a-65948295" text:style-name="Internet_20_link" text:visited-style-name="Visited_20_Internet_20_Link">
https://www.dw.com/zh/金正恩出席执政党大会-美潜艇抵韩釜山港/a-65948295?maca=chi-rss-chi-all-1127-rdf</text:a>
</text:p>
      <!--NEWS-->
      <text:h text:style-name="P10" text:outline-level="1">
<text:span text:style-name="T4">
The first folk rocket in Spain was suspended in the first flight in technical issues</text:span>
</text:h>
      <text:p text:style-name="P4">
Publisher: 法新社</text:p>
      <text:p text:style-name="P4">
Published Time: 2023-06-17T10:02:08+00:00</text:p>
      <text:p text:style-name="P4">
Modified Time: 2023-06-17T14:50:02+00:00</text:p>
      <text:p text:style-name="P4">
Description: (Agence France -Presse Madrid, 17th) Spanish startup PLD Space said that the first Rockets developed by Spain for the first flight today, but it was suspended due to technical problems due to the last moment.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6-17T10-02-08-00-00/000000.png" xlink:type="simple" xlink:show="embed" xlink:actuate="onLoad" draw:mime-type="image/png"/>
</draw:frame>
PLD Space co -founder Raultorres posted on Twitter that the "Miura1" (Miura1) test in southwestern Spain provinces in southwestern Spain has been "automatically suspended" by "automatic suspension". Because part of the umbilical cord tower used to provide rocket power and fuel did not fall off as expected.</text:p>
      <text:p text:style-name="P4">
Toris said: "We will analyze these information to get more information."</text:p>
      <text:p text:style-name="P4">
"Mura 1" was originally scheduled to be launched on May 31. At that time, it was postponed due to strong winds. This rocket is named after bullfighting.</text:p>
      <text:p text:style-name="P4">
This small 12 -meter -high can be reused rocket, which was originally scheduled to fly to a high space of 100 kilometers from Earth.</text:p>
      <text:p text:style-name="P4">
Although this distance can be sent to the outer space, its power is not enough to enter the track.</text:p>
      <text:p text:style-name="P4">
PLD Space performed today's track launch, which was originally planned to engage in valid load micro -gravity experiments.</text:p>
      <text:p text:style-name="P4">
Many companies are scrambling to develop launch devices to respond to the growing satellite market.</text:p>
      <text:p text:style-name="P4">
According to statistics from European Consultation analysts, about 18,500 small rail aircraft weighing less than 500 kg will be launched in the next 10 years.</text:p>
      <text:p text:style-name="P4">
News Source: <text:a xlink:type="simple" xlink:href="https://www.rfi.fr/cn/%E5%9B%BD%E9%99%85%E6%8A%A5%E9%81%93/20230617-%E8%A5%BF%E7%8F%AD%E7%89%99%E9%A6%96%E6%9E%9A%E6%B0%91%E9%97%B4%E7%81%AB%E7%AE%AD%E9%81%87%E6%8A%80%E6%9C%AF%E9%97%AE%E9%A2%98-%E4%B8%AD%E6%AD%A2%E9%A6%96%E9%A3%9E" text:style-name="Internet_20_link" text:visited-style-name="Visited_20_Internet_20_Link">
https://www.rfi.fr/cn/%E5%9B%BD%E9%99%85%E6%8A%A5%E9%81%93/20230617-%E8%A5%BF%E7%8F%AD%E7%89%99%E9%A6%96%E6%9E%9A%E6%B0%91%E9%97%B4%E7%81%AB%E7%AE%AD%E9%81%87%E6%8A%80%E6%9C%AF%E9%97%AE%E9%A2%98-%E4%B8%AD%E6%AD%A2%E9%A6%96%E9%A3%9E</text:a>
</text:p>
      <!--NEWS-->
      <text:h text:style-name="P10" text:outline-level="1">
<text:span text:style-name="T4">
The phenomenon of holy infants leads to a large number of bird deaths along the Pacific warm Mexican coast</text:span>
</text:h>
      <text:p text:style-name="P4">
Publisher: 法新社</text:p>
      <text:p text:style-name="P4">
Published Time: 2023-06-17T10:02:09+00:00</text:p>
      <text:p text:style-name="P4">
Modified Time: 2023-06-17T09:35:01+00:00</text:p>
      <text:p text:style-name="P4">
Description: (Agence France -Presse Mexico City, 16th) Mexico authorities said today that Mexico has a similar phenomenon as Peru and Chile. A large number of birds died in the coas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6-17T10-02-09-00-00/000000.png" xlink:type="simple" xlink:show="embed" xlink:actuate="onLoad" draw:mime-type="image/png"/>
</draw:frame>
The Ministry of Agriculture and the Ministry of Agriculture "excluded" the AH5N1 virus, which caused avian influenza viruses to "exist", and determined that these birds starved to death because they could not prey on fish.</text:p>
      <text:p text:style-name="P4">
In a joint statement, they said: "The most likely reason for this epidemic incident is due to the influence of the El Nino phenomenon, and the Pacific seawater warming."</text:p>
      <text:p text:style-name="P4">
According to the Mexico Ministry of Agriculture and the Ministry of Environment, the temperature of the Pacific Ocean rose, causing fish to sneak into deeper at the bottom of the sea and make birds unable to prey.</text:p>
      <text:p text:style-name="P4">
The phenomenon of holy babies usually leads to rising global temperatures, and an average of time will occur every 2 to 7 years.</text:p>
      <text:p text:style-name="P4">
According to the same statement, these wild birds usually die in offshore and are rushed ashore by foreign flow. The relevant authorities are exploring the reasons.</text:p>
      <text:p text:style-name="P4">
News Source: <text:a xlink:type="simple" xlink:href="https://www.rfi.fr/cn/%E7%A7%91%E5%AD%A6%E6%96%B0%E7%9F%A5/20230617-%E5%9C%A3%E5%A9%B4%E7%8E%B0%E8%B1%A1%E5%AF%BC%E8%87%B4%E5%A4%AA%E5%B9%B3%E6%B4%8B%E6%9A%96%E5%8C%96-%E5%A2%A8%E8%A5%BF%E5%93%A5%E6%B2%BF%E5%B2%B8%E5%A4%A7%E9%87%8F%E9%B8%9F%E7%B1%BB%E6%AD%BB%E4%BA%A1" text:style-name="Internet_20_link" text:visited-style-name="Visited_20_Internet_20_Link">
https://www.rfi.fr/cn/%E7%A7%91%E5%AD%A6%E6%96%B0%E7%9F%A5/20230617-%E5%9C%A3%E5%A9%B4%E7%8E%B0%E8%B1%A1%E5%AF%BC%E8%87%B4%E5%A4%AA%E5%B9%B3%E6%B4%8B%E6%9A%96%E5%8C%96-%E5%A2%A8%E8%A5%BF%E5%93%A5%E6%B2%BF%E5%B2%B8%E5%A4%A7%E9%87%8F%E9%B8%9F%E7%B1%BB%E6%AD%BB%E4%BA%A1</text:a>
</text:p>
      <!--NEWS-->
      <text:h text:style-name="P10" text:outline-level="1">
<text:span text:style-name="T4">
Reuters: British Security Secretary of State Breaks the regular meeting of Digital Development in Taiwan</text:span>
</text:h>
      <text:p text:style-name="P4">
Author: chinese@voanews.com (美国之音)</text:p>
      <text:p text:style-name="P4">
Publisher: 美国之音中文网 (Type: NewsMediaOrganization)</text:p>
      <text:p text:style-name="P4">
Published Time: 2023-06-17T10:12:09+08:00</text:p>
      <text:p text:style-name="P4">
Modified Time: 2023-06-17 02:12:09Z</text:p>
      <text:p text:style-name="P4">
Description: Reuters quoted people familiar with the matter, saying that Tom Tugendhat (also translated Dong Qinda), the British Security Secretary of State, met with Tang Feng, who visited the visiting Taiwan Digital Development Minister on Wednesday. It is possible to irritate the Chinese government.</text:p>
      <text:p text:style-name="P4">
Videos: []</text:p>
      <text:p text:style-name="P4">
Images: []</text:p>
      <text:p text:style-name="P4">
Categories: '台湾'</text:p>
      <text:p text:style-name="P4">
Type: None</text:p>
      <!--METADATA-->
      <text:p text:style-name="P4">
Nonenone</text:p>
      <text:p text:style-name="P4">
News Source: <text:a xlink:type="simple" xlink:href="https://www.voachinese.com/a/uk-security-minister-breaks-with-convention-to-meet-taiwanese-minister-20230616/7141313.html" text:style-name="Internet_20_link" text:visited-style-name="Visited_20_Internet_20_Link">
https://www.voachinese.com/a/uk-security-minister-breaks-with-convention-to-meet-taiwanese-minister-20230616/7141313.html</text:a>
</text:p>
      <!--NEWS-->
      <text:h text:style-name="P10" text:outline-level="1">
<text:span text:style-name="T4">
Blingken visited China: China has a cold attitude, and both parties may continue to confront</text:span>
</text:h>
      <text:p text:style-name="P4">
Creator: 王月眉</text:p>
      <text:p text:style-name="P4">
Publisher: https://www.facebook.com/nytimeschinese</text:p>
      <text:p text:style-name="P4">
Published Time: 2023-06-17T10:24:51+08:00</text:p>
      <text:p text:style-name="P4">
Description: Brinken is about to start a long -delayed visit to China. However, China ’s increasing stance shows that his theme of his trip is not only to ease, but also confrontation. Analysts have almost no hope for this visit to make major breakthroughs. Pete Marovich for the New York Times Secretary of State Brills will start a trip to visit China on Sunday.</text:p>
      <text:p text:style-name="P4">
Images: ["<text:a xlink:type="simple" xlink:href="https://static01.nyt.com/images/2023/06/16/multimedia/16china-blinken-01-wgcq/16china-blinken-01-wgcq-master1050.jpg" text:style-name="Internet_20_link" text:visited-style-name="Visited_20_Internet_20_Link">
16china-blink...</text:a>
", "<text:a xlink:type="simple" xlink:href="https://static01.nyt.com/images/2023/06/16/multimedia/16china-blinken-04-wgcq/16china-blinken-04-wgcq-master1050.jpg" text:style-name="Internet_20_link" text:visited-style-name="Visited_20_Internet_20_Link">
16china-blink...</text:a>
"]</text:p>
      <text:p text:style-name="P4">
Category: 美国</text:p>
      <text:p text:style-name="P4">
Type: Article</text:p>
      <!--METADATA-->
      <text:p text:style-name="P4">
<draw:frame draw:style-name="fr1" draw:name="Image112" text:anchor-type="as-char" svg:width="6.9236in" svg:height="4.615733in" draw:z-index="0">
<draw:image xlink:href="../Images/cnnytimes/2023-06-17T10-24-51-08-00/16china-blinken-01-wgcq-master1050.jpg" xlink:type="simple" xlink:show="embed" xlink:actuate="onLoad" draw:mime-type="image/jpeg"/>
</draw:frame>
In order to slow down the continuous deterioration of Sino -US relations, Secretary of State Brillings will start a long -delayed visit to China on Sunday. But China is becoming more and more tough -sometimes completely hostile -show that the theme of his trip is not only to ease, but also in confrontation.</text:p>
      <text:p text:style-name="P4">
According to China, the United States is a hegemonic country that is declining. It is seeking to consolidate its dominant position in the backyard of China, and anger China with its claims on Taiwan. Taiwan is an autonomous democratic island. Chinese leader Xi Jinping has accused the United States of leading other countries to jointly conduct actions to curb China in military, diplomacy and technology. Although China agrees to make a dialogue, it still shows that it is ready to deal with conflicts, and it does not expect much about the possibility and role of really thawing the relationship between the two countries.</text:p>
      <text:p text:style-name="P4">
"China is indeed, discarding fantasy," said Zhu Feng, a professor of international relations at Nanjing University. "It may become more and less confident in the hard work of Sino -US relations in China."</text:p>
      <text:p text:style-name="P4">
Xi Jinping recently warned officials to prepare for the "extreme situation", indicating that China's external threats are increasing sharply. The Chinese warships deliberately approached the US warships and aircraft, and were called unnecessary provocations by American officials. In this week's call, Chinese Foreign Minister told Brinken that the "responsibility is clear" of the deterioration of the relationship between the relationship between the two countries.</text:p>
      <text:p text:style-name="P4">
<draw:frame draw:style-name="fr1" draw:name="Image113" text:anchor-type="as-char" svg:width="6.9236in" svg:height="4.615733in" draw:z-index="0">
<draw:image xlink:href="../Images/cnnytimes/2023-06-17T10-24-51-08-00/16china-blinken-04-wgcq-master1050.jpg" xlink:type="simple" xlink:show="embed" xlink:actuate="onLoad" draw:mime-type="image/jpeg"/>
</draw:frame>
In June, a U.S. destroyer observed Chinese warships with unsafe moves when routinely passed the Taiwan Strait. Andre T. Richard/U.S. Navy</text:p>
      <text:p text:style-name="P4">
At a wider level, Xi Jinping paid particular attention to national security in the ten years of ruling. He emphasized the necessity of self -reliance and stated that the crisis of the Chinese Communist Party's existence was ubiquitous. In China, the nationalist emotions incted by the authorities have become increasingly rising, cheering for Beijing's tough foreign policy.</text:p>
      <text:p text:style-name="P4">
The United States is also facing domestic pressure that cannot show weakness; taking a stronger attitude towards China has become a rare consensus between the two parties. While President Biden showed his hopes for dialogue, he still described China as the largest geographical challenge in the United States. The United States has imposed a series of sanctions on Chinese officials and enterprises, and tried to cut off the channels for China to obtain key technologies worldwide. There are still parliament members who accused the government of overwhelming China, for example, trying to dilute the recently about China in Cuba <text:a xlink:type="simple" xlink:href="https://cn.nytimes.com/usa/20230612/china-spy-base-cuba/" text:style-name="Internet_20_link" text:visited-style-name="Visited_20_Internet_20_Link">
Establishing a Spy Base</text:a>
Report.</text:p>
      <text:p text:style-name="P4">
advertise</text:p>
      <text:p text:style-name="P4">
Because both sides have a seemingly irreconcilable position, there are basically no officials and experts' visits to Blinks to obtain major breakthroughs in hope. This will be the first visit to China since 2018. It is unclear whether he will meet with Xi Jinping.</text:p>
      <text:p text:style-name="P4">
The fundamental reason for China to visit China is cold. The root cause is that it claims that the American gesture is not sincere, and the treatment to China is not fair. When Brintken was postponed due to the Chinese monitoring balloon incident, Beijing claimed that its reaction was excessive. China has also accused the United States of considering its war in Russia in Ukraine <text:a xlink:type="simple" xlink:href="https://cn.nytimes.com/usa/20230220/us-china-weapons-russia-ukraine/" text:style-name="Internet_20_link" text:visited-style-name="Visited_20_Internet_20_Link">
Provide weapons</text:a>
Refucaries and the United States <text:a xlink:type="simple" xlink:href="https://cn.nytimes.com/usa/20221014/biden-china-technology-semiconductors/" text:style-name="Internet_20_link" text:visited-style-name="Visited_20_Internet_20_Link">
calling on allies</text:a>
Restrictions on export technology to China are regarded as evidence of its containment.</text:p>
      <text:p text:style-name="P4">
In February, the Chinese spy balloon over the Billis of Montana. Chase dok, via agent-parase-getty images</text:p>
      <text:p text:style-name="P4">
"Global Times" last Monday <text:a xlink:type="simple" xlink:href="https://opinion.huanqiu.com/article/4DDRVXKMUeg" text:style-name="Internet_20_link" text:visited-style-name="Visited_20_Internet_20_Link">
Social Review</text:a>
China said that the United States made a dialogue request "just acting."</text:p>
      <text:p text:style-name="P4">
"Not only can we not cooperate with their performance, we must also be vigilant about the real intentions behind the acting," the article wrote.</text:p>
      <text:p text:style-name="P4">
Singapore Liney Yew Public Policy College High -level Researcher Tang Anzhu(DrewThompson)It is said that China ’s claim to restore the relationship between the two countries is in the United States, indicating that it is increasingly unwilling to compromise. Xi Jinping is highly vigilant about risks, which means that he only wants to see the United States to make significant concessions, such as reducing the existence of the United States in the Indo -Pacific region, which is unwilling to accept the United States.</text:p>
      <text:p text:style-name="P4">
"Brinton's interview is obviously not a consultation," said Tang Anzhu, who had studied Chinese issues in the US Department of Defense. "The two sides will exchange opinions in order to better understand their positions and understand their bottom lines more."</text:p>
      <text:p text:style-name="P4">
But even such communication may be limited. Although the Biden government insisted that the contact with the Chinese senior executives is critical to preventing the upgrading of competition into a military conflict, in some people's opinion, China has shown increasingly strong willingness to confront.</text:p>
      <text:p text:style-name="P4">
President Biden and Chinese chairman Xi Jinping last met last year in Bali, Indonesia. Doug Mills/The New York Times</text:p>
      <text:p text:style-name="P4">
The Pentagon said that in the Taiwan Strait this month, a Chinese warship was close to the US destroyer, and the two sides were less than 140 meters. In May, a Chinese fighter flew directly to the front of the US reconnaissance aircraft over the South China Sea in May. The United States calls unsafe movements, and China has countered it as a response to the United States.</text:p>
      <text:p text:style-name="P4">
China's military forces also disturbed American allies in the region. During the joint exercise with Russia this month, the Chinese fighter aircraft flew near the South Korean aim, forcing South Korean fighters to take off urgently to respond.</text:p>
      <text:p text:style-name="P4">
advertise</text:p>
      <text:p text:style-name="P4">
Tang Anzhu said that Beijing may want other countries to be unable to determine how it will react in some cases, so it will be more careful.</text:p>
      <text:p text:style-name="P4">
"This is part of the reason for China to restrict contact, because they think that the opponent's hesitant mentality is good for them," he said.Both governments hope that after the visit to China, other US senior officials such as the Minister of Finance, the Minister of Commerce Raymond Doro, and the Climate Special Envoy Kerry can also achieve it.</text:p>
      <text:p text:style-name="P4">
In 2021, Treasury Secretary Yellen and Secretary of State Brosky attended a talks between President Bayeng and Chinese President Xi Jinping. SUSAN WALSH/Association Press</text:p>
      <text:p text:style-name="P4">
Perhaps the most important thing is that during the November Asia -Pacific Economic Cooperation Leaders Summit, Xi Jinping and Biden may meet in San Francisco.</text:p>
      <text:p text:style-name="P4">
Professor Zhu Feng of Nanjing said that China does not refuse dialogue, but just wants to ensure that the United States can hear the concerns of Chinese side, such as the problem of semiconductor chip acquisition. "China's most important thing now is that the topic cannot be determined by the United States."</text:p>
      <text:p text:style-name="P4">
advertise</text:p>
      <text:p text:style-name="P4">
Kangda, the top official of the State Council responsible for East Asian affairs(Daniel J.Kritenbrink)Tell reporters on Wednesday that Brins are expected to hear Chinese officials on a strong statement on Taiwan's issues. He will also be prepared to face the China ’s recently prohibiting some of the advanced semiconductor chips and manufacturing equipment for its exports to the Biden government.</text:p>
      <text:p text:style-name="P4">
Although the possibility of reaching a major agreement is unlikely, some analysts said that US -China relations have been at the lowest point in the past decades, and restarting substantial diplomacy at this time is already a target worthy of winning.</text:p>
      <text:p text:style-name="P4">
Mai Aiwen, a professor of Georgetown University, who serves as the senior director of Asian Affairs of the National Security Council in the Obama administration(Evanmedeiros)It is said that during the Cold War, the United States and the Soviet Union also achieved consensus at least expected and behavioral specifications, thereby constituing the basis of competition between the two countries. He said that there is no such consensus between the United States and China.</text:p>
      <text:p text:style-name="P4">
"Brinken's visit to China is facing a strategic unknown place," Mai Aven said. "This is a new situation."</text:p>
      <text:p text:style-name="P4">
News Source: <text:a xlink:type="simple" xlink:href="https://cn.nytimes.com/usa/20230617/blinken-china-us-xi/" text:style-name="Internet_20_link" text:visited-style-name="Visited_20_Internet_20_Link">
https://cn.nytimes.com/usa/20230617/blinken-china-us-xi/</text:a>
</text:p>
      <!--NEWS-->
      <text:h text:style-name="P10" text:outline-level="1">
<text:span text:style-name="T4">
BYD wants to accelerate expansion in the German market</text:span>
</text:h>
      <text:p text:style-name="P4">
Author: None (Language: zh)</text:p>
      <text:p text:style-name="P4">
Publisher: None</text:p>
      <text:p text:style-name="P4">
Time: 2023-06-17T10:30:00Z</text:p>
      <text:p text:style-name="P4">
Description: Chinese auto manufacturer BYD has squeezed the German public in the local market. Now, the manufacturer of electric vehicles plans to occupy a greater share in the German market. Other Chinese car companies have also strengthened their efforts in the European market recently.</text:p>
      <text:p text:style-name="P4">
Videos: []</text:p>
      <text:p text:style-name="P4">
Images: []</text:p>
      <text:p text:style-name="P4">
Subject: 经济纵横</text:p>
      <text:p text:style-name="P4">
Subjects: ['比亚迪', '电动车', '中国汽车', '德国市场', '德中关系']</text:p>
      <text:p text:style-name="P4">
Keywords: ['意见反馈']</text:p>
      <text:p text:style-name="P4">
Id: 65948560</text:p>
      <!--METADATA-->
      <text:p text:style-name="P4">
<text:a xlink:type="simple" xlink:href="https://www.dw.com/zh/overlay/image/article/65948560/65609398" text:style-name="Internet_20_link" text:visited-style-name="Visited_20_Internet_20_Link">
 </text:a>
BYD's sales in China's local market have surpassed the German public and became the first. The picture shows BYD Xi'an Factory</text:p>
      <text:p text:style-name="P4">
(Voice of Germany Chinese) is responsible for BYD's sales business in the German market(Lars Pauly)A few days ago, it was stated to the outside world that it is planned to occupy Germany in the medium term <text:a xlink:type="simple" xlink:href="https://www.dw.com/zh/zh/电动汽车/t-41781394" text:style-name="Internet_20_link" text:visited-style-name="Visited_20_Internet_20_Link">
electric vehicle</text:a>
5%to 10%of the market. Pauli did not disclose when the "mid -term" was when.</text:p>
      <text:p text:style-name="P4">
At present, Pauli is busy building BYD's sales system in the German market. The consumer business of this Chinese car company in Germany has just started earlier this year. According to data from the German Federal Motor Automotive Administration, in the first five months of this year, there were nearly 1.12 million new vehicles in Germany, of which only 165 were BYD.</text:p>
      <text:p text:style-name="P4">
In 2022, BYD's total global sales were 550,000, of which 440,000 were sold in the Chinese local market. As a result, BYD squeezed the German public in the Chinese market. Earlier, the German Volkswagen has been in the Chinese market for fifteen years.</text:p>
      <text:p text:style-name="P4">
Industry insiders pointed out that Chinese car companies have a leading position in battery technology and autonomous driving technology. <text:a xlink:type="simple" xlink:href="https://www.dw.com/zh/zh/中国电动汽车能在欧洲市场站稳脚跟吗/a-63452410" text:style-name="Internet_20_link" text:visited-style-name="Visited_20_Internet_20_Link">
However, whether these emerging manufacturers can gain a foothold in mature markets such as Germany, there are still questions</text:a>
Essence In 2022, Chinese manufacturers such as Weilai and Roewe <text:a xlink:type="simple" xlink:href="https://www.dw.com/zh/zh/德国电动车在中国市场步履蹒跚/a-65359971" text:style-name="Internet_20_link" text:visited-style-name="Visited_20_Internet_20_Link">
The total market share in Germany is only 0.9%</text:a>
Essence</text:p>
      <text:p text:style-name="P4">
BYD is mainly for consumers who are sensitive to price in the German market. Sales executive Paoli pointed out that BYD is committed to providing "the electric models that can be obtained" and in the "other manufacturers will not be active in the middle and long -term price interval. He revealed that BYD's sales in the German market mainly rely on local dealer networks so that consumers can directly obtain after -sales service from dealers.</text:p>
      <text:p text:style-name="P4">
Before joining BYD, Paoli once worked in Germany for nearly 30 years. He told the media that BYD, which has begun to produce batteries since 1995, has been seriously treated. "The era when Chinese car companies have been laughed at because of safety testing or poor quality."</text:p>
      <text:p text:style-name="P4">
The German factory in the Ningde era of Chinese battery manufacturers has been put into production</text:p>
      <text:p text:style-name="P4">
<text:span text:style-name="T4">
 China's electric vehicle industry is actively deployed in Europe </text:span>
</text:p>
      <text:p text:style-name="P4">
In October last year, <text:a xlink:type="simple" xlink:href="https://www.dw.com/zh/zh/德国租车行采购10万辆比亚迪-引发争议/a-63341614" text:style-name="Internet_20_link" text:visited-style-name="Visited_20_Internet_20_Link">
SIXT, Germany, which has 240,000 cars, announced that it will purchase electric vehicles produced by 100,000 Chinese manufacturers BYD in the next 6 years</text:a>
Essence BYD also plans to build new factories in Europe or acquire existing production lines, which may be selected including Germany, France, Spain, Poland and Hungary. The German Government has said in February this year that <text:a xlink:type="simple" xlink:href="https://www.dw.com/zh/zh/德国萨尔州-不会阻止比亚迪收购福特工厂/a-64673183" text:style-name="Internet_20_link" text:visited-style-name="Visited_20_Internet_20_Link">
does not oppose BYD as one of the potential acquisitioners of the Ford Motor Factory in the state</text:a>
Essence The factory plans to announce new investors at a meeting on June 23. BYD has strived to finalize or acquisition plan for European factories by the end of this year to achieve a plan to start mass production in Europe in 2025.</text:p>
      <text:p text:style-name="P4">
In addition to BYD, other Chinese manufacturers are also actively expanding the German and European markets. Just last October, electric vehicle manufacturer Weilai began to sell in Europe, and its Hungarian factory was put into operation in September. Its opponent Xiaopeng Automobile also landed earlier in Nordic countries with greater support for the electric vehicle industry in Danish, Sweden, the Netherlands, Norway. According to data from the German Federal Motor Automobile Administration, the Roewe Motors under SAIC Group has licensed 6,766 vehicles in the first five months of this year, which is more than doubled compared with the same period last year.</text:p>
      <text:p text:style-name="P4">
Industry analysts pointed out that nearly 20 Chinese auto brands may soon enter Europe. Their advantage is that they have launched a variety of price -level electric models, and large car manufacturers in Europe, including German car manufacturers, usually only provide high -end electric vehicles, and also faces bottlenecks such as lack of components or chips.</text:p>
      <text:p text:style-name="P4">
In addition to vehicle manufacturers, Chinese battery manufacturers have also actively deployed in Europe recently. <text:a xlink:type="simple" xlink:href="https://www.dw.com/zh/zh/电池的副作用宁德时代在德投资受审视/a-65549438" text:style-name="Internet_20_link" text:visited-style-name="Visited_20_Internet_20_Link">
Industry Giant Ningde Times</text:a>
Factory in Germany <text:a xlink:type="simple" xlink:href="https://www.dw.com/zh/zh/不忧欧中关系-中国电池厂商正式在德国量产/a-64539329" text:style-name="Internet_20_link" text:visited-style-name="Visited_20_Internet_20_Link">
has been completed and put into production</text:a>
, Another factory in Hungary is also under construction. Another Chinese battery manufacturer honeycomb energy(Svolt)It is also constructed in Sall, Germany, but its production time has been postponed from the original 2023 to at least 2027.</text:p>
      <text:p text:style-name="P4">
(DUST, etc.)</text:p>
      <text:h text:style-name="P12" text:outline-level="3">
<text:span text:style-name="T4">
China Electric Vehicle Army is afraid of Germany?</text:span>
</text:h>
      <text:p text:style-name="P4">
News Source: <text:a xlink:type="simple" xlink:href="https://www.dw.com/zh/比亚迪欲在德国市场加速扩张/a-65948560" text:style-name="Internet_20_link" text:visited-style-name="Visited_20_Internet_20_Link">
https://www.dw.com/zh/比亚迪欲在德国市场加速扩张/a-65948560?maca=chi-rss-chi-all-1127-rdf</text:a>
</text:p>
      <!--NEWS-->
      <text:h text:style-name="P10" text:outline-level="1">
<text:span text:style-name="T4">
Join the new co -government Finland to tighten immigration measures</text:span>
</text:h>
      <text:p text:style-name="P4">
Author: 联合早报 (Person)</text:p>
      <text:p text:style-name="P4">
Publisher: 联合早报 (Organization)</text:p>
      <text:p text:style-name="P4">
Published Time: 2023-06-17T10:31</text:p>
      <text:p text:style-name="P4">
Modified Time: 2023-06-17T10:38</text:p>
      <text:p text:style-name="P4">
Description: The Finnish new co -government, including the Right -wing Finnish Party, announced on Friday (June 16) to announce the curbing immigration plan. Reuters reports that the Finnish new coalition government is composed of the National United Party, the Finnish Party, the Swedish People's Party and the Christian Democratic Party.</text:p>
      <text:p text:style-name="P4">
Videos: []</text:p>
      <text:p text:style-name="P4">
Audios: []</text:p>
      <text:p text:style-name="P4">
Images: []</text:p>
      <text:p text:style-name="P4">
Type: NewsArticle</text:p>
      <text:p text:style-name="P4">
Breadcrumbs: ['即时', '国际']</text:p>
      <text:p text:style-name="P4">
Keywords: ['芬兰', '移民', '永久居民', '移民政策']</text:p>
      <!--METADATA-->
      <text:p text:style-name="P4">
The Finnish new co -government, including the Right -wing Finnish Party, announced on Friday (June 16) to announce the curbing immigration plan.</text:p>
      <text:p text:style-name="P4">
Reuters reports that the Finnish new coalition government is composed of the National United Party, the Finnish Party, the Swedish People's Party and the Christian Democratic Party. It has reached an agreement on the establishment of the joint government and announced on Friday that the new government's administrative program and cabinet position distribution plan was announced on Friday. The Ministry of the Interior was handled by the Finnish Party.</text:p>
      <text:p text:style-name="P4">
The Finnish party, which advocates anti -immigration policy, has achieved the second highest voting rate in the April elections, which has always been the best performance of the Finnish party.</text:p>
      <text:p text:style-name="P4">
When the Finnish party leader Riikka Purra met with government partners on the same day, "I am glad that we have reached an agreement with the governing partner on the immigration plan. It can be said that it is a paradigm transfer."</text:p>
      <text:p text:style-name="P4">
Prak said: "Finland is the only Nordic country that adopts immigration easing policy. Everything will change now."</text:p>
      <text:p text:style-name="P4">
The Finnish New United Government announced on Friday that the number of refugees received from the United Nations Refugee Agency will be halved from 10501 to 500 each year. The new plan also includes a social security and welfare system for immigrants and permanent residents. Experts believe that this may not be in line with the Constitution.</text:p>
      <text:p text:style-name="P4">
In addition, Pilate said that the application conditions for permanent residence and the application of citizenship will also be tightened, and new requirements will also increase language skills and longer residence periods.</text:p>
      <text:p text:style-name="P4">
According to the cabinet position distribution plan, the Finnish new government will have the Prime Minister and 18 Ministers. Among them, the National United Party will receive eight positions including the Prime Minister and Foreign Minister. Positions, the Swedish People's Party and the Christian Democratic Party will receive the remaining four ministers.</text:p>
      <text:p text:style-name="P4">
In the Finnish Parliament election held on April 2, the National United Party wins and becomes the largest party of the parliament. According to the practice, PetteriorPo, chairman of the National United Party, is responsible for setting up negotiations for the joint government and will be the new Prime Minister.</text:p>
      <text:p text:style-name="P4">
News Source: <text:a xlink:type="simple" xlink:href="https://www.zaobao.com.sg/realtime/world/story20230617-1405197" text:style-name="Internet_20_link" text:visited-style-name="Visited_20_Internet_20_Link">
https://www.zaobao.com.sg/realtime/world/story20230617-1405197</text:a>
</text:p>
      <!--NEWS-->
      <text:h text:style-name="P10" text:outline-level="1">
<text:span text:style-name="T4">
Uruguay re -cast the statue of the Nazi Eagle into a peace pigeon</text:span>
</text:h>
      <text:p text:style-name="P4">
Publisher: 法新社</text:p>
      <text:p text:style-name="P4">
Published Time: 2023-06-17T10:32:08+00:00</text:p>
      <text:p text:style-name="P4">
Modified Time: 2023-06-17T10:20:05+00:00</text:p>
      <text:p text:style-name="P4">
Description: (Agence France -Presse Monteve, 16th) Uruguay President Lakayer said today that Uruguay found a sinking Nazi German destroyer on a sinking Nazi German destroyer outside the coast 13 years ago. And re -cast it into a pige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6-17T10-32-08-00-00/000000.png" xlink:type="simple" xlink:show="embed" xlink:actuate="onLoad" draw:mime-type="image/png"/>
</draw:frame>
Uruguay President Luis LacallePou told reporters in Montevideo, the capital, that the statue weighs 350 kg and symbolizes violence and war will become a symbol of "peace and harmony".</text:p>
      <text:p text:style-name="P4">
This eagle statue with two meters high and holding the Nazi logo is a shipbuk placed on the Countess of the ADMIRAL GRAFSPEE. One of the naval wars.</text:p>
      <text:p text:style-name="P4">
On December 17, 1939, Hans Langsdorff, the captain of the Earl of Stay, ended at the Battle of the Riverplate at the Raplata. one.</text:p>
      <text:p text:style-name="P4">
After 10 years of search, the eagle statue was found in the Rapraa River near Monteve in 2006.</text:p>
      <text:p text:style-name="P4">
Lakaya said that Pablo Atchugarry, an Uruguay artist, reinstated the bronze statue and caused peace pigeons. It is expected to be completed in November this year.</text:p>
      <text:p text:style-name="P4">
News Source: <text:a xlink:type="simple" xlink:href="https://www.rfi.fr/cn/%E7%BC%A4%E7%BA%B7%E4%B8%96%E7%95%8C/20230617-%E4%B9%8C%E6%8B%89%E5%9C%AD%E5%B0%86%E7%86%94%E5%8C%96%E7%BA%B3%E7%B2%B9%E8%80%81%E9%B9%B0%E9%9B%95%E5%83%8F-%E9%87%8D%E6%96%B0%E9%93%B8%E6%88%90%E5%92%8C%E5%B9%B3%E9%B8%BD" text:style-name="Internet_20_link" text:visited-style-name="Visited_20_Internet_20_Link">
https://www.rfi.fr/cn/%E7%BC%A4%E7%BA%B7%E4%B8%96%E7%95%8C/20230617-%E4%B9%8C%E6%8B%89%E5%9C%AD%E5%B0%86%E7%86%94%E5%8C%96%E7%BA%B3%E7%B2%B9%E8%80%81%E9%B9%B0%E9%9B%95%E5%83%8F-%E9%87%8D%E6%96%B0%E9%93%B8%E6%88%90%E5%92%8C%E5%B9%B3%E9%B8%BD</text:a>
</text:p>
      <!--NEWS-->
      <text:h text:style-name="P10" text:outline-level="1">
<text:span text:style-name="T4">
The "luggage killer" of the mother case in Indonesia's qi is the guilty of guilty in the US court</text:span>
</text:h>
      <text:p text:style-name="P4">
Publisher: 法新社</text:p>
      <text:p text:style-name="P4">
Published Time: 2023-06-17T11:02:06+00:00</text:p>
      <text:p text:style-name="P4">
Modified Time: 2023-06-17T10:35:02+00:00</text:p>
      <text:p text:style-name="P4">
Description: (Agence France -Presse, Washington, 16th) The US Department of Justice said today that an American woman, known as the "suitcase killer", and the then boyfriend at that time in 2014 with her boyfriend in 2014 At that time, her mother's body was hidden in the suitcase and was abandoned in the taxi.</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3.617581in" draw:z-index="0">
<draw:image xlink:href="../Images/rficn/2023-06-17T11-02-06-00-00/000000.png" xlink:type="simple" xlink:show="embed" xlink:actuate="onLoad" draw:mime-type="image/png"/>
</draw:frame>
Agence France -Presse reported that the 27 -year -old American woman Heathermack was arrested for 7 years in Indonesia for 7 years in Indonesia for this murderer and was arrested in 2021. She will be sentenced in December this year and may face additional 28 years in the United States.</text:p>
      <text:p text:style-name="P4">
At that time, Mike and her boyfriend, Tommy Schaefer, were convicted in Indonesia in 2015. The crime was to plan to kill her mother, Chicago Vonwiese-Mack. Shela was at the time. A hotel in Q Lili Island vacation.</text:p>
      <text:p text:style-name="P4">
After a fierce quarrel between the five -star ST. Regishotel and Shela, the 62 -year -old victim Xiera was killed with a fruit disk. Then the couple will be discarded Escape from the taxi.</text:p>
      <text:p text:style-name="P4">
Mike, who was pregnant during the crime, was convicted for murder and was sentenced to 10 years in prison, and Chevron was sentenced to 18 years in prison.</text:p>
      <text:p text:style-name="P4">
Chevron confessed during the trial, but claimed that he was out of self -defense when he quarreled with Xiera. Shela was dissatisfied with her daughter's pregnancy.</text:p>
      <text:p text:style-name="P4">
Prosecutors said that as a black Chevron, after Shela's abuse of racial discrimination against him, she "blindly hit" Shera under anger. It is reported that the couple subsequently stuffed their bodies into the suitcase.</text:p>
      <text:p text:style-name="P4">
Chevron is still detained in Indonesia, and Mike gave birth to a girl at the beginning of the sentence. He was released to the United States in 2021 due to good performance.</text:p>
      <text:p text:style-name="P4">
The U.S. Department of Justice said today that the prosecution against Chevron is currently determined.</text:p>
      <text:p text:style-name="P4">
The Supreme Court of the United States ruled that the constitution banned the "double prosecution" (Doublejeopardy (forbidden one crime and two trials), which was not applicable to someone who was tried in one country and then suffered prosecution in another country. Relevant criminals are prohibited.</text:p>
      <text:p text:style-name="P4">
The prosecution of the US Department of Justice accused Mac in committing crime and other criminals who had not sued in Indonesia.</text:p>
      <text:p text:style-name="P4">
News Source: <text:a xlink:type="simple" xlink:href="https://www.rfi.fr/cn/%E5%9B%BD%E9%99%85%E6%8A%A5%E9%81%93/20230617-%E5%8D%B0%E5%B0%BC%EF%BF%BDq%E9%87%8C%E5%B2%9B%E5%BC%91%E6%AF%8D%E6%A1%88-%E8%A1%8C%E6%9D%8E%E7%AE%B1%E6%9D%80%E6%89%8B-%E5%9C%A8%E7%BE%8E%E5%9B%BD%E6%B3%95%E9%99%A2%E8%AE%A4%E7%BD%AA" text:style-name="Internet_20_link" text:visited-style-name="Visited_20_Internet_20_Link">
https://www.rfi.fr/cn/%E5%9B%BD%E9%99%85%E6%8A%A5%E9%81%93/20230617-%E5%8D%B0%E5%B0%BC%EF%BF%BDq%E9%87%8C%E5%B2%9B%E5%BC%91%E6%AF%8D%E6%A1%88-%E8%A1%8C%E6%9D%8E%E7%AE%B1%E6%9D%80%E6%89%8B-%E5%9C%A8%E7%BE%8E%E5%9B%BD%E6%B3%95%E9%99%A2%E8%AE%A4%E7%BD%AA</text:a>
</text:p>
      <!--NEWS-->
      <text:h text:style-name="P10" text:outline-level="1">
<text:span text:style-name="T4">
612 4th Anniversary: The story of Hong Kong's struggle and discrete in Germany tells in Germany</text:span>
</text:h>
      <text:p text:style-name="P4">
Author: None (Language: zh)</text:p>
      <text:p text:style-name="P4">
Publisher: None</text:p>
      <text:p text:style-name="P4">
Time: 2023-06-17T11:42:00Z</text:p>
      <text:p text:style-name="P4">
Description: The outbreak of the Hong Kong Repair Cases has entered the fourth year. Under the shadow of the "National Security Law", the movie "Island of Melancholy" and "Corustec", which could not be released in Hong Kong, landed in Germany, and continued to tell the story of pain in Hong Kong.</text:p>
      <text:p text:style-name="P4">
Videos: []</text:p>
      <text:p text:style-name="P4">
Images: []</text:p>
      <text:p text:style-name="P4">
Subject: 文化经纬</text:p>
      <text:p text:style-name="P4">
Subjects: []</text:p>
      <text:p text:style-name="P4">
Keywords: ['谷歌', '香港', '雨伞革命', '香港政改', '专题报道：香港“反送中”抗议']</text:p>
      <text:p text:style-name="P4">
Id: 65949023</text:p>
      <!--METADATA-->
      <text:p text:style-name="P4">
<text:a xlink:type="simple" xlink:href="https://www.dw.com/zh/overlay/image/article/65949023/65947688" text:style-name="Internet_20_link" text:visited-style-name="Visited_20_Internet_20_Link">
 </text:a>
Movie screening scene</text:p>
      <text:p text:style-name="P4">
(Voice of Germany Chinese) June 12, 2019 is an important node of the Hong Kong's anti -repair campaign. On the same day, a large number of citizens occupied the roads near the Golden Bell Legislative Council and the government headquarters, intending to stop the second reading of the revised draft. The outbreak of police and civilians was fiercely conflict, which was regarded as a sign of the official upgrade of the movement. By 2023, four years have passed. How many people remember this vigorous exercise?</text:p>
      <text:p text:style-name="P4">
At least, Christine UMPFENBACH has been thinking about it. She is the director of the Cultural Activity Department of "Bellevue Dimonaco". This is a comprehensive community for immigrants and refugees to provide residence and cultural activities. It is located in the golden area of the center of Munich. Its birth is a series of "PEGIDA" ("European Patriot Anti -Western Islamic" campaign). Results of citizen movement.</text:p>
      <text:p text:style-name="P4">
Based on a cultural center positioning with immigrants and refugees, Wufenbah has always paid attention to social and political issues, including Hong Kong. However, since 2020, because of the epidemic and other domestic and domestic incidents, she feels that German media has paid less attention to Hong Kong, so she wants to re -attract everyone's attention and discussion by holding cultural activities.</text:p>
      <text:p text:style-name="P4">
I believe the film has a strong appeal. The event planning team has selected two Hong Kong independent films. One is to hope that the audience can understand the historical background and complexity of more Hong Kong social movements. Mentality to better connect Europe and Germany. At the event site, some small magazines made by the resistance of the Hong Kong anti -repairs during the 2019 Hong Kong Repairing Movement provided an online exhibition including the sports scene photos and the audio materials of the resistance of the year, and a performance art performance was also arranged. After each movie, the organizer invited several scholars, artists and NGO workers who had left or stayed in Hong Kong for discussions and communicated with the audience.</text:p>
      <text:p text:style-name="P4">
In 2019, the fightingman handicraft magazine and scene photos</text:p>
      <text:h text:style-name="P12" text:outline-level="3">
<text:span text:style-name="T4">
"The Island of Melancholy": Social movement, historical scar and fate of Hong Kong</text:span>
</text:h>
      <text:p text:style-name="P4">
The movie "The Island of Melancholy" tells the true story of three different generations of Hong Kong people: the fugitives who swimmed in the Cultural Revolution during the Cultural Revolution, Hong Kong students who were in the June 4th incident in Beijing during the 19th and nine -nine democratic movements, and participated in the June 7 riots Junior prisoner (YP, Youngprisoner). The film uses the method of pseudo -documentary, allowing the Hong Kong school movement participants of the umbrella to play the role of these predecessors when they are young, and express their personal views. The film is flowing between documentary and fiction, and people of different generations are connected in series of social events of various major eras, reflecting the value of the times in the eyes of the resistance and Hong Kong in different periods of major eras.</text:p>
      <text:p text:style-name="P4">
Guests participating in the discussion include Wanho, a scholar who engaged in historical research in Germany, JM, who currently lives in Germany and has actively participated in the academic movement and workers, and Australian Paul, a Australian Paul, who has lived in Hong Kong for more than 20 years and has worked in NGOs in Hong Kong and has worked in NGOs in Hong Kong, Essence</text:p>
      <text:h text:style-name="P12" text:outline-level="3">
<text:span text:style-name="T4">
controversy: Liuqi riots</text:span>
</text:h>
      <text:p text:style-name="P4">
As a scholar, WANHO's research direction is Chinese history, literature, culture, and media research, including the role of the CCP ’s official media during the major events of British colonial Hong Kong during the Cold War. She pointed out that the third part of the film will compare the six -seven riots with the 2019 anti -repair movement, which is dangerous, and it is easy to cause misunderstandings, because the nature of the two is completely different: the movement of 2019 is spontaneous by the people, " There is no big platform. "It is not controlled by the behind -the -scenes interest group; the June 7 riots are organized by the Chinese Communist Party's Hong Kong agent Xinhua News Agency to organize and make up the Hong Kong British government for violence. This can also be confirmed by the CCP's official media "Dago" in Hong Kong's official media "Dagao" in 1966 and 67. She expressed doubts about whether the motivation of these Jiu -seven riot participants was out of faith or because of benefits.</text:p>
      <text:p text:style-name="P4">
In response to this question, Paul felt that the film was compared with the emotional differences between the Hong Kong people during the six -seven riots during the six -seven riots, not comparing the two events. JM also expresses the method of the film. He believes that during the June 7 riot, Hong Kong was under colonial rule, and there was an idealistic idea in society, and some people were willing to believe. It was just that the situation was completely reversed.</text:p>
      <text:p text:style-name="P4">
Behavior art performance at the event site</text:p>
      <text:h text:style-name="P12" text:outline-level="3">
<text:span text:style-name="T4">
2014 and 2019, about the memories of umbrellas and counterattacks</text:span>
</text:h>
      <text:p text:style-name="P4">
All three guests agreed that the film was very shocking, and they all thought of their own experience.</text:p>
      <text:p text:style-name="P4">
At 2014 and 2019, Paul himself was not in Hong Kong. But for him for more than 20 years in Hong Kong, Hong Kong is his home. Due to the work experience of the Hong Kong NGO, he knew many ethnic groups, such as South Asian and Philippine people. Although they don't look like Hong Kong people, they were born in Hong Kong and have a strong sense of belonging in Hong Kong. This is particularly reflected during the social movement, which impressed him. He believes that the identity of these people is ignored.</text:p>
      <text:p text:style-name="P4">
JM went to the umbrella movement in 2014, and then went to study and work in foreign countries. By 2019, when he saw the Hong Kong movement, he returned without hesitation. He agreed that the social participation of the two exercise was very wide. In his opinion, Hong Kong people are actually not sensitive to politics. It is that Beijing has implemented more and more control in Hong Kong to cause general awakening of all sectors of society. In 1997, his family had the opportunity to immigrate to the UK, but he did not leave. For the so -called patriotic narrative and one country, he cannot believe: "How can I believe that this regime will change? They do not fulfill their promises at all. We have always asked for rehabilitation of 89 June, but it is useless at all."</text:p>
      <text:p text:style-name="P4">
Wanho, who is also in Hong Kong in 2014 and 2019. During the umbrella movement, she served as a volunteer teacher in Zhanzhong Movement, provided free tuition for her classmates, and returned to the office to work overtime after class. In 2019, she interrupted Germany's research back to Hong Kong. One was because of supporting campaigns, and the other was to take care of the sick family. In 2020, the epidemic broke out. She returned to Germany to continue his research. She did not go back for more than three years until March this year. I didn't feel when I was busy studying before, but when she returned to Hong Kong, the memories of those years suddenly returned. She felt that she became a stranger in Hong Kong. I used to talk about psychological trauma with friends in the past on June 4th. Now she also has a personal experience, so that she does not want to review the relevant images of the year to avoid excessive psychological burden.</text:p>
      <text:p text:style-name="P4">
Later, some audiences talked about the past that Hong Kong people supported the Beijing Olympic Games in 2008, vigorously donated the past to the Wenchuan earthquake disaster relief, and the psychological transformation of Hong Kong people in mainland China after Xi Jinping took office and the Hong Kong anti -national education campaign in 2012. Paul agreed to his point of view, and also believed that Xi Jinping was very different from the previous leaders of the Communist Party of China. Many Hong Kong people's departure was after he came to power, including "Blue Silk" and the mainlanders.The documentary "Weeds Endless" tells the story of the people who move the Hong Kong -Hong Kong people. From the perspective of the amateur, the dialogue is the main axis, and two are tracking two in <text:a xlink:type="simple" xlink:href="https://www.dw.com/zh/zh/香港移民潮為何親中藍絲也撤離/a-61475091" text:style-name="Internet_20_link" text:visited-style-name="Visited_20_Internet_20_Link">
2020 political immigration wave</text:a>
The Hong Kong people who left decisively showed the abandonment and confusion they faced in the process of migration: a young father chased his new identity for the sake of his son, but he was trapped in his homeland. The argument of identity; a young man bid farewell to his friends, lived a different life from a friend who was sentenced to prison in Hong Kong, and was in the role of overseas Hong Kong people.</text:p>
      <text:p text:style-name="P4">
The guests participating in the discussion are the drama workers who currently live in Hong Kong. They have an independent studio, HG, who walks in Germany and Hong Kong. Essence</text:p>
      <text:p text:style-name="P4">
Movie screening scene</text:p>
      <text:h text:style-name="P12" text:outline-level="3">
<text:span text:style-name="T4">
Leaving, meaning betrayal?</text:span>
</text:h>
      <text:p text:style-name="P4">
G is a firm left -over. He introduced that Hong Kong's recent daily life is like this: friends meet, say hello to say for a long time, most of the next words are: "Have you ever thought about going?" G's parents and younger brother have immigrated to the UK, but he himself himself, but he himself himself, but he himself himself, but he himself Persist in being a person who stays.</text:p>
      <text:p text:style-name="P4">
He can actually understand the reason for leaving. As the protagonist mentioned in the film, people without children may not want to give birth at all. People with children do not want their children to speak Mandarin. But there are also difficulties to leave. After leaving, consider what conditions for life, and what class you are in. His brother could not find a job after a few months in the UK.</text:p>
      <text:p text:style-name="P4">
For himself, there are more important reasons for him. If no one is left, will the culture be gradually annihilated? In addition, there are still many people who can't go in Hong Kong. Many of the hands and feet expressing their opinions are still in prison now, and they cannot give up them. In terms of work, although more and more censorship hinders creation, it is a greater challenge for him to use Cantonese. Some people often say that many of his memory, feelings, and emotions remain in 2019, but he thinks is not that-but those who are in prisoners are the responsibility they need to bear. Extremely important emotions.</text:p>
      <text:p text:style-name="P4">
Hong Kong snacks at the event site</text:p>
      <text:h text:style-name="P12" text:outline-level="3">
<text:span text:style-name="T4">
Between stay</text:span>
</text:h>
      <text:p text:style-name="P4">
HG's choice is similar to G, and there are differences. He saw that many Hong Kong people currently immigrate to nearby Taiwan, Japan and Thailand; many people have gone to Britain because their system is in line and can maintain their original work. As the film tells, the young man as the protagonist has gone, but most of his friends are still there. After all, the immigrants have left a few, and most people still stay in Hong Kong. In fact, the tide of immigration in Hong Kong has a long history. When 1997 approached, many Hong Kong people immigrated to Canada. Now that under this wave of immigration, many people immigrate to find a job and return to Hong Kong. Although the two new immigrants in the film are confused, they are in a good state -he heard that immigrants have committed suicide due to uncomfortable life.</text:p>
      <text:p text:style-name="P4">
HG doesn't like the second choice. He chose the third one and walks between the two places. Whether in Germany or in Hong Kong, it feels different from the past. He has not yet figured out. He felt as if he had returned to a state of primitive society, like a hunter, and there was no fixed residence.</text:p>
      <text:p text:style-name="P4">
In HG's view, the exile during the Cold War may mean forever. But in the 21st century, the times are different. He knows some African friends in Germany and is also exiled, but they have the freedom to choose from and can go home. In our era, flowing is relatively easy, can we be in exile and discrete(Diaspora)Create a way of our own lifestyle, rather than being impressed with the spiritual shackles of betrayal? HG calls this state of life as "Newform of Exile". And people outside should try their best to help the people staying.</text:p>
      <text:h text:style-name="P12" text:outline-level="3">
<text:span text:style-name="T4">
Discrete and scars</text:span>
</text:h>
      <text:p text:style-name="P4">
Anam has the same feelings about the choice of transfers in the film when registering the identity registration. Holding a Chinese passport and a free art worker, she is almost difficult to get foreign visas. During the new crown epidemic, her passport expired, but the authorities refused to send her a new passport to let her stay in China. Helplessly, she chose to enter Hong Kong and obtain the freedom of entry with Hong Kong passports, otherwise she could not participate in this event -and this freedom was unable to enjoy the Chinese mainland passport.</text:p>
      <text:p text:style-name="P4">
In the film, the new dad impressed immigration such as divorce, which impressed Anam. For her, it felt like the "drinking victory" that she shouted when toast -divorce means marrying democracy.</text:p>
      <text:p text:style-name="P4">
As a new Hong Kong people participating in the fighting movement, Anam has a lot of confusion about identity. Even for ten years in Hong Kong, she feels difficult to call herself as Hong Kong people. Due to the origin of the mainland, she often face some doubts, and sometimes even from friends. Although she supports Hong Kong's fighting movement, she is alienated by some emotions revealed in the movement, and the deepening of the contradiction between China and Hong Kong also embarrassed her.</text:p>
      <text:p text:style-name="P4">
During the anti -repair campaign, many young Hong Kong fighters and their families had a fierce conflict. Some fighters conceal the facts of their family members, so even if they are injured, they cannot get the support of the family. This family contradiction is even more sharp for Anam. Her parents were all patriotic Communists. They all believed that she was brainwashed after going to Hong Kong. She was even more thunderous about her citizenship in Hong Kong. The two generations could not communicate. Later, because the friends around became a novice parent, Anam saw the hardships of raising friends to raise a baby, and then gave birth to a mood of gratitude and guilt.</text:p>
      <text:h text:style-name="P12" text:outline-level="3">
<text:span text:style-name="T4">
Anti -Qing Zero "White Paper Protest" appeared in Hong Kong's troubles</text:span>
</text:h>
      <text:p text:style-name="P4">
Different audiences also shared the intergenerational contradictions similar to Anam, <text:a xlink:type="simple" xlink:href="https://www.dw.com/zh/zh/反封控抗議蔓延海外-多地響應白紙運動/a-63921836" text:style-name="Internet_20_link" text:visited-style-name="Visited_20_Internet_20_Link">
One of the white paper campaigns participating in Urumqi fire last year. Her parents knew nothing about her participation in the protest. After learning that she was furious and asked her why she was not frank to them. </text:a>
Parents were all come over. When they were young, they had seen someone destroyed for a lifetime because of saying something wrong. At this time, she realized that her parents' reprimand of her was not because they loved the party and loved the party, but because of their concerns about her safety. It was also the attitude of her friend that hurt her. A friend who protested with her once inserted a knife and worked hard to organize rescue after she was arrested. But after she came to Europe, those friends were alienated to her -they were warned that they could not contact people in exile, but she did not expect.</text:p>
      <text:h text:style-name="P12" text:outline-level="3">
<text:span text:style-name="T4">
"Goodbye to red eyes"</text:span>
</text:h>
      <text:p text:style-name="P4">
News Source: <text:a xlink:type="simple" xlink:href="https://www.dw.com/zh/612四周年：在德國述説香港抗爭和離散的故事/a-65949023" text:style-name="Internet_20_link" text:visited-style-name="Visited_20_Internet_20_Link">
https://www.dw.com/zh/612四周年：在德國述説香港抗爭和離散的故事/a-65949023?maca=chi-rss-chi-all-1127-rdf</text:a>
</text:p>
      <!--NEWS-->
      <text:h text:style-name="P10" text:outline-level="1">
<text:span text:style-name="T4">
When Germany meets Taiwan: Animal Exchange of the two countries</text:span>
</text:h>
      <text:p text:style-name="P4">
Author: None (Language: zh)</text:p>
      <text:p text:style-name="P4">
Publisher: None</text:p>
      <text:p text:style-name="P4">
Time: 2023-06-17T11:43:00Z</text:p>
      <text:p text:style-name="P4">
Description: Two Taiwan's pangolin in the Ryipig Zoo is extremely pine cones like pine cones, which is full of; Cloud Leopard Suki from the Woodpertau Zoo, which meets the mysterious animals in the legend. Animal exchanges between Taiwan and Germany are getting closer and closer.</text:p>
      <text:p text:style-name="P4">
Videos: []</text:p>
      <text:p text:style-name="P4">
Images: []</text:p>
      <text:p text:style-name="P4">
Subject: 科技环境</text:p>
      <text:p text:style-name="P4">
Subjects: []</text:p>
      <text:p text:style-name="P4">
Keywords: ['德中关系', '欧债危机', '欧盟', '岛屿主权争端', '马英九', '专题报道：全景观看“习马会”', '专题报道：2016年台湾大选', '德国', '台湾', '留学德国']</text:p>
      <text:p text:style-name="P4">
Id: 65948583</text:p>
      <!--METADATA-->
      <text:p text:style-name="P4">
<text:a xlink:type="simple" xlink:href="https://www.dw.com/zh/overlay/image/article/65948583/65947973" text:style-name="Internet_20_link" text:visited-style-name="Visited_20_Internet_20_Link">
 </text:a>
From the Woodpertan Zoo, the cloud leopard Suki currently lives in the Taipei Zoo</text:p>
      <text:p text:style-name="P4">
(Voice of Germany Chinese) in the Taipei Shopping Park, because of the joy of the pangolin family not long ago, a male baby wearing a male baby, and another mother -in -law with six armored mothers is about to come. Essence</text:p>
      <text:p text:style-name="P4">
In 2014, Yamagrazai was being conserved by the International Nature Protection Alliance(International Union for Conservation of Nature, IUCN)Evaluated as "extreme endangered" species. Fortunately, there have been major breakthroughs in the illustrations and reproduction of pangolin in the Taipei Zoo for more than 20 years, so that there have been birth in the park in the park. And 8 female pangolin. Nowadays, the mountains and Jiajia family in the zoo are leafy, and the people are strong. The continuation of the species of pangolins is now strongly supported.</text:p>
      <text:h text:style-name="P12" text:outline-level="3">
<text:span text:style-name="T4">
Human pitying leads to endangered</text:span>
</text:h>
      <text:p text:style-name="P4">
Luo Yaoyi, the director of the Taiwan Animal Area in Taipei City, said in a DW interview that the number of wild pushed by wild pangles in Taiwan decreased sharply, less than 10,000. The biggest survival threat facing the armor comes from the poaching of human beings. In Asia, pangolin meat is often regarded as spectacular treasures, and scales are considered to have the effects of stopping hemostasis and milk. Therefore, wild pangolins are often hunting by humans and become the most often smuggled mammals in the world. Introduction to pangolin is naturally hobbies, no aggressiveness, poor escape ability, and slow movements, so it is easy to be hunt by humans or dogs. Coupled with the low reproductive ability of pangolin, one child is longer than many other animals, which leads to the danger of this species facing death.</text:p>
      <text:p text:style-name="P4">
The "water" of the Laipzig Zoo in the mountain armor</text:p>
      <text:h text:style-name="P12" text:outline-level="3">
<text:span text:style-name="T4">
Move to Leipzig and Prague</text:span>
</text:h>
      <text:p text:style-name="P4">
The Taipei City Zoo started the conservation of pangolins as early as two or 30 years ago. In 1997, it became the first zoo in the world to successfully breed pangolins. In 2007, the Taipei City Zoo first gave a male pangolin "head" to the Leipzig Zoo in Germany. Specific ethnic groups. Although such expectations have not been realized, these two pangolins still live in the Leipzig Zoo healthy. In 2007, the "first portion" flew to the German Ryzig Zoo on Christmas Eve, which caused a sensation. After all, it can only be seen in the Laiphzha Zoo in Europe that year.</text:p>
      <text:p text:style-name="P4">
Following the "head" and "Guishan", in 2016, Taipei gave the two pangolins "Water" and "Piercing Xiong" in the Lepi Zoo. Unfortunately, the two pangolin died in 2018 and 2019. Over the years, the Taipei Zoo and the Leipzig Zoo have communicated with personnel and information, and the two sides have achieved great achievements in the management, conservation and reproduction, artificial feed, and environmental planning of pangolins.</text:p>
      <text:p text:style-name="P4">
Although Rypzh's "head" and "Guishan" failed to reproduce the next generation, the breeding plan of the Outdoor Breed in the Laoshan Park of Taipei City Zoo blooms in Prague. In 2020, Taipei City and Prague in the Czech Republic were concluded as sisters. In April 2022, the Taipei Shoppy Park borrowed a pair of pangolin "fruit treasures" and "throat sugar" to Prague Zoo as a friendly symbol of the sister city. On February 2, 2023, the "Moisturizing Sugar" successfully gave birth to a female baby, named "pine cones"; this is the first case in Europe to successfully breed pangolins in Europe. Because the armor is mainly distributed in warm places such as Asia and Africa, the cold and dry climate environment in Europe is actually not suitable for its survival. Therefore, the birth of "pine cones" is even more pleased and excited.</text:p>
      <text:h text:style-name="P12" text:outline-level="3">
<text:span text:style-name="T4">
There is no "pangolin diplomacy"</text:span>
</text:h>
      <text:p text:style-name="P4">
There is a newly built pangolin in Taipei Zoo in Taipei Zoo, imitating the complex system of tropical rain forests, so that the world knows the original living field of pangolin. Experts and caregivers in the park have made great progress in the mortine -paging, research and medical technology for many years, but also work hard under the diet of pangolin. Originally, pangolin was used to finding ants and termites in the wild, but the zoo could not provide enough and highly diverse ants and termites for their food. The garden had to continuously improve the recipes of pangolin. The species of materials have finally successfully developed artificial formula feeds that are in the flavor of mountain armor, which not only allows the pangolin to eat nails, but also healthy and lively.</text:p>
      <text:p text:style-name="P4">
It is inevitable that the conservation performance of the Taipei Zoo in the pangolin is the world's number one. Then Taipei City Zoo will be like mainland China <text:a xlink:type="simple" xlink:href="https://www.dw.com/zh/zh/大熊猫的王牌外交官之路/a-39563989" text:style-name="Internet_20_link" text:visited-style-name="Visited_20_Internet_20_Link">
"Panda Diplomacy"</text:a>
Similarly, is the so -called "pangolin diplomacy" by pangolin? The spokesman of the Taipei Zoo Cao Xianshao told DW; the Taipei City Zoo has not carried out "pangolin diplomacy", but is committed to the preservation of species. Essence Taipei City Zoo not only successfully supports Taiwan's pangolin, but also shares the support technology with the German Leipzig Zoo and the Czech Praga Zoo, allowing Taiwan to successfully go to Europe as a conservation ambassador, so that more people in the world know the pangolin, and support the pangolin. Conservation work.</text:p>
      <text:p text:style-name="P4">
The big gibbon "Taishan" in Taipei Zoo is about 56 years old</text:p>
      <text:h text:style-name="P12" text:outline-level="3">
<text:span text:style-name="T4">
"Animal Immigration" in Germany is rooted in Taipei</text:span>
</text:h>
      <text:p text:style-name="P4">
Some animals from Germany can also be seen in the Taipei Zoo, such as the oldest gibbon "Taishan" in the park. "Taishan" is currently about 56 years old and belongs to ultra -age, because the average life expectancy of large galaxies is 30 years old. In 1998, it came from the Frankfurt Zoo to Taipei Zoo, and formed a family with the only female individual in the garden at that time. Because both individuals were around 30 years old, they almost came to the end of their lives. The garden had only wanted them to be accompanied by the old age. "Taishan" is now open in Taiwan. It usually has its own activities with his son, but occasionally gathering for a while after meals. "After the long" died in 2009, and its children were still alive.</text:p>
      <text:p text:style-name="P4">
Some black crown pine monkeys in Nuremberg Zoo are currently evacuated to Taipei Zoo</text:p>
      <text:h text:style-name="P12" text:outline-level="3">
<text:span text:style-name="T4">
More cooperation projects for different species</text:span>
</text:h>
      <text:p text:style-name="P4">
Taipei City Zoo in the European Zoo and Aquarium Association(European Association of Zoo and Aquaria EAZA)Under the suggestions, fully develop the Malaysian breeding plan, so it is coordinator of EEP, the EEP of the EEP in the Malaysian Endangered Species, which is the Nuremberg Zoo. It may be scheduled to the European zoo. As far as the giraffe cooperation case is concerned, Taipei is closely cooperating with the German Opel Zoo to promote the scheduling of the giraffe. At the same time, Taipei Zoo also maintains good partnership with multiple other German zoo.</text:p>
      <text:p text:style-name="P4">
Over the years, Taiwan has also held many popular animal exhibitions in Germany -it is particularly worth mentioning that from the end of 2004 to the end of March 2005, the Taipei Zoo was transported to 13 species of about 900 species of bullets to the Munich Botanical Garden in Germany to allow it After the pupa was hatched into a beautiful butterfly, flying in the sky in Munich achieve a beautiful and romantic story. Such a "exotic butterfly exhibition" has been held 4 times in different places in Germany. From the beginning of March 2012 to the end of May, many units and institutions in Taiwan cooperated together to host the "Taiwan Worm Exhibition" in Munich, Germany. These exhibitions have received great praise.</text:p>
      <text:h text:style-name="P12" text:outline-level="3">
<text:span text:style-name="T4">
Disappearing Taiwan "Cloud Leopard" German "Fog Leopard" played on behalf of</text:span>
</text:h>
      <text:p text:style-name="P4">
Latin's cat named Neofelisnebulosa is mainly distributed in southeastern Asia. It is called Nebelpardar in Germany, and it is directly translated into Chinese as a "fog leopard"; in Taiwan, it is called "cloud leopard". But whether it is a cloud leopard or a fog leopard, the naming of this animal should be related to its epidermis with "cloud -like spots". The number of cloud leopards living in the world may currently be less than 10,000.</text:p>
      <text:p text:style-name="P4">
According to the footprint of Taiwan Yunbao, it has been in the mountains in southern Taiwan. Although no one has seen it in the past two decades, its beautiful figure has always stayed in people's memory, especially in Paiwan and Lukai people. Essence According to legend, the ancestral spirit of the Paiwan tribe often appeared in the dream of the wizard with the image of the leopard, conveying the prophecy or warning to their clan.</text:p>
      <text:p text:style-name="P4">
The cloud leopard of Taipei Zoo is called Suki.</text:p>
      <text:p text:style-name="P4">
Since the Taiwan Cloud Leopard has disappeared for many years, why can I see the leopard in the Taipei Zoo? This female cloud leopard is called suki. In 2016, it came to Taiwan from the Wood Perthape Zoo in 2016 instead of from its native land - -Southeast Asia. Yu Shi Xuan, director of the Taiwan Cloud Leopard Rehabilitation Research Association, told DW that in fact, the main countries currently participating in the Yunban Circle's breeding plan are mostly British, the United States, and European countries. Sponsorship. Suki should be exchanged through the European Zoo and Aquarium Association system EAZA.</text:p>
      <text:h text:style-name="P12" text:outline-level="3">
<text:span text:style-name="T4">
Seeing Taiwan animal specimen in Germany</text:span>
</text:h>
      <text:p text:style-name="P4">
German zoologist Slug Hansauter(1871-1944)Arrived in Taiwan for the first time in the 1920s. He first served as a high school instructor in Okayama. In his spare time, he collected half -winged insects such as Ts. Tsubaki and aphids. In 1905, he came to Taiwan twice, lived in Kaohsiung and other places, collecting moths and butterflies based on Puli as the base, and hired dozens of helpers to assist him in animal collection. His footprints are almost all over the island. He made a large number of animals collected into specimens or sold to many museums and research institutions in Europe and the United States; many scholars have completed a number of studies based on Specifications provided by Souide for many years and published more than 300 papers. In 1912, Soundi went north to Taipei, and he continued his collection of specimens and research. Later, he served as a faculty in Taipei High School and Governor's House Medical School. He lived in Taipei's Dadaocheng. He died in 1944 and was buried in Taiwan.</text:p>
      <text:p text:style-name="P4">
In order to commemorate the contributions of Tude's collection and production of insects and animal specimens, several kinds of Taiwanese insects and animals are named after his name, such as the Cunbaic frog, the Sulhar's grass lizard, the Schord lizard The aunt of the deer snake, the Thin -winged Tianshu of the Sulong, and so on. Some animal specimens sent by Solid that year were now visible at the "Berlin Natural History Museum in Germany" and some other animal museums or research institutions.</text:p>
      <text:p text:style-name="P4">
News Source: <text:a xlink:type="simple" xlink:href="https://www.dw.com/zh/當德國遇到台灣：兩國動物交流篇/a-65948583" text:style-name="Internet_20_link" text:visited-style-name="Visited_20_Internet_20_Link">
https://www.dw.com/zh/當德國遇到台灣：兩國動物交流篇/a-65948583?maca=chi-rss-chi-all-1127-rdf</text:a>
</text:p>
      <!--NEWS-->
      <text:h text:style-name="P10" text:outline-level="1">
<text:span text:style-name="T4">
Biden hopes that in the next few months, Blingken will support the development of the "healthy and mature" relationship with South Korea and China</text:span>
</text:h>
      <text:p text:style-name="P4">
Author: None</text:p>
      <text:p text:style-name="P4">
Publisher: Radio Free Asia (Organization)</text:p>
      <text:p text:style-name="P4">
Published Time: 2023-06-17T11:46:00-04:00</text:p>
      <text:p text:style-name="P4">
Modified Time: 2023-06-17T14:30: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88615in" draw:z-index="0">
<draw:image xlink:href="../Images/rfamandarin/2023-06-17T11-46-00-04-00/000000.png" xlink:type="simple" xlink:show="embed" xlink:actuate="onLoad" draw:mime-type="image/png"/>
</draw:frame>
Before the US President Biden boarded the car on the 17th, he told the media that he hoped to meet with Chinese President Xi Jinping in the next few months. <text:a xlink:type="simple" xlink:href="https://www.rfa.org/mandarin/Xinwen/1-06172023114516.html/@@images/image" text:style-name="Internet_20_link" text:visited-style-name="Visited_20_Internet_20_Link">
</text:a>
Reuters video screenshot</text:p>
      <text:p text:style-name="P4">
According to Reuters on the 17th, US President Bynden said on Saturday that he hopes to meet with Chinese President Xi Jinping in the next few months.</text:p>
      <text:p text:style-name="P4">
According to foreign news reports, US Secretary of State Brinkeng and South Korean Foreign Minister Park Zhentong on June 17 when he was about to visit China. According to the Ministry of Foreign Affairs of South Korea, Brinken said that it supports South Korea based on mutual respect and strive to promote the "healthy and mature development" of South Korea -China relations.</text:p>
      <text:p text:style-name="P4">
The Seoul revealed that the US and South Korea Foreign Ministers negotiated about South Korea -US relations, South Korea, China, and the United States relations, North Korea issues, major regions and global affairs during the call.</text:p>
      <text:p text:style-name="P4">
Blint is expected to arrive in Beijing on Sunday, and he will also be the highest -level officials who have visited China since the Bayeng government took office.</text:p>
      <text:p text:style-name="P4">
According to the Yonhap News Agency, Park Zhen said in a call that supporting the United States to work hard to control US -China relations in difficult environments and explain to Brinken's position in South Korea -China relations. Park Zhen may also mention the recent statement of the Chinese ambassador to South Korea, Xing Haiming, which has caused controversy, and the Korean side demands that the Chinese side takes appropriate measures.</text:p>
      <text:p text:style-name="P4">
According to Reuters, Brinken and Park Zhen also strongly condemned North Korea's provocation in the call of Saturday. The two sides agreed that North Korea's nuclearization is in line with China's common interests of the international community. South Korea has been elected as a member of the United Nations Security Council a few days ago.</text:p>
      <text:p text:style-name="P4">
U.S. officials said that Washington did not expect Blingken to visit China to bring breakthrough progress to bilateral relations. U.S. Secretary of State Brills also said on Friday that his main purpose of this visit was to establish "open and authorized communication channels" between the United States and China.</text:p>
      <text:p text:style-name="P4">
The Yonhap News Agency also revealed that Brinton told Park Zhen that it will share the results of visiting China with South Korea in a timely manner.</text:p>
      <text:p text:style-name="P4">
(Responsible editor: (：)</text:p>
      <text:p text:style-name="P4">
News Source: <text:a xlink:type="simple" xlink:href="https://www.rfa.org/mandarin/Xinwen/1-06172023114516.html" text:style-name="Internet_20_link" text:visited-style-name="Visited_20_Internet_20_Link">
https://www.rfa.org/mandarin/Xinwen/1-06172023114516.html</text:a>
</text:p>
      <!--NEWS-->
      <text:h text:style-name="P10" text:outline-level="1">
<text:span text:style-name="T4">
Jiangxi's finger mouse has a result: students really eat mice heads</text:span>
</text:h>
      <text:p text:style-name="P4">
Author: None</text:p>
      <text:p text:style-name="P4">
Publisher: Radio Free Asia (Organization)</text:p>
      <text:p text:style-name="P4">
Published Time: 2023-06-17T11:50:00-04:00</text:p>
      <text:p text:style-name="P4">
Modified Time: 2023-06-17T12:03: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88615in" draw:z-index="0">
<draw:image xlink:href="../Images/rfamandarin/2023-06-17T11-50-00-04-00/000000.png" xlink:type="simple" xlink:show="embed" xlink:actuate="onLoad" draw:mime-type="image/png"/>
</draw:frame>
Students from a university in Nanchang ate a suspected "mouse head" at the campus restaurant last month, and the official insisted that it was a duck neck. China's official released the latest survey results on the 17th confirmed that foreign bodies were mice and non -duck necks. Network screenshot/RFA information</text:p>
      <text:p text:style-name="P4">
Recently, a Jiangxi college student suspected to have "mice" in the cafeteria, but the school and the Market Supervision and Administration Bureau claimed that they were "duck necks", and students were forced to change their mouths. After this "referring to the mouse as a duck", it was fermented on the Internet after the incident, and set off a down -to -face sound in China. Related images and audio -visuals widely passed Weibo and Twitter.</text:p>
      <text:p text:style-name="P4">
However, China's official released the latest survey results on the 17th confirmed that foreign bodies were mice and non -duck necks. This incident caused the credibility of the government's functional departments to be questioned, and "referring to mice as a duck" also became a hot word in China.</text:p>
      <text:p text:style-name="P4">
According to Chinese official media reports, a joint investigation team composed of the Jiangxi Provincial Department of Education, the Public Security Department, the SASAC and the Market Supervision and Administration Bureau reported on the 17th. The school restaurant ate a foreign body suspected of "rat head" and was discarded by the restaurant staff on the same day.</text:p>
      <text:p text:style-name="P4">
The joint investigation team checked the recording of the restaurant's back kitchen, checked the procurement list, and asked the person in charge of the restaurant involved, the relevant parties of the kitchen, the students of the parties, and the onlookers on the spot to determine that the foreign body was not a duck neck. According to authoritative animal experts, professional identification of the scenes and videos taken by the students in the person in charge is determined that foreign bodies are the heads of mouse rodents.</text:p>
      <text:p text:style-name="P4">
According to international media reports, many netizens believe that the mouse head and duck neck can be distinguished. "A simple thing requires the provincial departments to figure out. What does this mean?"</text:p>
      <text:p text:style-name="P4">
Some netizens on Weibo pointed out, "This is no longer as simple as food hygiene, it is also a big problem about credibility and work style." Some people say that the most ridiculous thing about this is that the students of the matter were forced to send a clarification video to clarify the video. I said that I did n’t see that I was eating duck neck and became a “second victim”.</text:p>
      <text:p text:style-name="P4">
The "rat head duck neck" incident also caused heated discussion on Twitter. Fang Zhouzi, a Chinese public figure, satirized on Twitter: "It's great. I dispatched 4 provincial departments and invited authoritative animal experts to identify it. Not a duck neck. Which authoritative animal expert is so idle? "</text:p>
      <text:p text:style-name="P4">
Some netizens commented on Twitter that this is "the issue of official credibility, one is a problem of non -black and white, and a question of whether we can still maintain confidence in this society."; "Many people still think that small questions are big. Now, take a look. This is really not a small question, and it really has to be done. After all, you see, the good news is that it is determined to be a rat head. The bad news is that you only find the mouse head. "</text:p>
      <text:p text:style-name="P4">
(Responsible editor: (：)</text:p>
      <text:p text:style-name="P4">
News Source: <text:a xlink:type="simple" xlink:href="https://www.rfa.org/mandarin/Xinwen/2-06172023114726.html" text:style-name="Internet_20_link" text:visited-style-name="Visited_20_Internet_20_Link">
https://www.rfa.org/mandarin/Xinwen/2-06172023114726.html</text:a>
</text:p>
      <!--NEWS-->
      <text:h text:style-name="P10" text:outline-level="1">
<text:span text:style-name="T4">
Vietnam War "Pentagon Document" whistle Errsberg died</text:span>
</text:h>
      <text:p text:style-name="P4">
Author: 联合早报 (Person)</text:p>
      <text:p text:style-name="P4">
Publisher: 联合早报 (Organization)</text:p>
      <text:p text:style-name="P4">
Published Time: 2023-06-17T11:53</text:p>
      <text:p text:style-name="P4">
Modified Time: 2023-06-17T12:00</text:p>
      <text:p text:style-name="P4">
Description: In 1971, the whistle of the inside of the Vietnam War, Daniel Elsberg, died on Friday (June 16) at the age of 92. Daniel Ellsberg was originally a military analyst at the US Department of Defense. 1971 ...</text:p>
      <text:p text:style-name="P4">
Videos: []</text:p>
      <text:p text:style-name="P4">
Audios: []</text:p>
      <text:p text:style-name="P4">
Images: []</text:p>
      <text:p text:style-name="P4">
Type: NewsArticle</text:p>
      <text:p text:style-name="P4">
Breadcrumbs: ['即时', '国际']</text:p>
      <text:p text:style-name="P4">
Keywords: ['美国', '越南', '战争', '军事', '核武器']</text:p>
      <!--METADATA-->
      <text:p text:style-name="P4">
In 1971, the whistle of the inside of the Vietnam War, Daniel Elsberg, died on Friday (June 16) at the age of 92.</text:p>
      <text:p text:style-name="P4">
Daniel Ellsberg was originally a military analyst at the US Department of Defense. In 1971, he leaked the New York Times to the New York Times to reveal the truth of the US government. The "Pentagon File" exacerbated the wave of anti -war in the United States. The then President of the United States Ford eventually announced in 1975 that the Vietnam War was over.</text:p>
      <text:p text:style-name="P4">
Elsberg is also a firm anti -nuclear weapon activist. In 2017, he published a book about nuclear threats called "The DoomsDaymachine: Confestions of a Nuclear Planner".</text:p>
      <text:p text:style-name="P4">
Agence France -Presse reported that Elsberg announced in March that the doctor told him on February 17 that he suffered from end -stage pancreatic cancer, leaving only about six months.</text:p>
      <text:p text:style-name="P4">
After illness, Elsberg continued to speak for anti -nuclear activities. In an interview with reporters, he talked about the continuous threat of the nuclear war, especially the threat caused by Russia's invasion of Ukraine.</text:p>
      <text:p text:style-name="P4">
Elsberg's wife and children issued a statement on Friday (16th) saying that Elsberg was accompanied by his family before his death and did not withstand any pain.</text:p>
      <text:p text:style-name="P4">
The statement said, "He is glad not to comply with the doctor's salt -free diet in the past five years. In the last few months of his life, hot chocolate, cakes, cakes, poppy seeds, and sampling salmon gave him more Happiness ".</text:p>
      <text:p text:style-name="P4">
Elsberg's wife Patricia, son Robert and Michael, and daughter Mary also said that Elsberg watched his favorite movies before his death.</text:p>
      <text:p text:style-name="P4">
The Vietnamese war continued from 1955 to 1975, and it lasted about 20 years before and after. It was the longest overseas war in American history.</text:p>
      <text:p text:style-name="P4">
News Source: <text:a xlink:type="simple" xlink:href="https://www.zaobao.com.sg/realtime/world/story20230617-1405214" text:style-name="Internet_20_link" text:visited-style-name="Visited_20_Internet_20_Link">
https://www.zaobao.com.sg/realtime/world/story20230617-1405214</text:a>
</text:p>
      <!--NEWS-->
      <text:h text:style-name="P10" text:outline-level="1">
<text:span text:style-name="T4">
Broken the Minister of Security in the UK to meet Tang Feng</text:span>
</text:h>
      <text:p text:style-name="P4">
Author: None</text:p>
      <text:p text:style-name="P4">
Publisher: Radio Free Asia (Organization)</text:p>
      <text:p text:style-name="P4">
Published Time: 2023-06-17T12:02:00-04:00</text:p>
      <text:p text:style-name="P4">
Modified Time: 2023-06-17T12:21: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171455in" draw:z-index="0">
<draw:image xlink:href="../Images/rfamandarin/2023-06-17T12-02-00-04-00/000000.png" xlink:type="simple" xlink:show="embed" xlink:actuate="onLoad" draw:mime-type="image/png"/>
</draw:frame>
British Security Affairs Secretary of State Togenhart(Picture left)Tang Feng, the Minister of Digital Development of Taiwan this week(Right)。 <text:a xlink:type="simple" xlink:href="https://www.rfa.org/mandarin/Xinwen/3-06172023120121.html/@@images/image" text:style-name="Internet_20_link" text:visited-style-name="Visited_20_Internet_20_Link">
</text:a>
Reuters information picture/RFA group picture</text:p>
      <text:p text:style-name="P4">
According to Reuters, the Secretary of State of the British Security Affairs Togenhart met Tang Feng, the Minister of Development of Taiwan this week, and broke the traditional practice of British foreign policy. This may irritate Beijing.</text:p>
      <text:p text:style-name="P4">
Tomtugndhat met with Tang Feng, the Minister of Development of Taiwan in London on Wednesday (June 14) in London, breaking the traditional practice of high -level officials who did not contact each other. A source told Reuters that Torgan's meeting with Tang Feng was for "common security interests."</text:p>
      <text:p text:style-name="P4">
China, which is actually democratic, is a part of its territory and strongly opposes foreign interference in Taiwan affairs. The British and China established formal diplomatic relations, but still has offices with the functions of the actual motion hall in Taipei. Although the British Primary Minister will hold talks with officials at the same level in Taiwan, the British Minister does not meet with Taiwanese officials in accordance with the convention.</text:p>
      <text:p text:style-name="P4">
Tonanhart is not the official minister of the British Cabinet, but attended the cabinet meeting as a security minister and is responsible for cracking down on terrorism. Two years ago, Togenhart was sanctioned by Chinese sanctions for publicly issuing remarks on human rights in Xinjiang.</text:p>
      <text:p text:style-name="P4">
Luke Depulford, Chief Executive CEO of the China Policy Council of China, said that according to him, this is the first time that the British Cabinet Conference members met with Taiwan Ministers. "This is worthy of welcome and sent the right information."</text:p>
      <text:p text:style-name="P4">
Pei Londe pointed out: "Security affairs ministers against the pressure of other departments have established a precedent that all ministers can follow, which is worthy of appreciation."</text:p>
      <text:p text:style-name="P4">
Reuters reported that bilateral officials were unwilling to talk about the matter, which shows the sensitivity of the meeting.</text:p>
      <text:p text:style-name="P4">
A spokesman for the British Ministry of Political Affairs said: "We do not often comment on the ministers' private conferences."</text:p>
      <text:p text:style-name="P4">
Tang Feng's office also refused to comment.</text:p>
      <text:p text:style-name="P4">
According to Reuters, Taiwan's ministerial officials who visited the UK last time were Deng Zhenzhong, a chief trade negotiation representative. He visited London last June.</text:p>
      <text:p text:style-name="P4">
In November last year, Greg Hands, then deputy minister of the British Ministry of International Trade, went to Taiwan and met President Tsai Ing -wen in Taiwan, causing dissatisfaction in China.</text:p>
      <text:p text:style-name="P4">
(Responsible editor: (：)</text:p>
      <text:p text:style-name="P4">
News Source: <text:a xlink:type="simple" xlink:href="https://www.rfa.org/mandarin/Xinwen/3-06172023120121.html" text:style-name="Internet_20_link" text:visited-style-name="Visited_20_Internet_20_Link">
https://www.rfa.org/mandarin/Xinwen/3-06172023120121.html</text:a>
</text:p>
      <!--NEWS-->
      <text:h text:style-name="P10" text:outline-level="1">
<text:span text:style-name="T4">
Russian Defense Minister Xiao Yigu: The Russian army needs more chariots in Ukraine</text:span>
</text:h>
      <text:p text:style-name="P4">
Publisher: 法新社</text:p>
      <text:p text:style-name="P4">
Published Time: 2023-06-17T12:02:08+00:00</text:p>
      <text:p text:style-name="P4">
Modified Time: 2023-06-17T11:50:03+00:00</text:p>
      <text:p text:style-name="P4">
Description: (AFP, Moscow, 17th) After the Kiev authorities used the Western fire to launch a counterattack, the Russian Defense Minister Sergei Shoigu called on the manufacture of more chariots to "meet the needs of Russian forces (in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617581in" draw:z-index="0">
<draw:image xlink:href="../Images/rficn/2023-06-17T12-02-08-00-00/000000.png" xlink:type="simple" xlink:show="embed" xlink:actuate="onLoad" draw:mime-type="image/png"/>
</draw:frame>
The Russian Ministry of Defense stated that Xiao Yigu emphasized when inspecting a arsenal in the western Siberia western region that it is necessary to "maintain the chariot increase" and improve the safety performance of armored vehicles.</text:p>
      <text:p text:style-name="P4">
Xiao Yigu said that this is necessary for "the need to meet the Russian army for special military operations".</text:p>
      <text:p text:style-name="P4">
Agence France -Presse reported that the Moscow authorities launched an invasion of Ukraine in February last year.</text:p>
      <text:p text:style-name="P4">
Russia claims that Ukraine's counterattack has failed. The Kiev authorities stated that some specific areas and about 100 square kilometers have been regained. The restoration of soil loss is mainly located in southern Ukraine.</text:p>
      <text:p text:style-name="P4">
News Source: <text:a xlink:type="simple" xlink:href="https://www.rfi.fr/cn/%E5%9B%BD%E9%99%85%E6%8A%A5%E9%81%93/20230617-%E4%BF%84%E5%9B%BD%E9%98%B2%E9%83%A8%E9%95%BF%E8%90%A7%E4%BE%9D%E5%8F%A4-%E4%BF%84%E5%86%9B%E5%9C%A8%E4%B9%8C%E5%85%8B%E5%85%B0%E9%9C%80%E8%A6%81%E6%9B%B4%E5%A4%9A%E6%88%98%E8%BD%A6" text:style-name="Internet_20_link" text:visited-style-name="Visited_20_Internet_20_Link">
https://www.rfi.fr/cn/%E5%9B%BD%E9%99%85%E6%8A%A5%E9%81%93/20230617-%E4%BF%84%E5%9B%BD%E9%98%B2%E9%83%A8%E9%95%BF%E8%90%A7%E4%BE%9D%E5%8F%A4-%E4%BF%84%E5%86%9B%E5%9C%A8%E4%B9%8C%E5%85%8B%E5%85%B0%E9%9C%80%E8%A6%81%E6%9B%B4%E5%A4%9A%E6%88%98%E8%BD%A6</text:a>
</text:p>
      <!--NEWS-->
      <text:h text:style-name="P10" text:outline-level="1">
<text:span text:style-name="T4">
Girls in Japan opened the precedent of guilty of overseas Hong Kong people for "Hong Kong independence"</text:span>
</text:h>
      <text:p text:style-name="P4">
Author: None</text:p>
      <text:p text:style-name="P4">
Publisher: Radio Free Asia (Organization)</text:p>
      <text:p text:style-name="P4">
Published Time: 2023-06-17T12:12:28-04:00</text:p>
      <text:p text:style-name="P4">
Modified Time: 2023-06-17T12:12: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5.1927in" draw:z-index="0">
<draw:image xlink:href="../Images/rfamandarin/2023-06-17T12-12-28-04-00/000000.png" xlink:type="simple" xlink:show="embed" xlink:actuate="onLoad" draw:mime-type="image/png"/>
</draw:frame>
The Police Office of the National Security Department of the Hong Kong Police Department. Wikipedia</text:p>
      <text:p text:style-name="P4">
According to international media on the 17th, Hong Kong girls, Hong Kong girls, and 23 -year -old Yuan Jingting were charged with "making one or more incitement intention as a crime", and accepted hearing in the Hong Kong West Kowloon Magistrate Court on June 16. The referee agreed to hear the case again until August 2. The defendant was approved for bail, but if you hand over travel documents, you must not leave Hong Kong, and delete social media applications in electronic devices. You must not participate in the communication group platform of more than five people.</text:p>
      <text:p text:style-name="P4">
When Yuan Jingting returned to Hong Kong in March this year, he was arrested by the Police National Security Department when he replaced his ID card. He was officially prosecuted on June 15, saying that he was suspected of repeatedly posted on Facebook and Instagram's social media from September 2018 to March 2018. Posts and photos of inciting intentions include inciting others to cause hatred for the Central Government of China or the SAR Government, and to advocate the words "Hong Kong Independence".</text:p>
      <text:p text:style-name="P4">
(Responsible editor: (：)</text:p>
      <text:p text:style-name="P4">
News Source: <text:a xlink:type="simple" xlink:href="https://www.rfa.org/mandarin/Xinwen/4-06172023120612.html" text:style-name="Internet_20_link" text:visited-style-name="Visited_20_Internet_20_Link">
https://www.rfa.org/mandarin/Xinwen/4-06172023120612.html</text:a>
</text:p>
      <!--NEWS-->
      <text:h text:style-name="P10" text:outline-level="1">
<text:span text:style-name="T4">
Chinese researchers were arrested by the Japanese side suspected to participate in the Thousand Talents Plan</text:span>
</text:h>
      <text:p text:style-name="P4">
Author: None</text:p>
      <text:p text:style-name="P4">
Publisher: Radio Free Asia (Organization)</text:p>
      <text:p text:style-name="P4">
Published Time: 2023-06-17T12:18:00-04:00</text:p>
      <text:p text:style-name="P4">
Modified Time: 2023-06-17T14:38: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72981in" draw:z-index="0">
<draw:image xlink:href="../Images/rfamandarin/2023-06-17T12-18-00-04-00/000000.png" xlink:type="simple" xlink:show="embed" xlink:actuate="onLoad" draw:mime-type="image/png"/>
</draw:frame>
Chinese researcher arrested by the Japanese police said <text:a xlink:type="simple" xlink:href="https://www.rfa.org/mandarin/Xinwen/5-06172023121330.html/@@images/image" text:style-name="Internet_20_link" text:visited-style-name="Visited_20_Internet_20_Link">
![] [] [](Images/rfamandarin/2023-06-17T12-18-00-04-00/000001.png)</text:a>
Screenshot of the Japanese Broadcasting Association (NHK) report</text:p>
      <text:p text:style-name="P4">
Comprehensive foreign news on the 17th, according to Japanese media reports, relevant persons involved in the investigation revealed that Quan Hengdao, a Chinese researcher arrested by Japanese police suspected of leaking advanced technical intelligence, suspected of participating in the Chinese government's "Thousand Talents Plan" for the absorption of outstanding overseas researchers.</text:p>
      <text:p text:style-name="P4">
According to the Japan Broadcasting Association (NHK), the Japanese Police Department suspected that the 59 -year -old Quan Hengdao might leak information to China as a technical contribution to the parent country and was conducting detailed investigations.</text:p>
      <text:p text:style-name="P4">
Quan Hengdao is a senior director of the "Institute of Industrial Technology Comprehensive" in Japan's national research and development legal person. The Japanese side believes that it will be transmitted to Chinese chemical product manufacturing companies with an email manner. Suspected of violating the "Injustice Competition and Prevention Law" (one of the important laws in Japan's protection of smart property rights and maintaining the order of competition order).</text:p>
      <text:p text:style-name="P4">
Relevant persons participating in the investigation said that Quan Hengdao faced the police inquiry and denied the relevant allegations.</text:p>
      <text:p text:style-name="P4">
According to the Japanese police as of so far, Quan Hengdao has been praised by the Chinese government for contributing to scientific and technological research and development, and may participate in the "Thousand Talents Plan" led by the Chinese government.</text:p>
      <text:p text:style-name="P4">
(Responsible editor: (：)</text:p>
      <text:p text:style-name="P4">
News Source: <text:a xlink:type="simple" xlink:href="https://www.rfa.org/mandarin/Xinwen/5-06172023121330.html" text:style-name="Internet_20_link" text:visited-style-name="Visited_20_Internet_20_Link">
https://www.rfa.org/mandarin/Xinwen/5-06172023121330.html</text:a>
</text:p>
      <!--NEWS-->
      <text:h text:style-name="P10" text:outline-level="1">
<text:span text:style-name="T4">
Former British Prime Minister Johnson &amp; Johnson did not write a column for the newspaper and reported to the rules early</text:span>
</text:h>
      <text:p text:style-name="P4">
Publisher: 法新社</text:p>
      <text:p text:style-name="P4">
Published Time: 2023-06-17T12:32:07+00:00</text:p>
      <text:p text:style-name="P4">
Modified Time: 2023-06-17T12:05:02+00:00</text:p>
      <text:p text:style-name="P4">
Description: (Agence France -Presse, London, 16th) British "Daily Mail" announced today that he will invite former Prime Minister Boris Johnson to write a column for newspapers, but the supervisory agency immediately accused Johnson &amp; Johnson because he notified only half an hour before the news was announced. , It has violated the regula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617581in" draw:z-index="0">
<draw:image xlink:href="../Images/rficn/2023-06-17T12-32-07-00-00/000000.png" xlink:type="simple" xlink:show="embed" xlink:actuate="onLoad" draw:mime-type="image/png"/>
</draw:frame>
The British Congress announced yesterday's ruling report that Qiangsheng's violation of COVID-19 (2019 Coronary Virus Diseases) of the official residence party during his tenure of the Prime Minister's office was deliberately misleaded. The "Daily Mail" of the right tilt today immediately announced that Johnson &amp; Johnson will write a column for newspapers every Saturday.</text:p>
      <text:p text:style-name="P4">
In the film released by the "Daily Mail", Johnson &amp; Johnson, who was a journalist, said that he was "very happy" to contribute to the "outstanding appearance", and he said that he would provide "unreserved content".</text:p>
      <text:p text:style-name="P4">
For a long time, the "Daily Mail" of anti -immigrants, anti -awakening, and Brexit has been one of the most loyal support for Johnson &amp; Johnson and the Conservative Party. Johnson &amp; Johnson said that he only wrote political issues when he was "absolutely necessary." In the first column of preview on the Internet, Johnson &amp; Johnson described his endless weight loss fighting. Johnson &amp; Johnson was trying to try a appetite inhibitor to avoid the temptation of "raid the refrigerator at 11:30 pm, and use half a bottle of wine to rush into the belly with the Spanish sausage into the stomach." But if Johnson &amp; Johnson chose to return to a heavier political topic, he had a high -profile platform to retaliate against the current Prime Minister Rishi Sunak. However, the controversial Johnson &amp; Johnson was condemned because he did not comply with the relevant regulations of the officer to accept external appointments.</text:p>
      <text:p text:style-name="P4">
The Business Appointment Consultation Committee (ACOBA) is responsible for reviewing all similar appointments within two years of departure from officials. A spokesman said that Johnson &amp; Johnson will notify the committee half an hour before the "Daily Mail" published a new column news before the news of the news of the new column. Essence</text:p>
      <text:p text:style-name="P4">
The spokesman said that this was a "obvious violation". "We have written to ask Johnson &amp; Johnson to explain and will publish the content of the letter in a timely manner according to our transparent policy." However, the business appointment consultation committee cannot force politicians to refuse an external work invitation, and Johnson &amp; Johnson often ignores the rules. It has been displayed in the report of the Privilege Committee of the House of Commons.</text:p>
      <text:p text:style-name="P4">
News Source: <text:a xlink:type="simple" xlink:href="https://www.rfi.fr/cn/%E5%9B%BD%E9%99%85%E6%8A%A5%E9%81%93/20230617-%E8%8B%B1%E5%9B%BD%E5%89%8D%E9%A6%96%E7%9B%B8%E5%BC%BA%E7%94%9F%E4%B8%BA%E6%8A%A5%E7%BA%B8%E5%86%99%E4%B8%93%E6%A0%8F-%E6%B2%A1%E5%8F%8A%E6%97%A9%E9%80%9A%E6%8A%A5%E6%8C%A8%E6%89%B9%E8%BF%9D%E8%A7%84" text:style-name="Internet_20_link" text:visited-style-name="Visited_20_Internet_20_Link">
https://www.rfi.fr/cn/%E5%9B%BD%E9%99%85%E6%8A%A5%E9%81%93/20230617-%E8%8B%B1%E5%9B%BD%E5%89%8D%E9%A6%96%E7%9B%B8%E5%BC%BA%E7%94%9F%E4%B8%BA%E6%8A%A5%E7%BA%B8%E5%86%99%E4%B8%93%E6%A0%8F-%E6%B2%A1%E5%8F%8A%E6%97%A9%E9%80%9A%E6%8A%A5%E6%8C%A8%E6%89%B9%E8%BF%9D%E8%A7%84</text:a>
</text:p>
      <!--NEWS-->
      <text:h text:style-name="P10" text:outline-level="1">
<text:span text:style-name="T4">
Ukraine confirmed that field progress has been obtained with African mediation with Russia and transported 4,000 artillery to the front line</text:span>
</text:h>
      <text:p text:style-name="P4">
Author: 半岛电视台＋通讯社</text:p>
      <text:p text:style-name="P4">
Publisher: Al Jazeera</text:p>
      <text:p text:style-name="P4">
Published Time: 2023-06-17T13:00:41</text:p>
      <text:p text:style-name="P4">
Modified Time: 2023-06-17T13:00:41</text:p>
      <text:p text:style-name="P4">
Description: The Ukrainian army confirmed that they made practical progress on all the combat axes. At the same time, Russia diluted the importance of counterattacks and provided new weapons for the battle, while receiving the African leader delegation seeking peaceful resolution of conflict.</text:p>
      <text:p text:style-name="P4">
Images: ["<text:a xlink:type="simple" xlink:href="https://chinese.aljazeera.net/wp-content/uploads/2023/06/1-1687006508.jpg" text:style-name="Internet_20_link" text:visited-style-name="Visited_20_Internet_20_Link">
1-1687006508.jpg</text:a>
", "<text:a xlink:type="simple" xlink:href="https://chinese.aljazeera.net/wp-content/uploads/2023/06/2-1687006598.jpg" text:style-name="Internet_20_link" text:visited-style-name="Visited_20_Internet_20_Link">
2-1687006598.jpg</text:a>
", "<text:a xlink:type="simple" xlink:href="https://chinese.aljazeera.net/wp-content/uploads/2023/06/3-1687006649.jpg" text:style-name="Internet_20_link" text:visited-style-name="Visited_20_Internet_20_Link">
3-1687006649.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40" text:anchor-type="as-char" svg:width="6.9236in" svg:height="3.894525in" draw:z-index="0">
<draw:image xlink:href="../Images/Aljazeera Chinese/2023-06-17T13-00-41/1-1687006508.jpg" xlink:type="simple" xlink:show="embed" xlink:actuate="onLoad" draw:mime-type="image/jpeg"/>
</draw:frame>
Russian Defense Minister inspecting industrial parks</text:p>
      <text:p text:style-name="P4">
The Ukrainian army confirmed that they made practical progress on all the combat axes. At the same time, Russia diluted the importance of counterattacks and provided new weapons for the battle, while receiving the African leader delegation seeking peaceful resolution of conflict.</text:p>
      <text:p text:style-name="P4">
The Ukrainian military commander said their troops are gradually advancing among all the departments they are currently attacked.</text:p>
      <text:p text:style-name="P4">
Hannah Mariar, deputy minister of the Ministry of Defense of Ukraine, wrote through Telegram applications that the country's troops "are participating in active action while advancing in multiple directions."</text:p>
      <text:p text:style-name="P4">
Hannah Mariar said, "In fact, our troops have achieved tactical success in all their offensive areas," she also added. "They are gradually advancing. At present, they have advanced in every direction. Two kilometers. "</text:p>
      <text:p text:style-name="P4">
<draw:frame draw:style-name="fr1" draw:name="Image141" text:anchor-type="as-char" svg:width="6.9236in" svg:height="3.894525in" draw:z-index="0">
<draw:image xlink:href="../Images/Aljazeera Chinese/2023-06-17T13-00-41/2-1687006598.jpg" xlink:type="simple" xlink:show="embed" xlink:actuate="onLoad" draw:mime-type="image/jpeg"/>
</draw:frame>
Kiev has confirmed that the counterattack warfare launched by the Russian army continued to make progress</text:p>
      <text:h text:style-name="P13" text:outline-level="4">
<text:span text:style-name="T4">
useless</text:span>
</text:h>
      <text:p text:style-name="P4">
But Russia underestimated the importance of Ukraine's counterattack and said that in the past 24 hours, Russia has caused major losses to the Kiev forces.</text:p>
      <text:p text:style-name="P4">
A reporter from the Peninsula reported that at Liming on Saturday, there was an explosion sounded in Zapolo in southeast Ukraine.</text:p>
      <text:p text:style-name="P4">
At the same time, the Ukrainian Air Force warned that the ballistic missiles were in danger at the eastern region of the country and called on the public to be cautious.</text:p>
      <text:p text:style-name="P4">
Against the relevant background, the Russian Ministry of Defense reported that Minister Sergei Shohgu today inspected the military consortium in the Omusk region and ordered the production capacity of the tank and heavy flame system to meet the forces to perform special military operations. The task needs.</text:p>
      <text:p text:style-name="P4">
The Russian Ministry of Defense said in a statement that it has transported more than 4,000 artillery to the "special combat zone" and will transport more than 700 artillery systems to the front line.</text:p>
      <text:p text:style-name="P4">
The Russian Ministry of Defense also said that during the preparation of the special operational area, Minister Shaygu paid special attention to strengthening the protection of crew members and armored vehicles.</text:p>
      <text:p text:style-name="P4">
Earlier, Russian President Putin said at the opening ceremony of the St. Petersburg Economic Forum that the Ukrainian army launched a counterattack "unsuccessful opportunity" and emphasized that "the Ukrainian army has no chance there, and there is no chance in other regions."</text:p>
      <text:p text:style-name="P4">
<draw:frame draw:style-name="fr1" draw:name="Image142" text:anchor-type="as-char" svg:width="6.9236in" svg:height="3.894525in" draw:z-index="0">
<draw:image xlink:href="../Images/Aljazeera Chinese/2023-06-17T13-00-41/3-1687006649.jpg" xlink:type="simple" xlink:show="embed" xlink:actuate="onLoad" draw:mime-type="image/jpeg"/>
</draw:frame>
African leader delegation proposed to end the war at Kiev</text:p>
      <text:h text:style-name="P13" text:outline-level="4">
<text:span text:style-name="T4">
African delegation to St. Petersburg</text:span>
</text:h>
      <text:p text:style-name="P4">
Regarding politics, the African mediation delegation will go to St. Petersburg in northwestern Russia. President Putin will meet them there today. Previously, the African delegation met with President Zelekiski of Ukraine.</text:p>
      <text:p text:style-name="P4">
On Friday, a delegation led by South African President Silil Rama Puta proposed a peaceful mediation to the conflict, and emphasized the necessity of "stop upgrading" during the visit of Kiev.</text:p>
      <text:p text:style-name="P4">
On the other hand, Zediski said at a press conference held by the African leader with the delegation, "Obviously, Russia is trying to use its deception -based old strategies, but it will no longer deceive the world. We will not deceive the world. We will no longer deceive the world. Will not give it a second chance. "</text:p>
      <text:p text:style-name="P4">
Zelei Sky said: "I made clear states when meeting with (African delegation) today that now allows any negotiations with Russia, and the occupant is still on our land, which means frozen war and frozen pain."</text:p>
      <text:p text:style-name="P4">
However, the North Atlantic Treaty (NATO) welcomed the mediation, and at the same time, it emphasized that the only "fair solution" was to regard Russia as an invaders of this war.</text:p>
      <text:p text:style-name="P4">
The members of the delegation include the presidents of South Africa, Senegal, Zambia and Komoro, as well as representatives of the Congo, Uganda and Egypt.</text:p>
      <text:p text:style-name="P4">
After Russia's invasion of Ukraine last year, the African continent was severely damaged. With the rise of food and fertilizer prices, the impact of war on world trade was more extensive.</text:p>
      <text:p text:style-name="P4">
South Africa has been criticized for Moscow. Since the beginning of the Ukrainian war, South Africa has rejected to condemn Russia, confirmed its neutral position, and called for dialogue.</text:p>
      <text:p text:style-name="P4">
News Source: <text:a xlink:type="simple" xlink:href="https://chinese.aljazeera.net/news/war-in-ukraine/2023/6/17/%e4%b9%8c%e5%85%8b%e5%85%b0%e7%a1%ae%e8%ae%a4%e5%8f%96%e5%be%97%e5%ae%9e%e5%9c%b0%e8%bf%9b%e5%b1%95%e4%b8%8e%e4%bf%84%e7%bd%97%e6%96%af%e6%8e%a5%e5%8f%97%e9%9d%9e%e6%b4%b2%e8%b0%83%e8%a7%a3%e5%b9%b6" text:style-name="Internet_20_link" text:visited-style-name="Visited_20_Internet_20_Link">
https://chinese.aljazeera.net/news/war-in-ukraine/2023/6/17/%e4%b9%8c%e5%85%8b%e5%85%b0%e7%a1%ae%e8%ae%a4%e5%8f%96%e5%be%97%e5%ae%9e%e5%9c%b0%e8%bf%9b%e5%b1%95%e4%b8%8e%e4%bf%84%e7%bd%97%e6%96%af%e6%8e%a5%e5%8f%97%e9%9d%9e%e6%b4%b2%e8%b0%83%e8%a7%a3%e5%b9%b6</text:a>
</text:p>
      <!--NEWS-->
      <text:h text:style-name="P10" text:outline-level="1">
<text:span text:style-name="T4">
Australia will spend 2 billion Australian dollars to build government allowance houses</text:span>
</text:h>
      <text:p text:style-name="P4">
Author: 联合早报 (Person)</text:p>
      <text:p text:style-name="P4">
Publisher: 联合早报 (Organization)</text:p>
      <text:p text:style-name="P4">
Published Time: 2023-06-17T13:16</text:p>
      <text:p text:style-name="P4">
Modified Time: 2023-06-17T13:18</text:p>
      <text:p text:style-name="P4">
Description: The Australian government will spend 2 billion Australian dollars (about S $ 1.84 billion) to build thousands of economic affordable houses that have been subsidized by the government across the country. According to Bloomberg and Reuters, Australian Prime Minister Albanis said on Saturday (June 17) that the state government and the territory government will be two ...</text:p>
      <text:p text:style-name="P4">
Videos: []</text:p>
      <text:p text:style-name="P4">
Audios: []</text:p>
      <text:p text:style-name="P4">
Images: []</text:p>
      <text:p text:style-name="P4">
Type: NewsArticle</text:p>
      <text:p text:style-name="P4">
Breadcrumbs: ['即时', '国际']</text:p>
      <text:p text:style-name="P4">
Keywords: ['澳大利亚', '阿尔巴尼斯']</text:p>
      <!--METADATA-->
      <text:p text:style-name="P4">
The Australian government will spend 2 billion Australian dollars (about S $ 1.84 billion) to build thousands of economic affordable houses that have been subsidized by the government across the country.</text:p>
      <text:p text:style-name="P4">
According to Bloomberg and Reuters, Australian Prime Minister Albanis said on Saturday (June 17) that the state and the territory government will obtain construction funds within two weeks and must be put into use before June 30, 2025.</text:p>
      <text:p text:style-name="P4">
The new measures are designed to solve the problem of tightness in Australian housing supply and slow down the time for the people to wait for buying a house. Housing supply tightening was blamed on the rise of real estate prices.</text:p>
      <text:p text:style-name="P4">
Albanis said in Melbourne: "The Labor government believes that every Australian should have his own security nest." He promised that the 2 billion Australian dollar "will be used to build public houses."</text:p>
      <text:p text:style-name="P4">
Housing problems have become a hot issue in Australia. Due to the serious shortage of supply and the rapid rebound of immigrants, when inflation has eroded people's purchasing power, the pressure of rising house prices and rents has further intensified social dissatisfaction.</text:p>
      <text:p text:style-name="P4">
The Australian government just announced last month that it will allocate $ 14.6 billion in federal budgets in the next four years to reduce the burden of expenditure for families and enterprises.</text:p>
      <text:p text:style-name="P4">
Albanis said in a statement that providing more housing for Australians, "is the key priority of the country."</text:p>
      <text:p text:style-name="P4">
In addition, the Australian government also plans to set up a $ 10 billion housing fund to build at least 30,000 new economic affordable housing, but this plan has been opposed by minority senators in the parliament.</text:p>
      <text:p text:style-name="P4">
According to the Australian government data, in June 2021, a total of 417,800 households participated in large -scale social housing plans to participate in Australia, including public housing plans, which were 378,600 higher than June 2008.</text:p>
      <text:p text:style-name="P4">
News Source: <text:a xlink:type="simple" xlink:href="https://www.zaobao.com.sg/realtime/world/story20230617-1405236" text:style-name="Internet_20_link" text:visited-style-name="Visited_20_Internet_20_Link">
https://www.zaobao.com.sg/realtime/world/story20230617-1405236</text:a>
</text:p>
      <!--NEWS-->
      <text:h text:style-name="P10" text:outline-level="1">
<text:span text:style-name="T4">
In the second round of the U.S. Open, defenders, Fitz Patuga, performed a shot into the hole</text:span>
</text:h>
      <text:p text:style-name="P4">
Publisher: 法新社</text:p>
      <text:p text:style-name="P4">
Published Time: 2023-06-17T13:32:08+00:00</text:p>
      <text:p text:style-name="P4">
Modified Time: 2023-06-17T13:05:02+00:00</text:p>
      <text:p text:style-name="P4">
Description: (Agence France -Presse Los Angeles, 16th) This year's US Open (US Open) is continuously staged a wonderful good goal. The hole performed a shot into the hole.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6-17T13-32-08-00-00/000000.png" xlink:type="simple" xlink:show="embed" xlink:actuate="onLoad" draw:mime-type="image/png"/>
</draw:frame>
This is the first time that Fitz Pattuduk has performed a hole in his career, and it also became the first defendant in the history of the American Open.</text:p>
      <text:p text:style-name="P4">
This is also the third player in the 2nd day of the conference to perform a hole in the Los Angeles Country Club. The beauty performance of the pole into the hole.</text:p>
      <text:p text:style-name="P4">
News Source: <text:a xlink:type="simple" xlink:href="https://www.rfi.fr/cn/%E8%BF%90%E5%8A%A8%E5%A4%A9%E5%9C%B0/20230617-%E7%BE%8E%E5%9B%BD%E5%85%AC%E5%BC%80%E8%B5%9B%E7%AC%AC2%E8%BD%AE-%E5%8D%AB%E5%86%95%E8%80%85%E8%B4%B9%E5%85%B9%E6%B4%BE%E7%BF%A0%E5%85%8B%E6%BC%94%E5%87%BA%E4%B8%80%E6%9D%86%E8%BF%9B%E6%B4%9E" text:style-name="Internet_20_link" text:visited-style-name="Visited_20_Internet_20_Link">
https://www.rfi.fr/cn/%E8%BF%90%E5%8A%A8%E5%A4%A9%E5%9C%B0/20230617-%E7%BE%8E%E5%9B%BD%E5%85%AC%E5%BC%80%E8%B5%9B%E7%AC%AC2%E8%BD%AE-%E5%8D%AB%E5%86%95%E8%80%85%E8%B4%B9%E5%85%B9%E6%B4%BE%E7%BF%A0%E5%85%8B%E6%BC%94%E5%87%BA%E4%B8%80%E6%9D%86%E8%BF%9B%E6%B4%9E</text:a>
</text:p>
      <!--NEWS-->
      <text:h text:style-name="P10" text:outline-level="1">
<text:span text:style-name="T4">
The "referring to the mouse as a duck" incident that the credibility of the Chinese government department is suspected</text:span>
</text:h>
      <text:p text:style-name="P4">
Author: None (Language: zh)</text:p>
      <text:p text:style-name="P4">
Publisher: None</text:p>
      <text:p text:style-name="P4">
Time: 2023-06-17T13:34:00Z</text:p>
      <text:p text:style-name="P4">
Description: Recently, a Jiangxi college student suspected to have "mice" in the cafeteria, but the school and the Market Supervision and Administration Bureau claimed that they were "duck necks" and caused heated discussions on the Internet. The official release of the latest survey confirmed that foreign bodies were not duck necks. This incident caused the credibility of the government's functional departments to be questioned, and "referring to mice as a duck" also became a hot word in China.</text:p>
      <text:p text:style-name="P4">
Videos: []</text:p>
      <text:p text:style-name="P4">
Images: []</text:p>
      <text:p text:style-name="P4">
Subject: 新闻广角</text:p>
      <text:p text:style-name="P4">
Subjects: ['周永康']</text:p>
      <text:p text:style-name="P4">
Keywords: ['指鼠为鸭', '江西', '公信力', '维稳', '老鼠头', '鸭脖']</text:p>
      <text:p text:style-name="P4">
Id: 65949823</text:p>
      <!--METADATA-->
      <text:p text:style-name="P4">
<text:a xlink:type="simple" xlink:href="https://www.dw.com/zh/overlay/image/article/65949823/64932314" text:style-name="Internet_20_link" text:visited-style-name="Visited_20_Internet_20_Link">
 </text:a>
Is it a mouse or a duck neck? The relationship between the relationship between the Chinese official department (information picture)</text:p>
      <text:p text:style-name="P4">
(Voice of Germany Chinese) Earlier this month, a video entitled "Eat Mouse Heads in Jiangxi University of Universities in Jiangxi" caused a heated discussion. A foreign body of a student in Jiangxi Industrial and Technical College of China in the cafeteria. After the school informed the Nanchang High -tech Zone Market Supervision and Administration Bureau, law enforcement officers rushed to the scene to compare repeatedly and confirmed that "not a mouse but a duck neck." The school reported on the official Weibo on June 3 that the parties invited the parties to compare the foreign body and confirmed that they were "duck necks". "The student had made a written explanation on the spot to clarify the video content.</text:p>
      <text:p text:style-name="P4">
However, the school and the regulatory bureau could not obtain the trust of the public. Netizens did not buy the "duck neck said", and the question and discussion of "referring to the mouse as a duck" appeared.</text:p>
      <text:p text:style-name="P4">
On June 10, in response to the "June · 1" food safety incident of Jiangxi Institute of Technology, the Provincial Department of Education, the Provincial Public Security Department, the Provincial SASAC, and the Provincial Market Supervision and Administration Bureau formed a joint investigation team to conduct an investigation.</text:p>
      <text:h text:style-name="P12" text:outline-level="3">
<text:span text:style-name="T4">
Official certification "It's a rat head, not a duck neck"</text:span>
</text:h>
      <text:p text:style-name="P4">
According to the Chinese official media Xinhua News Agency, the joint investigation team released the survey results on Saturday (June 17) that students who had eaten suspected "rat heads" in the cafeteria had been discarded by the canteen staff. Check the procurement list, ask the person in charge of the cafeteria, the relevant parties of the kitchen, the students of the person, and the onlookers at the scene, etc., and determine that the foreign body is not a duck neck. According to authoritative animal experts, the photos and videos taken by the students who were extracted were professional to determine that foreign bodies were the heads of mouse rodents.</text:p>
      <text:p text:style-name="P4">
The official report continued that the Changdong Branch of the Nanchang High -tech Zone Market Supervision and Administration Bureau and Jiangxi Industrial Vocational and Technical College did not carefully investigate and obtain evidence. "It is determined that Jiangxi Industrial and Technical College is responsible for the incident, the enterprises involved in the incident are directly responsible, and the market supervision and management department is responsible for supervision."</text:p>
      <text:p text:style-name="P4">
The investigation and handling report stated that in accordance with the "Food Safety Law of the People's Republic of China" and the implementation regulations, the Nanchang Market Supervision and Administration Bureau has revoked the food business license of the cafeteria involved, and punished the enterprises and legal representatives. It will seriously handle relevant responsible units, enterprises and responsible persons involved in the Changdong Branch of the Changdong Branch of Jiangxi Industrial and Technical College, Nanchang High -tech Zone Market Supervision and Administration Bureau.</text:p>
      <text:p text:style-name="P4">
Jiangxi Institute of Technology has deleted the previous statement.</text:p>
      <text:h text:style-name="P12" text:outline-level="3">
<text:span text:style-name="T4">
Government departmental credibility is questioned</text:span>
</text:h>
      <text:p text:style-name="P4">
The announcement of the survey was once again caused by public opinion, which also caused the credibility of the government's functional departments to be questioned. Many netizens believe that the mouse head and duck neck can be discerned. "One such simple thing requires alarm to the provincial department to figure out. What does this mean?"</text:p>
      <text:p text:style-name="P4">
Fang Zhouzi, a well -known public figure in China, sarcastically said: "It's great. He dispatched 4 provincial departments and invited authoritative animal experts to identify it. Finally, he proved that the mouse was not a duck neck. Which authoritative animal expert is so idle?"</text:p>
      <text:p text:style-name="P4">
Some netizens on Weibo pointed out, "This is no longer as simple as food hygiene, it is also a big problem about credibility and work style." Some people say that the most ridiculous thing about this is that the students of the matter were forced to send a clarification video to clarify the video. I said that I did n’t see that I was eating duck neck and became a “second victim”.</text:p>
      <text:p text:style-name="P4">
The "rat head duck neck" incident also caused heated discussions on Twitter. Some netizens commented that from the central government to the local level, the instructions of the superiors to the subordinates are "stabilizing". Unstable, "it shows that the Chinese Communist Party has a very lack of confidence in social stability from top to bottom."</text:p>
      <text:p text:style-name="P4">
There are also tweets that this is "the issue of official credibility, one is a question of right and non -black and white, and a question of whether we can still maintain confidence in this society."; "Many people still think that a small question is big. Now, look at it. The question, and it really has to be done. After all, you can see that the good news is that it is determined to be a rat head. The bad news is that you only find the rat head. "</text:p>
      <text:p text:style-name="P4">
(Comprehensive report)</text:p>
      <text:p text:style-name="P4">
News Source: <text:a xlink:type="simple" xlink:href="https://www.dw.com/zh/指鼠为鸭-事件-中国政府部门公信力遭疑/a-65949823" text:style-name="Internet_20_link" text:visited-style-name="Visited_20_Internet_20_Link">
https://www.dw.com/zh/指鼠为鸭-事件-中国政府部门公信力遭疑/a-65949823?maca=chi-rss-chi-all-1127-rdf</text:a>
</text:p>
      <!--NEWS-->
      <text:h text:style-name="P10" text:outline-level="1">
<text:span text:style-name="T4">
Macron announced a number of measures to promote low -emission aircraft research and development</text:span>
</text:h>
      <text:p text:style-name="P4">
Author: 联合早报 (Person)</text:p>
      <text:p text:style-name="P4">
Publisher: 联合早报 (Organization)</text:p>
      <text:p text:style-name="P4">
Published Time: 2023-06-17T13:35</text:p>
      <text:p text:style-name="P4">
Modified Time: 2023-06-17T13:38</text:p>
      <text:p text:style-name="P4">
Description: French President Macron announced on Friday (June 16) announced a series of measures to support the development of low -emission aircraft, involving new aviation engines, biofuels, etc. to promote the development of the country's aviation industry and help carbon reduction. Xinhua News Agency reported that Macron visited the aircraft equipment manufacturer on Friday ...</text:p>
      <text:p text:style-name="P4">
Videos: []</text:p>
      <text:p text:style-name="P4">
Audios: []</text:p>
      <text:p text:style-name="P4">
Images: []</text:p>
      <text:p text:style-name="P4">
Type: NewsArticle</text:p>
      <text:p text:style-name="P4">
Breadcrumbs: ['即时', '国际']</text:p>
      <text:p text:style-name="P4">
Keywords: ['法国', '马克龙', '飞机', '碳排放', '航空业', '可持续发展', '氢']</text:p>
      <!--METADATA-->
      <text:p text:style-name="P4">
French President Macron announced on Friday (June 16) announced a series of measures to support the development of low -emission aircraft, involving new aviation engines, biofuels, etc. to promote the development of the country's aviation industry and help carbon reduction.</text:p>
      <text:p text:style-name="P4">
Xinhua News Agency reported that when Macron visited the aircraft equipment manufacturer Saifeng Group on Friday, when the factory in the southern suburbs of Paris said that the French government will invest 300 million euros each year from 2024 to 2030 to support Design and manufacture more environmentally friendly aircraft engines. He mentioned a new type of aviation engine jointly developed and used by Saifeng Group and General Electric Airlines in the United States.</text:p>
      <text:p text:style-name="P4">
Macron also announced that France will invest about 200 million euros to develop innovative aviation biofuels. Sustainable biofuels produced by waste oil, wood residues or algae can be supplemented as aviation kerosene, but its production is still in its infancy.</text:p>
      <text:p text:style-name="P4">
The goal of France is to produce 500,000 tons of aviation biofuel annually by 2030.</text:p>
      <text:p text:style-name="P4">
In addition, Macron promised to provide 50 million euros for emerging and startups for the development of small hybrid, electric or hydrogen -powered aircraft.</text:p>
      <text:p text:style-name="P4">
News Source: <text:a xlink:type="simple" xlink:href="https://www.zaobao.com.sg/realtime/world/story20230617-1405238" text:style-name="Internet_20_link" text:visited-style-name="Visited_20_Internet_20_Link">
https://www.zaobao.com.sg/realtime/world/story20230617-1405238</text:a>
</text:p>
      <!--NEWS-->
      <text:h text:style-name="P10" text:outline-level="1">
<text:span text:style-name="T4">
How serious is German men's "female hate"?</text:span>
</text:h>
      <text:p text:style-name="P4">
Author: None (Language: zh)</text:p>
      <text:p text:style-name="P4">
Publisher: None</text:p>
      <text:p text:style-name="P4">
Time: 2023-06-17T14:12:00Z</text:p>
      <text:p text:style-name="P4">
Description: The US Internet celebrity Andrew Tate, which is self -proclaimed, has many fans in Germany? A questionnaire survey about masculinity actually achieved shocking results. How deep is the prejudice to women in Germany?</text:p>
      <text:p text:style-name="P4">
Videos: []</text:p>
      <text:p text:style-name="P4">
Images: []</text:p>
      <text:p text:style-name="P4">
Subject: 非常德国</text:p>
      <text:p text:style-name="P4">
Subjects: ['德中关系', '同性恋', '欧债危机', '欧盟', '德国', '同性恋', '留学德国', '留学德国', '德国联邦大选', '默克尔']</text:p>
      <text:p text:style-name="P4">
Keywords: ['问卷调查', '德国', '男性', '厌女', '仇视女性', '性别歧视', '家庭暴力', '同性恋', 'LGBTQ']</text:p>
      <text:p text:style-name="P4">
Id: 65950232</text:p>
      <!--METADATA-->
      <text:p text:style-name="P4">
<text:a xlink:type="simple" xlink:href="https://www.dw.com/zh/overlay/image/article/65950232/65905301" text:style-name="Internet_20_link" text:visited-style-name="Visited_20_Internet_20_Link">
 </text:a>
"Pure men" must be full of prejudice or even hatred for women?</text:p>
      <text:p text:style-name="P4">
(Voice of Germany Chinese Network) This is probably one of the most shocking news in the near future: many German men think that domestic violence is "acceptable"; women cooking is considered to be righteous; in public places to show homosexual extraction, the will be attracted to the leadership. Universal dislike -this is the main conclusion of the latest questionnaire survey by the non -governmental organization of the International Organization of Planinternation.</text:p>
      <text:p text:style-name="P4">
According to the survey report, <text:a xlink:type="simple" xlink:href="https://www.dw.com/zh/zh/三成德国青年男子认为打老婆理所当然/a-65885221" text:style-name="Internet_20_link" text:visited-style-name="Visited_20_Internet_20_Link">
One -third of the interviewed German men believe that occasionally doing it for women can be done</text:a>
Essence 34%said that sometimes they would beat their spouse -the purpose was to "let them learn to respect". In March of this year, the International Pei Children's Association conducted a online questionnaire survey of 1,000 men and women (between 18 and 35 years of age (aged 18 to 35) in the "masculine stress field".</text:p>
      <text:p text:style-name="P4">
<text:a xlink:type="simple" xlink:href="https://www.dw.com/zh/zh/收入不公德国女性比男性少赚18/a-64908737" text:style-name="Internet_20_link" text:visited-style-name="Visited_20_Internet_20_Link">
Background Reading: Inaccurate income: Germany women earn 18%less than men</text:a>
In addition to the violence of women, the respondents' answers on the other hand are also very disturbing. 48%of respondents said that if men show homosexuality in public, they will feel disgusted. The public figures who were regarded as a role model interviewed, including the billionaire Musk and the Internet celebrity Andrewtate, who claimed to be "Avengers," — the latter as "women are the ultimate symbols of the ultimate", "Men's life is the life of men is the life is "War" and other remarks.</text:p>
      <text:p text:style-name="P4">
In January 2023, Andrew TATE was tried in Romania due to population trafficking and rape charges</text:p>
      <text:p text:style-name="P4">
After the results of this survey of the International Pei Young Association were announced, it set off a stir in the German public opinion community, and it also triggered fierce criticism. Many netizens questioned the representativeness of the survey on social media. Because the questionnaire was filled in online, the respondents may be the target group of the Internet.</text:p>
      <text:p text:style-name="P4">
Some people point out that the questionnaire is not specific enough. In fact, all the questions are around a question: Do you really think so much about young men in Germany?</text:p>
      <text:h text:style-name="P12" text:outline-level="3">
<text:span text:style-name="T4">
"This is absolutely not good"</text:span>
</text:h>
      <text:p text:style-name="P4">
From the perspective of experts, this survey is defective. "I really want to know how this survey was designed; there are how the respondents answered, and the information in this area is not transparent enough." In an interview with Voice of Germany. The organization is a non -governmental organization with the main purpose of modern gender equality.</text:p>
      <text:p text:style-name="P4">
"However, aside from these defects: Even if we randomly find 1,000 men to ask them if we can imagine that in certain circumstances, one -third of these people answered. I want to say: beating people is absolutely impossible. "</text:p>
      <text:p text:style-name="P4">
Schurp continued: "From the perspective of our known family violence statistics, such a mentality exists objectively, and some people in the society are practicing this concept." The number can prove his point of view: According to his The Criminal Archives evaluation of the Federal Criminal Affairs Bureau has performed violence on spouses or predecessors in Germany in 2021.</text:p>
      <text:p text:style-name="P4">
In the above cases, about eight into women are female as the victims, and most of the perpetrators are men. Although this has declined slightly than the previous year, from the perspective of the number changes in the past five years, the overall trend is actually rising.</text:p>
      <text:h text:style-name="P12" text:outline-level="3">
<text:span text:style-name="T4">
prejudice for women</text:span>
</text:h>
      <text:p text:style-name="P4">
But even if you focus on masculine and gender prejudice, there is a trend of disturbing. For example: A survey conducted by the German federal government's anti -discrimination office in 2017 showed that about 40%of the respondents said they were disgusted with the behavior of publicly showing homosexuality.</text:p>
      <text:p text:style-name="P4">
Berlin's United in LOVE Parade (July 2022)</text:p>
      <text:p text:style-name="P4">
In a "2023 Gender Social Norm Index" survey entrusted by the United Nations, about 90%of the respondents acknowledged their prejudice against women. Two -thirds of people believe that women are not suitable for political leaders.</text:p>
      <text:p text:style-name="P4">
In this survey, a quarter of the respondents believed that a man was acceptable to fight a woman. At the end of the survey, the conclusion was that although many campaigns aimed at promoting gender equality, the latest gender social norm index showed that "prejudice for women has not been reduced in the past ten years."</text:p>
      <text:h text:style-name="P12" text:outline-level="3">
<text:span text:style-name="T4">
pendulum fluctuation</text:span>
</text:h>
      <text:p text:style-name="P4">
However, what caused <text:a xlink:type="simple" xlink:href="https://www.dw.com/zh/zh/大男子主义充斥电子游戏产业/a-59910474" text:style-name="Internet_20_link" text:visited-style-name="Visited_20_Internet_20_Link">
Great Masses</text:a>
Is the mind even so popular? "There is a pendulum back and forth in this regard, and the results of many questionnaires are also reflected." Shulp analyzers, "For example, at least at least homosexuality and Kuaer, such as minority groups can be seen by the public more and more It is not just hidden in a closed corner. But if anyone can't get used to this, you will feel that you have been challenged, or even threatened. "</text:p>
      <text:h text:style-name="P12" text:outline-level="3">
<text:span text:style-name="T4">
"You shouldn't be ashamed of your daughter"</text:span>
</text:h>
      <text:p text:style-name="P4">
Crisis also causes the rejuvenation of inherent gender characters -because people tend to find a sense of security by returning to tradition.</text:p>
      <text:p text:style-name="P4">
For example, during the epidemic, sociologists observed the retrospective of traditional gender characters: women undertake more and more housework, and the number of domestic violence cases has increased. "From the perspective of the world, we are facing a trend of overall backwardness, and the inherent rigid gender characters have returned to the tide." Schlope concluded.</text:p>
      <text:p text:style-name="P4">
The data mentioned above makes him feel long -term. "We need to conduct more extensive counseling for young and adult men. The community must take action to provide consultation services for men to make them part of public services. In this way, when they encounter problems, they will not go online to find online People like AndrewTate are soliciting opinions. "</text:p>
      <text:p text:style-name="P4">
News Source: <text:a xlink:type="simple" xlink:href="https://www.dw.com/zh/德国男性的-厌女症-有多严重？/a-65950232" text:style-name="Internet_20_link" text:visited-style-name="Visited_20_Internet_20_Link">
https://www.dw.com/zh/德国男性的-厌女症-有多严重？/a-65950232?maca=chi-rss-chi-all-1127-rdf</text:a>
</text:p>
      <!--NEWS-->
      <text:h text:style-name="P10" text:outline-level="1">
<text:span text:style-name="T4">
German media: Don't be a neutral daydream between the United States and China</text:span>
</text:h>
      <text:p text:style-name="P4">
Author: None (Language: zh)</text:p>
      <text:p text:style-name="P4">
Publisher: None</text:p>
      <text:p text:style-name="P4">
Time: 2023-06-17T14:13:00Z</text:p>
      <text:p text:style-name="P4">
Description: The "Business Daily" publishes customer reviews, calling on the EU to approve the "European -China Investment Agreement" in accordance with the Chinese side. "Daily Mirror" criticized the German government in fantasies that they could "not be decoupled" in China and only "out of danger".</text:p>
      <text:p text:style-name="P4">
Videos: []</text:p>
      <text:p text:style-name="P4">
Images: []</text:p>
      <text:p text:style-name="P4">
Subject: 评论分析</text:p>
      <text:p text:style-name="P4">
Subjects: ['希腊债务危机', '欧债危机', '欧盟', '乌克兰', '诺贝尔奖', '欧洲难民危机', '欧洲']</text:p>
      <text:p text:style-name="P4">
Keywords: ['德中关系', '欧中关系', '欧盟', '欧中投资协定', '国家安全战略', '对华战略']</text:p>
      <text:p text:style-name="P4">
Id: 65950147</text:p>
      <!--METADATA-->
      <text:p text:style-name="P4">
<text:a xlink:type="simple" xlink:href="https://www.dw.com/zh/overlay/image/article/65950147/18884887" text:style-name="Internet_20_link" text:visited-style-name="Visited_20_Internet_20_Link">
 </text:a>
In this period of increasingly fierce conflicts between the West and China system, if the European party is eager to approve bilateral investment agreements with China, it will be tantamount to provocations to the United States.</text:p>
      <text:p text:style-name="P4">
(Voice of Germany Chinese website) The "Business Daily" published by Dussertorf ** is "<text:a xlink:type="simple" xlink:href="https://www.handelsblatt.com/meinung/gastbeitraege/gastkommentar-fuer-die-eu-waere-das-investitionsabkommen-mit-china-ein-eigentor/29188200.html" text:style-name="Internet_20_link" text:visited-style-name="Visited_20_Internet_20_Link">
European -China Investment Agreement is the EU oolong ball</text:a>
"The title, published a Chinese issue expert from the Institute of Cologne Germany, Mattes(Jürgenmathes)Written customer reviews. The author noticed that China intends to cancel the sanctions against some European members and scholars in exchange for the EU as soon as possible "European -China Investment Agreement" as soon as possible. The article believes that whether it is an economic or political perspective, this agreement is more disadvantaged for the current Europe.</text:p>
      <text:p text:style-name="P4">
"For some European companies, this bilateral investment agreement has nothing to do with itching because they have already invested in China and are still vigorously promoting the localization of the Chinese market. The technology that China needs, or even the development of advanced technologies directly in China. However, especially small and medium -sized enterprises, they must face <text:a xlink:type="simple" xlink:href="https://www.dw.com/zh/zh/红线在哪里在华外商盼拥有更大明确性/a-65708508" text:style-name="Internet_20_link" text:visited-style-name="Visited_20_Internet_20_Link">
the increasingly difficult business environment in China</text:a>
Essence For them, China's commitment to improving the investment environment in the European -China Investment Agreement is limited. China's bureaucratic system can always find various methods to embarrass EU companies, and the European -China Investment Agreement cannot bring much improvement. "</text:p>
      <text:p text:style-name="P4">
"In this difficult period, China cautiously sent a signal to the EU, which is worthy of recognition from the perspective of diplomatic perspectives. But there are several reasons for heavyweights without approval of this agreement."</text:p>
      <text:p text:style-name="P4">
"China is trying to prevent the European Union from further closer to the United States. In this era when the conflict between the West and China, if the European side is eager to approve a bilateral investment agreement with China, it will be tantamount to provocations to the United States. Unlike the United States in the Trump period, the United States under Biden is looking for allies on multiple levels such as G7. If the European Union said to the European -China Investment Agreement, it does not mean that the French President Macron said 'reduction Class to the United States', but in implementing the European Union's own strategic interests. "</text:p>
      <text:p text:style-name="P4">
The article pointed out that, given that China is still maintaining "[Unlimited Friendship] with Russia(https://www.dw.com/zh/zh/中国驻欧大使傅聪友谊无上限是一种修辞表达/a-65259688)", And continuously threatening to Taiwan, the European Union should continue to maintain dialogue with China on the one hand, but on the other hand, it is a strategic mistake to further pull closer relations with China." ](https://www.dw.com/zh/zh/调查德国对华投资不造成依赖/a-65389145)If the "European -China Investment Agreement" is approved, <text:a xlink:type="simple" xlink:href="https://www.dw.com/zh/zh/欧洲议员包瑞翰应当节制企业投资中国/a-64863137" text:style-name="Internet_20_link" text:visited-style-name="Visited_20_Internet_20_Link">
their motivation to invest in China will be stronger</text:a>
Essence At that time, the efforts of the European politics to promote the diversified operations of enterprises will make soup. "</text:p>
      <text:p text:style-name="P4">
The author believes that if Chinese officials have issued a clear signal to cancel sanctions on the European party, the European Union should seize the opportunity to re -negotiate some of the contents of the European -China Investment Agreement, because China's business environment has been further further after 2020 that China's business environment has further further further. deterioration. "China seems to invest a lot of political capital to fight for the European Union, which has allowed Europeans to grab the handle. However, the EU should use this handle in other ways instead of approved the European -China Investment Agreement."</text:p>
      <text:p text:style-name="P4">
"The role of China's mediationrs in the Russia and Ukraine still has a lot of room for improvement. The competitive distortion caused by China's industrial subsidy policy has also brought more and more troubles to Europe. Fix the better multilateral trade rules as soon as possible. The EU should promote China to participate in constructive negotiations as soon as possible. "</text:p>
      <text:p text:style-name="P4">
Germany pretend that it does not belong to the Western camp, and can maintain neutrality between the United States and China like a large Switzerland, but it is a daydream</text:p>
      <text:p text:style-name="P4">
The "Daily Mirror" published by Berlin ** is "<text:a xlink:type="simple" xlink:href="https://www.tagesspiegel.de/internationales/nationale-sicherheit-und-heizungsgesetz-die-ampel-setzt-die-falschen-prioritaten-9981757.html" text:style-name="Internet_20_link" text:visited-style-name="Visited_20_Internet_20_Link">
The German ruling party has set the wrong priority</text:a>
"Title, criticize <text:a xlink:type="simple" xlink:href="https://www.dw.com/zh/zh/德国出台首份国家安全战略-中国是对手也是伙伴/a-65912004" text:style-name="Internet_20_link" text:visited-style-name="Visited_20_Internet_20_Link">
National Security Strategy of the German Government</text:a>
Long overdue, no sense of urgency when facing international threats was not reflected at all.</text:p>
      <text:p text:style-name="P4">
"In the past few months, a major danger that half of the earth is worried about is: China may attack Taiwan in the next few years. In this case, the United States may also draw military forces from Europe. At that time, Germany and the European Union I have to face Russia and other threats by themselves. However, Germany's national security strategy has not answered this question. "</text:p>
      <text:p text:style-name="P4">
"When released this strategy, Germany Prime Minister Shulz also bragged that the three parties of the ruling alliance found a common language.(https://www.dw.com/zh/zh/德中关系/t-62235618), Shulz said '<text:a xlink:type="simple" xlink:href="https://www.dw.com/zh/zh/美国国家安全顾问对华关系要去风险-而非脱钩/a-65462184" text:style-name="Internet_20_link" text:visited-style-name="Visited_20_Internet_20_Link">
Bettering Risk</text:a>
'Instead of saying' decoupling '. "</text:p>
      <text:p text:style-name="P4">
"However, if China attacks Taiwan, the West will introduce a comprehensive sanctions against China, and Germany cannot bypass it. Pretending that it does not belong to the Western camp and can maintain neutrality between the United States and China like a large Switzerland. Dream. "</text:p>
      <text:p text:style-name="P4">
<text:span text:style-name="T5">
Inding the content of other media, does not represent the position or view of the Voice of Germany. _ </text:span>
 _ 吧 _</text:p>
      <text:h text:style-name="P12" text:outline-level="3">
<text:span text:style-name="T4">
The first security strategy after World War II announced in Germany</text:span>
</text:h>
      <text:p text:style-name="P4">
News Source: <text:a xlink:type="simple" xlink:href="https://www.dw.com/zh/德语媒体：切莫做在美中之间中立的白日梦/a-65950147" text:style-name="Internet_20_link" text:visited-style-name="Visited_20_Internet_20_Link">
https://www.dw.com/zh/德语媒体：切莫做在美中之间中立的白日梦/a-65950147?maca=chi-rss-chi-all-1127-rdf</text:a>
</text:p>
      <!--NEWS-->
      <text:h text:style-name="P10" text:outline-level="1">
<text:span text:style-name="T4">
Ministry of Economic Affairs: Continuous opening of China Export Guarantee Policy</text:span>
</text:h>
      <text:p text:style-name="P4">
Author: None (Language: zh)</text:p>
      <text:p text:style-name="P4">
Publisher: None</text:p>
      <text:p text:style-name="P4">
Time: 2023-06-17T14:15:00Z</text:p>
      <text:p text:style-name="P4">
Description: It is reported that the German government may tighten the export credit guarantees provided to the enterprise and strictly review investment guarantees to reduce the attraction of doing business with China. Essence</text:p>
      <text:p text:style-name="P4">
Videos: []</text:p>
      <text:p text:style-name="P4">
Images: []</text:p>
      <text:p text:style-name="P4">
Subject: 经济纵横</text:p>
      <text:p text:style-name="P4">
Subjects: ['对华政策', '联合政府', '德中关系', '出口信用担保', '出口政策', '肖尔茨', '贝尔博克']</text:p>
      <text:p text:style-name="P4">
Keywords: ['意见反馈']</text:p>
      <text:p text:style-name="P4">
Id: 65950221</text:p>
      <!--METADATA-->
      <text:p text:style-name="P4">
<text:a xlink:type="simple" xlink:href="https://www.dw.com/zh/overlay/image/article/65950221/62465437" text:style-name="Internet_20_link" text:visited-style-name="Visited_20_Internet_20_Link">
 </text:a>
Cargo ship at Hamburg Port in Germany</text:p>
      <text:p text:style-name="P4">
(Voice of Germany Chinese) In the case of disagreement within the German United Government, when the "policy of China" is issued and what impact will it have on both parties. However, the German Ministry of Economic Affairs recently clarified that the country's guarantee has no restrictions on exports to China. According to the Agreement of the Ministry of Economic Affairs obtained from the Dielinke party group, the Ministry of Economic Affairs responded in the question of the Federal House of Dielinke: "Export guarantee policies for China are open."</text:p>
      <text:p text:style-name="P4">
At present, the joint ruling government composed of the Social Democratic Party, the Green Party and the Liberal Democratic Party is debating the correct way to deal with the Chinese issue.(https://www.dw.com/zh/zh/德语媒体德国出台国安战略-对华关系定位语焉不详/a-65925314)Essence At the end of last year, Reuters had a draft German official confidential documents, which mentioned <text:a xlink:type="simple" xlink:href="https://www.dw.com/zh/zh/路透德国计划收紧对高度依赖中国的企业的规定/a-63828801" text:style-name="Internet_20_link" text:visited-style-name="Visited_20_Internet_20_Link">
to more strict regulations for companies that have deep exchanges with China, strictly review investment guarantees, and tighten export credit guarantees for sensitive technologies</text:a>
However, these drafts have not been following.</text:p>
      <text:h text:style-name="P12" text:outline-level="3">
<text:span text:style-name="T4">
The attitude of the joint government is inconsistent</text:span>
</text:h>
      <text:p text:style-name="P4">
Among the German ruling parties, <text:a xlink:type="simple" xlink:href="https://www.dw.com/zh/zh/德国总理撰文-呼吁勿孤立中国/a-63990656" text:style-name="Internet_20_link" text:visited-style-name="Visited_20_Internet_20_Link">
Social Democratic Party ’s current German Chancellor Selz’ s attitude towards China is considered milder</text:a>
He once wrote in the media: "The rise of China is neither the reason for isolation in China nor the excuse to restrict cooperation with China." On the other hand, the Green Party's attitude towards China is more tough. For the past few months, the Green Party's German Foreign Minister Berbak has also urged Germany to change its policy to China several times, and calls on European countries to reduce the degree of "unilateral dependence" to China.</text:p>
      <text:h text:style-name="P12" text:outline-level="3">
<text:span text:style-name="T4">
Export credit guarantee is not affected</text:span>
</text:h>
      <text:p text:style-name="P4">
Regarding the current export policy of Germany to China, Christianleye, a spokesman for the federal House of House of Federal House, told Reuters: "Foreign Minister Berbak's saying on" export credit guarantee has already had the upper limit "and does not match the facts: The policy is still open, "he refers to Bellbak's speech during the Asian trip in April this year.</text:p>
      <text:p text:style-name="P4">
Lee commented that the German government is practicing "a strategic fuzzyness of dealing with China", and his words are becoming more and more sharp, but the practice of trade has not changed. He said that fortunately, the increasing confrontation between China and the West has not yet been reflected in the practice of export credit guarantees.</text:p>
      <text:p text:style-name="P4">
The full name of the export credit guarantee is "HermesDeckungungen", which is launched by the German government to protect the exporters and banks from economic and political reasons in export trade. This guarantee system dates back to 1949. The German government commissioned Eulermemes (now allianztrade, also known as Andlian Trade/Yulianyi) to provide export guarantees for companies that cannot obtain private guarantees to promote the development of the German export industry, increase corporate export exports Anti -risk ability.</text:p>
      <text:h text:style-name="P12" text:outline-level="3">
<text:span text:style-name="T4">
Where will the German policy of China be driving?</text:span>
</text:h>
      <text:p text:style-name="P4">
(Comprehensive report)</text:p>
      <text:p text:style-name="P4">
News Source: <text:a xlink:type="simple" xlink:href="https://www.dw.com/zh/德经济部：对华出口担保政策持续开放/a-65950221" text:style-name="Internet_20_link" text:visited-style-name="Visited_20_Internet_20_Link">
https://www.dw.com/zh/德经济部：对华出口担保政策持续开放/a-65950221?maca=chi-rss-chi-all-1127-rdf</text:a>
</text:p>
      <!--NEWS-->
      <text:h text:style-name="P10" text:outline-level="1">
<text:span text:style-name="T4">
The Australian Parliament Explosion Meto's Catrier in the wild party appears to resign</text:span>
</text:h>
      <text:p text:style-name="P4">
Publisher: 法新社</text:p>
      <text:p text:style-name="P4">
Published Time: 2023-06-17T14:32:05+00:00</text:p>
      <text:p text:style-name="P4">
Modified Time: 2023-06-17T14:20:03+00:00</text:p>
      <text:p text:style-name="P4">
Description: (Agence France -Presse, Sydney, 16th) Australia ’s Liberal Party leader Daton called today that the same party senator David Van should resign and say that Fan En cannot stay in Congress during the face of sexual assaul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6-17T14-32-05-00-00/000000.png" xlink:type="simple" xlink:show="embed" xlink:actuate="onLoad" draw:mime-type="image/png"/>
</draw:frame>
AFP reported that Australia's non -party senator Lidia Thorpe accused Fan En "sexually assaulted" in the Hall of the Congress yesterday.</text:p>
      <text:p text:style-name="P4">
Former Senator Amanda Stoker, a former Liberal Party, also issued a statement yesterday, accusing Fan En "pinch my hips twice" at an office party in 2020.</text:p>
      <text:p text:style-name="P4">
Peter Dutton told Sydney Radio 2GB today: "I think that if he (Fan En) resign from the position of parliament, it is in line with the best interests of everyone."</text:p>
      <text:p text:style-name="P4">
Daton also said, "I hope he can do this as soon as possible and seek the help he needs."</text:p>
      <text:p text:style-name="P4">
News Source: <text:a xlink:type="simple" xlink:href="https://www.rfi.fr/cn/%E5%9B%BD%E9%99%85%E6%8A%A5%E9%81%93/20230617-%E6%BE%B3%E6%B4%B2%E5%9B%BD%E4%BC%9A%E7%88%86metoo-%E5%9C%A8%E9%87%8E%E5%85%9A%E5%85%9A%E9%AD%81%E5%90%81%E6%B6%89%E4%BA%8B%E8%AE%AE%E5%91%98%E8%AF%B7%E8%BE%9E" text:style-name="Internet_20_link" text:visited-style-name="Visited_20_Internet_20_Link">
https://www.rfi.fr/cn/%E5%9B%BD%E9%99%85%E6%8A%A5%E9%81%93/20230617-%E6%BE%B3%E6%B4%B2%E5%9B%BD%E4%BC%9A%E7%88%86metoo-%E5%9C%A8%E9%87%8E%E5%85%9A%E5%85%9A%E9%AD%81%E5%90%81%E6%B6%89%E4%BA%8B%E8%AE%AE%E5%91%98%E8%AF%B7%E8%BE%9E</text:a>
</text:p>
      <!--NEWS-->
      <text:h text:style-name="P10" text:outline-level="1">
<text:span text:style-name="T4">
Kelly attended the heated discussion on the Ministry of Finance's Economic Conference to attend the Ministry of Finance.</text:span>
</text:h>
      <text:p text:style-name="P4">
Author: 联合早报 (Person)</text:p>
      <text:p text:style-name="P4">
Publisher: 联合早报 (Organization)</text:p>
      <text:p text:style-name="P4">
Published Time: 2023-06-17T14:34</text:p>
      <text:p text:style-name="P4">
Modified Time: 2023-06-17T14:42</text:p>
      <text:p text:style-name="P4">
Description: The Prime Minister of Malaysia and the Minister of Finance Anhua on Friday (June 16) with a number of economic experts and high -level government officials at the Ministry of Finance to discuss national economic issues. talk. According to Anwar on Friday night on Facebook ...</text:p>
      <text:p text:style-name="P4">
Videos: []</text:p>
      <text:p text:style-name="P4">
Audios: []</text:p>
      <text:p text:style-name="P4">
Images: []</text:p>
      <text:p text:style-name="P4">
Type: NewsArticle</text:p>
      <text:p text:style-name="P4">
Breadcrumbs: ['即时', '国际']</text:p>
      <text:p text:style-name="P4">
Keywords: ['安华', '凯利', '财政部', '巫统', '阿末扎希', '马来西亚']</text:p>
      <!--METADATA-->
      <text:p text:style-name="P4">
The Prime Minister of Malaysia and the Minister of Finance Anhua on Friday (June 16) with a number of economic experts and high -level government officials at the Ministry of Finance to discuss national economic issues. talk.</text:p>
      <text:p text:style-name="P4">
According to the statement and photos issued on Facebook on Friday night, Kelly sat in the second place on the right side of Anwar. Among the two, the two were vice chairman of UMNO and a member of the Congress of the Kuala Lumpur Titida District, Sahari. Zohari served as the Second Treasury Secretary during his ruling period in his former Prime Minister Najib.</text:p>
      <text:p text:style-name="P4">
An Hua mentioned in the statement that the purpose of this meeting was to consult experts and economists from all walks of life on the current economic status of the country, discuss future development direction, how to improve and strengthen the investment environment.</text:p>
      <text:p text:style-name="P4">
However, he did not explain what Kelly participated in the meeting.</text:p>
      <text:p text:style-name="P4">
Many Malaysian media reports that it is not clear whether Kelly's attendance will affect the relationship between Anwar and Deputy Prime Minister and UMNO Chairman Ahmad Zahi, because Ahmad Zahi was dissatisfied with Kelly publicly criticized him many times, and before Fire Kelly in the "Cleaning Portal" operation.</text:p>
      <text:p text:style-name="P4">
Kelly has no party membership and is not a parliamentarian. Mu Yuding, the chairman of the National Alliance and indigenous unity, invited him to join the party, but Kelly has not decided to go.</text:p>
      <text:p text:style-name="P4">
Kelly is the three members of the Congress of Linmao District, Mori Lanzhou, but in November 2022 <text:a xlink:type="simple" xlink:href="https://www.zaobao.com/special/malaysia-general-election-2022" text:style-name="Internet_20_link" text:visited-style-name="Visited_20_Internet_20_Link">
The 15th Malaysia Election</text:a>
At that time, UMNO sent him to the Shedles of Selangor's Shuangxi Mao Nuo Parliament constituency. After the election, Kelly has repeatedly made public <text:a xlink:type="simple" xlink:href="https://www.zaobao.com/news/sea/story20230127-1356867" text:style-name="Internet_20_link" text:visited-style-name="Visited_20_Internet_20_Link">
expressing his dissatisfaction with Ahmad Zahi</text:a>
, Also required the other party to resign, responsible for the Barisan Nasional and Umno defeats. As a result, in early 2023 <text:a xlink:type="simple" xlink:href="https://www.zaobao.com/realtime/world/story20230127-1357145" text:style-name="Internet_20_link" text:visited-style-name="Visited_20_Internet_20_Link">
Fleerated by the party</text:a>
 。</text:p>
      <text:p text:style-name="P4">
News Source: <text:a xlink:type="simple" xlink:href="https://www.zaobao.com.sg/realtime/world/story20230617-1405243" text:style-name="Internet_20_link" text:visited-style-name="Visited_20_Internet_20_Link">
https://www.zaobao.com.sg/realtime/world/story20230617-1405243</text:a>
</text:p>
      <!--NEWS-->
      <text:h text:style-name="P10" text:outline-level="1">
<text:span text:style-name="T4">
The Ukraine wants to attack the Russian refinery Russian officials: Shooting down 3 drones</text:span>
</text:h>
      <text:p text:style-name="P4">
Publisher: 法新社</text:p>
      <text:p text:style-name="P4">
Published Time: 2023-06-17T15:02:08+00:00</text:p>
      <text:p text:style-name="P4">
Modified Time: 2023-06-17T14:35:02+00:00</text:p>
      <text:p text:style-name="P4">
Description: (Agence France -Presse Moscow, 17th) Ukraine launched a counterattack against the Russian army. Russian officials said today that three drones that have destroyed a refinery in the southern border Bryans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3.617581in" draw:z-index="0">
<draw:image xlink:href="../Images/rficn/2023-06-17T15-02-08-00-00/000000.png" xlink:type="simple" xlink:show="embed" xlink:actuate="onLoad" draw:mime-type="image/png"/>
</draw:frame>
Alexanderbogomaz, Governor of Budosk, Russia, said: "The Russian air defense system repellerates the night attack of the Ukrainian armed forces against the Novozybkov" Druzhba) refinery. "</text:p>
      <text:p text:style-name="P4">
Pogmaz also said, "Thanks to the professional standards of our army ... all three drones have been destroyed." He did not mention any loss.</text:p>
      <text:p text:style-name="P4">
Drone attacks have frequently appeared in recent months, and the Kiev and Moscow authorities have claimed several times to repel the drone offensive several times a week.</text:p>
      <text:p text:style-name="P4">
In Russia's land, it seems the primary goal of drone attacks for the military facilities that are vital to the army.</text:p>
      <text:p text:style-name="P4">
The Kiev authorities have repeatedly stated that they want to regain the Crimea, which was swallowed by Russia, and often became the target of attacks.</text:p>
      <text:p text:style-name="P4">
Russia's chief executive chief of Chrimei Aksyonov said on the 15th that the Russian army shot down nine drones locally.</text:p>
      <text:p text:style-name="P4">
Last week, a drone hit a house in southern Russia Voronezh, which injured two people.</text:p>
      <text:p text:style-name="P4">
This is the first time Feronis has notified to be attacked by drones. The city has a population of about 1 million. Compared to the border areas that are often reported, Feronis is located in a more inland area in Russia.</text:p>
      <text:p text:style-name="P4">
News Source: <text:a xlink:type="simple" xlink:href="https://www.rfi.fr/cn/%E5%9B%BD%E9%99%85%E6%8A%A5%E9%81%93/20230617-%E4%B9%8C%E5%86%9B%E6%AC%B2%E6%94%BB%E5%87%BB%E4%BF%84%E7%BD%97%E6%96%AF%E7%82%BC%E6%B2%B9%E5%8E%82-%E4%BF%84%E5%9B%BD%E5%AE%98%E5%91%98-%E5%87%BB%E8%90%BD3%E6%9E%B6%E6%97%A0%E4%BA%BA%E6%9C%BA" text:style-name="Internet_20_link" text:visited-style-name="Visited_20_Internet_20_Link">
https://www.rfi.fr/cn/%E5%9B%BD%E9%99%85%E6%8A%A5%E9%81%93/20230617-%E4%B9%8C%E5%86%9B%E6%AC%B2%E6%94%BB%E5%87%BB%E4%BF%84%E7%BD%97%E6%96%AF%E7%82%BC%E6%B2%B9%E5%8E%82-%E4%BF%84%E5%9B%BD%E5%AE%98%E5%91%98-%E5%87%BB%E8%90%BD3%E6%9E%B6%E6%97%A0%E4%BA%BA%E6%9C%BA</text:a>
</text:p>
      <!--NEWS-->
      <text:h text:style-name="P10" text:outline-level="1">
<text:span text:style-name="T4">
Ministry of Justice: Freud's death police station racial discrimination is caused by excessive use of martial arts</text:span>
</text:h>
      <text:p text:style-name="P4">
Author: 联合早报 (Person)</text:p>
      <text:p text:style-name="P4">
Publisher: 联合早报 (Organization)</text:p>
      <text:p text:style-name="P4">
Published Time: 2023-06-17T15:05</text:p>
      <text:p text:style-name="P4">
Modified Time: 2023-06-17T15:05</text:p>
      <text:p text:style-name="P4">
Description: The U.S. Department of Justice said that the Minnesota Mindani Police Director has long -term systemic issues such as racial discrimination, excessive use of force, and lack of accountability mechanisms, which has led to the death of African man George Floyd three years ago. Essence Reuters reports, beauty ...</text:p>
      <text:p text:style-name="P4">
Videos: []</text:p>
      <text:p text:style-name="P4">
Audios: []</text:p>
      <text:p text:style-name="P4">
Images: []</text:p>
      <text:p text:style-name="P4">
Type: NewsArticle</text:p>
      <text:p text:style-name="P4">
Breadcrumbs: ['即时', '国际']</text:p>
      <text:p text:style-name="P4">
Keywords: ['美国司法部', '警察', '种族歧视', '问责', '美国']</text:p>
      <!--METADATA-->
      <text:p text:style-name="P4">
The U.S. Department of Justice said that the Ministry of Minnesota Minius Police has long -term systemic issues such as racial discrimination, excessive use of force, and lack of accountability mechanisms, which leads to the death of <text:a xlink:type="simple" xlink:href="https://www.zaobao.com/realtime/world/story20210421-1141002" text:style-name="Internet_20_link" text:visited-style-name="Visited_20_Internet_20_Link">
African -American man GeorgeFlayd) three years ago. </text:a>
Essence</text:p>
      <text:p text:style-name="P4">
Reuters reports that the US Department of Justice issued a report on Friday (June 16) that the Minne Police Police Department often violates the constitutional rights of residents. After the method is prohibited, they often shoot to the public without the direct threat.</text:p>
      <text:p text:style-name="P4">
This 89 -page report was obtained after two years of full investigation, which confirmed that many citizens' complaints on the local police after the Freud case were true. Anti -human rights violations of human rights, ignoring the personal safety of law enforcement objects.</text:p>
      <text:p text:style-name="P4">
"We found that the Minne Police Police Department often used the force, including the fatal force, and the fatal force, and there was also the fatal force of the Minne Police Police Station. Use the Taser to use Taser. "</text:p>
      <text:p text:style-name="P4">
Galan said that the city of Minne Plus has agreed to reform the police department, and it is expected that many years of federal supervision will be expected.</text:p>
      <text:p text:style-name="P4">
On May 25, 2020, 46 -year -old Freud was on the streets of Minneta, Minnesota, and was kneeling for more than 9 minutes by white police officers and died of suffocation. Freud's death quickly set off the "black life of black people" that swept the United States, venting dissatisfaction with racial discrimination widespread racial discrimination in American society.</text:p>
      <text:p text:style-name="P4">
News Source: <text:a xlink:type="simple" xlink:href="https://www.zaobao.com.sg/realtime/world/story20230617-1405355" text:style-name="Internet_20_link" text:visited-style-name="Visited_20_Internet_20_Link">
https://www.zaobao.com.sg/realtime/world/story20230617-1405355</text:a>
</text:p>
      <!--NEWS-->
      <text:h text:style-name="P10" text:outline-level="1">
<text:span text:style-name="T4">
The U.S. party proposal cancels the small parcel duty -free SHEIN, TEMU and other Chinese e -commerce companies.</text:span>
</text:h>
      <text:p text:style-name="P4">
Author: chinese@voanews.com (李逸华)</text:p>
      <text:p text:style-name="P4">
Publisher: 美国之音中文网 (Type: NewsMediaOrganization)</text:p>
      <text:p text:style-name="P4">
Published Time: 2023-06-17T16:40:46+08:00</text:p>
      <text:p text:style-name="P4">
Modified Time: 2023-06-17 08:40:46Z</text:p>
      <text:p text:style-name="P4">
Description: The two -party members of the United States Congress of the United States launched a bill, which plans to terminate small parcels from China and Russia to continue to enjoy tax -free benefits. At the same time, the US customs and border law enforcement units must use the "small parcel duty -free" pipeline to enter the United States. Get more information. It is expected that if the bill is successfully passed, it will bring a huge impact on many large Chinese e -commerce companies including Shein and Pinduoduo Overseas TEMU.</text:p>
      <text:p text:style-name="P4">
Videos: []</text:p>
      <text:p text:style-name="P4">
Images: []</text:p>
      <text:p text:style-name="P4">
Categories: ['国会报道', '美国', '经济·金融·贸易', '美中关系', '美中贸易']</text:p>
      <text:p text:style-name="P4">
Type: None</text:p>
      <!--METADATA-->
      <text:p text:style-name="P4">
Nonenone</text:p>
      <text:p text:style-name="P4">
News Source: <text:a xlink:type="simple" xlink:href="https://www.voachinese.com/a/us-congress-members-introduce-bill-to-end-de-minimis-trade-loophole-20230616/7141360.html" text:style-name="Internet_20_link" text:visited-style-name="Visited_20_Internet_20_Link">
https://www.voachinese.com/a/us-congress-members-introduce-bill-to-end-de-minimis-trade-loophole-20230616/7141360.html</text:a>
</text:p>
      <!--NEWS-->
      <text:h text:style-name="P10" text:outline-level="1">
<text:span text:style-name="T4">
Blint will arrive in Beijing on Sunday to get a breakthrough in the breakthrough</text:span>
</text:h>
      <text:p text:style-name="P4">
Author: None</text:p>
      <text:p text:style-name="P4">
Publisher: Radio Free Asia (Organization)</text:p>
      <text:p text:style-name="P4">
Published Time: 2023-06-17T17:18:00-04:00</text:p>
      <text:p text:style-name="P4">
Modified Time: 2023-06-17T17:48: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4.612011in" draw:z-index="0">
<draw:image xlink:href="../Images/rfamandarin/2023-06-17T17-18-00-04-00/000000.png" xlink:type="simple" xlink:show="embed" xlink:actuate="onLoad" draw:mime-type="image/png"/>
</draw:frame>
U.S. Secretary of State Broskel went to China from the Andrew base in Maryland on the 16th. <text:a xlink:type="simple" xlink:href="https://www.rfa.org/mandarin/Xinwen/6-06172023171440.html/@@images/image" text:style-name="Internet_20_link" text:visited-style-name="Visited_20_Internet_20_Link">
</text:a>
Associated Press Picture</text:p>
      <text:p text:style-name="P4">
According to Reuters from Tokyo on June 18th, US Secretary of State Brosky will arrive in Beijing on Sunday. This is the first American senior diplomat to visit China in five years. The current bilateral relations are cold. The two worlds in the United States and China The biggest economy between the largest economy has gained any breakthrough prospects.</text:p>
      <text:p text:style-name="P4">
After the suspected Chinese spy balloon flying over the United States, Brincken postponed the visit in February this year, and he will become the highest -level U.S. government officials who have visited China since President Byphon in January 2021.</text:p>
      <text:p text:style-name="P4">
During his visit from June 18th to 19th, he is expected to meet with Wang Yi, director of the Office of the Chinese Foreign Minister Qin Gang and the director of the Office of the China Central Foreign Affairs Committee, may also meet with Xi Jinping, President of China, and strive to establish open and long -lasting communication. Channels to ensure that the strategic competition between the two countries is relieved and will not fall into conflict.</text:p>
      <text:p text:style-name="P4">
The other parts of the world will also pay close attention to this trip. After all, the upgrade of any dispute between the two superpowers may have an impact on the financial market, trade and global supply chain aspects.</text:p>
      <text:p text:style-name="P4">
"Both parties realize that we do need to establish high -level communication channels," a senior official of the US State Council told reporters while cheering in Tokyo on the way to Beijing.</text:p>
      <text:p text:style-name="P4">
"We are at an important node in the relationship between the two parties. I think it is very important to reduce the risk of misjudgment, or as our Chinese friends often say, to prevent the spiral of the relationship from falling," said the official.</text:p>
      <text:p text:style-name="P4">
The total deterioration of the relationship between the United States and China has triggered people's concerns, that is, they may have a military conflict on the autonomous Taiwan Island one day. China claims that Taiwan is its own. There are also differences in issues such as trade, semiconductor industry, and Beijing's human rights records.</text:p>
      <text:p text:style-name="P4">
Especially for neighbors of China to worry that despite the United States repeatedly tried, China is still reluctant to have regular military dialogues with Washington.</text:p>
      <text:p text:style-name="P4">
Before going to Beijing this Friday, Brinken said at a press conference that there were three main goals in this trip: the establishment of crisis management mechanisms, promoting the interests of the United States and its allies, and directly talking about related issues, and exploring potential cooperation areas.</text:p>
      <text:p text:style-name="P4">
"If we want to ensure that our competition with China will not evolve into a conflict like what we do, then your starting point is to communicate." He said that he would also propose that because Washington believes that it is a political motivation because of the political motivation. The charges of American citizens who are detained in China.</text:p>
      <text:p text:style-name="P4">
However, US officials diluted any expectations for major progress at the call of this visit earlier this week. Officials said that although Brinton's main goal will be a discussion of "frank, direct and constructive", it is unlikely to make breakthroughs on any major issues, including the issue of Finnini and Americans detained in China.</text:p>
      <text:p text:style-name="P4">
However, it is expected that Brintken's visit will pave the way for more bilateral meetings in the next few months, including US Treasury Secretary Yellen and the Minister of Commerce Raymond. This may also lay the foundation for Xi Jinping and Biden at the multilateral summit later.</text:p>
      <text:p text:style-name="P4">
The U.S. official also said that efforts to ensure that China ’s cooperation in Fantney will become a key project on the agenda. US officials said that China has always been reluctant to cooperate on this issue.</text:p>
      <text:p text:style-name="P4">
(Responsible editor: (：)</text:p>
      <text:p text:style-name="P4">
News Source: <text:a xlink:type="simple" xlink:href="https://www.rfa.org/mandarin/Xinwen/6-06172023171440.html" text:style-name="Internet_20_link" text:visited-style-name="Visited_20_Internet_20_Link">
https://www.rfa.org/mandarin/Xinwen/6-06172023171440.html</text:a>
</text:p>
      <!--NEWS-->
      <text:h text:style-name="P10" text:outline-level="1">
<text:span text:style-name="T4">
Cambodia has accused two Chinese people murdering South Korean Internet celebrities</text:span>
</text:h>
      <text:p text:style-name="P4">
Author: None</text:p>
      <text:p text:style-name="P4">
Publisher: Radio Free Asia (Organization)</text:p>
      <text:p text:style-name="P4">
Published Time: 2023-06-17T17:22:00-04:00</text:p>
      <text:p text:style-name="P4">
Modified Time: 2023-06-17T17:49: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5.527713in" draw:z-index="0">
<draw:image xlink:href="../Images/rfamandarin/2023-06-17T17-22-00-04-00/000000.png" xlink:type="simple" xlink:show="embed" xlink:actuate="onLoad" draw:mime-type="image/png"/>
</draw:frame>
Byun Ah-Yeong, also known as Bjahylyeong, is the net red lovery_ahyeong instagram popular in Korean popular AFREEECATV</text:p>
      <text:p text:style-name="P4">
According to the Cambodian group reported on the 16th, South Korean Internet celebrity Byun Ah-Yeong died after receiving injection in a non-photos clinic in Phnom Penh, Cambodia.</text:p>
      <text:p text:style-name="P4">
A Cambodian court accused two Chinese citizens' torture and murder of the Korean Internet celebrities found in the suburbs of Phnom Penh this month.</text:p>
      <text:p text:style-name="P4">
According to Agence France-Presse, Byun Ah-Yeong, also known as BJ AHyeong, is a popular AFREECATV Internet celebrity in South Korea. She has more than 250,000 fans on Instagram. According to media reports, she is 33 years old.</text:p>
      <text:p text:style-name="P4">
Court spokesman Plang Sophal told the local media that two Chinese Lai Wenshao, 30 and cai huijuan, 39 years old, were charged with murder.</text:p>
      <text:p text:style-name="P4">
Agence France-Presse quoted a police report that the two Chinese people testified that Byun Ah-Yeong had seizures and died while receiving treatment at their clinic on June 4, and they abandoned her body.</text:p>
      <text:p text:style-name="P4">
If they are convicted, they may face life imprisonment.</text:p>
      <text:p text:style-name="P4">
Sok Sambath, Chief of Boeung Keng Kang, in Phnom Penh, told the Cambodian group in this Cambodian group that LAI and CAI clinics have been operating unlicensed.</text:p>
      <text:p text:style-name="P4">
"We closed the clinic," he said, but refused to answer questions about how to allow them to open without a license, but just said that they had already begun before he took office.</text:p>
      <text:p text:style-name="P4">
The local police director Sar thet told Radio Liberty that according to police investigations, "the couple injected a" something "to a Korean lady, and then she died."</text:p>
      <text:p text:style-name="P4">
Cambodian doctor Quach Mengly told Liberty Radio that the incident may be caused by improper anesthesia.</text:p>
      <text:p text:style-name="P4">
Yong Kim English, the local PDP-CENTER non-governmental organization chairman, told Radio Liberty that the Ministry of Health did not effectively take action on unlicensed medical clinics, which caused several recent patients to die.</text:p>
      <text:p text:style-name="P4">
He said the incident may scare foreigners who want to seek medical treatment in Cambodia.</text:p>
      <text:p text:style-name="P4">
SOEUNG Sengkaruna, a spokesman for the Cambodian Human Rights and Development Association, urged the authorities to conduct a thorough investigation to find the true cause of death to restore the public's trust in Cambodia's medical services.</text:p>
      <text:p text:style-name="P4">
"The relevant authorities and the Ministry of Health need to investigate the case," he said. "We want to find out whether this is a medical accident or a lack of skills in medical service providers."</text:p>
      <text:p text:style-name="P4">
(Responsible editor: (：)</text:p>
      <ol>
        <li>
Kim Jong -un attended the ruling party conference, the US submarine arrived in Busan, South Korea</li>
      </ol>
      <text:p text:style-name="P4">
North Korean leader Kim Jong -un attended the eighth plenary meeting of the Eighth Central Committee of the Labor Party on June 16 to discuss how to improve its economy and review its national defense strategy. At the same time, the army of the United States and South Korea is conducting training in response to the threat of North Korea. The United States sent the Michigen nuclear -powered submarine to the waters of the Korean Peninsula. This is the latest military display of North Korea's allies on North Korea, and it also marks the implementation stage of the "Washington Declaration" signed by the United States and South Korea this year.</text:p>
      <text:p text:style-name="P4">
Comprehensive foreign news reported on the 17th that in recent months, North Korea has increased the testing of nuclear capacity missiles. On Friday, the day before the US Navy Michigan's submarine arrived in Busan, South Korea, North Korea launched two short -range ballistic missiles to its eastern waters to respond to the US -South Korea -South -South Korea -and -South Real shot firing exercise held near the North Korean border this week.</text:p>
      <text:p text:style-name="P4">
The US military's deployment of Michigan echoed the exercise of the United States and South Korea's navy in the plan, focusing on strengthening their special actions and joint combat capabilities. This is also the latest joint training to cope with the growing threat of North Korea.</text:p>
      <text:p text:style-name="P4">
The Pyongyang government condemned this joint exercise as an "invasion exercise", and on the other hand, North Korea also used the continuous expanded US -South Korea exercises as an excuse to strengthen its own weapon display, including testing about 100 missiles since 2022. The weapons tested by North Korea this year include a new type of solid fuel -containment missile in the United States, as well as various short -range weapons against South Korea and Japan.</text:p>
      <text:p text:style-name="P4">
(Responsible editor: (：)</text:p>
      <text:p text:style-name="P4">
News Source: <text:a xlink:type="simple" xlink:href="https://www.rfa.org/mandarin/Xinwen/7-06172023172003.html" text:style-name="Internet_20_link" text:visited-style-name="Visited_20_Internet_20_Link">
https://www.rfa.org/mandarin/Xinwen/7-06172023172003.html</text:a>
</text:p>
      <!--NEWS-->
      <text:h text:style-name="P10" text:outline-level="1">
<text:span text:style-name="T4">
Kim Jong -un attended the ruling party conference, the US submarine arrived in Busan, South Korea</text:span>
</text:h>
      <text:p text:style-name="P4">
Author: None</text:p>
      <text:p text:style-name="P4">
Publisher: Radio Free Asia (Organization)</text:p>
      <text:p text:style-name="P4">
Published Time: 2023-06-17T17:29:45-04:00</text:p>
      <text:p text:style-name="P4">
Modified Time: 2023-06-17T17:29: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4.623178in" draw:z-index="0">
<draw:image xlink:href="../Images/rfamandarin/2023-06-17T17-29-45-04-00/000000.png" xlink:type="simple" xlink:show="embed" xlink:actuate="onLoad" draw:mime-type="image/png"/>
</draw:frame>
The picture shows a picture photo of the US Navy ballistic missile submarine Michigan's arrival in Busan Port many years ago. <text:a xlink:type="simple" xlink:href="https://www.rfa.org/mandarin/Xinwen/8-06172023172406.html/@@images/image" text:style-name="Internet_20_link" text:visited-style-name="Visited_20_Internet_20_Link">
</text:a>
Mass Communication Specialist 2nd Class Jermaine Ralliford/U.S. Navy Via AP</text:p>
      <text:p text:style-name="P4">
North Korean leader Kim Jong -un attended the eighth plenary meeting of the Eighth Central Committee of the Labor Party on June 16 to discuss how to improve its economy and review its national defense strategy. At the same time, the army of the United States and South Korea is conducting training in response to the threat of North Korea. The United States sent the Michigen nuclear -powered submarine to the waters of the Korean Peninsula. This is the latest military display of North Korea's allies on North Korea, and it also marks the implementation stage of the "Washington Declaration" signed by the United States and South Korea this year.</text:p>
      <text:p text:style-name="P4">
Comprehensive foreign news reported on the 17th that in recent months, North Korea has increased the testing of nuclear capacity missiles. On Friday, the day before the US Navy Michigan's submarine arrived in Busan, South Korea, North Korea launched two short -range ballistic missiles to its eastern waters to respond to the US -South Korea -South -South Korea -and -South Real shot firing exercise held near the North Korean border this week.</text:p>
      <text:p text:style-name="P4">
The US military's deployment of Michigan echoed the exercise of the United States and South Korea's navy in the plan, focusing on strengthening their special actions and joint combat capabilities. This is also the latest joint training to cope with the growing threat of North Korea.</text:p>
      <text:p text:style-name="P4">
The Pyongyang government condemned this joint exercise as an "invasion exercise", and on the other hand, North Korea also used the continuous expanded US -South Korea exercises as an excuse to strengthen its own weapon display, including testing about 100 missiles since 2022. The weapons tested by North Korea this year include a new type of solid fuel -containment missile in the United States, as well as various short -range weapons against South Korea and Japan.</text:p>
      <text:p text:style-name="P4">
(Responsible editor: (：)</text:p>
      <text:p text:style-name="P4">
News Source: <text:a xlink:type="simple" xlink:href="https://www.rfa.org/mandarin/Xinwen/8-06172023172406.html" text:style-name="Internet_20_link" text:visited-style-name="Visited_20_Internet_20_Link">
https://www.rfa.org/mandarin/Xinwen/8-06172023172406.html</text:a>
</text:p>
      <!--NEWS-->
      <text:h text:style-name="P10" text:outline-level="1">
<text:span text:style-name="T4">
Blingken's visit to the Minister of Foreign Minister of Japan and South Korea reiterated its firm defense commitment</text:span>
</text:h>
      <text:p text:style-name="P4">
Publisher: 法新社</text:p>
      <text:p text:style-name="P4">
Published Time: 2023-06-17T17:32:08+00:00</text:p>
      <text:p text:style-name="P4">
Modified Time: 2023-06-17T19:20:03+00:00</text:p>
      <text:p text:style-name="P4">
Description: (Agence France -Presse, Washington, 17th) Antony Blinken, US Secretary of State, talked with South Korea and Japanese Foreign Minister today, and reiterated the importance of "continuing cooperation between the three parties" on the eve of visiting Beij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617581in" draw:z-index="0">
<draw:image xlink:href="../Images/rficn/2023-06-17T17-32-08-00-00/000000.png" xlink:type="simple" xlink:show="embed" xlink:actuate="onLoad" draw:mime-type="image/png"/>
</draw:frame>
Agence France -Presse reported that the US State Department spokesman Matthew Miller pointed out through a statement that Brinton once again reiterated the "firm commitment" of the United States to defend South Korea with South Korean Foreign Minister Parkjin.</text:p>
      <text:p text:style-name="P4">
Miller said, "Secretary of State and (South Korea) Foreign Ministers condemned North Korea to continue to illegally launch ballistic missiles, and pointed out that China needs to use its influence to encourage Pyongyang to carry out serious and sustainable diplomacy."</text:p>
      <text:p text:style-name="P4">
Blint also reiterated his "firm commitment" to the Japanese Minister of Foreign Affairs, Yoshimasa Hayashi, and "condemned North Korea to continue to illegally launch ballistic missiles to Japan.</text:p>
      <text:p text:style-name="P4">
The United States, Japan, and South Korea issued a joint statement on the 15th to condemn North Korea for launching two short -range ballistic missiles. Not long before, Pyongyang threatened to respond to the United States and South Korea United Military exercises in the United States and South Korea.</text:p>
      <text:p text:style-name="P4">
The three -party statement reflects that the relationship between Japan and South Korea is increasingly ease. This is the main diplomatic goal of the Bayeng government in the region and the increasing influence of China.</text:p>
      <text:p text:style-name="P4">
Blinden will restart the visit to the middle of the year from the 18th to 19th due to the Chinese reconnaissance balloon incident. This is the first time he visited China as a Secretary of State. It was also the first visit to the US high -level diplomats after nearly 5 years.</text:p>
      <text:p text:style-name="P4">
Biden told media reporters this morning that he hoped that "in the future" would meet with Chinese President Xi Jinping to discuss "reasonable differences between us and how to get along."</text:p>
      <text:p text:style-name="P4">
News Source: <text:a xlink:type="simple" xlink:href="https://www.rfi.fr/cn/%E5%9B%BD%E9%99%85%E6%8A%A5%E9%81%93/20230617-%E5%B8%83%E6%9E%97%E8%82%AF%E8%AE%BF%E4%B8%AD%E5%89%8D%E4%B8%8E%E6%97%A5%E9%9F%A9%E5%A4%96%E9%95%BF%E8%B0%88%E8%AF%9D-%E9%87%8D%E7%94%B3%E5%9D%9A%E5%AE%9A%E9%98%B2%E5%8D%AB%E6%89%BF%E8%AF%BA" text:style-name="Internet_20_link" text:visited-style-name="Visited_20_Internet_20_Link">
https://www.rfi.fr/cn/%E5%9B%BD%E9%99%85%E6%8A%A5%E9%81%93/20230617-%E5%B8%83%E6%9E%97%E8%82%AF%E8%AE%BF%E4%B8%AD%E5%89%8D%E4%B8%8E%E6%97%A5%E9%9F%A9%E5%A4%96%E9%95%BF%E8%B0%88%E8%AF%9D-%E9%87%8D%E7%94%B3%E5%9D%9A%E5%AE%9A%E9%98%B2%E5%8D%AB%E6%89%BF%E8%AF%BA</text:a>
</text:p>
      <!--NEWS-->
      <text:h text:style-name="P10" text:outline-level="1">
<text:span text:style-name="T4">
Democratic Progressive Party: The Straits Forum is a helpless health and orderly exchange for the united front platform</text:span>
</text:h>
      <text:p text:style-name="P4">
Author: None</text:p>
      <text:p text:style-name="P4">
Publisher: Radio Free Asia (Organization)</text:p>
      <text:p text:style-name="P4">
Published Time: 2023-06-17T17:40:55-04:00</text:p>
      <text:p text:style-name="P4">
Modified Time: 2023-06-17T17:40: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6.197739in" draw:z-index="0">
<draw:image xlink:href="../Images/rfamandarin/2023-06-17T17-40-55-04-00/000000.png" xlink:type="simple" xlink:show="embed" xlink:actuate="onLoad" draw:mime-type="image/png"/>
</draw:frame>
The Democratic Progressive Party of Taiwan said on the 17th that the Straits Forum is the CPC's annual large -scale Taiwan united front platform. The picture shows the DPP's party emblem. <text:a xlink:type="simple" xlink:href="https://www.rfa.org/mandarin/Xinwen/9-06172023173048.html/@@images/image" text:style-name="Internet_20_link" text:visited-style-name="Visited_20_Internet_20_Link">
</text:a>
Wikipedia</text:p>
      <text:p text:style-name="P4">
The 15th Straits Forum Conference was held in Xiamen, Fujian on the 17th. Xi Jinping, the General Secretary of the Communist Party of China, sent a congratulatory letter, saying that it would continue to promote cross -strait economic and cultural exchanges and cooperation, deepen the integration and development of various fields on both sides of the strait, jointly promote Chinese culture, and promote the sync from compatriots on both sides of the strait.</text:p>
      <text:p text:style-name="P4">
According to the Central News Agency, the Taiwan Democratic Progressive Party said on the 17th that the Straits Forum was the CPC's annual large -scale Taiwan United Front platform. Don't try to destroy Taiwan's democracy and freedom, and endanger the peace and stability of the Taiwan Strait.</text:p>
      <text:p text:style-name="P4">
Representatives of the Kuomintang, the People's Party, and the New Party invited political parties such as the Kuomintang, the people, and the New Party to China to attend the 15th "Straits Forum" and declared that "the general trend of cross -strait exchanges is unstoppable" and "hope to maintain the peace of the Taiwan Strait in the island."</text:p>
      <text:p text:style-name="P4">
The report of the Central News Agency quoted the DPP issued a press release saying that on the one hand this year, the CCP authorities emphasized the "big communication" of cross -strait "big exchanges", but it is still an obvious "united war" with political purposes. The Taiwan Strait is stable and peaceful. Such a "hard and hard two -handed strategy" completely helpless the healthy and orderly exchanges on both sides of the strait.</text:p>
      <text:p text:style-name="P4">
The Democratic Progressive Party emphasized that the Communist Party of China publicly invited the Kuomintang, the people's party, and the new party to participate in the Straits Forum. In person, he listened to the Chinese Communist Party's senior officials of the Communist Party of China, Wang Huning, Chairman of the National Committee of the Chinese People's Political Consultative Conference, Chairman of the National Committee of the Chinese People's Political Consultative Conference, and Song Tao, director of the Taiwan Affairs Office of the State Council of China. In shape the illusion of "Taiwan's Public Opinion", and using Taiwanese political parties to endorse their political claims for its "one China" and "one country, two systems".</text:p>
      <text:p text:style-name="P4">
The Democratic Progressive Party calls on the current biggest threat to peace in Taiwan, which is the military instability, diplomatic suppression and economic coercion that are constantly rising from the Chinese authorities. Relevant party representatives should express protests for the CCP officials such as Wang Huning and Song Tao. And requires it to stop immediately, and do not try to destroy Taiwan's democracy and freedom, and endanger the peace and stability of the Taiwan Strait.</text:p>
      <text:p text:style-name="P4">
(Responsible editor: (：)</text:p>
      <text:p text:style-name="P4">
News Source: <text:a xlink:type="simple" xlink:href="https://www.rfa.org/mandarin/Xinwen/9-06172023173048.html" text:style-name="Internet_20_link" text:visited-style-name="Visited_20_Internet_20_Link">
https://www.rfa.org/mandarin/Xinwen/9-06172023173048.html</text:a>
</text:p>
      <!--NEWS-->
      <text:h text:style-name="P10" text:outline-level="1">
<text:span text:style-name="T4">
The official simulation exercise of high temperature breaking records in many places in many places in China should stop power</text:span>
</text:h>
      <text:p text:style-name="P4">
Author: None</text:p>
      <text:p text:style-name="P4">
Publisher: Radio Free Asia (Organization)</text:p>
      <text:p text:style-name="P4">
Published Time: 2023-06-17T17:47:22-04:00</text:p>
      <text:p text:style-name="P4">
Modified Time: 2023-06-17T17:47: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4.612011in" draw:z-index="0">
<draw:image xlink:href="../Images/rfamandarin/2023-06-17T17-47-22-04-00/000000.png" xlink:type="simple" xlink:show="embed" xlink:actuate="onLoad" draw:mime-type="image/png"/>
</draw:frame>
On the 17th, Beijing's high temperature exceeded more than 37.8 degrees. A man walking on the shopping street walkway hijacked with a handkerchief. <text:a xlink:type="simple" xlink:href="https://www.rfa.org/mandarin/Xinwen/10-06172023174207.html/@@images/image" text:style-name="Internet_20_link" text:visited-style-name="Visited_20_Internet_20_Link">
</text:a>
Associated Press Picture</text:p>
      <text:p text:style-name="P4">
There are high temperatures in China in many places, and the use of electricity to use continuously increases, bringing pressure on power supply. Following a few days ago, many cities have released the "Power Sales Initiative", the National Energy Administration of China has implemented "emergency exercises" in many places to simulate the situation of power outages and power control.</text:p>
      <text:p text:style-name="P4">
According to Reuters, since March this year, China has experienced high temperatures different from the normal situation in previous years from south to north. Meteorological experts predict that the extreme weather situations encountered throughout the country this year may exceed the high temperature weather that lasted more than two months last year.</text:p>
      <text:p text:style-name="P4">
The report quoted the official data pointed out that the high temperature of 40 degrees Celsius in Shijiazhuang, Hebei Province on the 15th, Zhangjiakou and Chengde also broke the high temperature records of the local June; on the morning of the 16th, the Central Meteorological Bureau of China released a series of high -temperature alerts, of which Beijing was targeted at Beijing. The forecast shows that the high temperature from 37 to 39 degrees will last until the 24th; the Tianjin Meteorological Observatory will</text:p>
      <text:p text:style-name="P4">
The level is raised to red, and the temperature is expected to reach 40 degrees.</text:p>
      <text:p text:style-name="P4">
According to the Central News Agency, in addition to the exercise, a number of industrial and refining cities that have recently faced the expansion of power gaps in southern China have released initiatives, calling on the public to save power, and at the same time, they are required to "lead by examples". Indoor air conditioners must not be lower than 26 degrees.</text:p>
      <text:p text:style-name="P4">
(Responsible editor: (：)</text:p>
      <text:p text:style-name="P4">
News Source: <text:a xlink:type="simple" xlink:href="https://www.rfa.org/mandarin/Xinwen/10-06172023174207.html" text:style-name="Internet_20_link" text:visited-style-name="Visited_20_Internet_20_Link">
https://www.rfa.org/mandarin/Xinwen/10-06172023174207.html</text:a>
</text:p>
      <!--NEWS-->
      <text:h text:style-name="P10" text:outline-level="1">
<text:span text:style-name="T4">
Biden: Ukraine's road to NATO will have no shortcuts to go</text:span>
</text:h>
      <text:p text:style-name="P4">
Publisher: 法新社</text:p>
      <text:p text:style-name="P4">
Published Time: 2023-06-17T19:32:08+00:00</text:p>
      <text:p text:style-name="P4">
Modified Time: 2023-06-17T19:05:02+00:00</text:p>
      <text:p text:style-name="P4">
Description: (Agence France -Presse, Washington, 17th) U.S. President Biden said today that despite Russia's full invasion of Ukraine, the United States will not make special arrangements for Ukraine to join the North Atlantic Convention (NATO) Military Allia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617581in" draw:z-index="0">
<draw:image xlink:href="../Images/rficn/2023-06-17T19-32-08-00-00/000000.png" xlink:type="simple" xlink:show="embed" xlink:actuate="onLoad" draw:mime-type="image/png"/>
</draw:frame>
Agence France -Presse reported that Biden told the media reporter near Washington, "They (Ukraine) must meet the same standards, so we will not make it easier for this (join NATO)."</text:p>
      <text:p text:style-name="P4">
NATO leaders are scheduled to hold a summit next month in the Capricorn capital Vilnius.</text:p>
      <text:p text:style-name="P4">
NATO Secretary-General Jens Stoltenberg said in Brussels yesterday that NATO leaders planned to hold the first NATO-Ukraine Council meeting with the NATO-Ukraine Council in Lithuania.</text:p>
      <text:p text:style-name="P4">
Stolten Berg pointed out that the meeting will make Kiev get a more equal position on the negotiating table to "negotiate and make a decision on security issues."</text:p>
      <text:p text:style-name="P4">
He also said that although NATO will strengthen the political relationship with Ukraine at the summit, he will not discuss the identity of Kiev.</text:p>
      <text:p text:style-name="P4">
He emphasized, "We will not discuss the invitation to invite Ukraine to join at the Vernis Summit, but will discuss how to make Ukraine closer to NATO."</text:p>
      <text:p text:style-name="P4">
"I believe we will find the appropriate solution and consensus."</text:p>
      <text:p text:style-name="P4">
NATO's Eastern European member states have been promoted to join in Ukraine to formulate a more complete roadmap, but major allies such as the United States and Germany have been reluctant to break through the vague promise of Ji Fu in 2014.</text:p>
      <text:p text:style-name="P4">
However, German Defense Minister of Defense Boris Pistorius said yesterday that if Ukraine is finally ready to join, it may relax the qualification requirements of some member states.</text:p>
      <text:p text:style-name="P4">
News Source: <text:a xlink:type="simple" xlink:href="https://www.rfi.fr/cn/%E5%9B%BD%E9%99%85%E6%8A%A5%E9%81%93/20230617-%E6%8B%9C%E7%99%BB-%E4%B9%8C%E5%85%8B%E5%85%B0%E5%8A%A0%E5%85%A5%E5%8C%97%E7%BA%A6%E4%B9%8B%E8%B7%AF-%E5%B0%86%E6%97%A0%E6%8D%B7%E5%BE%84%E5%8F%AF%E8%B5%B0" text:style-name="Internet_20_link" text:visited-style-name="Visited_20_Internet_20_Link">
https://www.rfi.fr/cn/%E5%9B%BD%E9%99%85%E6%8A%A5%E9%81%93/20230617-%E6%8B%9C%E7%99%BB-%E4%B9%8C%E5%85%8B%E5%85%B0%E5%8A%A0%E5%85%A5%E5%8C%97%E7%BA%A6%E4%B9%8B%E8%B7%AF-%E5%B0%86%E6%97%A0%E6%8D%B7%E5%BE%84%E5%8F%AF%E8%B5%B0</text:a>
</text:p>
      <!--NEWS-->
      <text:h text:style-name="P10" text:outline-level="1">
<text:span text:style-name="T4">
Malacca Tesla publicly recruit nearly 3,000 people to compete for five positions</text:span>
</text:h>
      <text:p text:style-name="P4">
Author: 联合早报 (Person)</text:p>
      <text:p text:style-name="P4">
Publisher: 联合早报 (Organization)</text:p>
      <text:p text:style-name="P4">
Published Time: 2023-06-17T19:49</text:p>
      <text:p text:style-name="P4">
Modified Time: 2023-06-17T19:49</text:p>
      <text:p text:style-name="P4">
Description: Tesla Malaysia publicly recruited talents on Saturday (June 17) to attract about 3,000 people to compete for five positions. "Nanyang Business Daily" reported that Malaysia Tesla was from 12 noon to 4 pm on Saturday, in CY ...</text:p>
      <text:p text:style-name="P4">
Videos: []</text:p>
      <text:p text:style-name="P4">
Audios: []</text:p>
      <text:p text:style-name="P4">
Images: []</text:p>
      <text:p text:style-name="P4">
Type: NewsArticle</text:p>
      <text:p text:style-name="P4">
Breadcrumbs: ['即时', '国际']</text:p>
      <text:p text:style-name="P4">
Keywords: ['特斯拉', '马来西亚', '人才']</text:p>
      <!--METADATA-->
      <text:p text:style-name="P4">
Tesla Malaysia publicly recruited talents on Saturday (June 17) to attract about 3,000 people to compete for five positions.</text:p>
      <text:p text:style-name="P4">
The Nanyang Commercial Daily reported that Malacca Tesla held an open recruitment activity at the office building of Cyberview Co., Ltd. in Cyberview Co., Ltd. As of 12:30 noon, nearly 3,000 people lined up outside the building waiting for the interview with the scorching sun.</text:p>
      <text:p text:style-name="P4">
When CyberView Co., Ltd.'s strategic communication and business marketing director, Erz Susfia said that the public recruitment activity started at 12 noon, but the interviewer began to queue up at 8 am. Due to the hot weather, the company sent mineral water and ice cream to relieve the heat.</text:p>
      <text:p text:style-name="P4">
The Ministry of Malaysia Investment, Trade and Industry approved the establishment of facilities such as the operation headquarters, Tesla experience centers, service centers, and ultra -low charging stations networks in Malaysia in Malaysia. Tesla subsequently launched a talent recruitment activity to provide as many as 16 position applications.</text:p>
      <text:p text:style-name="P4">
According to reports, these 16 positions include supplier industrialization engineers, office administrators, senior human resources partners, parts consultants, vehicle technicians, store managers, senior accounting, information technology (IT) technical personnel, etc.</text:p>
      <text:p text:style-name="P4">
The recruitment poster of the Malacca Tesla shows that there are five positions to go to the door for interviews, namely sales or internal sales consultants, corporate sales consultants, transport consultants, customer service commissioners and after -sales service consultants.</text:p>
      <text:p text:style-name="P4">
News Source: <text:a xlink:type="simple" xlink:href="https://www.zaobao.com.sg/realtime/world/story20230617-1405385" text:style-name="Internet_20_link" text:visited-style-name="Visited_20_Internet_20_Link">
https://www.zaobao.com.sg/realtime/world/story20230617-1405385</text:a>
</text:p>
      <!--NEWS-->
      <text:h text:style-name="P10" text:outline-level="1">
<text:span text:style-name="T4">
Next week, Muyudin hopes that Kelly will join the Tuling Party</text:span>
</text:h>
      <text:p text:style-name="P4">
Author: 联合早报 (Person)</text:p>
      <text:p text:style-name="P4">
Publisher: 联合早报 (Organization)</text:p>
      <text:p text:style-name="P4">
Published Time: 2023-06-17T21:09</text:p>
      <text:p text:style-name="P4">
Modified Time: 2023-06-17T21:10</text:p>
      <text:p text:style-name="P4">
Description: Muyading, chairman of the National Alliance of Malaysia in the wild camp, confirmed that he would meet with Kelly, the Ministry of Sanitary Department next week, and hoped that the other party could join the indigenous unity party. Mu Yuding is also the chairman of the Tuling Party. He was the Party Department of the Penang Democratic Party on Saturday (June 17) for the Penang National League Conference and campaign ...</text:p>
      <text:p text:style-name="P4">
Videos: []</text:p>
      <text:p text:style-name="P4">
Audios: []</text:p>
      <text:p text:style-name="P4">
Images: []</text:p>
      <text:p text:style-name="P4">
Type: NewsArticle</text:p>
      <text:p text:style-name="P4">
Breadcrumbs: ['即时', '国际']</text:p>
      <text:p text:style-name="P4">
Keywords: ['慕尤丁', '凯利', '国民联盟', '土著团结党']</text:p>
      <!--METADATA-->
      <text:p text:style-name="P4">
Malaysia, the chairman of the National Alliance of Malaysia, confirmed that <text:a xlink:type="simple" xlink:href="https://www.zaobao.com.sg/realtime/world/story20230610-1403073" text:style-name="Internet_20_link" text:visited-style-name="Visited_20_Internet_20_Link">
he will meet with the Ministry of Sanitary Ministry of Health in the next week</text:a>
And hope that the other party can join the indigenous unity party.</text:p>
      <text:p text:style-name="P4">
Mu Yuding is also the chairman of the Tuling Party. He was on Saturday (June 17) at the Penang Democratic Party Party Department to answer the reporter's question after presiding the promotion ceremony for the Penang National League Conference and the campaign agency, "I have set the date, and he (Kelly) agrees to see me next week. . He is a smart person, and currently wait for his decision. "</text:p>
      <text:p text:style-name="P4">
However, Muyudin did not explain the details and place of the two people's meeting.</text:p>
      <text:p text:style-name="P4">
Kelly revealed on June 9 that he would meet with Muyudin this week and <text:a xlink:type="simple" xlink:href="https://www.zaobao.com.sg/news/sea/story20230525-1398208" text:style-name="Internet_20_link" text:visited-style-name="Visited_20_Internet_20_Link">
Discuss whether to join the Tuling Party</text:a>
Essence However, there are no news that two people have met so far.</text:p>
      <text:p text:style-name="P4">
After Kelly was expelled from UMNO this year, he attracted much attention. It was also the former Prime Minister Muyudin confirmed last month that he had stretched out an olive branch and invited Kelly to join the Tuling Party, but Kelly did not answer.</text:p>
      <text:p text:style-name="P4">
News Source: <text:a xlink:type="simple" xlink:href="https://www.zaobao.com.sg/realtime/world/story20230617-1405395" text:style-name="Internet_20_link" text:visited-style-name="Visited_20_Internet_20_Link">
https://www.zaobao.com.sg/realtime/world/story20230617-1405395</text:a>
</text:p>
      <!--NEWS-->
      <text:h text:style-name="P10" text:outline-level="1">
<text:span text:style-name="T4">
Suspected of planning to murder the reporter's ruling party of Bangladesh was arrested</text:span>
</text:h>
      <text:p text:style-name="P4">
Author: 联合早报 (Person)</text:p>
      <text:p text:style-name="P4">
Publisher: 联合早报 (Organization)</text:p>
      <text:p text:style-name="P4">
Published Time: 2023-06-17T21:38</text:p>
      <text:p text:style-name="P4">
Modified Time: 2023-06-17T21:38</text:p>
      <text:p text:style-name="P4">
Description: A leader of the Bangladesh's ruling party was arrested by the police suspected of planning murder and was arrested by the police. Agence France -Presse reported that Bangladesh Police issued a statement on Saturday (June 17) that the police started a search operation throughout the country and arrested Mahmuru in the border area near India ...</text:p>
      <text:p text:style-name="P4">
Videos: []</text:p>
      <text:p text:style-name="P4">
Audios: []</text:p>
      <text:p text:style-name="P4">
Images: []</text:p>
      <text:p text:style-name="P4">
Type: NewsArticle</text:p>
      <text:p text:style-name="P4">
Breadcrumbs: ['即时', '国际']</text:p>
      <text:p text:style-name="P4">
Keywords: ['孟加拉', '谋杀']</text:p>
      <!--METADATA-->
      <text:p text:style-name="P4">
A leader of the Bangladesh's ruling party was arrested by the police suspected of planning murder and was arrested by the police.</text:p>
      <text:p text:style-name="P4">
Agence France -Presse reported that the Bangladesh police issued a statement on Saturday (June 17) that the police started a search operation throughout the country and arrested Mahmudul Alambabu in the border area near India.</text:p>
      <text:p text:style-name="P4">
Machu Dudu, 50, was accused of planning a murder of a reporter Golam Rabbaninadim on Wednesday (14th). Gulam was beaten by a group of men in the house of Jamalpur in northeastern Bangladesh and was not treated after being sent to hospital.</text:p>
      <text:p text:style-name="P4">
Local police director Rana said that Mach Murdul was dissatisfied with a recent series of reports on his child care disputes in his divorce and chose to retaliate.</text:p>
      <text:p text:style-name="P4">
La Na added that a reporter saw Maguru Duder at the scene where Gulam was beaten. "He is the number one suspect for this reporter's murder."</text:p>
      <text:p text:style-name="P4">
La Na said Maguru Dudu was the secretary -general of the local branch of the ruling party. After Mahmurdul was listed as a suspect, the People's Alliance had expelled him from the party. Another six were arrested for this murder.</text:p>
      <text:p text:style-name="P4">
After the murder, local reporters held protests asking the authorities to arrest the murderer.</text:p>
      <text:p text:style-name="P4">
News Source: <text:a xlink:type="simple" xlink:href="https://www.zaobao.com.sg/realtime/world/story20230617-1405401" text:style-name="Internet_20_link" text:visited-style-name="Visited_20_Internet_20_Link">
https://www.zaobao.com.sg/realtime/world/story20230617-1405401</text:a>
</text:p>
      <!--NEWS-->
      <text:h text:style-name="P10" text:outline-level="1">
<text:span text:style-name="T4">
The Italian government ruled that Pirelli China's largest shareholder has no right to appoint the company's CEO</text:span>
</text:h>
      <text:p text:style-name="P4">
Author: chinese@voanews.com (松仁)</text:p>
      <text:p text:style-name="P4">
Publisher: 美国之音中文网 (Type: NewsMediaOrganization)</text:p>
      <text:p text:style-name="P4">
Published Time: 2023-06-17T22:21:52+08:00</text:p>
      <text:p text:style-name="P4">
Modified Time: 2023-06-17 14:33:39Z</text:p>
      <text:p text:style-name="P4">
Description: The Italian government ruled that the largest Chinese shareholders of Pirelli, the famous Italian tire company, had no right to appoint the company's CEO. This is also part of the Right -wing government announced by the Italian right -wing government this week. Pirellium and its management independent measures.</text:p>
      <text:p text:style-name="P4">
Videos: []</text:p>
      <text:p text:style-name="P4">
Images: []</text:p>
      <text:p text:style-name="P4">
Categories: ['法律', '欧洲', '中国']</text:p>
      <text:p text:style-name="P4">
Type: None</text:p>
      <!--METADATA-->
      <text:p text:style-name="P4">
Nonenone</text:p>
      <text:p text:style-name="P4">
News Source: <text:a xlink:type="simple" xlink:href="https://www.voachinese.com/a/italy-rules-pirelli-s-chinese-top-investor-cannot-choose-ceo-20230617/7141512.html" text:style-name="Internet_20_link" text:visited-style-name="Visited_20_Internet_20_Link">
https://www.voachinese.com/a/italy-rules-pirelli-s-chinese-top-investor-cannot-choose-ceo-20230617/7141512.html</text:a>
</text:p>
      <!--NEWS-->
      <text:h text:style-name="P10" text:outline-level="1">
<text:span text:style-name="T4">
The Emperor Japanese Emperor arrived in Indonesia and launched a formal visit</text:span>
</text:h>
      <text:p text:style-name="P4">
Author: 联合早报 (Person)</text:p>
      <text:p text:style-name="P4">
Publisher: 联合早报 (Organization)</text:p>
      <text:p text:style-name="P4">
Published Time: 2023-06-17T22:31</text:p>
      <text:p text:style-name="P4">
Modified Time: 2023-06-17T22:31</text:p>
      <text:p text:style-name="P4">
Description: The Japanese emperor Deren and Queen Yako, on Saturday (June 17), took a government plane from Tokyo Haneda Airport and went to Indonesia for a seven -day official visit. Kyodo News reported that this is the first time that Deren has been in foreign visits for the purpose of international friendship in 2019. Also ...</text:p>
      <text:p text:style-name="P4">
Videos: []</text:p>
      <text:p text:style-name="P4">
Audios: []</text:p>
      <text:p text:style-name="P4">
Images: []</text:p>
      <text:p text:style-name="P4">
Type: NewsArticle</text:p>
      <text:p text:style-name="P4">
Breadcrumbs: ['即时', '国际']</text:p>
      <text:p text:style-name="P4">
Keywords: ['日本天皇', '印度尼西亚', '出访']</text:p>
      <!--METADATA-->
      <text:p text:style-name="P4">
The Japanese emperor Deren and Queen Yako, on Saturday (June 17), took a government plane from Tokyo Haneda Airport and went to Indonesia for a seven -day official visit.</text:p>
      <text:p text:style-name="P4">
Kyodo News reported that this is the first foreign visit for Deren since the ascendant of 2019. It is also more than 20 years later with the queen in the healing to visit abroad. The last visit to the two was in December 2002.</text:p>
      <text:p text:style-name="P4">
This year marks the 50th anniversary of the establishment of friendly cooperation between Japan and Asia, and Indonesia is the current rotating chairman of Asiabean. Deren said at the press conference on Thursday (15th) that he was looking forward to the opportunity to deepen the future exchanges and friendly relations between the two countries.</text:p>
      <text:p text:style-name="P4">
According to the China News Agency, the Japanese royal family visited Indonesia three times. This time, the emperor will stay in India until June 23.</text:p>
      <text:p text:style-name="P4">
According to data from the Ministry of Foreign Affairs of Japan, there are about 16,000 Japanese people living in Indonesia, while Indonesians living in Japan have about 83,000 people.</text:p>
      <text:p text:style-name="P4">
News Source: <text:a xlink:type="simple" xlink:href="https://www.zaobao.com.sg/realtime/world/story20230617-1405420" text:style-name="Internet_20_link" text:visited-style-name="Visited_20_Internet_20_Link">
https://www.zaobao.com.sg/realtime/world/story20230617-1405420</text:a>
</text:p>
      <!--NEWS-->
      <text:h text:style-name="P10" text:outline-level="1">
<text:span text:style-name="T4">
The United States and Japan Fianshaye Sword refers to Chinese experts: united scolding is more effective than goodwill Beijing</text:span>
</text:h>
      <text:p text:style-name="P4">
Author: chinese@voanews.com (向凌)</text:p>
      <text:p text:style-name="P4">
Publisher: 美国之音中文网 (Type: NewsMediaOrganization)</text:p>
      <text:p text:style-name="P4">
Published Time: 2023-06-17T22:36:10+08:00</text:p>
      <text:p text:style-name="P4">
Modified Time: 2023-06-17 14:36:10Z</text:p>
      <text:p text:style-name="P4">
Description: The United States, Japan, and the Philippines held the first meeting of senior security officers in Tokyo on June 16. Experts believe that, compared with goodwill, union has obstacled China is the most effective way to deal with China's threat. Therefore, Japan has recently developed more active cooperation with the Philippines to develop military equipment.</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japan-philippines-and-south-korea-on-board-amid-china-threat-20230617/7141527.html" text:style-name="Internet_20_link" text:visited-style-name="Visited_20_Internet_20_Link">
https://www.voachinese.com/a/japan-philippines-and-south-korea-on-board-amid-china-threat-20230617/7141527.html</text:a>
</text:p>
      <!--NEWS-->
      <text:h text:style-name="P10" text:outline-level="1">
<text:span text:style-name="T4">
Indian Prime Minister Modi is about to officially visit the United States, and the relationship between the two countries is expected to set off a new page</text:span>
</text:h>
      <text:p text:style-name="P4">
Author: chinese@voanews.com (孙承)</text:p>
      <text:p text:style-name="P4">
Publisher: 美国之音中文网 (Type: NewsMediaOrganization)</text:p>
      <text:p text:style-name="P4">
Published Time: 2023-06-17T22:43:45+08:00</text:p>
      <text:p text:style-name="P4">
Modified Time: 2023-06-17 14:43:45Z</text:p>
      <text:p text:style-name="P4">
Description: Indian Prime Minister Modi will have a state visit to the United States from June 21st to 24th. As the tension in the Indo -Pacific region is continuously intensified, it is expected that this visit will further deepen the very firm partnership between the two countries and strengthen the common commitment of the two countries to the Indo -Pacific region.</text:p>
      <text:p text:style-name="P4">
Videos: []</text:p>
      <text:p text:style-name="P4">
Images: []</text:p>
      <text:p text:style-name="P4">
Categories: ['美国', '亚太']</text:p>
      <text:p text:style-name="P4">
Type: None</text:p>
      <!--METADATA-->
      <text:p text:style-name="P4">
Nonenone</text:p>
      <text:p text:style-name="P4">
News Source: <text:a xlink:type="simple" xlink:href="https://www.voachinese.com/a/modi-us-visit-20230616/7139215.html" text:style-name="Internet_20_link" text:visited-style-name="Visited_20_Internet_20_Link">
https://www.voachinese.com/a/modi-us-visit-20230616/7139215.html</text:a>
</text:p>
      <!--NEWS-->
      <text:h text:style-name="P10" text:outline-level="1">
<text:span text:style-name="T4">
The Spanish rescue ship rescued a large number of ships on the sea</text:span>
</text:h>
      <text:p text:style-name="P4">
Author: 联合早报 (Person)</text:p>
      <text:p text:style-name="P4">
Publisher: 联合早报 (Organization)</text:p>
      <text:p text:style-name="P4">
Published Time: 2023-06-17T22:52</text:p>
      <text:p text:style-name="P4">
Modified Time: 2023-06-17T22:52</text:p>
      <text:p text:style-name="P4">
Description: The Spanish non -governmental organization OPEN ARMS said its rescue ship rescued 117 vessels from Libya on Saturday (June 17), and they crowded on a dangerous wooden boat. This is the latest incident that the smugglers cross through the Mediterranean. Open ARMS On the same day ...</text:p>
      <text:p text:style-name="P4">
Videos: []</text:p>
      <text:p text:style-name="P4">
Audios: []</text:p>
      <text:p text:style-name="P4">
Images: []</text:p>
      <text:p text:style-name="P4">
Type: NewsArticle</text:p>
      <text:p text:style-name="P4">
Breadcrumbs: ['即时', '国际']</text:p>
      <text:p text:style-name="P4">
Keywords: ['西班牙', '利比亚', '地中海', '欧洲', '意大利']</text:p>
      <!--METADATA-->
      <text:p text:style-name="P4">
(Roman Composite Television) OPENARMS, a non -governmental organization in Spain, said its rescue ship rescued 117 vessels from Libya on Saturday (June 17), and they crowded on a dangerous wooden boat. This is the latest incident that the smugglers cross through the Mediterranean.</text:p>
      <text:p text:style-name="P4">
Open ARMS issued a statement that day that 117 people who were rescued, including 25 women and a three -year -old boy, mainly from Eritrea, Sudan and Libya.</text:p>
      <text:p text:style-name="P4">
It is known that the rescue operation started at about 9 am on Saturday time in Singapore, with the location in the international waters 30 kilometers away from the Libyan coast. At that time, the ship left the port of Sabratha, west of Ripia, west of Lipia.</text:p>
      <text:p text:style-name="P4">
Open ARMS said that after all the vessels were rescued, they accepted physical examinations to determine their health, but they did not explain in detail where these shipmen would be brought.</text:p>
      <text:p text:style-name="P4">
Last Monday, a smuggling ship sank in the Greek waters, causing 78 people to be killed. At the time of the incident, the fishing boat squeezed hundreds of people.</text:p>
      <text:p text:style-name="P4">
The Sea Sneak Crossing Campaign has been frequent in the past few years. Every year, thousands of people have risked to the European continent because they want to escape the poverty and conflict of Africa and the Middle East every year. As a result, many of them died because the ship was overloaded.</text:p>
      <text:p text:style-name="P4">
News Source: <text:a xlink:type="simple" xlink:href="https://www.zaobao.com.sg/realtime/world/story20230617-1405424" text:style-name="Internet_20_link" text:visited-style-name="Visited_20_Internet_20_Link">
https://www.zaobao.com.sg/realtime/world/story20230617-1405424</text:a>
</text:p>
      <!--NEWS-->
      <text:h text:style-name="P10" text:outline-level="1">
<text:span text:style-name="T4">
Muyudin: Azmin must ensure that the National League won the Selangor election</text:span>
</text:h>
      <text:p text:style-name="P4">
Author: 联合早报 (Person)</text:p>
      <text:p text:style-name="P4">
Publisher: 联合早报 (Organization)</text:p>
      <text:p text:style-name="P4">
Published Time: 2023-06-17T23:05</text:p>
      <text:p text:style-name="P4">
Modified Time: 2023-06-17T23:05</text:p>
      <text:p text:style-name="P4">
Description: Malaysia, the chairman of the National Alliance of Malaysia, said that as the former Minister of State of the Selangor and the current chairman of the Selangor State Alliance, Azmin must ensure that the national alliance can win in the Selangor election in the coming. Muyudin is also the former Prime Minister of Malaysia and the chairman of the unity party of indigenous peoples. He Saturday (June 17 ... ...</text:p>
      <text:p text:style-name="P4">
Videos: []</text:p>
      <text:p text:style-name="P4">
Audios: []</text:p>
      <text:p text:style-name="P4">
Images: []</text:p>
      <text:p text:style-name="P4">
Type: NewsArticle</text:p>
      <text:p text:style-name="P4">
Breadcrumbs: ['即时', '国际']</text:p>
      <text:p text:style-name="P4">
Keywords: ['马国六州选举', '国民联盟', '雪兰莪', '慕尤丁', '阿兹敏']</text:p>
      <!--METADATA-->
      <text:p text:style-name="P4">
Malaysia, the chairman of the National Alliance of Malaysia, said that as the former Minister of State of the Selangor and the current chairman of the Selangor State Alliance, Azmin must ensure that the national alliance can win in the Selangor election in the coming.</text:p>
      <text:p text:style-name="P4">
Muyudin is also the former Prime Minister of Malaysia and the chairman of the unity party of indigenous peoples. He pointed out at the activities of the Skinan Youth Group Selangor Campaign Agency on Saturday (June 17) that the national union's campaign strategy was unremitting, and Azmin's responsibility was "winning the Selangor for us."</text:p>
      <text:p text:style-name="P4">
However, when asked if this means that Azmin was the candidate of the Selangor Minister of the National Alliance, Mu Yuding said that the National League will not announce the candidates of the minister at this stage, not to mention that Azmin has not yet announced whether to run.</text:p>
      <text:p text:style-name="P4">
When the 15th election was held in Malaysia in November 2022, Azmin sought a re -election in the original Selangor Goose Parliament constituency.</text:p>
      <text:p text:style-name="P4">
In March of this year, Azmin said that he would take a temporary rest and not prepare to go to the six states elections. However, Azmin later stated that although his personal willingness was not running, if the Turkistan party asked him to run, he would abide by the party's decision.</text:p>
      <text:p text:style-name="P4">
News Source: <text:a xlink:type="simple" xlink:href="https://www.zaobao.com.sg/realtime/world/story20230617-1405426" text:style-name="Internet_20_link" text:visited-style-name="Visited_20_Internet_20_Link">
https://www.zaobao.com.sg/realtime/world/story20230617-1405426</text:a>
</text:p>
      <!--NEWS-->
      <text:h text:style-name="P10" text:outline-level="1">
<text:span text:style-name="T4">
A school in Uganda caused 40 people to die</text:span>
</text:h>
      <text:p text:style-name="P4">
Author: 联合早报 (Person)</text:p>
      <text:p text:style-name="P4">
Publisher: 联合早报 (Organization)</text:p>
      <text:p text:style-name="P4">
Published Time: 2023-06-17T23:22</text:p>
      <text:p text:style-name="P4">
Modified Time: 2023-06-17T23:22</text:p>
      <text:p text:style-name="P4">
Description: A school in western Uganda was attacked by the "Democratic Allied" of the rebels, causing at least 40 people to die, most of them were students. Comprehensive foreign news reports, the Uganda National Defense Ministry of Defense said on Saturday (June 17) that the "Democratic Allied Army" stars with close contact with the Iraqi Organization (ISIS) ...</text:p>
      <text:p text:style-name="P4">
Videos: []</text:p>
      <text:p text:style-name="P4">
Audios: []</text:p>
      <text:p text:style-name="P4">
Images: []</text:p>
      <text:p text:style-name="P4">
Type: NewsArticle</text:p>
      <text:p text:style-name="P4">
Breadcrumbs: ['即时', '国际']</text:p>
      <text:p text:style-name="P4">
Keywords: ['乌干达', '袭击', '叛军']</text:p>
      <!--METADATA-->
      <text:p text:style-name="P4">
A school in western Uganda was attacked by the "Democratic Allied" of the rebels, causing at least 40 people to die, most of them were students.</text:p>
      <text:p text:style-name="P4">
Comprehensive foreign news reports, the Uganda National Defense Ministry of Defense said on Saturday (June 17) that the "Democratic Allied Forces" that closely linked to the Iraqi Organization (ISIS) was at about 11:30 pm on Friday (16th), and attacked Mother Powder ( Mpondwe) a middle school. They set fire to the dormitory and snatched food.</text:p>
      <text:p text:style-name="P4">
Eight people were seriously injured and were sent to hospital for treatment. Others were abducted, most of them were girls.</text:p>
      <text:p text:style-name="P4">
There are more than 60 students in the accident, most of which are accommodation students. The deceased included male students living in the dormitory, and some were burned or killed. However, the authorities did not disclose the age of the deceased.</text:p>
      <text:p text:style-name="P4">
A survivor told the local media that the gangsters used large machetes to students and threw a bomb at a dormitory.</text:p>
      <text:p text:style-name="P4">
A spokesman for the Ministry of National Defense, Kurajier, tweeted earlier: "Our troops are chasing the enemy to rescue those who have been abducted and destroy this group."</text:p>
      <text:p text:style-name="P4">
After the "Democratic Alliance" was besieged by the Ugandan government in the late 1990s, it flowed to the eastern region of the Democratic Republic of the Congo, and has become so far.</text:p>
      <text:p text:style-name="P4">
In addition to engaging in anti -Uganda government activities, the "Democratic Allied Forces" also often attacked local people, as well as the Congo security forces and UN peacekeeping forces. In December 2021, Uganda sent troops to the Congo, and the two countries launched joint military operations to jointly crack down on "democratic allies."</text:p>
      <text:p text:style-name="P4">
News Source: <text:a xlink:type="simple" xlink:href="https://www.zaobao.com.sg/realtime/world/story20230617-1405427" text:style-name="Internet_20_link" text:visited-style-name="Visited_20_Internet_20_Link">
https://www.zaobao.com.sg/realtime/world/story20230617-1405427</text:a>
</text:p>
      <!--NEWS-->
      <text:h text:style-name="P10" text:outline-level="1">
<text:span text:style-name="T4">
Interview with Yu Maochun: Personal honor and disgrace in the United States and China game</text:span>
</text:h>
      <text:p text:style-name="P4">
Author: chinese@voanews.com (许波)</text:p>
      <text:p text:style-name="P4">
Publisher: 美国之音中文网 (Type: NewsMediaOrganization)</text:p>
      <text:p text:style-name="P4">
Published Time: 2023-06-17T23:38:08+08:00</text:p>
      <text:p text:style-name="P4">
Modified Time: 2023-06-17 16:01:17Z</text:p>
      <text:p text:style-name="P4">
Description: Yu Maochun, a famous Chinese famous in China, promoted the "revolutionary transformation" of the United States' policy on China during Trump's tenure. The siege of the CCP official media was scolded as "dog head military division" and "traitor", but at the same time, it also received support and appreciation of many people. He recently accepted an exclusive interview with VOA and talked about how he became the chief consultant of former Secretary of State Pompeo from a scholar, how to promote the reform of China ’s policy, and for the first time on the CCP’ s official media and Hu Xijin and other attacks from China for the first time for the first time. Comprehensive system response.</text:p>
      <text:p text:style-name="P4">
Videos: []</text:p>
      <text:p text:style-name="P4">
Images: []</text:p>
      <text:p text:style-name="P4">
Categories: ['美国之音专访', '美国', '中国', '美中关系']</text:p>
      <text:p text:style-name="P4">
Type: None</text:p>
      <!--METADATA-->
      <text:p text:style-name="P4">
Nonenone</text:p>
      <text:p text:style-name="P4">
News Source: <text:a xlink:type="simple" xlink:href="https://www.voachinese.com/a/7141567.html" text:style-name="Internet_20_link" text:visited-style-name="Visited_20_Internet_20_Link">
https://www.voachinese.com/a/7141567.html</text:a>
</text:p>
      <!--NEWS-->
      <text:h text:style-name="P10" text:outline-level="1">
<text:span text:style-name="T4">
The Secretary -General of the United Nations has criticized the International Monetary Fund and the World Bank, calling on to promote major reforms</text:span>
</text:h>
      <text:p text:style-name="P4">
Author: chinese@voanews.com (松仁)</text:p>
      <text:p text:style-name="P4">
Publisher: 美国之音中文网 (Type: NewsMediaOrganization)</text:p>
      <text:p text:style-name="P4">
Published Time: 2023-06-17T23:38:34+08:00</text:p>
      <text:p text:style-name="P4">
Modified Time: 2023-06-17 15:38:34Z</text:p>
      <text:p text:style-name="P4">
Description: The United Nations (UN), the International Monetary Fund (IMF) and the World Bank (WB) are the three pillars of the international order established on the ruins of the World War II in the world. However, when one of the pillars of the highest leaders, when they put forward strong criticism of the other two pillars and called for promoting major reforms, all sectors will be surprised.</text:p>
      <text:p text:style-name="P4">
Videos: []</text:p>
      <text:p text:style-name="P4">
Images: []</text:p>
      <text:p text:style-name="P4">
Categories: ['全球议题', '经济·金融·贸易']</text:p>
      <text:p text:style-name="P4">
Type: None</text:p>
      <!--METADATA-->
      <text:p text:style-name="P4">
Nonenone</text:p>
      <text:p text:style-name="P4">
News Source: <text:a xlink:type="simple" xlink:href="https://www.voachinese.com/a/un-steps-up-criticism-of-imf-and-world-bank-the-other-pillars-of-the-post-war-global-order-20230617/7141566.html" text:style-name="Internet_20_link" text:visited-style-name="Visited_20_Internet_20_Link">
https://www.voachinese.com/a/un-steps-up-criticism-of-imf-and-world-bank-the-other-pillars-of-the-post-war-global-order-20230617/7141566.html</text:a>
</text:p>
      <!--NEWS-->
      <text:h text:style-name="P10" text:outline-level="1">
<text:span text:style-name="T4">
In the second round of the American Open, American good player Fuller left alone</text:span>
</text:h>
      <text:p text:style-name="P4">
Publisher: 法新社</text:p>
      <text:p text:style-name="P4">
Published Time: 2023-06-17T4:32:08+00:00</text:p>
      <text:p text:style-name="P4">
Modified Time: 2023-06-17T13:20:05+00:00</text:p>
      <text:p text:style-name="P4">
Description: (Agence France -Presse Los Angeles, 16th) American good player Rickie Fowler continued to perform brilliantly in the second round of the US Open today, and finally led the 1st advantag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6-17T4-32-08-00-00/000000.png" xlink:type="simple" xlink:show="embed" xlink:actuate="onLoad" draw:mime-type="image/png"/>
</draw:frame>
Fuller performed 62 shots below the standard pole in the first round yesterday. It and another American player Xander Schauffele jointly created the four -round minimum record of the single -wheels.</text:p>
      <text:p text:style-name="P4">
Fuller paid 68 today, throwing off Xiao Feier and other players, and smiling and arrogant heroes with two rounds of 130 shots.</text:p>
      <text:p text:style-name="P4">
News Source: <text:a xlink:type="simple" xlink:href="https://www.rfi.fr/cn/%E8%BF%90%E5%8A%A8%E5%A4%A9%E5%9C%B0/20230617-%E7%BE%8E%E5%9B%BD%E5%85%AC%E5%BC%80%E8%B5%9B%E7%AC%AC2%E8%BD%AE-%E7%BE%8E%E5%9B%BD%E5%A5%BD%E6%89%8B%E4%BD%9B%E5%8B%92%E7%8B%AC%E8%B5%B0" text:style-name="Internet_20_link" text:visited-style-name="Visited_20_Internet_20_Link">
https://www.rfi.fr/cn/%E8%BF%90%E5%8A%A8%E5%A4%A9%E5%9C%B0/20230617-%E7%BE%8E%E5%9B%BD%E5%85%AC%E5%BC%80%E8%B5%9B%E7%AC%AC2%E8%BD%AE-%E7%BE%8E%E5%9B%BD%E5%A5%BD%E6%89%8B%E4%BD%9B%E5%8B%92%E7%8B%AC%E8%B5%B0</text:a>
</text:p>
      <!--NEWS-->
      <text:h text:style-name="P10" text:outline-level="1">
<text:span text:style-name="T4">
Russia said that Ukraine's drone was destroyed overnight</text:span>
</text:h>
      <text:p text:style-name="P4">
Author: chinese@voanews.com (美国之音)</text:p>
      <text:p text:style-name="P4">
Publisher: 美国之音中文网 (Type: NewsMediaOrganization)</text:p>
      <text:p text:style-name="P4">
Published Time: 2023-06-18T03:59:21+08:00</text:p>
      <text:p text:style-name="P4">
Modified Time: 2023-06-17 19:59:21Z</text:p>
      <text:p text:style-name="P4">
Description: Russia said on Saturday that the Ukrainian drone was repelled overnight over a refinery on a refinery on the southern border.</text:p>
      <text:p text:style-name="P4">
Videos: []</text:p>
      <text:p text:style-name="P4">
Images: []</text:p>
      <text:p text:style-name="P4">
Categories: ['乌克兰局势', '军事']</text:p>
      <text:p text:style-name="P4">
Type: None</text:p>
      <!--METADATA-->
      <text:p text:style-name="P4">
Nonenone</text:p>
      <text:p text:style-name="P4">
News Source: <text:a xlink:type="simple" xlink:href="https://www.voachinese.com/a/russia-says-destroyed-ukraine-drones-20230617/7141724.html" text:style-name="Internet_20_link" text:visited-style-name="Visited_20_Internet_20_Link">
https://www.voachinese.com/a/russia-says-destroyed-ukraine-drones-20230617/7141724.html</text:a>
</text:p>
      <!--NEWS-->
      <text:h text:style-name="P10" text:outline-level="1">
<text:span text:style-name="T4">
Governor: Philadelphia I-95 Highway collapse section will resume traffic within two weeks</text:span>
</text:h>
      <text:p text:style-name="P4">
Author: chinese@voanews.com (美国之音)</text:p>
      <text:p text:style-name="P4">
Publisher: 美国之音中文网 (Type: NewsMediaOrganization)</text:p>
      <text:p text:style-name="P4">
Published Time: 2023-06-18T05:03:44+08:00</text:p>
      <text:p text:style-name="P4">
Modified Time: 2023-06-17 21:03:44Z</text:p>
      <text:p text:style-name="P4">
Description: Governor of Pennsylvania said that the collapse section of the 95-State Highway (I-95) area in Philadelphia will restart within two weeks. Traffic section.</text:p>
      <text:p text:style-name="P4">
Videos: []</text:p>
      <text:p text:style-name="P4">
Images: []</text:p>
      <text:p text:style-name="P4">
Categories: ['美国', '经济·金融·贸易']</text:p>
      <text:p text:style-name="P4">
Type: None</text:p>
      <!--METADATA-->
      <text:p text:style-name="P4">
Nonenone</text:p>
      <text:p text:style-name="P4">
News Source: <text:a xlink:type="simple" xlink:href="https://www.voachinese.com/a/collapsed-stretch-of-i95-to-reopen-20230617/7141751.html" text:style-name="Internet_20_link" text:visited-style-name="Visited_20_Internet_20_Link">
https://www.voachinese.com/a/collapsed-stretch-of-i95-to-reopen-20230617/7141751.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